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Pictures/200000070000091900000335273053DC.svm"/>
  <manifest:file-entry manifest:media-type="image/png" manifest:full-path="Pictures/100000000000028C0000038360FC9357.png"/>
  <manifest:file-entry manifest:media-type="" manifest:full-path="Pictures/2000000700003E040000295897E5DB05.svm"/>
  <manifest:file-entry manifest:media-type="image/png" manifest:full-path="Pictures/100000000000028C00000383B97ABFFB.png"/>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font-face-decls>
    <style:font-face style:name="StarSymbol" svg:font-family="StarSymbol" style:font-charset="x-symbol"/>
    <style:font-face style:name="Mangal1" svg:font-family="Mangal"/>
    <style:font-face style:name="OpenSymbol" svg:font-family="OpenSymbol"/>
    <style:font-face style:name="Liberation Serif3" svg:font-family="'Liberation Serif'" style:font-adornments="Itálico" style:font-pitch="variable"/>
    <style:font-face style:name="Liberation Serif1" svg:font-family="'Liberation Serif'" style:font-adornments="Itálico Negrito" style:font-pitch="variable"/>
    <style:font-face style:name="Liberation Serif" svg:font-family="'Liberation Serif'" style:font-adornments="Negrito" style:font-pitch="variable"/>
    <style:font-face style:name="Liberation Serif2" svg:font-family="'Liberation Serif'" style:font-adornments="Regular" style:font-pitch="variable"/>
    <style:font-face style:name="URW Chancery L" svg:font-family="'URW Chancery L'" style:font-pitch="variable"/>
    <style:font-face style:name="DejaVu Serif" svg:font-family="'DejaVu Serif'" style:font-family-generic="roman" style:font-pitch="variable"/>
    <style:font-face style:name="FreeSerif" svg:font-family="FreeSerif" style:font-family-generic="roman" style:font-pitch="variable"/>
    <style:font-face style:name="FreeSerif2" svg:font-family="FreeSerif" style:font-adornments="Negrito" style:font-family-generic="roman" style:font-pitch="variable"/>
    <style:font-face style:name="FreeSerif1" svg:font-family="FreeSerif" style:font-adornments="Regular" style:font-family-generic="roman" style:font-pitch="variable"/>
    <style:font-face style:name="Times New Roman" svg:font-family="'Times New Roman'" style:font-family-generic="roman" style:font-pitch="variable"/>
    <style:font-face style:name="Lucida Calligraphy" svg:font-family="'Lucida Calligraphy'" style:font-family-generic="script"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text-align="end" style:justify-single-word="false"/>
      <style:text-properties style:font-name="Lucida Calligraphy"/>
    </style:style>
    <style:style style:name="P2" style:family="paragraph" style:parent-style-name="Caption">
      <style:paragraph-properties fo:text-align="center" style:justify-single-word="false"/>
      <style:text-properties style:font-name="FreeSerif" fo:font-size="10pt" style:font-size-asian="10pt" style:font-size-complex="10pt"/>
    </style:style>
    <style:style style:name="P3" style:family="paragraph" style:parent-style-name="Heading_20_2">
      <style:text-properties style:font-name="DejaVu Serif" fo:language="en" fo:country="US"/>
    </style:style>
    <style:style style:name="P4" style:family="paragraph" style:parent-style-name="Standard">
      <style:text-properties style:font-name="DejaVu Serif"/>
    </style:style>
    <style:style style:name="P5" style:family="paragraph" style:parent-style-name="Standard">
      <style:text-properties style:font-name="DejaVu Serif" fo:font-size="12pt" fo:language="en" fo:country="US" fo:font-weight="bold" style:font-size-asian="12pt" style:font-weight-asian="bold" style:font-size-complex="12pt" style:font-weight-complex="bold"/>
    </style:style>
    <style:style style:name="P6" style:family="paragraph" style:parent-style-name="Standard">
      <style:text-properties style:font-name="DejaVu Serif" fo:font-size="12pt" fo:language="en" fo:country="US" fo:font-weight="normal" style:font-size-asian="12pt" style:font-weight-asian="normal" style:font-size-complex="12pt" style:font-weight-complex="normal"/>
    </style:style>
    <style:style style:name="P7" style:family="paragraph" style:parent-style-name="Standard">
      <style:text-properties style:font-name="DejaVu Serif" fo:font-size="14pt" fo:language="en" fo:country="US" fo:font-weight="bold" style:font-size-asian="14pt" style:font-weight-asian="bold" style:font-size-complex="14pt" style:font-weight-complex="bold"/>
    </style:style>
    <style:style style:name="P8" style:family="paragraph" style:parent-style-name="Standard">
      <style:text-properties style:font-name="DejaVu Serif" fo:font-size="72pt" fo:language="en" fo:country="US" fo:font-weight="bold" style:font-size-asian="72pt" style:font-weight-asian="bold" style:font-size-complex="72pt" style:font-weight-complex="bold"/>
    </style:style>
    <style:style style:name="P9" style:family="paragraph" style:parent-style-name="Standard">
      <style:paragraph-properties fo:text-align="center" style:justify-single-word="false"/>
      <style:text-properties style:font-name="DejaVu Serif" fo:font-size="72pt" fo:language="en" fo:country="US" fo:font-weight="bold" style:font-size-asian="72pt" style:font-weight-asian="bold" style:font-size-complex="72pt" style:font-weight-complex="bold"/>
    </style:style>
    <style:style style:name="P10" style:family="paragraph" style:parent-style-name="Standard">
      <style:paragraph-properties fo:text-align="center" style:justify-single-word="false"/>
      <style:text-properties style:font-name="DejaVu Serif" fo:font-size="32pt" fo:language="en" fo:country="US" fo:font-weight="bold" style:font-size-asian="32pt" style:font-weight-asian="bold" style:font-size-complex="32pt" style:font-weight-complex="bold"/>
    </style:style>
    <style:style style:name="P11" style:family="paragraph" style:parent-style-name="Standard">
      <style:text-properties style:font-name="DejaVu Serif" fo:language="en" fo:country="US"/>
    </style:style>
    <style:style style:name="P12" style:family="paragraph" style:parent-style-name="Standard">
      <style:text-properties style:font-name="DejaVu Serif" fo:language="en" fo:country="US" fo:font-weight="bold" style:font-weight-asian="bold" style:font-weight-complex="bold"/>
    </style:style>
    <style:style style:name="P13" style:family="paragraph" style:parent-style-name="Standard">
      <style:paragraph-properties fo:text-align="center" style:justify-single-word="false"/>
      <style:text-properties style:font-name="DejaVu Serif" fo:language="en" fo:country="US" fo:font-weight="bold" style:font-weight-asian="bold" style:font-weight-complex="bold"/>
    </style:style>
    <style:style style:name="P14" style:family="paragraph" style:parent-style-name="Standard">
      <style:text-properties style:font-name="DejaVu Serif" fo:language="en" fo:country="US" fo:font-style="normal" style:font-style-asian="normal" style:font-style-complex="normal"/>
    </style:style>
    <style:style style:name="P15" style:family="paragraph" style:parent-style-name="Standard">
      <style:text-properties style:font-name="DejaVu Serif" fo:language="en" fo:country="US" fo:font-style="normal" style:text-underline-style="none" fo:font-weight="normal" style:font-style-asian="normal" style:font-weight-asian="normal" style:font-style-complex="normal" style:font-weight-complex="normal"/>
    </style:style>
    <style:style style:name="P16" style:family="paragraph" style:parent-style-name="Standard">
      <style:text-properties style:font-name="DejaVu Serif" fo:language="en" fo:country="US" fo:font-style="normal" fo:font-weight="normal" style:font-style-asian="normal" style:font-weight-asian="normal" style:font-style-complex="normal" style:font-weight-complex="normal"/>
    </style:style>
    <style:style style:name="P17" style:family="paragraph" style:parent-style-name="Standard">
      <style:text-properties style:font-name="DejaVu Serif" fo:language="en" fo:country="US" fo:font-weight="normal" style:font-weight-asian="normal" style:font-weight-complex="normal"/>
    </style:style>
    <style:style style:name="P18" style:family="paragraph" style:parent-style-name="Standard">
      <style:text-properties style:font-name="DejaVu Serif" fo:language="en" fo:country="US" fo:font-style="italic" fo:font-weight="normal" style:font-style-asian="italic" style:font-weight-asian="normal" style:font-style-complex="italic" style:font-weight-complex="normal"/>
    </style:style>
    <style:style style:name="P19" style:family="paragraph" style:parent-style-name="Standard">
      <style:text-properties style:font-name="DejaVu Serif" fo:language="en" fo:country="US" fo:font-style="italic" fo:font-weight="bold" style:font-style-asian="italic" style:font-weight-asian="bold" style:font-style-complex="italic" style:font-weight-complex="bold"/>
    </style:style>
    <style:style style:name="P20" style:family="paragraph" style:parent-style-name="Standard">
      <style:text-properties style:font-name="DejaVu Serif" fo:language="en" fo:country="US" fo:font-style="italic" style:font-style-asian="italic" style:font-style-complex="italic"/>
    </style:style>
    <style:style style:name="P21" style:family="paragraph" style:parent-style-name="Standard">
      <style:text-properties style:font-name="DejaVu Serif" fo:language="en" fo:country="US" fo:font-style="italic" style:text-underline-style="none" style:font-style-asian="italic" style:font-style-complex="italic"/>
    </style:style>
    <style:style style:name="P22" style:family="paragraph" style:parent-style-name="Standard">
      <style:text-properties style:font-name="DejaVu Serif" fo:language="en" fo:country="US" style:text-underline-style="solid" style:text-underline-width="auto" style:text-underline-color="font-color"/>
    </style:style>
    <style:style style:name="P23" style:family="paragraph" style:parent-style-name="Standard">
      <style:text-properties style:font-name="DejaVu Serif" fo:language="en" fo:country="US" style:text-underline-style="solid" style:text-underline-width="auto" style:text-underline-color="font-color" fo:font-weight="bold" style:font-weight-asian="bold" style:font-weight-complex="bold"/>
    </style:style>
    <style:style style:name="P24" style:family="paragraph" style:parent-style-name="Standard">
      <style:text-properties style:font-name="DejaVu Serif" fo:language="en" fo:country="US" style:text-underline-style="none"/>
    </style:style>
    <style:style style:name="P25" style:family="paragraph" style:parent-style-name="Standard">
      <style:paragraph-properties fo:text-align="center" style:justify-single-word="false"/>
      <style:text-properties style:font-name="DejaVu Serif" fo:font-size="16pt" fo:language="en" fo:country="US" fo:font-weight="bold" style:font-size-asian="16pt" style:font-weight-asian="bold" style:font-size-complex="16pt" style:font-weight-complex="bold"/>
    </style:style>
    <style:style style:name="P26" style:family="paragraph" style:parent-style-name="Standard">
      <style:text-properties style:font-name="DejaVu Serif" fo:font-weight="bold" style:font-weight-asian="bold" style:font-weight-complex="bold"/>
    </style:style>
    <style:style style:name="P27" style:family="paragraph" style:parent-style-name="Standard">
      <style:paragraph-properties fo:line-height="100%"/>
      <style:text-properties fo:color="#000000" style:font-name="DejaVu Serif" fo:font-size="18pt" fo:language="en" fo:country="US" fo:font-weight="normal" style:font-size-asian="18pt" style:font-weight-asian="normal" style:font-size-complex="18pt" style:font-weight-complex="normal"/>
    </style:style>
    <style:style style:name="P28" style:family="paragraph" style:parent-style-name="Standard">
      <style:text-properties fo:color="#ff3366" style:font-name="DejaVu Serif" fo:language="en" fo:country="US" fo:font-weight="bold" style:font-weight-asian="bold" style:font-weight-complex="bold"/>
    </style:style>
    <style:style style:name="P29" style:family="paragraph" style:parent-style-name="Standard">
      <style:paragraph-properties fo:margin-left="1.247cm" fo:margin-right="0cm" fo:text-indent="0cm" style:auto-text-indent="false"/>
      <style:text-properties style:font-name="DejaVu Serif" fo:language="en" fo:country="US" fo:font-style="italic" style:font-style-asian="italic" style:font-style-complex="italic"/>
    </style:style>
    <style:style style:name="P30" style:family="paragraph" style:parent-style-name="Standard">
      <style:paragraph-properties fo:margin-left="1.27cm" fo:margin-right="0cm" fo:text-indent="0cm" style:auto-text-indent="false"/>
      <style:text-properties style:font-name="DejaVu Serif" fo:language="en" fo:country="US"/>
    </style:style>
    <style:style style:name="P31" style:family="paragraph" style:parent-style-name="Standard">
      <style:paragraph-properties fo:margin-left="1.27cm" fo:margin-right="0cm" fo:text-indent="0cm" style:auto-text-indent="false"/>
      <style:text-properties style:font-name="DejaVu Serif" fo:language="en" fo:country="US" fo:font-style="italic" style:font-style-asian="italic" style:font-style-complex="italic"/>
    </style:style>
    <style:style style:name="P32" style:family="paragraph" style:parent-style-name="Standard">
      <style:paragraph-properties fo:margin-left="1.217cm" fo:margin-right="0cm" fo:text-indent="0cm" style:auto-text-indent="false"/>
      <style:text-properties style:font-name="DejaVu Serif" fo:language="en" fo:country="US" fo:font-style="italic" style:font-style-asian="italic" style:font-style-complex="italic"/>
    </style:style>
    <style:style style:name="P33" style:family="paragraph" style:parent-style-name="Standard">
      <style:paragraph-properties fo:margin-left="1.228cm" fo:margin-right="0cm" fo:text-indent="0cm" style:auto-text-indent="false"/>
      <style:text-properties style:font-name="DejaVu Serif" fo:language="en" fo:country="US" fo:font-style="italic" style:font-style-asian="italic" style:font-style-complex="italic"/>
    </style:style>
    <style:style style:name="P34" style:family="paragraph" style:parent-style-name="Standard">
      <style:paragraph-properties fo:margin-left="1.244cm" fo:margin-right="0cm" fo:text-indent="0cm" style:auto-text-indent="false"/>
      <style:text-properties style:font-name="DejaVu Serif" fo:language="en" fo:country="US"/>
    </style:style>
    <style:style style:name="P35" style:family="paragraph" style:parent-style-name="Standard">
      <style:paragraph-properties fo:margin-left="1.244cm" fo:margin-right="0cm" fo:text-indent="0cm" style:auto-text-indent="false"/>
      <style:text-properties style:font-name="DejaVu Serif" fo:language="en" fo:country="US" fo:font-style="italic" style:font-style-asian="italic" style:font-style-complex="italic"/>
    </style:style>
    <style:style style:name="P36" style:family="paragraph" style:parent-style-name="Standard" style:master-page-name="">
      <style:paragraph-properties fo:margin-left="1cm" fo:margin-right="0cm" fo:text-indent="0cm" style:auto-text-indent="false" style:page-number="auto" fo:background-color="transparent" style:writing-mode="page">
        <style:background-image/>
      </style:paragraph-properties>
      <style:text-properties style:font-name="DejaVu Serif"/>
    </style:style>
    <style:style style:name="P37" style:family="paragraph" style:parent-style-name="Standard" style:master-page-name="">
      <style:paragraph-properties fo:margin-left="1cm" fo:margin-right="0cm" fo:text-indent="0cm" style:auto-text-indent="false" style:page-number="auto" fo:background-color="transparent" style:writing-mode="page">
        <style:background-image/>
      </style:paragraph-properties>
      <style:text-properties style:font-name="DejaVu Serif" fo:language="en" fo:country="US"/>
    </style:style>
    <style:style style:name="P38" style:family="paragraph" style:parent-style-name="Standard" style:master-page-name="">
      <style:paragraph-properties fo:margin-left="1cm" fo:margin-right="0cm" fo:text-indent="0cm" style:auto-text-indent="false" style:page-number="auto" fo:background-color="transparent" style:writing-mode="page">
        <style:background-image/>
      </style:paragraph-properties>
      <style:text-properties style:font-name="DejaVu Serif" fo:language="en" fo:country="US" fo:font-style="normal" style:font-style-asian="normal" style:font-style-complex="normal"/>
    </style:style>
    <style:style style:name="P39" style:family="paragraph" style:parent-style-name="Standard" style:master-page-name="">
      <style:paragraph-properties fo:margin-left="1cm" fo:margin-right="0cm" fo:text-indent="0cm" style:auto-text-indent="false" style:page-number="auto" fo:background-color="transparent">
        <style:background-image/>
      </style:paragraph-properties>
      <style:text-properties style:font-name="DejaVu Serif" fo:language="en" fo:country="US"/>
    </style:style>
    <style:style style:name="P40" style:family="paragraph" style:parent-style-name="Standard">
      <style:paragraph-properties fo:margin-left="1cm" fo:margin-right="0cm" fo:text-indent="0cm" style:auto-text-indent="false" fo:background-color="transparent" style:writing-mode="page">
        <style:background-image/>
      </style:paragraph-properties>
      <style:text-properties style:font-name="DejaVu Serif" fo:language="en" fo:country="US"/>
    </style:style>
    <style:style style:name="P41" style:family="paragraph" style:parent-style-name="Standard">
      <style:paragraph-properties fo:margin-left="1.286cm" fo:margin-right="0cm" fo:text-indent="0cm" style:auto-text-indent="false"/>
      <style:text-properties style:font-name="DejaVu Serif" fo:language="en" fo:country="US" fo:font-style="italic" style:font-style-asian="italic" style:font-style-complex="italic"/>
    </style:style>
    <style:style style:name="P42" style:family="paragraph" style:parent-style-name="Standard" style:master-page-name="">
      <style:paragraph-properties fo:margin-left="1.3cm" fo:margin-right="0cm" fo:text-indent="0cm" style:auto-text-indent="false" style:page-number="auto" fo:background-color="transparent" style:writing-mode="page">
        <style:background-image/>
      </style:paragraph-properties>
      <style:text-properties style:font-name="DejaVu Serif" fo:language="pt" fo:country="BR" fo:font-style="normal" fo:font-weight="normal" style:font-style-asian="normal" style:font-weight-asian="normal" style:font-style-complex="normal" style:font-weight-complex="normal"/>
    </style:style>
    <style:style style:name="P43" style:family="paragraph" style:parent-style-name="Standard">
      <style:paragraph-properties fo:margin-left="1.3cm" fo:margin-right="0cm" fo:text-indent="0cm" style:auto-text-indent="false" fo:background-color="transparent" style:writing-mode="page">
        <style:background-image/>
      </style:paragraph-properties>
      <style:text-properties style:font-name="DejaVu Serif" fo:language="pt" fo:country="BR" fo:font-style="normal" fo:font-weight="normal" style:font-style-asian="normal" style:font-weight-asian="normal" style:font-style-complex="normal" style:font-weight-complex="normal"/>
    </style:style>
    <style:style style:name="P44" style:family="paragraph" style:parent-style-name="Standard">
      <style:paragraph-properties fo:margin-left="1.221cm" fo:margin-right="0cm" fo:text-indent="0cm" style:auto-text-indent="false"/>
      <style:text-properties style:font-name="DejaVu Serif" fo:language="en" fo:country="US"/>
    </style:style>
    <style:style style:name="P45" style:family="paragraph" style:parent-style-name="Contents_20_3">
      <style:paragraph-properties>
        <style:tab-stops>
          <style:tab-stop style:position="20.003cm" style:type="right" style:leader-style="dotted" style:leader-text="."/>
        </style:tab-stops>
      </style:paragraph-properties>
    </style:style>
    <style:style style:name="P46" style:family="paragraph" style:parent-style-name="Contents_20_1">
      <style:paragraph-properties>
        <style:tab-stops>
          <style:tab-stop style:position="21.001cm" style:type="right" style:leader-style="dotted" style:leader-text="."/>
        </style:tab-stops>
      </style:paragraph-properties>
    </style:style>
    <style:style style:name="P47" style:family="paragraph" style:parent-style-name="Contents_20_2">
      <style:paragraph-properties>
        <style:tab-stops>
          <style:tab-stop style:position="20.502cm" style:type="right" style:leader-style="dotted" style:leader-text="."/>
        </style:tab-stops>
      </style:paragraph-properties>
    </style:style>
    <style:style style:name="P48" style:family="paragraph" style:parent-style-name="Heading_20_1">
      <style:text-properties style:font-name="DejaVu Serif" fo:language="en" fo:country="US"/>
    </style:style>
    <style:style style:name="P49" style:family="paragraph" style:parent-style-name="Heading_20_1" style:master-page-name="NovStyle">
      <style:paragraph-properties style:page-number="1"/>
      <style:text-properties style:font-name="DejaVu Serif" fo:language="en" fo:country="US"/>
    </style:style>
    <style:style style:name="P50" style:family="paragraph" style:parent-style-name="Heading_20_3">
      <style:text-properties style:font-name="DejaVu Serif" fo:language="en" fo:country="US"/>
    </style:style>
    <style:style style:name="P51" style:family="paragraph" style:parent-style-name="Standard">
      <style:text-properties style:font-name="DejaVu Serif" fo:language="en" fo:country="US"/>
    </style:style>
    <style:style style:name="P52" style:family="paragraph" style:parent-style-name="Standard" style:list-style-name="L1">
      <style:text-properties style:font-name="DejaVu Serif" fo:language="en" fo:country="US"/>
    </style:style>
    <style:style style:name="P53" style:family="paragraph" style:parent-style-name="Standard" style:list-style-name="L2">
      <style:text-properties style:font-name="DejaVu Serif" fo:language="en" fo:country="US"/>
    </style:style>
    <style:style style:name="P54" style:family="paragraph" style:parent-style-name="Standard" style:list-style-name="L3">
      <style:text-properties style:font-name="DejaVu Serif" fo:language="en" fo:country="US"/>
    </style:style>
    <style:style style:name="P55" style:family="paragraph" style:parent-style-name="Standard" style:list-style-name="L4">
      <style:text-properties style:font-name="DejaVu Serif" fo:language="en" fo:country="US"/>
    </style:style>
    <style:style style:name="P56" style:family="paragraph" style:parent-style-name="Standard" style:list-style-name="L5">
      <style:text-properties style:font-name="DejaVu Serif" fo:language="en" fo:country="US"/>
    </style:style>
    <style:style style:name="P57" style:family="paragraph" style:parent-style-name="Standard" style:list-style-name="L6">
      <style:text-properties style:font-name="DejaVu Serif" fo:language="en" fo:country="US"/>
    </style:style>
    <style:style style:name="P58" style:family="paragraph" style:parent-style-name="Standard" style:list-style-name="L7">
      <style:text-properties style:font-name="DejaVu Serif" fo:language="en" fo:country="US"/>
    </style:style>
    <style:style style:name="P59" style:family="paragraph" style:parent-style-name="Standard">
      <style:text-properties style:font-name="DejaVu Serif" fo:font-size="12pt" fo:language="en" fo:country="US" fo:font-weight="bold" style:font-size-asian="12pt" style:font-weight-asian="bold" style:font-size-complex="12pt" style:font-weight-complex="bold"/>
    </style:style>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style:text-underline-style="solid" style:text-underline-width="auto" style:text-underline-color="font-color" fo:font-weight="normal" style:font-weight-asian="normal" style:font-weight-complex="normal"/>
    </style:style>
    <style:style style:name="T5" style:family="text">
      <style:text-properties fo:font-weight="normal" style:font-weight-asian="normal" style:font-weight-complex="normal"/>
    </style:style>
    <style:style style:name="T6" style:family="text">
      <style:text-properties style:text-underline-style="none"/>
    </style:style>
    <style:style style:name="T7" style:family="text">
      <style:text-properties style:text-underline-style="none" fo:font-weight="bold" style:font-weight-asian="bold" style:font-weight-complex="bold"/>
    </style:style>
    <style:style style:name="T8" style:family="text">
      <style:text-properties fo:font-style="italic" style:font-style-asian="italic" style:font-style-complex="italic"/>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fo:font-style="italic" style:text-underline-style="solid" style:text-underline-width="auto" style:text-underline-color="font-color" style:font-style-asian="italic" style:font-style-complex="italic"/>
    </style:style>
    <style:style style:name="T11"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2" style:family="text">
      <style:text-properties fo:font-style="italic" fo:font-weight="normal" style:font-style-asian="italic" style:font-weight-asian="normal" style:font-style-complex="italic" style:font-weight-complex="normal"/>
    </style:style>
    <style:style style:name="T13" style:family="text">
      <style:text-properties fo:font-style="normal" style:font-style-asian="normal" style:font-style-complex="normal"/>
    </style:style>
    <style:style style:name="T14" style:family="text">
      <style:text-properties fo:font-style="normal" fo:font-weight="bold" style:font-style-asian="normal" style:font-weight-asian="bold" style:font-style-complex="normal" style:font-weight-complex="bold"/>
    </style:style>
    <style:style style:name="T15" style:family="text">
      <style:text-properties fo:font-style="normal" fo:font-weight="normal" style:font-style-asian="normal" style:font-weight-asian="normal" style:font-style-complex="normal" style:font-weight-complex="normal"/>
    </style:style>
    <style:style style:name="T16" style:family="text">
      <style:text-properties fo:color="#ff3366" fo:font-weight="bold" style:font-weight-asian="bold" style:font-weight-complex="bold"/>
    </style:style>
    <style:style style:name="T17" style:family="text">
      <style:text-properties fo:color="#ff3366" fo:language="en" fo:country="US" fo:font-weight="bold" style:font-weight-asian="bold" style:font-weight-complex="bold"/>
    </style:style>
    <style:style style:name="T18" style:family="text">
      <style:text-properties fo:font-size="16pt" fo:font-weight="bold" style:font-size-asian="16pt" style:font-weight-asian="bold" style:font-size-complex="16pt" style:font-weight-complex="bold"/>
    </style:style>
    <style:style style:name="T19" style:family="text">
      <style:text-properties style:text-line-through-style="solid"/>
    </style:style>
    <style:style style:name="T20" style:family="text">
      <style:text-properties fo:color="#ffffff" style:font-name="URW Chancery L" fo:font-size="16pt" style:font-size-asian="16pt" style:font-size-complex="16pt"/>
    </style:style>
    <style:style style:name="T21" style:family="text">
      <style:text-properties style:text-position="super 58%"/>
    </style:style>
    <style:style style:name="T22" style:family="text">
      <style:text-properties style:text-position="super 58%" fo:font-weight="bold" style:font-weight-asian="bold" style:font-weight-complex="bold"/>
    </style:style>
    <style:style style:name="T23" style:family="text">
      <style:text-properties style:text-position="super 58%" fo:font-style="italic" style:font-style-asian="italic" style:font-style-complex="italic"/>
    </style:style>
    <style:style style:name="T24" style:family="text">
      <style:text-properties fo:language="en" fo:country="US"/>
    </style:style>
    <style:style style:name="T25" style:family="text">
      <style:text-properties fo:language="en" fo:country="US" fo:font-weight="bold" style:font-weight-asian="bold" style:font-weight-complex="bold"/>
    </style:style>
    <style:style style:name="T26" style:family="text">
      <style:text-properties fo:language="en" fo:country="US" fo:font-weight="normal" style:font-weight-asian="normal" style:font-weight-complex="normal"/>
    </style:style>
    <style:style style:name="T27" style:family="text">
      <style:text-properties fo:language="en" fo:country="US" fo:font-style="italic" style:font-style-asian="italic" style:font-style-complex="italic"/>
    </style:style>
    <style:style style:name="T28" style:family="text">
      <style:text-properties fo:language="en" fo:country="US" fo:font-style="normal" style:font-style-asian="normal" style:font-style-complex="normal"/>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7"><text:tab/><text:span text:style-name="T20">Version: 1.80 Beta</text:span></text:p>
      <text:p text:style-name="P27"/>
      <text:p text:style-name="P8"><text:soft-page-break/></text:p>
      <text:p text:style-name="P8"/>
      <text:p text:style-name="P9">Sambahsa Mundialect</text:p>
      <text:p text:style-name="P10">Complete Grammar</text:p>
      <text:p text:style-name="P13"/>
      <text:p text:style-name="P13"/>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25">Henrique Matheus da Silva Lima</text:p>
      <text:p text:style-name="P12"/>
      <text:p text:style-name="P12"/>
      <text:p text:style-name="P13">Revision: <text:span text:style-name="T5">Dr. Olivier Simon</text:span></text:p>
      <text:p text:style-name="P12"/>
      <text:p text:style-name="P12"/>
      <text:p text:style-name="P12"/>
      <text:p text:style-name="P12"/>
      <text:p text:style-name="P12"/>
      <text:p text:style-name="P11"><text:span text:style-name="T1">Version:</text:span> 1.80 Beta</text:p>
      <text:p text:style-name="P25"><text:soft-page-break/>IMPORTANT NOTES ABOUT LEGAL ISSUES</text:p>
      <text:p text:style-name="P11"/>
      <text:p text:style-name="P11"><text:tab/>This grammar is licensed under the Creative Commons CC-BY 4.0 license, in other words, you may distribute, remix, adapt and create derivative works, even for commercial purposes; Its only obligation is to attribute due credit for the original creation.</text:p>
      <text:p text:style-name="P11"/>
      <text:p text:style-name="P11"><draw:frame draw:style-name="fr2" draw:name="figuras2" text:anchor-type="paragraph" svg:width="2.328cm" svg:height="0.82cm" draw:z-index="1"><draw:image xlink:href="Pictures/200000070000091900000335273053DC.svm" xlink:type="simple" xlink:show="embed" xlink:actuate="onLoad"/></draw:frame></text:p>
      <text:p text:style-name="P11"><text:tab/>The sambahsa language autorship is of Dr. Olivier Simon, the language's use is free for anyone.. For the elaboration of this grammar was used, as reference, the book <text:span text:style-name="T8">The Grammar Of Sambahsa-Mundialect In English</text:span> by Dr. Olivier Simon and some subchapters of this grammar are pratically a translation of the Olivier's book, that the author have permited me to use, even considering the license of this book. I've also utilised many examples from <text:span text:style-name="T8">The Grammar Of Sambahsa-Mundialect In English</text:span> and others that the own Dr. Olivier Simon made for me.</text:p>
      <text:p text:style-name="P11"><text:tab/></text:p>
      <text:p text:style-name="P11"><text:tab/>It's very important to inform that the language is not under a Creative Commons license or anything alike, but, as was said, the language is free, you can translate your works, or produce original works, without the need of Dr. Olivier Simon's permission, even it is for commercial purposes; in other words, you can write books in sambahsa and sell them without problems. Enjoy this beautiful language.</text:p>
      <text:p text:style-name="P11"/>
      <text:p text:style-name="P11"><text:tab/>The author of the image used in the cover of this book, who intitule himself as <text:s/>YeahBitchMagnetsOh in the Reddit communities, have autorized the use of his image in this book. There's the eletronic adress from where the image was downloaded. https://www.reddit.com/r/vexillology/comments/3jlf0k/flag_of_indoeuropean_speakers/</text:p>
      <text:p text:style-name="P11"/>
      <text:p text:style-name="P11"><text:tab/><text:span text:style-name="T16">This is a beta version of the grammar, it already can be used, but know that still there are what to be improved and even corrected.</text:span></text:p>
      <text:p text:style-name="P28"/>
      <text:p text:style-name="P28"><text:tab/>THIS GRAMMAR IS UNDER TRANSLATION FROM BRAZILIAN PORTUGUESE TO ENGLISH, THE TRANSLATION ABSOLUTELY IS NOT PERFECT YET! WAITING FOR AVAILABLE PEOPLE TO MAKE A REVISION.</text:p>
      <text:p text:style-name="P28"/>
      <text:p text:style-name="P28"><text:tab/>For the people who will revise my translation, I thank you very much, my english definitively is not good, but I hope that I didn't left much work for you. If you find something very strange, please warn me, maybe it is strange in the original work too :P !!!</text:p>
      <text:p text:style-name="P28"/>
      <text:p text:style-name="P4"><text:span text:style-name="T17"><text:tab/></text:span><text:span text:style-name="T25">Pay attention here </text:span><text:span text:style-name="T25">(!!!)</text:span><text:span text:style-name="T25">: </text:span><text:span text:style-name="T17">th</text:span><text:span text:style-name="T17">is grammar still is in its beta version, so </text:span><text:span text:style-name="T17">please </text:span><text:span text:style-name="T17">DON'T start the revision </text:span><text:span text:style-name="T17">for </text:span><text:span text:style-name="T17">now, I still will make a </text:span><text:span text:style-name="T17">LOT</text:span><text:span text:style-name="T17"> of changes and additions, wait until I release the final version of the grammar, then you </text:span><text:span text:style-name="T17">may </text:span><text:span text:style-name="T17">start the revision.</text:span></text:p>
      <text:p text:style-name="P11"/>
      <text:p text:style-name="P11"><text:soft-page-break/></text:p>
      <text:p text:style-name="P25">ACKNOWLEDGEMENTS</text:p>
      <text:p text:style-name="P11"/>
      <text:p text:style-name="P11"/>
      <text:p text:style-name="P11"><text:tab/><text:bookmark-start text:name="__DdeLink__34669_232630187"/>I thank to Dr. Olivier Simon for making himself available for answering my questions and giving me many examples, many examples of this grammar is of him. I must thank him twice, because he have had all patience of the world with me, he is almost the coauthor of this book.<text:bookmark-end text:name="__DdeLink__34669_232630187"/></text:p>
      <text:p text:style-name="P11"/>
      <text:p text:style-name="P11"><text:tab/>I also thanks to Sylvain Auclair, Martín Rincón Botero and Justin Gagnon, who helped me a lot.</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table-of-content text:style-name="Sect1" text:name="Sumário1">
        <text:table-of-content-source text:outline-level="10">
          <text:index-title-template text:style-name="Contents_20_Heading">SUMMARY</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Sumário1_Head">
            <text:p text:style-name="Contents_20_Heading"><text:soft-page-break/>SUMMARY</text:p>
          </text:index-title>
          <text:p text:style-name="P46">INTRODUCTION<text:tab/>1</text:p>
          <text:p text:style-name="P47">WHY LEARN AN AUXILIARY LANGUAGE?<text:tab/>2</text:p>
          <text:p text:style-name="P45">SO ARE YOU AGAINST THE ENGLISH LANGUAGE?<text:tab/>3</text:p>
          <text:p text:style-name="P47">BUT WHY LEARN SAMBAHSA?<text:tab/>4</text:p>
          <text:p text:style-name="P47">IS SAMBAHSA DIFFICULT?<text:tab/>4</text:p>
          <text:p text:style-name="P47">THE SAMBAHSA VOCABULARY<text:tab/>5</text:p>
          <text:p text:style-name="P46">METHODOLOGY OF TEACHING<text:tab/>6</text:p>
          <text:p text:style-name="P47">ACTUALLY YOU DON'T NEED TO LEARN EVERYTHING<text:tab/>7</text:p>
          <text:p text:style-name="P47">TIPS FOR STUDYING A LANGUAGE<text:tab/>7</text:p>
          <text:p text:style-name="P46">ALPHABET AND PRONUNCIATION<text:tab/>7</text:p>
          <text:p text:style-name="P47">SOME ENGLISH WORDS IN IPA AND SPT<text:tab/>11</text:p>
          <text:p text:style-name="P47">A LAST VISIT TO THE ALPHABET AND THE NAME OF THE LANGUAGE<text:tab/>12</text:p>
          <text:p text:style-name="P47">WE ARE NOT FINISHED YET, SOME CONVENTIONS<text:tab/>12</text:p>
          <text:p text:style-name="P45">THE LETTER “e”:<text:tab/>13</text:p>
          <text:p text:style-name="P45">THE LETTER “h”:<text:tab/>13</text:p>
          <text:p text:style-name="P47">VOWELS<text:tab/>14</text:p>
          <text:p text:style-name="P47">SEMIVOWELS<text:tab/>15</text:p>
          <text:p text:style-name="P47">CONSONANTS<text:tab/>15</text:p>
          <text:p text:style-name="P47">MORE OBSERVATIONS<text:tab/>16</text:p>
          <text:p text:style-name="P47">STRESS ACCENT IN SAMBAHSA<text:tab/>16</text:p>
          <text:p text:style-name="P45">ALWAYS RECEIVES ACCENTUATION<text:tab/>16</text:p>
          <text:p text:style-name="P45">NEVER IS ACCENTUATED<text:tab/>17</text:p>
          <text:p text:style-name="P47">IF YOU FOUND SOME SOUNDS VERY DIFFICULT<text:tab/>18</text:p>
          <text:p text:style-name="P46">SELLAMAT!<text:tab/>18</text:p>
          <text:p text:style-name="P46">USEFUL WORDS AND SENTENCES<text:tab/>20</text:p>
          <text:p text:style-name="P46">THE DECLINATION CASES<text:tab/>21</text:p>
          <text:p text:style-name="P47">NOMINATIVE CASE<text:tab/>22</text:p>
          <text:p text:style-name="P47">ACCUSATIVE CASE<text:tab/>23</text:p>
          <text:p text:style-name="P47">DATIVE CASE<text:tab/>24</text:p>
          <text:p text:style-name="P47">GENITIVE CASE<text:tab/>25</text:p>
          <text:p text:style-name="P46">DECLINATIONS<text:tab/>27</text:p>
          <text:p text:style-name="P47">SINGULAR<text:tab/>27</text:p>
          <text:p text:style-name="P47">PLURAL<text:tab/>27</text:p>
          <text:p text:style-name="P46">POSSESSION <text:tab/>28</text:p>
          <text:p text:style-name="P47">DIFFERENCE OF USE OF PREPOSITION OF POSSESSION AND GENITIVE CASE<text:tab/>29</text:p>
          <text:p text:style-name="P47">OTHER PREPOSITIONS OF POSSESSION<text:tab/>29</text:p>
          <text:p text:style-name="P46">THE ARTICLES<text:tab/>30</text:p>
          <text:p text:style-name="P47">DEFINITE ARTICLES<text:tab/>30</text:p>
          <text:p text:style-name="P47">INDEFINIDE ARTICLE<text:tab/>30</text:p>
          <text:p text:style-name="P46">HOW TO SAY THE CONJUNCTIONS “E” AND “OU”<text:tab/>30</text:p>
          <text:p text:style-name="P46">ADJECTIVES<text:tab/>31</text:p>
          <text:p text:style-name="P47">COMPARISONS<text:tab/>34</text:p>
          <text:p text:style-name="P46">PLURAL<text:tab/>35</text:p>
          <text:p text:style-name="P46">SOME, FEW, MANY AND OTHERS<text:tab/>36</text:p>
          <text:p text:style-name="P47">DO YOU IS A BIT CONFUSE WITH SO MANY “MUCHS” AND “FEWS”?<text:tab/>37</text:p>
          <text:p text:style-name="P46">NUMBERS<text:tab/>38</text:p>
          <text:p text:style-name="P46">TIME<text:tab/>41</text:p>
          <text:p text:style-name="P46">CORRELATIVES<text:tab/>42</text:p>
          <text:p text:style-name="P46">THE VERBS<text:tab/>45</text:p>
          <text:p text:style-name="P47">PRESENT<text:tab/>46</text:p>
          <text:p text:style-name="P47"><text:soft-page-break/>BRIEF EXPLANATION ABOUT THE NASAL INFIX<text:tab/>47</text:p>
          <text:p text:style-name="P47">PAST TENSE<text:tab/>48</text:p>
          <text:p text:style-name="P45">ACTUALLY THERE ARE TWO WAYS OF REPRESENTING THE PAST<text:tab/>49</text:p>
          <text:p text:style-name="P47">INFINITIVE<text:tab/>50</text:p>
          <text:p text:style-name="P45">THE USE OF THE PREPOSITION “AD” WITH VERBS IN THE INFINITIVE<text:tab/>51</text:p>
          <text:p text:style-name="P47">FUTURE<text:tab/>51</text:p>
          <text:p text:style-name="P45">THE NEAR FUTURE<text:tab/>52</text:p>
          <text:p text:style-name="P47">FUTURE PERFECT<text:tab/>53</text:p>
          <text:p text:style-name="P47">SUBJUNCTIVE<text:tab/>53</text:p>
          <text:p text:style-name="P47">IMPERATIVE<text:tab/>53</text:p>
          <text:p text:style-name="P47">CONDITIONAL<text:tab/>54</text:p>
          <text:p text:style-name="P45">BUT WHAT ABOUT VERBS THAT ALREADY FINISH WITH “IE”?<text:tab/>55</text:p>
          <text:p text:style-name="P47">CATEGORIES OF VERBAL STEMS<text:tab/>55</text:p>
          <text:p text:style-name="P45">NASAL INFIXES<text:tab/>55</text:p>
          <text:p text:style-name="P45">VERBS WITH “EH” + CONSONANT<text:tab/>56</text:p>
          <text:p text:style-name="P45">VERBS WITH “EU” AND “EI”<text:tab/>57</text:p>
          <text:p text:style-name="P45">VERBS WITH “A”<text:tab/>57</text:p>
          <text:p text:style-name="P45">VON WAHL RULES<text:tab/>58</text:p>
          <text:p text:style-name="P45">ENDING WITH A STRESSED VOWEL<text:tab/>59</text:p>
          <text:p text:style-name="P45">THE OTHER VERBS<text:tab/>59</text:p>
          <text:p text:style-name="P47">VERBAL AFFIXES<text:tab/>59</text:p>
          <text:p text:style-name="P45">AFFIXES THAT CHANGE THE TENSE OF THE VERB<text:tab/>60</text:p>
          <text:p text:style-name="P47">SOME LITERARY VERBAL FORMS<text:tab/>60</text:p>
          <text:p text:style-name="P45">OPTIONAL ENDINGS OF THE PRESENT OF THE INDICATIVE<text:tab/>60</text:p>
          <text:p text:style-name="P45">OLD FORMS OF THE IMPERATIVE<text:tab/>61</text:p>
          <text:p text:style-name="P45">PARTICIPLE IN THE FUTURE<text:tab/>61</text:p>
          <text:p text:style-name="P45">THE OLD FORMATIONS OF THE INFINITIVE<text:tab/>62</text:p>
          <text:p text:style-name="P45">THE DURATIVE<text:tab/>62</text:p>
          <text:p text:style-name="P45">THE EVENTIVE<text:tab/>63</text:p>
          <text:p text:style-name="P45">THE INTENSIVE<text:tab/>63</text:p>
          <text:p text:style-name="P45">THE ITERATIVE<text:tab/>63</text:p>
          <text:p text:style-name="P45">THE PERFECT<text:tab/>63</text:p>
          <text:p text:style-name="P46">MORE ABOUT THE USE OF THE DECLINATIONS<text:tab/>63</text:p>
          <text:p text:style-name="P47">ACCUSATIVE<text:tab/>63</text:p>
          <text:p text:style-name="P47">DATIVE<text:tab/>64</text:p>
          <text:p text:style-name="P46">ADVERBS<text:tab/>64</text:p>
          <text:p text:style-name="P46">GERUND<text:tab/>65</text:p>
          <text:p text:style-name="P46">REFLEXIVE PRONOUNS AND THE POSSESSIVE PRONOUN “SIEN”<text:tab/>65</text:p>
          <text:p text:style-name="P46">RELATIVE PRONOUN AND INTEGRANT CONJUNCTION<text:tab/>66</text:p>
          <text:p text:style-name="P47">THE RELATIVE PRONOUNS “YO(S)”, “YA” AND “YOD”<text:tab/>67</text:p>
          <text:p text:style-name="P46">QUESTIONS<text:tab/>68</text:p>
          <text:p text:style-name="P46">NEGATION<text:tab/>68</text:p>
          <text:p text:style-name="P47">ABOUT THE USE OF THE “SI”<text:tab/>69</text:p>
          <text:p text:style-name="P46">AVOIDING REPETITIONS<text:tab/>69</text:p>
          <text:p text:style-name="P46">PARTICIPLES<text:tab/>70</text:p>
          <text:p text:style-name="P47">ACTIVE PRESENT<text:tab/>70</text:p>
          <text:p text:style-name="P47">ACTIVE PAST<text:tab/>70</text:p>
          <text:p text:style-name="P47">PASSIVE PRESENT<text:tab/>70</text:p>
          <text:p text:style-name="P47">PASSIVE PAST<text:tab/>70</text:p>
          <text:p text:style-name="P45">OTHER WAY OF EXPRESSING THE PAST TENSE, THE PRESENT PERFECT<text:tab/>71</text:p>
          <text:p text:style-name="P45">A WAY OF MAKING ADJECTIVES WITH VERBS<text:tab/>71</text:p>
          <text:p text:style-name="P46">CONJUNCTIONS AND OTHER INVARIABLE WORDS<text:tab/>71</text:p>
          <text:p text:style-name="P47"><text:soft-page-break/>SOME DOUBTS THAT CAN APPEAR<text:tab/>85</text:p>
          <text:p text:style-name="P45">WHAT'S THE DIFFERENCE BETWEEN “BET” AND “MEN”?<text:tab/>85</text:p>
          <text:p text:style-name="P46">PREPOSITIONS<text:tab/>86</text:p>
          <text:p text:style-name="P47">SOME DOUBTS THAT CAN APPEAR<text:tab/>93</text:p>
          <text:p text:style-name="P45">DIFFERENCE BETWEEN “MED” AND “PER”<text:tab/>93</text:p>
          <text:p text:style-name="P45">DIFFERENCE BETWEEN “POS” AND “TRANS”<text:tab/>94</text:p>
          <text:p text:style-name="P45">DIFFERENCE BETWEEN “EX” AND “UD”<text:tab/>94</text:p>
          <text:p text:style-name="P45">DIFFERENCE BETWEEN “VICE” AND “INSTET”<text:tab/>94</text:p>
          <text:p text:style-name="P46">“GE”, “NU”, “TAR”, “TUN”<text:tab/>94</text:p>
          <text:p text:style-name="P46">USEFUL AFFIXES<text:tab/>95</text:p>
          <text:p text:style-name="P47">PREFFIXES<text:tab/>95</text:p>
          <text:p text:style-name="P47">SUFFIXES<text:tab/>97</text:p>
          <text:p text:style-name="P45">EXPRESSING QUALITY OR STATE<text:tab/>97</text:p>
          <text:p text:style-name="P45">EXPRESSING AN ACTION<text:tab/>97</text:p>
          <text:p text:style-name="P45">INDICATING THE EXECUTOR OF AN ACTION<text:tab/>98</text:p>
          <text:p text:style-name="P45">OTHER SUFFIXES<text:tab/>98</text:p>
          <text:p text:style-name="P46">STYLE<text:tab/>100</text:p>
          <text:p text:style-name="P46">CHOOSING NEW WORDS<text:tab/>100</text:p>
          <text:p text:style-name="P46">COMMON MISTAKES AND DOUBTS<text:tab/>101</text:p>
          <text:p text:style-name="P47">WHAT REALLY MEANS THE VERB “LEIT”<text:tab/>101</text:p>
          <text:p text:style-name="P47">HOW ASK SOMETHING TO SOMEONE<text:tab/>101</text:p>
          <text:p text:style-name="P47">HOW TO SAY WHETHER SOMETHING WILL BE DELAYED OR BE LATE?<text:tab/>102</text:p>
          <text:p text:style-name="P47">VERBS OF DIRECTION LIKE “GWAH”<text:tab/>102</text:p>
          <text:p text:style-name="P47">WHAT'S THE DIFFERENCE BETWEEN “YAKIN” AND “WEIDWOS”?<text:tab/>103</text:p>
          <text:p text:style-name="P46">VOCABULARY<text:tab/>103</text:p>
          <text:p text:style-name="P47">VERBS<text:tab/>103</text:p>
          <text:p text:style-name="P47">ADJECTIVES<text:tab/>109</text:p>
          <text:p text:style-name="P47">BODY<text:tab/>110</text:p>
          <text:p text:style-name="P47">COLORS<text:tab/>111</text:p>
          <text:p text:style-name="P47">COMPUTING<text:tab/>112</text:p>
          <text:p text:style-name="P47">ANIMALS<text:tab/>117</text:p>
          <text:p text:style-name="P47">MEASURES<text:tab/>118</text:p>
          <text:p text:style-name="P47">FAMILY<text:tab/>120</text:p>
          <text:p text:style-name="P47">VARIOUS<text:tab/>121</text:p>
          <text:p text:style-name="P47">INTERJECTIONS<text:tab/>122</text:p>
          <text:p text:style-name="P46">REFERENCES<text:tab/>123</text:p>
        </text:index-body>
      </text:table-of-content>
      <text:p text:style-name="P11"/>
      <text:h text:style-name="P49" text:outline-level="1">INTRODUCTION</text:h>
      <text:p text:style-name="P11"/>
      <text:p text:style-name="P11"><text:tab/><text:span text:style-name="T1">Sambahsa Mundialect</text:span> is an auxiliary language created by the french Dr. Olivier Simon, it was launched in the internet on July of 2007, its base is the proto-indo-european language, language spoken about 5000 years ago, whose daughter languages widespread from Southern Russia up to the British Isles and to India. Sambahsa counts with many contributions from another languages, especially arabic, but also chinese, indonesian and many others.</text:p>
      <text:p text:style-name="P11"/>
      <text:p text:style-name="P11"><text:tab/>Being an auxiliary language, sambahsa is much more easier than any national language like german or spanish, but sambahsa is a bit more difficult if compared to other auxiliary languages because of show itself as complicated in the start, but after that the learning process show itself incredibly simple.</text:p>
      <text:p text:style-name="P11"/>
      <text:p text:style-name="P11"><text:tab/>With what the language looks alike? The interesting of sambahsa is that you don't see it as a constructed language, but as a national language like any other. As Dave MacLeod has said in his preface for the book <text:span text:style-name="T8">The Grammar Of Sambahsa-Mundialect In English</text:span>, “I always imagined Sambahsa to be an example of a language that could have existed somewhere around present-day Armenia, where a kingdom using a descendant of Proto-Indo-European using it has been influenced over the centuries by its Persian, Turkish and Arab neighbors, as well as various countries from the east. At times it feels a bit like Bulgarian, at other times like Persian, and sometimes similar to German as well”.</text:p>
      <text:p text:style-name="P11"/>
      <text:p text:style-name="P11"><text:tab/>It's not official, but may be said that sambahsa has a flag for represent it. Actually the flag just after was made to represent all speaker of indo-european languages, but the sambahsa movement kinda have adopted the flag for itself.</text:p>
      <text:p text:style-name="P11"/>
      <text:p text:style-name="P11"><draw:frame draw:style-name="fr1" draw:name="Quadro1" text:anchor-type="paragraph" svg:width="8.334cm" draw:z-index="0"><draw:text-box fo:min-height="5.442cm"><text:p text:style-name="P2"><draw:frame draw:style-name="fr3" draw:name="figuras1" text:anchor-type="paragraph" svg:width="8.334cm" svg:height="5.554cm" draw:z-index="2"><draw:image xlink:href="Pictures/2000000700003E040000295897E5DB05.svm" xlink:type="simple" xlink:show="embed" xlink:actuate="onLoad"/></draw:frame><text:span text:style-name="T1">Author: </text:span>YeahBitchMagnetsOh</text:p></draw:text-box></draw:frame></text:p>
      <text:p text:style-name="P11"><text:tab/>The brown color represents the ground, since many indo-european languages derive their words for “person” from words related to clay, like the word “earthling”. The white color was chosen because of it contrasts the better. The reason the symbol is the wheel is because it is an important inovation made by humans, and, anyway, it's an important symbol for almost all indo-europeans anyhow</text:p>
      <text:p text:style-name="P11"><text:soft-page-break/></text:p>
      <text:p text:style-name="P11"><text:tab/>The movement that supports sambahsa is not linked to any kind of thought: people from all kinds, ethnicity, places, believes and ideologies may use the language as they please.</text:p>
      <text:p text:style-name="P11"/>
      <text:p text:style-name="P11"><text:tab/>As was said, this grammar is free, because it is under the license Creative Commons CC-BY 4.0, you may modify it as you want and even use it for commercial purposes. You may also use this book to make your own version of the sambahsa's grammar and even sell it in the market of your city, if you want. Your only obligation is to attribute the due credit to original author, I hope it's not much to ask.</text:p>
      <text:p text:style-name="P11"/>
      <text:p text:style-name="P11"><text:tab/>The objective of this grammar is to teach everything what is the interest of the student in the most possible friendly way, if it is not possible in the current grammar's version you're reading, we hope to reach something near in future versions. Notice that this is a “<text:span text:style-name="T2">complete</text:span> grammar”, this “complete” is not a mere decoration like in other grammars, it means that I’ll approach all points to you finish this grammar knowing (almost) everything, so don’t be afraid if you think, for example, that the chapter about phonetics is overly large. We can't create the perfect grammar, but we will try to do the best.</text:p>
      <text:p text:style-name="P11"/>
      <text:h text:style-name="P3" text:outline-level="2">WHY LEARN AN AUXILIARY LANGUAGE?</text:h>
      <text:p text:style-name="P11"><text:tab/></text:p>
      <text:p text:style-name="P11"><text:tab/>You as me: “but we already have english as an international language, why learn an artificial language?”. Before answer this question, I must remember that I am speaking about a language for a world context, if I'll work in China or, at least, stay in touch with chineses, I will have to learn mandarin or cantonese, it's obvious. What I am talking about here is: if I enter in a room where there are a paquistanese, a russian, a brazilian, an argentinian and a japanese, all of them only could have a communication if they know a common language, because of are few they who have time and disposition to learn five different languages; in current days it's expected that all these people speak english for making possible a communication. This is the X of the question.</text:p>
      <text:p text:style-name="P11"/>
      <text:p text:style-name="P11"><text:tab/>The problem with a national language – no matter whether it is english, spanish, french or mandarin – is that it's spent much time <text:span text:style-name="T8">(also money in many cases)</text:span> learning it. Of course that for those who like to learn languages or will live in a foreign country, it's a <text:span text:style-name="T1">fabulous</text:span> investment, even learning a “less important” language is a good investment if it pleases you and it may be a professional differential in the future. But when the matter is a language that serve as bridge between different people, the scenario is different.</text:p>
      <text:p text:style-name="P11"/>
      <text:p text:style-name="P11"><text:tab/>I like to say that two peoples communicate with other through the <text:bookmark-start text:name="__DdeLink__52061_232630187"/>language of a determined country<text:bookmark-end text:name="__DdeLink__52061_232630187"/> is is like calculate using roman numerals. It's perfectly possible calculate with this numerals, peoples did that for centuries (!!), but it's much more efficient to calculate with indo-arabic numerals, that in our case would be a language that you learn in months instead one you learn in years and is fully of traps. <text:span text:style-name="T13">I said “language of a determined country” because of people learn – in the international </text:span><text:soft-page-break/><text:span text:style-name="T13">communication scope – the english variant from United States of America or England, but never the english from Jamaica) </text:span></text:p>
      <text:p text:style-name="P11"/>
      <text:p text:style-name="P11"><text:tab/><text:span text:style-name="T13">Other negative point in using the language of another country as international language is that, somewhat, corroborate the supremacy of this country. In the modern times was used french because of France was the most influential nation of Europe, since the XX century we use english because of the anglophone countries acquire great economic and militar</text:span><text:span text:style-name="T13">y</text:span><text:span text:style-name="T13"> power. Do some decades hence we will have to communicate with each other in mandarin or in the language of the country that “rules” the world.</text:span></text:p>
      <text:p text:style-name="P14"/>
      <text:h text:style-name="P50" text:outline-level="3">SO ARE YOU AGAINST THE ENGLISH LANGUAGE?</text:h>
      <text:p text:style-name="P14"/>
      <text:p text:style-name="P11"><text:span text:style-name="T13"><text:tab/>My answer to this question is a loud “</text:span><text:span text:style-name="T14">NO</text:span><text:span text:style-name="T13">”! </text:span><text:span text:style-name="T13">English is considered as official language in countries of all the continents, not to mention that the United States and England are great exporters of culture, it’s because of this and other factors that many people support the idea that english still </text:span><text:span text:style-name="T13">will be used as lingua franca even when the United States lose its hegemony. And personally I think that english is a very beautiful language.</text:span></text:p>
      <text:p text:style-name="P11"><text:span text:style-name="T13"><text:tab/>Despite all the critics made, english still is the most widespread language in the globe, in practically all schools of the world with a minimal of infrastructure the english language is taught; unlike english, no auxiliary language had the support of a State and </text:span><text:span text:style-name="T13">companies to propagate it on the world.</text:span><text:span text:style-name="T13"> </text:span><text:span text:style-name="T13">When I started this grammar I only knew portuguese, my mother tongue, and I had some knowledge of english and esperanto; when I meet sambahsa there were only a grammar in french, the mother tongue of the creator of sambahsa, and in english. Thanks to the english I could start my studies of sambahsa and then make this grammar. I work in favor to auxiliary languages like sambahsa and esperanto because I judge languages like these more efficient than national languages, but we know that currently a work will be much better exposed if it is made in english.</text:span></text:p>
      <text:p text:style-name="P11"><text:span text:style-name="T13"><text:tab/>For example, the original version of this grammar, which is in brazilian portuguese, only will be useful for lusophones (brazilians, portugueses, mozambicans, etc) and </text:span><text:span text:style-name="T14">maybe</text:span><text:span text:style-name="T13"> to a very few of curious people who had decided to learn portuguese; but this version in english is useful to russophones, hispanophones, francophones, nipophones, sinophones, germanophones, italophones and many others who has a good knowledge of english, because of probably they live in a country where the english is taught in the schools.</text:span></text:p>
      <text:p text:style-name="P14"><text:tab/>May seem that I contradict everything what was said in the previous sub-chapters and I am praising the english language, but it’s not the case, I am only being realist, I only recognize the advances of the current model as well as I pointed some of its deficiencies, I still defend the use of auxiliary languages. It’s important to learn english just as is important to learn spanish, russian, esperanto, mandarin, etc, because although we defend that use an auxiliary language as lingua franca would be much more efficient, I say that the true international language is the polyglotism, if you want to be something near to a true “citizen of the world” be a polyglot!</text:p>
      <text:p text:style-name="P11"/>
      <text:h text:style-name="P3" text:outline-level="2"><text:soft-page-break/>BUT WHY LEARN SAMBAHSA?</text:h>
      <text:p text:style-name="P11"/>
      <text:p text:style-name="P11"><text:tab/>Before I meet sambahsa I've already known other auxiliary languages, but I was not fully satisfied with them, not because they are inefficient or ugly, but they have certain aspects, due their simplicity, that displeased me.</text:p>
      <text:p text:style-name="P11"/>
      <text:p text:style-name="P11"><text:tab/>Sambahsa have success in having the regularity – and facility – of an auxiliary language and the naturality and native beauty of a national language. Sambahsa is as good as portuguese or english for making poetry and the imported proper nouns from other languages don't need, in most cases, to have its spelling or pronounce changed to adequate the standards of the language, the “problems” of importing these proper nouns will be the same that occurs in any national language.</text:p>
      <text:p text:style-name="P11"/>
      <text:p text:style-name="P11"><text:tab/>For not having 100 years as other auxiliary languages, sambahsa doesn't have a community with thousand of speakers yet, but this scenario can change, every auxiliary language started with only one person, but can exist thousands of speakers if more people get interested for the language</text:p>
      <text:p text:style-name="P11"/>
      <text:h text:style-name="P3" text:outline-level="2">IS SAMBAHSA DIFFICULT?</text:h>
      <text:p text:style-name="P11"/>
      <text:p text:style-name="P11"><text:tab/>It's undeniable that in the <text:span text:style-name="T1">beginning</text:span> sambahsa is more challenging if it is compared to other auxiliary languages, but it's like Robert Winter said in his “Sambahsa: Guide to Pronouns and Articles”, <text:span text:style-name="T8">“sambahsa is right on the limit of the degree of difficulty that is practical for an international auxiliary language”</text:span>.</text:p>
      <text:p text:style-name="P11"/>
      <text:p text:style-name="P11"><text:tab/>The differential of sambahsa is that, even being an auxiliary language, it behave well as a natural language <text:span text:style-name="T8">(I don't like this term, but it was the description that I thought to explain it)</text:span>.</text:p>
      <text:p text:style-name="P11"/>
      <text:p text:style-name="P11"><text:tab/>Sambahsa indeed is easy, you only have to know what are you priorities of study, <text:span text:style-name="T2">you have to know how to study</text:span>! Doesn't make sense decorate all declinative cases from dative if you use them a very few times (and maybe only a few of them, even you only use sambahsa in all days of your life)! Also it's necessary have in mind that it's not because it is an easy language you will be writing philosophical treatises in three weeks, but maybe you can do it in six or eight months.</text:p>
      <text:p text:style-name="P11"/>
      <text:p text:style-name="P11"><text:tab/>Also people say that the language is excessively prolix, sometimes having two or three invariable words for each one of the same type in our language. Really sambahsa doesn't economize in its invariable words, a prolix language like sambahsa pays the price of demanding a bit more of study, but, by contrast, it allows the best expression of thought.</text:p>
      <text:p text:style-name="P11"/>
      <text:p text:style-name="P11"><text:tab/>Everything has a price: many auxiliary languages try to be the possible simplest ones, adopting, for example, very simple orthographies: one letter, one sound; all nouns have only one ending, all adjectives have only one ending, etc. The advantage of not having a too complex orthography is that <text:soft-page-break/>the learning curve is very low, but the disadvantage is that from this is created a little problem with importation of words of other languages, which will have to be drastically modified <text:span text:style-name="T8">(as in </text:span><text:span text:style-name="T8">orthography</text:span><text:span text:style-name="T8"> as in pronounce)</text:span> for being according to the language's rules. Other problem of a simple orthography is the little freedom for the creation of poesy and music. I am not saying that very simple auxiliary languages are ugly, since it's very subjective and a person with a crystalline voice and talent can create the best song of the world through the simplest and “ugliest” language. What I am saying is that it's paid a price for the excess of simplification, and the contrary is true too, it's paid a price to avoid all these problems of the simple languages. The question is, what is the price you are willing to pay?</text:p>
      <text:p text:style-name="P11"/>
      <text:p text:style-name="P11"><text:tab/>Many complain that very simple auxiliary languages offers little poetic freedom, others will say that more complex auxiliary languages are unnecessarily more difficult.</text:p>
      <text:p text:style-name="P11"/>
      <text:p text:style-name="P11"><text:tab/><text:bookmark-start text:name="__DdeLink__52105_232630187"/><text:span text:style-name="T8">Arrested for having dog, arrested for not having dog</text:span><text:bookmark-end text:name="__DdeLink__52105_232630187"/>.</text:p>
      <text:p text:style-name="P11"/>
      <text:h text:style-name="Heading_20_2" text:outline-level="2">THE SAMBAHSA VOCABULARY</text:h>
      <text:p text:style-name="P11"/>
      <text:p text:style-name="P11">Just below a list of languages that had contributed for the sambahsa vocabulary, the percentage of borrowed word and some examples between parentheses:</text:p>
      <text:p text:style-name="P11"/>
      <text:p text:style-name="P11"><text:span text:style-name="T1">Indo-European –</text:span> 44,28 % <text:span text:style-name="T8">(skadh, paursk, potnia) </text:span></text:p>
      <text:p text:style-name="P11"><text:span text:style-name="T1">Latin –</text:span> 15 % <text:span text:style-name="T8">(facil, question, caise) </text:span></text:p>
      <text:p text:style-name="P11"><text:span text:style-name="T1">Germanic family –</text:span> 9,5 % <text:span text:style-name="T8">(apter, buk, rogv) </text:span></text:p>
      <text:p text:style-name="P11"><text:span text:style-name="T1">French –</text:span> 6,21 % <text:span text:style-name="T8">(journal, adresse, place) </text:span></text:p>
      <text:p text:style-name="P11"><text:span text:style-name="T1">Greek –</text:span> 4,64 % <text:span text:style-name="T8">(pharmacia, ieftin, papier) </text:span></text:p>
      <text:p text:style-name="P11"><text:span text:style-name="T1">Romance family –</text:span> 3,95 % <text:span text:style-name="T8">(important, visite, torte) </text:span></text:p>
      <text:p text:style-name="P11"><text:span text:style-name="T1">Arabic –</text:span> 3,42 % <text:span text:style-name="T8">(lakin, mutawassit, hatta) </text:span></text:p>
      <text:p text:style-name="P11"><text:span text:style-name="T1">English –</text:span> 1,45 % <text:span text:style-name="T8">(film, sport, wagon) </text:span></text:p>
      <text:p text:style-name="P11"><text:span text:style-name="T1">Slavic family –</text:span> 1,28 % <text:span text:style-name="T8">(lige, grance, vessel) </text:span></text:p>
      <text:p text:style-name="P11"><text:span text:style-name="T1">Italian –</text:span> 1 % <text:span text:style-name="T8">(autostrad, valise, dusch) </text:span></text:p>
      <text:p text:style-name="P11"><text:span text:style-name="T1">Indo-iranian/Persian –</text:span> 0,92 % <text:span text:style-name="T8">(naft, ris, hevd) </text:span></text:p>
      <text:p text:style-name="P11"><text:span text:style-name="T1">German –</text:span> 0,78 % <text:span text:style-name="T8">(dank, postamt, vurst) </text:span></text:p>
      <text:p text:style-name="P11"><text:span text:style-name="T1">Chinese –</text:span> 0,71 % <text:span text:style-name="T8">(gienxin, yui, saan)</text:span></text:p>
      <text:p text:style-name="P11"><text:span text:style-name="T1">Other languages or families –</text:span> 6,86 %</text:p>
      <text:p text:style-name="P11"/>
      <text:p text:style-name="P11"><text:tab/>How some words can have “multiple origins”:</text:p>
      <text:p text:style-name="P11"/>
      <text:p text:style-name="P11"><text:span text:style-name="T1">Amlak –</text:span> means “asset(s)” <text:span text:style-name="T8">(finance)</text:span>, it corresponds to the arabic “أملاك”, to the turkish “emlak” and to the persian “املاک”. </text:p>
      <text:p text:style-name="P11"><text:span text:style-name="T1">Schut –</text:span> means “hornless”, it corresponds to the romanian “Șut”, to the bulgarian/serbo-croatian “šut” and to the ao albanian “shut”. </text:p>
      <text:p text:style-name="P11"><text:span text:style-name="T1">Geong –</text:span> means “palace-fortress”, it corresponds to the character “城”, which is read as <text:span text:style-name="T8">chéng</text:span> inmandarim pinyin, <text:span text:style-name="T8">jō</text:span> in japanese goon, <text:span text:style-name="T8">seong</text:span> in korean and <text:span text:style-name="T8">thành</text:span> in vietnamese. </text:p>
      <text:p text:style-name="P11"><text:span text:style-name="T1">Potire –</text:span> means “pitcher”, it corresponds to the old greek “ποτήρ”, to the <text:soft-page-break/>serbo-croatian “путир”, to the russian “потир” and to the albanian “potir”.</text:p>
      <text:p text:style-name="P11"/>
      <text:p text:style-name="P11"><text:tab/>More examples of words of languages whose contribuition is not very significant, but have their mark in sambahsa:</text:p>
      <text:p text:style-name="P11"/>
      <text:p text:style-name="P11"><text:span text:style-name="T1">Portuguese –</text:span> banan, mingo, </text:p>
      <text:p text:style-name="P11"><text:span text:style-name="T1">Spanish –</text:span> chocolat, ghitarr(a), salg, vanilia </text:p>
      <text:p text:style-name="P11"><text:span text:style-name="T1">Baltic –</text:span> biaur, tik </text:p>
      <text:p text:style-name="P11"><text:span text:style-name="T1">Malay –</text:span> kye <text:span text:style-name="T8">(also from slav; from malay-indonesian comes “ke” and from russian with some slavic languages comes “k(o)”) </text:span></text:p>
      <text:p text:style-name="P11"><text:span text:style-name="T1">Escandinan –</text:span> leik, lyt, tiel </text:p>
      <text:p text:style-name="P11"><text:span text:style-name="T1">Sanskrit –</text:span> bahsa, nagor </text:p>
      <text:p text:style-name="P11"><text:span text:style-name="T1">Universal –</text:span> mama </text:p>
      <text:p text:style-name="P11"><text:span text:style-name="T1">Celtic –</text:span> sapoun, brigv <text:span text:style-name="T8">(also from germanic)</text:span>, brugs <text:span text:style-name="T8">(also from italian) </text:span></text:p>
      <text:p text:style-name="P11"><text:span text:style-name="T1">Arawak –</text:span> tabak </text:p>
      <text:p text:style-name="P11"><text:span text:style-name="T1">Nahuatl –</text:span> tomat</text:p>
      <text:p text:style-name="P11"/>
      <text:h text:style-name="P48" text:outline-level="1">METHODOLOGY OF TEACHING</text:h>
      <text:p text:style-name="P11"/>
      <text:p text:style-name="P11"><text:tab/>I structured the grammar in the following way: I avoid the presentation of a new content that demands the previous knowledge of other no-mentioned subject, for example: if for learning the future verbal tense is necessary to know the infinitive, I will teach the infinitive before; if for learning the declination is necessary some basic grammar knowledge, I will bring back those teachings from middle school's classes. I believe that this way is the less annoying for the beginner.</text:p>
      <text:p text:style-name="P11"/>
      <text:p text:style-name="P11"><text:tab/>This book was made in the way that it serves the student with no any previous knowledge, in other words, I am assuming you don't know another language and even you don't know certain basic grammar terms. Thus a student can read this grammar without the necessity of consulting other book, except dictionaries. <text:span text:style-name="T2">The goal of this grammar is to be accessible to everyone</text:span>.</text:p>
      <text:p text:style-name="P11"/>
      <text:p text:style-name="P11"><text:tab/><text:span text:style-name="T1">What I am going to say is important, so pay attention!</text:span> When you study, don't be in a hurry for decorating all cases in the accusative or all the list of prepositions once, take it easy, since you will use some words more times than other ones. No grammar was made to be read just once, but many times. Now you are starting, read the chapters only once, twice at most, then go on to the next chapter. After finishing the reading of the grammar, start reading texts, they will help you to increase your vocabulary and improve you grammar knowledge, since you will have to consult the grammar for understanding how that sentence was made.</text:p>
      <text:p text:style-name="P11"/>
      <text:p text:style-name="P11"><text:tab/>It can seem strange, but I started this grammar when I was in the beginning of my studies in the language, in my second or third week of learning, not when I already had a good mastering over sambahsa. I had two reasons to do that: the act of made a grammar demands a great responsibility, what boosted me in my studies, thanks to this work I could learn things more quickly, that was a very interesting exercise; the second reason is that the <text:soft-page-break/>person who knows the first difficulties of a beginner is other beginner, if I had to make this grammar much time after, maybe I could forget certain difficulties I had and I wouldn't address them in this grammar.</text:p>
      <text:p text:style-name="P11"/>
      <text:h text:style-name="P3" text:outline-level="2">ACTUALLY YOU DON'T NEED TO LEARN EVERYTHING</text:h>
      <text:p text:style-name="P11"/>
      <text:p text:style-name="P11"><text:tab/>One of the goals of this grammar is being the most complete as possible, in other words, the goal is to cover the most basic until the elements that will only rarely appear in the most erudite literature. There will be things here optional forms of the indicative of present, that rarely are used, but this grammar has the obligation of presenting. Focus only in what is necessary for you!</text:p>
      <text:p text:style-name="P11"/>
      <text:p text:style-name="P11"><text:tab/>The language also has a very rich phonology, there are sounds that doesn't exist in english, but can be learned in a short time. I made the possible to explain the sounds, since per comparisons with other languages until per what movements of tongue and mouth are made. But if you really have difficulty with some sounds, there is no problem, you can use a similar sound, very improbably someone you don't understand you, but endeavor a bit for learning all sounds, it'll be a learning that will serve for other languages as you will see.</text:p>
      <text:p text:style-name="P11"/>
      <text:h text:style-name="P3" text:outline-level="2">TIPS FOR STUDYING A LANGUAGE</text:h>
      <text:p text:style-name="P11"/>
      <text:p text:style-name="P11"><text:tab/>In these years studying languages I've learned <text:s/>some things, they are tips that are useful for any language, not only sambahsa:</text:p>
      <text:p text:style-name="P11"/>
      <text:list xml:id="list42845124093425330" text:style-name="L1">
        <text:list-item>
          <text:p text:style-name="P52">When you read, listen, write or say a word, directly associate this word to its idea. I'll explain: some people, when read “nebh”, associate this word to portuguese word “cloud” and then they make association to a cloud. Don't do this, train your mind to don't need an intermediate, try to directly associate the word to the idea or object.</text:p>
        </text:list-item>
        <text:list-item>
          <text:p text:style-name="P52">Don't stick to the grammar, read the grammar once or twice then go to the texts, you have to see the language in the practice. With the time you will absorb the grammar rules while acquire vocabulary. When, in a text, you don't know how certain grammatical construction was made, you come back to the grammar.</text:p>
        </text:list-item>
        <text:list-item>
          <text:p text:style-name="P52">Use the language since the first day. Even that only in your mind, give a “good morning” in sambahsa, create simple sentences for daily situations. Try to use the language in the beginning as possible, even you don't know the most basic prepositions.</text:p>
        </text:list-item>
      </text:list>
      <text:p text:style-name="P11"/>
      <text:h text:style-name="P48" text:outline-level="1">ALPHABET AND PRONUNCIATION</text:h>
      <text:p text:style-name="P11"/>
      <text:p text:style-name="P11"><text:tab/>Maybe you take fright because of the size of this chapter, indeed it is a bit big if compared to other grammars in their chapters of alphabet and pronunciation, but it's for a good reason. In the study of a language, the first thing you have to learn are the sounds, it's important that, by learning a new word, you store it in you memory with the correct pronunciation, that's why I <text:soft-page-break/>will not spare explanations in this chapter.</text:p>
      <text:p text:style-name="P11"/>
      <text:p text:style-name="P11"><text:tab/>The alphabet is composed by 26 latin letters, they are: a, b, c, d, e, f, g, h, i, j, k, l, m, n, o, p, q, r, s, t, u, v, w, x, y, z. The orthography is a bit complex, but still regular.</text:p>
      <text:p text:style-name="P11"/>
      <text:p text:style-name="P11"><text:tab/>For represent the sounds there is the <text:span text:style-name="T2">Sambahsa Phonetic Transcription</text:span> (SPT), an alphabet whose words are always between curly brackets { } in all of this grammar, the letters in UPPERCASE inside the brackets represent the accentuated syllables and a colon (:) informs that the vowel before that is lengthened. Be aware that the explanations about pronunciation are based in the american version of english.</text:p>
      <text:p text:style-name="P11"><text:tab/>Initially the SPT was made between square brackets [ ], but I've choosen curly brackets { } because the square brackets already are used by the international phonetic alphabet that I'll talk soon after.</text:p>
      <text:p text:style-name="P11"/>
      <text:p text:style-name="P11"><text:tab/>In addiction there is something called <text:span text:style-name="T2">International Phonetic Alphabet</text:span> (IPA), it's like the SPT, but it's used in all the world. The letters of this alphabet always will lie inside slashes / / or square brackets [ ] in this grammar. I will use the IPA to explain the SPT, because if you have access to the sounds of the IPA, you have a secure source of how the sambahsa sounds are pronounced. <text:span text:style-name="T1">But throughout the grammar, outside the “alphabet and pronunciation” chapter, I'll only practically use SPT!</text:span></text:p>
      <text:p text:style-name="P11"><text:tab/>The difference between slashes and square brackets in IPA is that the slashes indicate a more simple transcription while square brackets indicate a more precise transcription.</text:p>
      <text:p text:style-name="P11"/>
      <text:p text:style-name="P11"><text:tab/>You ask me: why we don't only use IPA if this one is official and more known while SPT only applies to sambahsa? There are two reasons:</text:p>
      <text:list xml:id="list470820126428366552" text:style-name="L2">
        <text:list-item>
          <text:p text:style-name="P53">SPT is easer to type in computers, what facilitates when someone wanna explain the pronunciation in internet or in any typed work.</text:p>
        </text:list-item>
        <text:list-item>
          <text:p text:style-name="P53">Sambahsa was made for people of all the world, one letter of SPT can encompass several similar sounds of IPA, thus there wont unnecessary effort to people of diverse backgrounds pronounce sambahsa words. For example: {r} refers, preferably, the sounds /ʀ/ and /r/, but it also can refers to the sound /ɾ/, which occurs in th american english.</text:p>
        </text:list-item>
      </text:list>
      <text:p text:style-name="P11"/>
      <text:p text:style-name="P11"><text:tab/>Before we go on, some observations:</text:p>
      <text:p text:style-name="P11"/>
      <text:list xml:id="list8229729909398451815" text:style-name="L3">
        <text:list-item>
          <text:p text:style-name="P54">Probably many sounds here will be new for you. Don't worry, all the sounds not found in the english language will be explained with all details as possible.</text:p>
        </text:list-item>
        <text:list-item>
          <text:p text:style-name="P54">This grammar is useful for all who knows english, but the phonetic descriptions were based on the american english.</text:p>
        </text:list-item>
        <text:list-item>
          <text:p text:style-name="P54">The United States of America is a continental country and have some linguistic variation. So, if you find that the phonetic description of a word is unfamiliar, maybe I am referring to the way of speaking of other part of the United States.</text:p>
        </text:list-item>
        <text:list-item>
          <text:p text:style-name="P54">Sambahsa is very rich in what concerns to sounds, if you find that some <text:soft-page-break/>sound is very complicate, you can use a similar sound in its place if you think that the meaning of the word will not be twisted and make confusion in the conversation. The important is that you use sambahsa!</text:p>
        </text:list-item>
        <text:list-item>
          <text:p text:style-name="P54">You don't need to use IPA if you don't want, since all the sounds will be explained. The AFI is there for serving as additional resource for you.</text:p>
        </text:list-item>
        <text:list-item>
          <text:p text:style-name="P54">Even you have never heard about IPA, you can easily use it. There are many resources that shows the sounds of the IPA and some ones even teaches you how to do them. Copy and paste the IPA letter that you want to learn in your favorite search engine, then see the options of websites and files that treats about the pronunciation of these sounds. It's not so difficult.</text:p>
          <text:list>
            <text:list-item>
              <text:p text:style-name="P54">As I've said before: the IPA practically only will be used in this “alphabet and pronunciation” chapter, in the rest of the book I will use only SPT! The IPA is only a secure guide for you learning SPT, which is important!</text:p>
            </text:list-item>
          </text:list>
        </text:list-item>
        <text:list-item>
          <text:p text:style-name="P54">If the IPA and SPT wont be clear for you, I put some words from our english language transcribed in these alphabets to you comprehend them well.</text:p>
        </text:list-item>
      </text:list>
      <text:p text:style-name="P11"/>
      <text:p text:style-name="P11"><text:span text:style-name="T1">{a} –</text:span> /a/ – something like the first part of “i” in “h<text:span text:style-name="T1">i</text:span>de” or “br<text:span text:style-name="T1">i</text:span>de”, whose sound actually is /a<text:bookmark-start text:name="__DdeLink__52229_232630187"/>ɪ<text:bookmark-end text:name="__DdeLink__52229_232630187"/>/, <text:bookmark-start text:name="__DdeLink__52279_232630187"/><text:bookmark-start text:name="__DdeLink__52353_232630187"/>but without the second part /…ɪ/<text:bookmark-end text:name="__DdeLink__52353_232630187"/>.<text:bookmark-end text:name="__DdeLink__52279_232630187"/> <text:bookmark-start text:name="__DdeLink__52281_232630187"/>Pay attention that {a} is not like the “a” in “f<text:span text:style-name="T1">a</text:span>ther” or “<text:span text:style-name="T1">a</text:span>rm”, whose “a” is /ɑː/.<text:bookmark-end text:name="__DdeLink__52281_232630187"/> It's like the “a” in the french word “p<text:span text:style-name="T1">a</text:span>tte” or in the eastern andalusian spanish “m<text:span text:style-name="T1">a</text:span>dres”</text:p>
      <text:p text:style-name="P11"><text:span text:style-name="T1">{ä} –</text:span> /ɛ/ – like “e” in “dr<text:span text:style-name="T1">e</text:span>ss” and “m<text:span text:style-name="T1">e</text:span>t” or “ae” in “br<text:span text:style-name="T1">ea</text:span>d”.</text:p>
      <text:p text:style-name="P11"><text:span text:style-name="T1">{b} –</text:span> /b/ – like “b” in “<text:span text:style-name="T1">b</text:span>ad”.</text:p>
      <text:p text:style-name="P11"><text:span text:style-name="T1">{c} –</text:span> /ʃ/ – like “sh” in “<text:span text:style-name="T1">sh</text:span><text:span text:style-name="T5">oe</text:span>” or “cra<text:span text:style-name="T1">sh</text:span>”.</text:p>
      <text:p text:style-name="P11"><text:span text:style-name="T1">{d} –</text:span> /d/ – like “d” in “<text:span text:style-name="T1">d</text:span>ay”.</text:p>
      <text:p text:style-name="P11"><text:span text:style-name="T1">{e} –</text:span> /e/ – something like the first part of “a” in “l<text:span text:style-name="T1">a</text:span>ke”, “ai” in “p<text:span text:style-name="T1">ai</text:span>d” or “ei” in “r<text:span text:style-name="T1">ei</text:span>n”, whose sound actually is /eɪ/, but without the second part /…ɪ/. It's like the “é” in the french word “beaut<text:span text:style-name="T1">é</text:span>” or the “ee” in the standard german “S<text:span text:style-name="T1">ee</text:span>le”.</text:p>
      <text:p text:style-name="P11"><text:span text:style-name="T1">{ë} –</text:span> /ə/ – like “e” in “fath<text:span text:style-name="T1">e</text:span><text:span text:style-name="T5">r</text:span>”, “a” in “<text:span text:style-name="T1">a</text:span><text:span text:style-name="T5">gain</text:span>” or “u” in “syr<text:span text:style-name="T1">u</text:span>p”.</text:p>
      <text:p text:style-name="P11"><text:span text:style-name="T1">{f} –</text:span> /f/ – like “f” in “<text:span text:style-name="T1">f</text:span>ather”.</text:p>
      <text:p text:style-name="P11"><text:span text:style-name="T1">{g} –</text:span> /g/ – like “g” in “<text:span text:style-name="T1">g</text:span>irl” or “<text:span text:style-name="T1">g</text:span>oat”.</text:p>
      <text:p text:style-name="P11"><text:span text:style-name="T1">{h} –</text:span> /h/ – like “h” in “<text:span text:style-name="T1">h</text:span>orse”</text:p>
      <text:p text:style-name="P11"><text:span text:style-name="T1">{i} –</text:span> /i/ – like “y” in <text:span text:style-name="T5">“happ</text:span><text:span text:style-name="T1">y</text:span><text:span text:style-name="T5">”, “ey” in “mon</text:span><text:span text:style-name="T1">ey</text:span><text:span text:style-name="T5">” or “ie” in “part</text:span><text:span text:style-name="T1">ie</text:span><text:span text:style-name="T5">s”.</text:span></text:p>
      <text:p text:style-name="P11"><text:span text:style-name="T1">{j} –</text:span> /<text:bookmark-start text:name="__DdeLink__52323_232630187"/>ʒ<text:bookmark-end text:name="__DdeLink__52323_232630187"/>/ – like “s” “vi<text:span text:style-name="T1">s</text:span>ion” or “a<text:span text:style-name="T1">s</text:span>ian”</text:p>
      <text:p text:style-name="P11"><text:span text:style-name="T1">{k} –</text:span> /k/ – like “c” in “<text:span text:style-name="T1">c</text:span>ut”, “ck” in “ba<text:span text:style-name="T1">ck</text:span>” or “k” in “spea<text:span text:style-name="T1">k</text:span>”</text:p>
      <text:p text:style-name="P11"><text:span text:style-name="T1">{l} –</text:span> /l/ – like “l” in “<text:span text:style-name="T1">l</text:span>eft” or “sou<text:span text:style-name="T1">l</text:span>”.</text:p>
      <text:p text:style-name="P11"><text:span text:style-name="T1">{m} –</text:span> /m/ – like “m” in “<text:span text:style-name="T1">m</text:span><text:span text:style-name="T5">other</text:span>”.</text:p>
      <text:p text:style-name="P11"><text:span text:style-name="T1">{n} –</text:span> /n/ – like “n” in “<text:span text:style-name="T1">n</text:span>ight”</text:p>
      <text:p text:style-name="P11"><text:span text:style-name="T1">{o} –</text:span> /o/ or /ɔ/ – the /o/ sound is something like the fist part of “o” in “g<text:span text:style-name="T1">o</text:span>at”, whose sound actually is /o<text:bookmark-start text:name="__DdeLink__52355_232630187"/>ʊ<text:bookmark-end text:name="__DdeLink__52355_232630187"/>/, but without the second part /…ʊ/. It's like the “eau” in the french word “rés<text:span text:style-name="T1">eau</text:span>” or the “o” in the standard german word “<text:span text:style-name="T1">o</text:span>der”. The /ɔ/ sound is found in “o” of “n<text:span text:style-name="T1">o</text:span>rth”.</text:p>
      <text:p text:style-name="P11"><text:span text:style-name="T1">{ö} –</text:span> /ø/ – like the “ö” from german or the “eux” french. <text:bookmark-start text:name="__DdeLink__52425_232630187"/><text:bookmark-start text:name="__DdeLink__52443_232630187"/><text:bookmark-start text:name="__DdeLink__52385_232630187"/>Don't you know german neither french?<text:bookmark-end text:name="__DdeLink__52385_232630187"/> <text:bookmark-start text:name="__DdeLink__52387_232630187"/>There is no problem, I teach you how to made this sound.<text:bookmark-end text:name="__DdeLink__52425_232630187"/><text:bookmark-end text:name="__DdeLink__52443_232630187"/><text:bookmark-end text:name="__DdeLink__52387_232630187"/> It's how you make the {e} sound, but with the mouth in the form you make the {o} sound, in other words, speak /e/ with the puckered lips.</text:p>
      <text:p text:style-name="P11"><text:soft-page-break/><text:span text:style-name="T1">{p} –</text:span> /p/ – like “p” in “<text:span text:style-name="T1">p</text:span>each”.</text:p>
      <text:p text:style-name="P11"><text:span text:style-name="T1">{q} –</text:span> /x/ – like the german “ach-laut” or like “j” in the spanish word “<text:span text:style-name="T1">j</text:span>ota”. Don't you know german neither spanish? There is no problem, I teach you how to made this sound. It's like the {h} sound, but the sound comes scraping the final of your throat; think in a vintage kettle.</text:p>
      <text:p text:style-name="P11"><text:span text:style-name="T1">{r} –</text:span> /<text:bookmark-start text:name="__DdeLink__17327_1794767092"/>ʀ<text:bookmark-end text:name="__DdeLink__17327_1794767092"/>/ – in situations like in “radh”, “prete” and “accurat”, where after “r” there is a vowel, you can pronunciate it as the “r” in “<text:span text:style-name="T1">r</text:span>ed”. Actually sambahsa admits a wide variety of sounds – includding our “r” (!!!!!) –, but <text:span text:style-name="T2">if</text:span> it’s for elect an official sound, it should be the uvular “r” (/ʀ/) <text:s/>from german. <text:bookmark-start text:name="__DdeLink__52385_2326301871"/>Don't you know germa?<text:bookmark-end text:name="__DdeLink__52385_2326301871"/> <text:bookmark-start text:name="__DdeLink__52387_2326301871"/>There is no problem, I teach you how to made this sound.<text:bookmark-end text:name="__DdeLink__52387_2326301871"/> Do the following exercise, gargle water (or any other liquid). Through this simple exercise you start to understand how to vibrate your uvula.</text:p>
      <text:p text:style-name="P11"><text:span text:style-name="T1">{r} –</text:span> /<text:bookmark-start text:name="__DdeLink__17327_17947670921"/>ʁ<text:bookmark-end text:name="__DdeLink__17327_17947670921"/>/ – in situations like in “irk”, “amor” and “absorb”, where after “r” there isn't a consonant or this “r” is the last letter of the word, this consonant assumes the sound [ʁ]. The /ʁ/ is very similar the sound /h/ of “<text:span text:style-name="T1">h</text:span>orse”, but there are two differences, you must vibrate your vocal cords like you do in {d} or {n} and the place of articulation of /<text:bookmark-start text:name="__DdeLink__17327_179476709211"/>ʁ<text:bookmark-end text:name="__DdeLink__17327_179476709211"/>/ is the uvula – while the place of articulation of /h/ is the glottis –, in other words, you must articulate the back of your tongue at the uvula. Just below some examples in IPA:</text:p>
      <text:p text:style-name="P42">spar – /spɐʁ/ </text:p>
      <text:p text:style-name="P43">cherkin – /t͡ʃəʁ'kin/ </text:p>
      <text:p text:style-name="P43">wir – /wiʁ/ </text:p>
      <text:p text:style-name="P43">clever – /'klevəʁ/ </text:p>
      <text:p text:style-name="P43">cort – /koʁt/ </text:p>
      <text:p text:style-name="P43">amor – /a'moʁ/ </text:p>
      <text:p text:style-name="P43">cort – /koʁt/ </text:p>
      <text:p text:style-name="P43">aur – /'aʊʁ/ </text:p>
      <text:p text:style-name="P43">mer – /meʁ/ </text:p>
      <text:p text:style-name="P43">air – /ɛʁ/ </text:p>
      <text:p text:style-name="P43">atelier – /ate'ljeʁ/ </text:p>
      <text:p text:style-name="P43">ier – /jeʁ/ </text:p>
      <text:p text:style-name="P43">ierk – /jeʁk/ </text:p>
      <text:p text:style-name="P43">piurn – /pjuʁn/ </text:p>
      <text:p text:style-name="P43">oyr – /ojʁ/ </text:p>
      <text:p text:style-name="P43">ayr – /ajɺ/ </text:p>
      <text:p text:style-name="P43">butour – /bu'tuːʁ/ </text:p>
      <text:p text:style-name="P43">alabster – /a'labstəʁ/ </text:p>
      <text:p text:style-name="P43">gurgule – /'guʁgyl/ </text:p>
      <text:p text:style-name="P43">eurp – /øʁp/ </text:p>
      <text:p text:style-name="P43">arbust – /ɐʁ'bust/ </text:p>
      <text:p text:style-name="P43">ender – /'endəʁ/ </text:p>
      <text:p text:style-name="P43">biaur – /bj'ɐʊʁ/</text:p>
      <text:p text:style-name="P11"><text:span text:style-name="T1">{s} </text:span><text:span text:style-name="T5">– /s/ – like</text:span> “s” in “<text:span text:style-name="T1">s</text:span>ound” or “c” in “ri<text:span text:style-name="T1">c</text:span>e”.</text:p>
      <text:p text:style-name="P11"><text:span text:style-name="T1">{t} –</text:span> /t/ – like “t” in “<text:span text:style-name="T1">t</text:span>o<text:span text:style-name="T1">t</text:span>al”.</text:p>
      <text:p text:style-name="P11"><text:span text:style-name="T1">{u} –</text:span> /u/ – like “oo” in “l<text:span text:style-name="T1">oo</text:span>se”.</text:p>
      <text:p text:style-name="P11"><text:span text:style-name="T1">{ü} –</text:span> /y/ – like the french “u” or the german “ü”. <text:bookmark-start text:name="__DdeLink__52469_232630187"/><text:bookmark-start text:name="__DdeLink__52385_2326301872"/>Don't you know german neither french?<text:bookmark-end text:name="__DdeLink__52385_2326301872"/> <text:bookmark-start text:name="__DdeLink__52387_2326301872"/>There is no problem, I teach you how to made this sound.<text:bookmark-end text:name="__DdeLink__52469_232630187"/><text:bookmark-end text:name="__DdeLink__52387_2326301872"/> It's very simple, speak the {u} sound, notice the movements you do with your mouth; now speak the sound {i}, but with the mouth movement of {u}, in <text:soft-page-break/>other words, speak {i} with a puckered lips.</text:p>
      <text:p text:style-name="P11"><text:span text:style-name="T1">{v} </text:span><text:span text:style-name="T5">– /v/ – like</text:span> “v” in “<text:span text:style-name="T1">v</text:span>ein”.</text:p>
      <text:p text:style-name="P11"><text:span text:style-name="T1">{w} –</text:span> /w/ – like “w” in “<text:span text:style-name="T1">w</text:span>ater”, but it's <text:span text:style-name="T2">not</text:span> like “w” in “sh<text:span text:style-name="T5">o</text:span><text:span text:style-name="T1">w</text:span>”, which is /ʊ/.</text:p>
      <text:p text:style-name="P11"><text:span text:style-name="T1">{x} –</text:span> /ç/ – like the german “ich-laut” or, perhaps, “h” in “<text:span text:style-name="T1">h</text:span>uman”. <text:bookmark-start text:name="__DdeLink__52385_23263018721"/>Don't you know german?<text:bookmark-end text:name="__DdeLink__52385_23263018721"/> <text:bookmark-start text:name="__DdeLink__52387_23263018721"/>There is no problem, I teach you how to made this sound.<text:bookmark-end text:name="__DdeLink__52387_23263018721"/> Articulate your mouth in order it is in the way you speak the vowel {i}, notice that in this position the body of your tongue almost touch your palate and the tip of your tongue touches the inferior teeth of the front, then expire as you do when you pronounce {c}, but be careful for you don't rise the tongue.</text:p>
      <text:p text:style-name="P11"><text:span text:style-name="T1">{y} –</text:span> /j/ – like “y” in “<text:span text:style-name="T1">y</text:span>ou” or the first part of “u” in “t<text:span text:style-name="T1">u</text:span>be” /t<text:span text:style-name="T7">j</text:span>u:b/.</text:p>
      <text:p text:style-name="P11"><text:span text:style-name="T1">{z} –</text:span> /z/ – like “z” in “<text:span text:style-name="T1">z</text:span>ap”.</text:p>
      <text:p text:style-name="P11"><text:span text:style-name="T1">{§} –</text:span> /θ/ – like “th” in “bir<text:span text:style-name="T1">th</text:span>day” or “<text:span text:style-name="T1">th</text:span>in”, but <text:span text:style-name="T2">not</text:span> like in “<text:span text:style-name="T1">th</text:span>is” or “wor<text:span text:style-name="T1">th</text:span>” whose sound is /ð/. </text:p>
      <text:p text:style-name="P11"/>
      <text:p text:style-name="P11"><text:span text:style-name="T1">{tc} –</text:span> /<text:bookmark-start text:name="__DdeLink__52505_232630187"/>t͡ʃ<text:bookmark-end text:name="__DdeLink__52505_232630187"/>/ – like “ch” in “whi<text:span text:style-name="T1">ch</text:span>” or “<text:span text:style-name="T1">ch</text:span>eap”</text:p>
      <text:p text:style-name="P11"><text:span text:style-name="T1">{dj} </text:span><text:span text:style-name="T14">–</text:span><text:span text:style-name="T13"> /</text:span><text:bookmark-start text:name="__DdeLink__52519_232630187"/><text:span text:style-name="T13">d͡ʒ</text:span><text:bookmark-end text:name="__DdeLink__52519_232630187"/><text:span text:style-name="T13">/ –</text:span> like “g” in “hu<text:span text:style-name="T1">g</text:span>e” or “j” in “<text:span text:style-name="T1">j</text:span>ump”</text:p>
      <text:p text:style-name="P11"><text:span text:style-name="T1">{ng} –</text:span> /nj/ or /<text:bookmark-start text:name="__DdeLink__52533_232630187"/>ŋ<text:bookmark-end text:name="__DdeLink__52533_232630187"/>/ – like “ng” in “thi<text:span text:style-name="T1">ng</text:span>” or “ki<text:span text:style-name="T1">ng</text:span>”, whose sound is /<text:bookmark-start text:name="__DdeLink__52533_2326301871"/>ŋ<text:bookmark-end text:name="__DdeLink__52533_2326301871"/>/, but <text:span text:style-name="T2">not</text:span> like the “n” in “thi<text:span text:style-name="T1">n</text:span>” or “ki<text:span text:style-name="T1">n</text:span>”.</text:p>
      <text:p text:style-name="P11"><text:span text:style-name="T1">{nk} –</text:span> /ŋk/ </text:p>
      <text:p text:style-name="P11"/>
      <text:p text:style-name="P11"><text:tab/>I suggest that you really learn the SPT before move on. Because of this is a very important part, I suggest that you make an exception and read this chapter more than twice, I need that you know it very well.</text:p>
      <text:p text:style-name="P11"/>
      <text:h text:style-name="P3" text:outline-level="2">SOME ENGLISH WORDS IN IPA AND SPT</text:h>
      <text:p text:style-name="P11"/>
      <text:p text:style-name="P11"><text:tab/>Do you remember that I promised the transcription of some word of ours to IPA and SPT? If you reached here without understanding very well both alphabets, let's see whether with the list below you understand them. Deliberately I've inserted some words whose sounds don’t exist in sambahsa, I did this to make you pay attention to the differences between the two languages, in these cases there wont a transcription to SPT.</text:p>
      <text:p text:style-name="P11"/>
      <text:p text:style-name="P11"><text:tab/>For you don't being lost, firstly I show the word, then the transcription to IPA, which is between slashes, and then the transcription in SPT, which is between brackets.</text:p>
      <text:p text:style-name="P11"/>
      <text:p text:style-name="P11"><text:span text:style-name="T14">Beach</text:span><text:span text:style-name="T15"> – /bi:tʃ/ – {bi:tc}</text:span></text:p>
      <text:p text:style-name="P11"><text:span text:style-name="T14">Men –</text:span><text:span text:style-name="T13"> /mɛn/ – {män}</text:span></text:p>
      <text:p text:style-name="P11"><text:span text:style-name="T1">Man –</text:span> /mæn/ – <text:span text:style-name="T13">{män}</text:span> <text:span text:style-name="T8">({</text:span><text:span text:style-name="T13">ä</text:span><text:span text:style-name="T8">} would be /</text:span><text:span text:style-name="T13">ɛ</text:span><text:span text:style-name="T8">/, but I think that I can representate /</text:span><text:span text:style-name="T13">æ</text:span><text:span text:style-name="T8">/ as {</text:span><text:span text:style-name="T13">ä</text:span><text:span text:style-name="T8">})</text:span></text:p>
      <text:p text:style-name="P14"><text:span text:style-name="T1">Bra –</text:span> /bɹɑː/ – {bra} <text:span text:style-name="T8">({</text:span>a<text:span text:style-name="T8">} would be /</text:span>a<text:span text:style-name="T8">/, but I think that I can representate /</text:span>ɑ<text:span text:style-name="T8">/ as {</text:span>a<text:span text:style-name="T8">})</text:span></text:p>
      <text:p text:style-name="P14"><text:span text:style-name="T1">Food –</text:span> /fu:d/ – {fu:d}</text:p>
      <text:p text:style-name="P14"><text:span text:style-name="T1">Cute –</text:span> /kjut/ – {kyut}</text:p>
      <text:p text:style-name="P14"><text:span text:style-name="T1">Sea –</text:span> /si:/ – {si:}</text:p>
      <text:p text:style-name="P14"><text:span text:style-name="T1">Fill </text:span>– /fɪl/ – {fil} <text:span text:style-name="T8">({</text:span>i<text:span text:style-name="T8">} would be /</text:span>i<text:span text:style-name="T8">/, but I think that I can representate /</text:span>ɪ<text:span text:style-name="T8">/ as {</text:span>i<text:span text:style-name="T8">})</text:span></text:p>
      <text:p text:style-name="P14"><text:span text:style-name="T1">Boat –</text:span> /boʊt/ – {bowt} <text:span text:style-name="T8">({</text:span>u<text:span text:style-name="T8">} would be /</text:span>u<text:span text:style-name="T8">/, but I think that I can representate /</text:span>ʊ<text:span text:style-name="T8">/ as </text:span>{u})</text:p>
      <text:p text:style-name="P4"><text:soft-page-break/><text:span text:style-name="T25">Dog –</text:span><text:span text:style-name="T24"> /dɔg/ – </text:span><text:span text:style-name="T28">{dog} </text:span><text:span text:style-name="T27">(notice in this example and in the example just above that /</text:span><text:span text:style-name="T28">o</text:span><text:span text:style-name="T27">/ and /</text:span><text:span text:style-name="T28">ɔ</text:span><text:span text:style-name="T27">/ are both represented as {</text:span><text:span text:style-name="T28">o</text:span><text:span text:style-name="T27">}, yeah, {</text:span><text:span text:style-name="T28">o</text:span><text:span text:style-name="T27">} can mean both sounds)</text:span></text:p>
      <text:p text:style-name="P11"><text:span text:style-name="T1">Girl –</text:span> /gɜ<text:span text:style-name="T15">ɹl</text:span>/ – <text:span text:style-name="T8">(the sound /</text:span><text:span text:style-name="T13">ɜ</text:span><text:span text:style-name="T8">/ doesn't exist in sambahsa and /</text:span><text:span text:style-name="T15">ɹ</text:span><text:span text:style-name="T8">/ is a sound that should be avoided)</text:span></text:p>
      <text:p text:style-name="P14"><text:span text:style-name="T1">Extra – </text:span><text:span text:style-name="T5">/ˈɛkstɹə/ – {Äkstrë} </text:span><text:span text:style-name="T12">(but you still can represent /</text:span><text:span text:style-name="T5">ɹ</text:span><text:span text:style-name="T12">/ as {</text:span><text:span text:style-name="T5">r</text:span><text:span text:style-name="T12">})</text:span></text:p>
      <text:p text:style-name="P11"><text:span text:style-name="T14">About –</text:span><text:span text:style-name="T13"> /</text:span><text:span text:style-name="T15">əˌbaʊd</text:span><text:span text:style-name="T13">/ – {ëbAod}</text:span></text:p>
      <text:p text:style-name="P11"><text:span text:style-name="T1">Excuse </text:span><text:span text:style-name="T9">(noun)</text:span><text:span text:style-name="T1"> – </text:span>/ɪk<text:span text:style-name="T13">ˈskjus</text:span>/ – {ik skyUs}</text:p>
      <text:p text:style-name="P11"><text:span text:style-name="T1">Where are you going –</text:span> /<text:span text:style-name="T13">ˈ</text:span><text:span text:style-name="T13">w</text:span><text:span text:style-name="T13">ɛ</text:span><text:span text:style-name="T15">ə</text:span><text:span text:style-name="T15">ɹ</text:span><text:span text:style-name="T15">‿</text:span><text:span text:style-name="T15">ə</text:span><text:span text:style-name="T15">ɹ </text:span><text:span text:style-name="T15">ju </text:span><text:span text:style-name="T15">ˈ</text:span><text:span text:style-name="T15">goʊ</text:span><text:span text:style-name="T15">ɪ</text:span><text:span text:style-name="T15">ŋ</text:span>/</text:p>
      <text:p text:style-name="P11"><text:span text:style-name="T1">Keep –</text:span> /kip/ – {kip}</text:p>
      <text:p text:style-name="P11"><text:span text:style-name="T1">Each –</text:span> /it<text:span text:style-name="T15">ʃ</text:span>/ – {itc}</text:p>
      <text:p text:style-name="P11"><text:span text:style-name="T1">Father –</text:span> /f<text:span text:style-name="T13">ɑð</text:span><text:span text:style-name="T15">əɹ</text:span>/ – <text:span text:style-name="T13">(</text:span><text:span text:style-name="T8">the sound /ð/ doesn't exist in sambahsa</text:span><text:span text:style-name="T13">)</text:span></text:p>
      <text:p text:style-name="P11"><text:span text:style-name="T1">Again –</text:span> /<text:span text:style-name="T15">əˈgɛn</text:span>/ – {ëgÄn}</text:p>
      <text:p text:style-name="P11"><text:span text:style-name="T1">Blackout –</text:span> /<text:span text:style-name="T15">ˈblækˌaʊt|</text:span>/ – {bläkAwt}</text:p>
      <text:p text:style-name="P11"><text:span text:style-name="T1">Sound –</text:span> /s<text:span text:style-name="T15">aʊnd</text:span>/ – {sAond}</text:p>
      <text:p text:style-name="P11"><text:span text:style-name="T1">Thief –</text:span> /θif/ – {§if}</text:p>
      <text:p text:style-name="P11"><text:span text:style-name="T1">Tomorrow –</text:span> /t<text:span text:style-name="T15">əˈmɑɹoʊ</text:span>/ – {tëmArow}</text:p>
      <text:p text:style-name="P11"><text:span text:style-name="T1">She –</text:span> /<text:span text:style-name="T15">ʃi</text:span>/ – {ci}</text:p>
      <text:p text:style-name="P11"><text:span text:style-name="T1">When –</text:span> /w<text:span text:style-name="T13">ɛn/ – {wän}</text:span></text:p>
      <text:p text:style-name="P11"><text:span text:style-name="T14">Now – </text:span><text:span text:style-name="T13">/n</text:span><text:span text:style-name="T15">aʊ</text:span><text:span text:style-name="T13">/ – {nAo}</text:span></text:p>
      <text:p text:style-name="P11"/>
      <text:p text:style-name="P11"><text:tab/>It’s good to remember that the letter {r} from SPT can assume various sounds, like /r/, /ɾ/, /ʁ/, /ʀ/ and /<text:span text:style-name="T15">ɹ/.</text:span></text:p>
      <text:p text:style-name="P11"/>
      <text:h text:style-name="P3" text:outline-level="2">A LAST VISIT TO THE ALPHABET AND THE NAME OF THE LANGUAGE</text:h>
      <text:p text:style-name="P11"/>
      <text:p text:style-name="P11"><text:tab/>Now that you alread know SPT, let's go back to the alphabet for you know how each letter is pronounced:</text:p>
      <text:p text:style-name="P11">a {a}, b {be}, c {tse}, d {de}, e {e}, f {ef}, g {dje}, h {hatc}, i {i}, j {jye}, k {ka}, l {el}, m {em}, n {en}, o {o}, p {pe}, q {ku}, r {er}, s {es}, t {te}, u {u}, v {ve}, w {we}, x {iks}, y {ü}, z {dzed}</text:p>
      <text:p text:style-name="P11"/>
      <text:p text:style-name="P11"><text:tab/>Before we go on, it's important to know how our language is pronounced!</text:p>
      <text:p text:style-name="P11"><text:span text:style-name="T1">Sambahsa Mundialect –</text:span> {sambA:sa mundyAlëkt}</text:p>
      <text:p text:style-name="P11"/>
      <text:h text:style-name="P3" text:outline-level="2">WE ARE NOT FINISHED YET, SOME CONVENTIONS</text:h>
      <text:p text:style-name="P11"/>
      <text:p text:style-name="P11"><text:tab/><text:span text:style-name="T1">Before we go on, a warning: </text:span>don't worry, initially, with the more complex grammar rules, because of I'll be showing the pronounce of each example during a good time here, so you'll naturally learn the pronunciation. <text:span text:style-name="T2">Don't decore anything, understand it</text:span>! My advice is: read this part once or twice – at most – then go on with your studies. Does the orthography is this so difficult? No, but it can be boring at the beginning for those who are starting and it is, in my personal opinion, obligatory at the beginning since I'll dispose the pronunciation with the examples.</text:p>
      <text:p text:style-name="P11"/>
      <text:p text:style-name="P11"><text:tab/>Since here until the final of the <text:span text:style-name="T1">ALPHABET AND PRONUNCIATION</text:span> chapter, the text will be almost a transcription of the book <text:span text:style-name="T8">The Grammar Of </text:span><text:soft-page-break/><text:span text:style-name="T8">Sambahsa-Mundialect In English</text:span>, of Dr. Olivier Simon.</text:p>
      <text:p text:style-name="P11"/>
      <text:p text:style-name="P11"><text:tab/>The vowels are represented by V, they are: “a”, “e”, “i”, “o”, “u”. The semivowels are “w” and “y”, they are represented by C, as well as the consonants. </text:p>
      <text:p text:style-name="P11"/>
      <text:h text:style-name="P50" text:outline-level="3">THE LETTER “e”:</text:h>
      <text:p text:style-name="P11"/>
      <text:p text:style-name="P11"><text:tab/>When it is the stressed <text:bookmark-start text:name="__DdeLink__52561_232630187"/>syllable <text:bookmark-end text:name="__DdeLink__52561_232630187"/>or the first letter of the word, it's pronounced as {e}.</text:p>
      <text:p text:style-name="P11"/>
      <text:p text:style-name="P11"><text:span text:style-name="T1">incandescent {inkandEsënt} –</text:span> incandescent</text:p>
      <text:p text:style-name="P11"><text:span text:style-name="T1">emigrant {emigrAnt} –</text:span> emigrant</text:p>
      <text:p text:style-name="P11"/>
      <text:p text:style-name="P11"><text:tab/>It's not pronounced when alone in the final of a word…</text:p>
      <text:p text:style-name="P11"/>
      <text:p text:style-name="P11"><text:span text:style-name="T1">monte {mont} –</text:span> mount <text:span text:style-name="T8">(an animal)</text:span></text:p>
      <text:p text:style-name="P11"><text:span text:style-name="T1">claviature {klavyatÜr} –</text:span> keyboard</text:p>
      <text:p text:style-name="P11"><text:bookmark-start text:name="__DdeLink__52571_232630187"/><text:span text:style-name="T1">clientele</text:span><text:bookmark-end text:name="__DdeLink__52571_232630187"/><text:span text:style-name="T1"> {klyentEl} – </text:span>customers</text:p>
      <text:p text:style-name="P11"/>
      <text:p text:style-name="P11"><text:tab/>… or at the end of a word before the letters “s” and “t”.</text:p>
      <text:p text:style-name="P11"/>
      <text:p text:style-name="P11"><text:span text:style-name="T1">crimes {krims} – </text:span><text:span text:style-name="T13">crimes</text:span></text:p>
      <text:p text:style-name="P11"><text:span text:style-name="T1">survivet {survIvd} –</text:span> <text:span text:style-name="T8">(he/she/it)</text:span> survives</text:p>
      <text:p text:style-name="P11"/>
      <text:p text:style-name="P11"><text:tab/>In some cases the loss of “e” can create a confusion or make the word unpronounceable, in these cases “e” assumes the sound {ë}.</text:p>
      <text:p text:style-name="P11"><text:tab/></text:p>
      <text:p text:style-name="P11"><text:bookmark-start text:name="__DdeLink__52597_232630187"/><text:span text:style-name="T1">storgnet</text:span><text:bookmark-end text:name="__DdeLink__52597_232630187"/><text:span text:style-name="T1"> {stOrnyët} –</text:span> <text:span text:style-name="T13">stunned</text:span></text:p>
      <text:p text:style-name="P14"/>
      <text:p text:style-name="P11"><text:span text:style-name="T13"><text:tab/></text:span><text:span text:style-name="T8">Why do “gn” of “storgnet” is pronounced as {ny}? I explain it later.</text:span></text:p>
      <text:p text:style-name="P11"/>
      <text:p text:style-name="P11"><text:tab/>All words finished in “quet” and “ques” are pronounced, respectively”, as {kët} e {kës}.</text:p>
      <text:p text:style-name="P11"/>
      <text:p text:style-name="P11"><text:tab/>In all the other cases “e” has the {ë} sound, like in “kohlen”, which is pronounced as {kO:lën}.</text:p>
      <text:p text:style-name="P11"/>
      <text:p text:style-name="P11"><text:tab/><text:span text:style-name="T8">Why do the pronounce of “o” is </text:span><text:span text:style-name="T8">lengthened</text:span><text:span text:style-name="T8"> in this word? This I am going to answer you.</text:span></text:p>
      <text:p text:style-name="P11"/>
      <text:h text:style-name="P50" text:outline-level="3">THE LETTER “h”:</text:h>
      <text:p text:style-name="P11"/>
      <text:p text:style-name="P11"><text:tab/>It has the {h} sound when at the beginning of a word or between vowels.</text:p>
      <text:p text:style-name="P11"/>
      <text:p text:style-name="P11"><text:span text:style-name="T1">habe {hab} –</text:span> have</text:p>
      <text:p text:style-name="P11"><text:span text:style-name="T1">rahat {rahAt} –</text:span><text:span text:style-name="T5"> rest</text:span></text:p>
      <text:p text:style-name="P11"/>
      <text:p text:style-name="P11"><text:soft-page-break/><text:tab/><text:bookmark-start text:name="__DdeLink__52629_232630187"/>When the letter “h” is after a vowel and is not followed by no other vowel, the letter “h” serves to indicate that the pronunciation of the vowel must be lengthened.<text:bookmark-end text:name="__DdeLink__52629_232630187"/></text:p>
      <text:p text:style-name="P11"/>
      <text:p text:style-name="P11"><text:bookmark-start text:name="__DdeLink__52623_232630187"/><text:span text:style-name="T1">kohlen</text:span><text:bookmark-end text:name="__DdeLink__52623_232630187"/><text:span text:style-name="T1"> {kO:lën} –</text:span> hiden</text:p>
      <text:p text:style-name="P11"><text:span text:style-name="T1">bahsa {bA:sa} –</text:span><text:span text:style-name="T5"> language</text:span></text:p>
      <text:p text:style-name="P11"><text:span text:style-name="T1">bah {ba:} –</text:span> to say, to speak</text:p>
      <text:p text:style-name="P11"/>
      <text:p text:style-name="P29">Maybe you ask me: “don't would be much more simple to write the vowel twice to indicate the lengthened of its pronounce? Instead to write 'bahsa', would be much more simpler to write 'baasa'?”</text:p>
      <text:p text:style-name="P29"><text:span text:style-name="T1">The answer is:</text:span> No! This would produce a different sound, “baasa” would be pronounced as {baAza}</text:p>
      <text:p text:style-name="P11"/>
      <text:p text:style-name="P11"><text:tab/>“gh”, “bh” e “dh” respectively correspond to {g}, {b} and {d}, the “h” in these letters serves to indicate that they will not suffer any kind of modification.</text:p>
      <text:p text:style-name="P11"/>
      <text:h text:style-name="P3" text:outline-level="2">VOWELS</text:h>
      <text:p text:style-name="P11"/>
      <text:p text:style-name="P11"><text:span text:style-name="T1">“eau” {o:} –</text:span> /o:/ like in “bureau” {bürO:} <text:span text:style-name="T8">(bureau, office)</text:span></text:p>
      <text:p text:style-name="P11"><text:span text:style-name="T1">“aa” {aA} –</text:span> /a'a/ – like in “saat” {saAt} <text:span text:style-name="T8">(hour, clock, watch)</text:span></text:p>
      <text:p text:style-name="P11"><text:span text:style-name="T1">“ae”, “ae” {ay} –</text:span> /aj/ – like “<text:bookmark-start text:name="__DdeLink__17273_584481832"/>yoinkjiae<text:bookmark-end text:name="__DdeLink__17273_584481832"/>” <text:s/>{yoynkjiAy} <text:span text:style-name="T8">(musical scale)</text:span></text:p>
      <text:p text:style-name="P11"><text:span text:style-name="T1">“ai” {ä} –</text:span> like in “caise” {käz} <text:span text:style-name="T8">(queijo)</text:span></text:p>
      <text:p text:style-name="P11"><text:span text:style-name="T1">“au” </text:span><text:span text:style-name="T14">{Ao} –</text:span><text:span text:style-name="T13"> [aʊ̯] – like in “Australia” </text:span><text:span text:style-name="T8">{aostrAlya} (Australia)</text:span></text:p>
      <text:p text:style-name="P14"><text:span text:style-name="T1">“ea” {Ea} </text:span><text:span text:style-name="T9">(</text:span><text:bookmark-start text:name="__DdeLink__34597_584481832"/><text:span text:style-name="T9">at the end of a word</text:span><text:bookmark-end text:name="__DdeLink__34597_584481832"/><text:span text:style-name="T9">)</text:span><text:span text:style-name="T1"> –</text:span><text:span text:style-name="T5"> /'ea/ – like in “wakea” {wakEa} </text:span><text:span text:style-name="T12">(</text:span><text:span text:style-name="T8">definitely)</text:span></text:p>
      <text:p text:style-name="P14"><text:span text:style-name="T1">“ea” {ëa} </text:span><text:span text:style-name="T9">(at the end of a word)</text:span><text:span text:style-name="T1"> –</text:span><text:span text:style-name="T5"> /əa/ – like in “ocean” {ots(ë)An} </text:span><text:span text:style-name="T12">(ocean) Notice that as the sounds {ë} and {a} aresimilar, in practice the “e”, in this case, normally ends being absorbed, in other words, it is not pronounced.</text:span></text:p>
      <text:p text:style-name="P11"><text:span text:style-name="T1">“ee” {Eë} –</text:span> /eə/ – like in “eet” {Eët} <text:span text:style-name="T8">(</text:span><text:span text:style-name="T13">(he/she/it)</text:span><text:span text:style-name="T8"> was)</text:span></text:p>
      <text:p text:style-name="P11"><text:span text:style-name="T14">“eo” {Eo} –</text:span><text:span text:style-name="T13"> [eʊ̯] – like in “fianceo” {fyantsEo} </text:span><text:span text:style-name="T8">(fiance)</text:span></text:p>
      <text:p text:style-name="P11"><text:span text:style-name="T1">“eu” {ö} –</text:span> like in “Europe” {örOp} <text:span text:style-name="T8">(Europa)</text:span></text:p>
      <text:p text:style-name="P11"><text:span text:style-name="T1">“ie” {i:} </text:span><text:span text:style-name="T9">(when alone at the end of a word</text:span><text:span text:style-name="T1"> –</text:span> like in “publie” {publI:} <text:span text:style-name="T8">(publish)</text:span></text:p>
      <text:p text:style-name="P14"><text:span text:style-name="T1">“ie” {ye} </text:span><text:span text:style-name="T9">(in all the other casees)</text:span><text:span text:style-name="T1"> –</text:span> /je/ – like in “publiet” {publyEt} <text:span text:style-name="T8">(published)</text:span></text:p>
      <text:p text:style-name="P11"><text:span text:style-name="T14">“iu” {yu} –</text:span><text:span text:style-name="T13"> /ju/ – like “iu” in “siuk” {syuk} </text:span><text:span text:style-name="T8">(dry)</text:span></text:p>
      <text:p text:style-name="P11"><text:span text:style-name="T1">“oe”, “oi”, e “oy” {oy} –</text:span> /oj/ – like in “<text:bookmark-start text:name="__DdeLink__34611_584481832"/>choengju<text:bookmark-end text:name="__DdeLink__34611_584481832"/>” {tcOyngju} <text:span text:style-name="T8">(rice wine)</text:span></text:p>
      <text:p text:style-name="P11"><text:span text:style-name="T1">“oo” {oO} –</text:span> /o'o/ – like “boot” {boOt} <text:span text:style-name="T8">(boat)</text:span></text:p>
      <text:p text:style-name="P11"><text:span text:style-name="T1">“ou” {u:} –</text:span> /u:/ – like in “courage” {ku:rAdj} <text:span text:style-name="T8">(courage)</text:span></text:p>
      <text:p text:style-name="P11"><text:span text:style-name="T1">“ue” {ü:} –</text:span> like in “continue” {kontinÜ:} <text:span text:style-name="T8">(continue)</text:span></text:p>
      <text:p text:style-name="P11"><text:span text:style-name="T1">“ui” {wi} </text:span><text:span text:style-name="T5">– /wi/ – like in</text:span> “<text:bookmark-start text:name="__DdeLink__34621_584481832"/>tuich<text:bookmark-end text:name="__DdeLink__34621_584481832"/>” {twitc} <text:span text:style-name="T8">(empty)</text:span></text:p>
      <text:p text:style-name="P11"><text:span text:style-name="T1">“uy” {uy} –</text:span> /uj/ – like in “<text:bookmark-start text:name="__DdeLink__34627_584481832"/>lastruym<text:bookmark-end text:name="__DdeLink__34627_584481832"/>” {lastrUym} <text:span text:style-name="T8">(hold </text:span><text:span text:style-name="T13">(boat)</text:span><text:span text:style-name="T8">)</text:span></text:p>
      <text:p text:style-name="P11"><text:span text:style-name="T1">“u” {u} </text:span><text:span text:style-name="T9">(“u” has the sound {u}, but it would be {ü} if there is the letter “e” between the two following letters)</text:span><text:span text:style-name="T1"> –</text:span> like in “bur” {bur} <text:span text:style-name="T8">(ashes)</text:span>, but “bureau” is {bürO:}.</text:p>
      <text:p text:style-name="P11"/>
      <text:h text:style-name="P3" text:outline-level="2"><text:soft-page-break/>SEMIVOWELS</text:h>
      <text:p text:style-name="P11"/>
      <text:p text:style-name="P11"><text:tab/>“w” and “y” respectively are {w} and {y} when combined to vowel, but when isolates the letter “w” is pronounced like a short {u} and “y” like {ü}. </text:p>
      <text:p text:style-name="P11"/>
      <text:p text:style-name="P11"><text:bookmark-start text:name="__DdeLink__34641_584481832"/><text:span text:style-name="T1">sehkwn</text:span><text:bookmark-end text:name="__DdeLink__34641_584481832"/><text:span text:style-name="T1">t {sE:kunt} –</text:span> (they) follow</text:p>
      <text:p text:style-name="P11"><text:span text:style-name="T1">type {tüp} –</text:span> guy</text:p>
      <text:p text:style-name="P11"/>
      <text:p text:style-name="P11"><text:tab/>But when the letter “y” finds itself at the final of a word or followed by a -s, “y” e “ys” respectively will have the sounds {i} and {is}.</text:p>
      <text:p text:style-name="P11"/>
      <text:p text:style-name="P11"><text:span text:style-name="T1">baby {bAbi} – </text:span>baby</text:p>
      <text:p text:style-name="P11"><text:span text:style-name="T1">babys {bAbis} –</text:span> babies</text:p>
      <text:p text:style-name="P11"/>
      <text:h text:style-name="P3" text:outline-level="2">CONSONANTS</text:h>
      <text:p text:style-name="P11"/>
      <text:p text:style-name="P11"><text:span text:style-name="T1">“sch” {c} –</text:span> like in “<text:bookmark-start text:name="__DdeLink__34651_584481832"/>muraischmusch<text:bookmark-end text:name="__DdeLink__34651_584481832"/>” {muräcmUc} <text:span text:style-name="T8">(mush fly)</text:span></text:p>
      <text:p text:style-name="P11"><text:span text:style-name="T1">“ch” {tc} </text:span><text:span text:style-name="T9">(it's {k} when before a consonant)</text:span><text:span text:style-name="T1"> –</text:span> like in “cheus” {tcös} <text:span text:style-name="T8">(choose)</text:span> and “Christ” {krist} <text:span text:style-name="T8">(Christ)</text:span>. </text:p>
      <text:p text:style-name="P11"><text:span text:style-name="T1">“gn” {ny} –</text:span> /nj/ – like in “gnoh” {nyo:} <text:span text:style-name="T8">(to know)</text:span></text:p>
      <text:p text:style-name="P11"><text:span text:style-name="T1">“kh” {q} –</text:span> like in “khiter” {qItër} <text:span text:style-name="T8">(evil)</text:span></text:p>
      <text:p text:style-name="P11"><text:span text:style-name="T1">“ph” {f} –</text:span> like in “philosophia” {filozOfya} <text:span text:style-name="T8">(philosophy)</text:span></text:p>
      <text:p text:style-name="P11"><text:span text:style-name="T1">“qu” {kw} </text:span><text:span text:style-name="T9">(when before “a”, “o” e “u”, or {k} when before “e”, “i” e “y”)</text:span><text:span text:style-name="T1"> –</text:span> [kw] or [kʷ] – like in “quod” {kwod} <text:span text:style-name="T8">(what)</text:span> and “quis” {kis} <text:span text:style-name="T8">(who)</text:span>.</text:p>
      <text:p text:style-name="P11"><text:span text:style-name="T1">“sc” {sk} </text:span><text:span text:style-name="T9">(it's {s} when before “e”, “i” e “y”)</text:span><text:span text:style-name="T1"> –</text:span> “scutt” {skut} <text:span text:style-name="T8">(shake)</text:span> and “science” {syents} <text:span text:style-name="T8">(science)</text:span></text:p>
      <text:p text:style-name="P11"><text:span text:style-name="T1">“sh” {x} –</text:span> like in “<text:bookmark-start text:name="__DdeLink__34681_584481832"/>shienciu<text:bookmark-end text:name="__DdeLink__34681_584481832"/>” {xyEntsyu} <text:span text:style-name="T8">(overgrown)</text:span></text:p>
      <text:p text:style-name="P11"><text:span text:style-name="T1">“ss” {s} –</text:span> like in “permission” {përmisyOn} <text:span text:style-name="T8">(permission)</text:span></text:p>
      <text:p text:style-name="P11"><text:span text:style-name="T1">“th” {§} </text:span><text:span text:style-name="T9">(it's{t} when combined with {s}, {c} or {j} </text:span><text:span text:style-name="T1">) –</text:span> like in “<text:bookmark-start text:name="__DdeLink__34687_584481832"/>thamf<text:bookmark-end text:name="__DdeLink__34687_584481832"/>” {<text:span text:style-name="T5">§amf</text:span>} <text:span text:style-name="T8">(stench)</text:span> and “<text:bookmark-start text:name="__DdeLink__34689_584481832"/>esthetic<text:bookmark-end text:name="__DdeLink__34689_584481832"/>” {estEtik} <text:span text:style-name="T13">(</text:span><text:span text:style-name="T8">aesthetical)</text:span><text:span text:style-name="T13">.</text:span></text:p>
      <text:p text:style-name="P11"><text:span text:style-name="T1">“c” {k} </text:span><text:span text:style-name="T9">(it's {ts} (/t͡s/) when before “e”, “i” e “y”)</text:span><text:span text:style-name="T1"> –</text:span> clike in “condition” {kondityOn} <text:span text:style-name="T8">(condition)</text:span> and “petrificit” {pëtrifItsit} <text:span text:style-name="T8">(petrified)</text:span></text:p>
      <text:p text:style-name="P11"><text:span text:style-name="T1">“g” {g} </text:span><text:span text:style-name="T9">(it's {dj} when before “e”, “i” e “y”)</text:span><text:span text:style-name="T1"> –</text:span> like in “gulf” {gulf} <text:span text:style-name="T8">(gulf)</text:span> and “large” {lardj} <text:span text:style-name="T8">(large)</text:span>.</text:p>
      <text:p text:style-name="P11"><text:span text:style-name="T1">“j” {j} –</text:span> always {j}. </text:p>
      <text:p text:style-name="P11"><text:span text:style-name="T1">“r” {r} –</text:span> as there are people from different backgrounds, it's admited a wide variety of manners of how this sound is made, including our “r”! The recommended form – but it's not compulsory – it's the way spoken in Luxembourg or Saarland, /ʀ/. However this sound can take other forms:</text:p>
      <text:p text:style-name="P30"><text:span text:style-name="T1">“rr” /r(r)/ and “rh” /r(h)/ –</text:span> like the spanish “rr” (/r/).</text:p>
      <text:p text:style-name="P30"><text:span text:style-name="T1">“rl” –</text:span> like the japanese “r” (/ɺ/), it may also be pronounced as /rl/ or /ʁl/. Don't know japanese? There is no problem, I explain it: notice where your tongue touches when you speaks the sound {d}. Did you observe? You make the japanese “r” trying to make the /ɾ/ of “be<text:span text:style-name="T1">tt</text:span>er”, but touching the tongue in the same place where you do when you say {d} and you must hold your tongue during a tiny bit in order to the air passes at the laterals of your tongue instead of the center of the tongue.</text:p>
      <text:p text:style-name="P11"><text:span text:style-name="T1">“s” {s} </text:span><text:span text:style-name="T9">({z} when between vowels)</text:span><text:span text:style-name="T1"> –</text:span> “son” {son} <text:span text:style-name="T8">(son) and</text:span> “decision” {dëtsiziOn} <text:span text:style-name="T8">(decision)</text:span></text:p>
      <text:p text:style-name="P11"><text:soft-page-break/><text:span text:style-name="T1">“x” {ks} –</text:span> /k͡s/ – it may turn {gz}, if it facilitates the pronunciation.</text:p>
      <text:p text:style-name="P11"><text:span text:style-name="T1">“z” {dz} –</text:span> /d͡z/ – like in “<text:bookmark-start text:name="__DdeLink__34715_584481832"/>zangir<text:bookmark-end text:name="__DdeLink__34715_584481832"/>” {dzAndjir} <text:span text:style-name="T8">(chain)</text:span></text:p>
      <text:p text:style-name="P11"/>
      <text:h text:style-name="P3" text:outline-level="2">MORE OBSERVATIONS</text:h>
      <text:p text:style-name="P11"/>
      <text:p text:style-name="P11"><text:tab/>Some letters, especially those at the end of the word, may be modified by the neighbor sounds. Like in the case of “hands” {handz} (hands).</text:p>
      <text:p text:style-name="P11"/>
      <text:p text:style-name="P11"><text:tab/>Some consonantes, as well as the vowel {ë}, may be omitted. The word “franceois” officially is {frantsëOys}, but it may be {fransOys} because of {t} is inside a consonanl group and the unstressed vowel {ë} is close to the stressed vowel {o}.</text:p>
      <text:p text:style-name="P11"/>
      <text:p text:style-name="P11"><text:tab/>If the verbal form starts with {s<text:span text:style-name="T8">C</text:span>}, oi- may be added before this word for euphonic reasons. For example “skap”, which becomes “oiskap”.</text:p>
      <text:p text:style-name="P11"/>
      <text:h text:style-name="P3" text:outline-level="2">STRESS ACCENT IN SAMBAHSA</text:h>
      <text:p text:style-name="P11"/>
      <text:p text:style-name="P11"><text:tab/><text:bookmark-start text:name="__DdeLink__34729_584481832"/>Start analyzing the word since the last syllab<text:bookmark-end text:name="__DdeLink__34729_584481832"/>le</text:p>
      <text:p text:style-name="P11"/>
      <text:h text:style-name="P50" text:outline-level="3">ALWAYS RECEIVES ACCENTUATION</text:h>
      <text:p text:style-name="P11"/>
      <text:p text:style-name="P11"><text:tab/>Vowels before the letter “h” or a double consonant (rr”, “ll”, “tt” …), by double consonant also it's understood the “ck”{k(k)}. The same is said about a syllable before a final -e. There some examples:</text:p>
      <text:p text:style-name="P11"/>
      <text:p text:style-name="P11"><text:bookmark-start text:name="__DdeLink__34756_584481832"/><text:span text:style-name="T1">Prodah</text:span><text:bookmark-end text:name="__DdeLink__34756_584481832"/><text:span text:style-name="T1"> –</text:span> {prodA:} <text:span text:style-name="T12">(hand over </text:span><text:span text:style-name="T15">(a criminal)</text:span><text:span text:style-name="T12">)<text:line-break/><text:tab/></text:span><text:bookmark-start text:name="__DdeLink__34746_584481832"/><text:span text:style-name="T12">F</text:span><text:bookmark-start text:name="__DdeLink__34743_584481832"/><text:span text:style-name="T12">or you ro understand</text:span><text:bookmark-end text:name="__DdeLink__34743_584481832"/><text:span text:style-name="T12">: if the word would</text:span><text:bookmark-end text:name="__DdeLink__34746_584481832"/><text:span text:style-name="T12"> “proda”, </text:span><text:bookmark-start text:name="__DdeLink__34750_584481832"/><text:span text:style-name="T12">the pronunciation would be</text:span><text:bookmark-end text:name="__DdeLink__34750_584481832"/><text:span text:style-name="T12"> {prOda}</text:span></text:p>
      <text:p text:style-name="P11"><text:bookmark-start text:name="__DdeLink__34758_584481832"/><text:span text:style-name="T1">Recess </text:span><text:bookmark-end text:name="__DdeLink__34758_584481832"/><text:span text:style-name="T1">–</text:span> {rëtsEs} <text:span text:style-name="T12">(recess)</text:span></text:p>
      <text:p text:style-name="P18"><text:tab/>F<text:bookmark-start text:name="__DdeLink__34743_5844818321"/>or you ro understand<text:bookmark-end text:name="__DdeLink__34743_5844818321"/>: if the word would “reces”, the pronunciation would be {rEtsës}</text:p>
      <text:p text:style-name="P11"><text:bookmark-start text:name="__DdeLink__34760_584481832"/><text:span text:style-name="T1">Frontdeck</text:span><text:bookmark-end text:name="__DdeLink__34760_584481832"/><text:span text:style-name="T1"> –</text:span> {frondEk} <text:span text:style-name="T8">(foredeck)</text:span></text:p>
      <text:p text:style-name="P18"><text:tab/>F<text:bookmark-start text:name="__DdeLink__34743_5844818322"/>or you ro understand<text:bookmark-end text:name="__DdeLink__34743_5844818322"/>: if the word would “frontdec”, the pronunciation would be {frOndëk}</text:p>
      <text:p text:style-name="P11"><text:span text:style-name="T1">Taslime –</text:span> {taslIm} <text:span text:style-name="T8">(surrender)</text:span></text:p>
      <text:p text:style-name="P11"/>
      <text:p text:style-name="P11"><text:tab/>The first of two closed vowels, with exception of “i” and “u” as semivowels.</text:p>
      <text:p text:style-name="P11"/>
      <text:p text:style-name="P11"><text:span text:style-name="T1">Armee – </text:span><text:span text:style-name="T5">{armEë}</text:span> <text:span text:style-name="T8">(army)</text:span></text:p>
      <text:p text:style-name="P11"><text:span text:style-name="T1">Australia –</text:span> {aostrAlya} <text:span text:style-name="T8">(Australia)</text:span></text:p>
      <text:p text:style-name="P11"/>
      <text:p text:style-name="P11"><text:tab/>The final syllable: -in <text:span text:style-name="T8">(but not -ing)</text:span>, ey, ie, ui <text:span text:style-name="T8">(when the pronunciation {wi})</text:span>, oCel <text:span text:style-name="T8">(where C is the only consonant)</text:span>.</text:p>
      <text:p text:style-name="P11"/>
      <text:p text:style-name="P11"><text:span text:style-name="T1">Hotel –</text:span> {hotEl} <text:span text:style-name="T8">(hotel)</text:span></text:p>
      <text:p text:style-name="P11"><text:bookmark-start text:name="__DdeLink__34770_584481832"/><text:span text:style-name="T1">Suadin </text:span><text:bookmark-end text:name="__DdeLink__34770_584481832"/><text:span text:style-name="T1">– </text:span>{swadIn} <text:span text:style-name="T8">(fair weather)</text:span></text:p>
      <text:p text:style-name="P11"><text:span text:style-name="T1">Reling –</text:span> {rEling} <text:span text:style-name="T8">(rainling)</text:span></text:p>
      <text:p text:style-name="P11"><text:soft-page-break/><text:span text:style-name="T1">Kierey –</text:span> {kyerEy} <text:span text:style-name="T8">(ram) </text:span></text:p>
      <text:p text:style-name="P11"/>
      <text:p text:style-name="P11"><text:tab/>The vowels “a”, “o” and “u” when before a consonant or semivowel, with exception of a sole “s”.</text:p>
      <text:p text:style-name="P11"/>
      <text:p text:style-name="P11"><text:span text:style-name="T1">Cadaloc – </text:span>{kadalOk} <text:span text:style-name="T8">(anywhere)</text:span></text:p>
      <text:p text:style-name="P11"><text:span text:style-name="T1">Naval –</text:span> {navAl} <text:span text:style-name="T8">(naval)</text:span></text:p>
      <text:p text:style-name="P11"><text:span text:style-name="T1">Dayluk –</text:span> {daylUk} <text:span text:style-name="T8">(continent)</text:span></text:p>
      <text:p text:style-name="P11"/>
      <text:h text:style-name="P50" text:outline-level="3"><text:bookmark-start text:name="__DdeLink__34776_584481832"/>NEVER IS ACCENTUATED<text:bookmark-end text:name="__DdeLink__34776_584481832"/></text:h>
      <text:p text:style-name="P11"/>
      <text:p text:style-name="P11"><text:tab/>Prefixes.</text:p>
      <text:p text:style-name="P11"/>
      <text:p text:style-name="P11"><text:bookmark-start text:name="__DdeLink__34782_584481832"/><text:span text:style-name="T3">For</text:span><text:span text:style-name="T1">trehc</text:span><text:bookmark-end text:name="__DdeLink__34782_584481832"/><text:span text:style-name="T1"> –</text:span> {fortrE:k} <text:span text:style-name="T8">(away; to depart for a trip)</text:span></text:p>
      <text:p text:style-name="P12"><text:span text:style-name="T2">Re</text:span>cess</text:p>
      <text:p text:style-name="P11"><text:span text:style-name="T3">Be</text:span><text:span text:style-name="T1">vid</text:span> – {bëvId} <text:span text:style-name="T8">(to show, to prove)</text:span></text:p>
      <text:p text:style-name="P11"/>
      <text:p text:style-name="P32"><text:span text:style-name="T1">For- –</text:span> prefix<text:bookmark-start text:name="__DdeLink__34788_584481832"/> that means<text:bookmark-end text:name="__DdeLink__34788_584481832"/> something far</text:p>
      <text:p text:style-name="P32"><text:span text:style-name="T1">Re- –</text:span> prefix that means repetition</text:p>
      <text:p text:style-name="P32"><text:span text:style-name="T1">Be- –</text:span> prefix that means something factive</text:p>
      <text:p text:style-name="P11"/>
      <text:p text:style-name="P11"><text:tab/>The letter “w” when used as vowel.</text:p>
      <text:p text:style-name="P11"/>
      <text:p text:style-name="P11"><text:span text:style-name="T1">Sehkwnt –</text:span> {sE:kunt} <text:span text:style-name="T8">(</text:span><text:span text:style-name="T13">(they)</text:span><text:span text:style-name="T8"> follow)</text:span></text:p>
      <text:p text:style-name="P11"/>
      <text:p text:style-name="P11"><text:tab/>A word finishing in -(i)um, -ule e -s.</text:p>
      <text:p text:style-name="P11"/>
      <text:p text:style-name="P11"><text:bookmark-start text:name="__DdeLink__34798_584481832"/><text:span text:style-name="T1">Schives</text:span><text:bookmark-end text:name="__DdeLink__34798_584481832"/><text:span text:style-name="T1"> –</text:span> {civz} <text:span text:style-name="T8">(to shift)</text:span></text:p>
      <text:p text:style-name="P11"><text:bookmark-start text:name="__DdeLink__34800_584481832"/><text:span text:style-name="T1">Territorium</text:span><text:bookmark-end text:name="__DdeLink__34800_584481832"/><text:span text:style-name="T1"> –</text:span> {territOryum} <text:span text:style-name="T8">(territory)</text:span></text:p>
      <text:p text:style-name="P11"><text:span text:style-name="T1">Insule –</text:span> {Insül} <text:span text:style-name="T8">(island)</text:span></text:p>
      <text:p text:style-name="P11"/>
      <text:p text:style-name="P11"><text:tab/>A alone vowel or semivowel at the end of a word.</text:p>
      <text:p text:style-name="P11"/>
      <text:p text:style-name="P11"><text:span text:style-name="T1">Okwi –</text:span> {Okwi} <text:span text:style-name="T8">(eyes)</text:span></text:p>
      <text:p text:style-name="P11"><text:span text:style-name="T1">Baby –</text:span> {bAbi} <text:span text:style-name="T8">(baby)</text:span></text:p>
      <text:p text:style-name="P11"/>
      <text:p text:style-name="P11"><text:tab/>The vowels “e”, “i” and “y” at the end of a word followed by a semivowel – with the exception of “ey” – or two or diverse consonants, but not the double ones.</text:p>
      <text:p text:style-name="P11"/>
      <text:p text:style-name="P11"><text:bookmark-start text:name="__DdeLink__34810_584481832"/><text:span text:style-name="T1">Seghel</text:span><text:bookmark-end text:name="__DdeLink__34810_584481832"/><text:span text:style-name="T1"> – </text:span>{sEgël} <text:span text:style-name="T8">(sail)</text:span></text:p>
      <text:p text:style-name="P11"><text:span text:style-name="T1">Tolkit –</text:span> {tOlkit} <text:span text:style-name="T8">(</text:span><text:span text:style-name="T13">(he/she/it)</text:span><text:span text:style-name="T8"> talked)</text:span></text:p>
      <text:p text:style-name="P11"><text:span text:style-name="T1">Khitert –</text:span> {qItërt} <text:span text:style-name="T8">(evil </text:span><text:span text:style-name="T13">(noun)</text:span><text:span text:style-name="T8">)</text:span></text:p>
      <text:p text:style-name="P11"/>
      <text:p text:style-name="P11"><text:tab/>In compound words the stressed syllable stays the same of the original word.</text:p>
      <text:p text:style-name="P11"/>
      <text:p text:style-name="P11"><text:span text:style-name="T1">Gouverne –</text:span> {gu:vErn} <text:span text:style-name="T8">(to govern)</text:span></text:p>
      <text:p text:style-name="P11"><text:span text:style-name="T1">Gouvernement –</text:span> {gu:vErnëmënt} <text:span text:style-name="T8">(government)</text:span></text:p>
      <text:p text:style-name="P11"><text:soft-page-break/><text:span text:style-name="T1">Nest –</text:span> {nest} <text:span text:style-name="T8">(nest)</text:span></text:p>
      <text:p text:style-name="P11"><text:span text:style-name="T1">Corcuksnest –</text:span> {korkUksnëst} <text:span text:style-name="T8">(crow's nest)</text:span></text:p>
      <text:p text:style-name="P11"/>
      <text:p text:style-name="P33">These rules doesn't necessarily apply to proper nouns and the use of hyphen preserves the accentuation in both sides.</text:p>
      <text:p text:style-name="P11"/>
      <text:h text:style-name="P3" text:outline-level="2">IF YOU FOUND SOME SOUNDS VERY DIFFICULT</text:h>
      <text:p text:style-name="P11"/>
      <text:p text:style-name="P11"><text:tab/>I did my best to teach you each sound, but if you really can't learn some of them – but I believe you can – it's not the end of the world!!! If you can't pronounce the sounds /x/ e /ç/, no-one you put you in a jail if you use /ʃ/ and /h/ in their places. <text:s/>If you can't pronounce the japanese “r”, use our “r”. The good news is that the difficult sounds are rarely used, with the exception of the vowels don't found in english.</text:p>
      <text:p text:style-name="P11"><text:tab/>The advantage of learning the sambahsa's phonetics is that you master the phonetics of many other languages.</text:p>
      <text:p text:style-name="P11"/>
      <text:h text:style-name="P48" text:outline-level="1">SELLAMAT!</text:h>
      <text:p text:style-name="P11"/>
      <text:p text:style-name="P11"><text:tab/>Sellamat! It's with this word, “sellamat” {selamAt}, that we say “hello”, you also may say “salut” {salUt}, which have the same function.</text:p>
      <text:p text:style-name="P11"/>
      <text:p text:style-name="P11"><text:tab/>In this chapter I'll show you some sentences, maybe you'll deduce the elements of each one by youself, but, anyway, in the posterior chapter I'll unravel each sentence's element, so don't worry if you don't understand something in this chapter.</text:p>
      <text:p text:style-name="P11"/>
      <text:p text:style-name="P11"><text:tab/>Different from english and most of the auxiliary languages, the sambahsa verbs are conjugated. All verbs are regular, with the exception of the verbs “to be”, “to have” and “to know”, but they are not difficult. Let's start with some basic sentences:</text:p>
      <text:p text:style-name="P11"/>
      <text:p text:style-name="P11"><text:span text:style-name="T1">Som </text:span><text:bookmark-start text:name="__DdeLink__34856_584481832"/><text:bookmark-start text:name="__DdeLink__34853_584481832"/><text:span text:style-name="T1">J</text:span><text:bookmark-end text:name="__DdeLink__34853_584481832"/><text:span text:style-name="T1">ohn</text:span><text:bookmark-end text:name="__DdeLink__34856_584481832"/><text:span text:style-name="T1"> </text:span><text:span text:style-name="T14">{som </text:span><text:bookmark-start text:name="__DdeLink__34864_584481832"/><text:span text:style-name="T14">djOn</text:span><text:bookmark-end text:name="__DdeLink__34864_584481832"/><text:span text:style-name="T14">}</text:span><text:span text:style-name="T1"> –</text:span> <text:bookmark-start text:name="__DdeLink__34860_584481832"/>I am John<text:bookmark-end text:name="__DdeLink__34860_584481832"/></text:p>
      <text:p text:style-name="P11"><text:span text:style-name="T1">Io som </text:span><text:bookmark-start text:name="__DdeLink__34853_5844818321"/><text:span text:style-name="T1">J</text:span><text:bookmark-end text:name="__DdeLink__34853_5844818321"/><text:span text:style-name="T1">ohn </text:span><text:span text:style-name="T14">{yo som djOn}</text:span><text:span text:style-name="T9"> </text:span><text:span text:style-name="T1">–</text:span> <text:bookmark-start text:name="__DdeLink__34862_584481832"/>I am John<text:bookmark-end text:name="__DdeLink__34862_584481832"/></text:p>
      <text:p text:style-name="P11"><text:span text:style-name="T1">Ego som </text:span><text:bookmark-start text:name="__DdeLink__34853_5844818322"/><text:span text:style-name="T1">J</text:span><text:bookmark-end text:name="__DdeLink__34853_5844818322"/><text:span text:style-name="T1">ohn </text:span><text:span text:style-name="T14">{Ego som djOn}</text:span><text:span text:style-name="T9"> </text:span><text:span text:style-name="T1">–</text:span> I am John <text:span text:style-name="T8">(more emphasis at “I”)</text:span></text:p>
      <text:p text:style-name="P11"/>
      <text:p text:style-name="P11"><text:tab/>Notice that, in the same way as occurs in the spanish language, in most cases you may omit the pronoun, because of the own verb indicates the used pronoun. You've just known the verb correspondent to “to be” when linked to the pronoun “I”. Let's to the next sentences:</text:p>
      <text:p text:style-name="P11"/>
      <text:p text:style-name="P11"><text:span text:style-name="T1">Es </text:span><text:bookmark-start text:name="__DdeLink__34874_584481832"/><text:span text:style-name="T1">Robert </text:span><text:bookmark-end text:name="__DdeLink__34874_584481832"/><text:span text:style-name="T14">{es </text:span><text:bookmark-start text:name="__DdeLink__34876_584481832"/><text:span text:style-name="T14">rObërt</text:span><text:bookmark-end text:name="__DdeLink__34876_584481832"/><text:span text:style-name="T14"> }</text:span><text:span text:style-name="T1"> –</text:span> <text:bookmark-start text:name="__DdeLink__34878_584481832"/>you are Robert<text:bookmark-end text:name="__DdeLink__34878_584481832"/></text:p>
      <text:p text:style-name="P11"><text:span text:style-name="T1">Es </text:span><text:bookmark-start text:name="__DdeLink__34884_584481832"/><text:span text:style-name="T1">Linda</text:span><text:bookmark-end text:name="__DdeLink__34884_584481832"/><text:span text:style-name="T1"> </text:span><text:span text:style-name="T14">{es </text:span><text:bookmark-start text:name="__DdeLink__34886_584481832"/><text:span text:style-name="T14">lInda</text:span><text:bookmark-end text:name="__DdeLink__34886_584481832"/><text:span text:style-name="T14">}</text:span><text:span text:style-name="T1"> –</text:span> <text:bookmark-start text:name="__DdeLink__34888_584481832"/>you are Linda<text:bookmark-end text:name="__DdeLink__34888_584481832"/></text:p>
      <text:p text:style-name="P11"><text:span text:style-name="T1">Is est Robert <text:s/>{is est </text:span><text:span text:style-name="T14">rObërt</text:span><text:span text:style-name="T1">} –</text:span> he are Robert</text:p>
      <text:p text:style-name="P11"><text:span text:style-name="T1">Ia est Linda {ya est </text:span><text:span text:style-name="T14">lInda</text:span><text:span text:style-name="T1">} –</text:span> she are Linda</text:p>
      <text:p text:style-name="P11"><text:bookmark-start text:name="__DdeLink__34918_584481832"/><text:span text:style-name="T1">Smos </text:span><text:bookmark-start text:name="__DdeLink__34928_584481832"/><text:span text:style-name="T1">americans</text:span><text:bookmark-end text:name="__DdeLink__34928_584481832"/><text:span text:style-name="T1"> {smos </text:span><text:bookmark-start text:name="__DdeLink__34930_584481832"/><text:span text:style-name="T1">amerikAns</text:span><text:bookmark-end text:name="__DdeLink__34930_584481832"/><text:span text:style-name="T1">} –</text:span> <text:bookmark-end text:name="__DdeLink__34918_584481832"/><text:bookmark-start text:name="__DdeLink__34932_584481832"/>we are americans<text:bookmark-end text:name="__DdeLink__34932_584481832"/></text:p>
      <text:p text:style-name="P11"><text:span text:style-name="T1">Wey smos americans {wey smos amerikAns} –</text:span> we are americans</text:p>
      <text:p text:style-name="P11"/>
      <text:p text:style-name="P11"><text:tab/>The next cases are fairly interesting:</text:p>
      <text:p text:style-name="P11"><text:soft-page-break/></text:p>
      <text:p text:style-name="P11"><text:span text:style-name="T1">Id est gohd {id est go:d} –</text:span><text:span text:style-name="T5"> it is good</text:span> <text:span text:style-name="T8">(neutral)</text:span></text:p>
      <text:p text:style-name="P11"><text:span text:style-name="T1">El est gohd {el est go:d} –</text:span><text:span text:style-name="T5"> he/she is good</text:span> <text:span text:style-name="T8">(undetermined)</text:span></text:p>
      <text:p text:style-name="P14"/>
      <text:p text:style-name="P14"><text:tab/><text:span text:style-name="T1">UNDERSTAND IT VERY WELL:</text:span> neutral pronouns refers to things, undetermined pronouns are used when doesn't know the genre or it's not desired to say the genre. <text:span text:style-name="T1">Pay attention:</text:span> from now, all pronoun or article that I <text:span text:style-name="T2">don't</text:span> indicate as <text:span text:style-name="T8">(neutral)</text:span> or <text:span text:style-name="T8">(undete</text:span><text:span text:style-name="T8">r</text:span><text:span text:style-name="T8">mined)</text:span>, will have the masculine genre or the feminine genre. Are we understood?</text:p>
      <text:p text:style-name="P14"><text:tab/>To make clear what is <text:span text:style-name="T8">neutral</text:span> and what is <text:span text:style-name="T8">undetermined</text:span>, look the examples:</text:p>
      <text:p text:style-name="P14"><text:span text:style-name="T1">Chair – </text:span>to the best of my knowledge, chairs don't have genre, so it is <text:span text:style-name="T8">neutral</text:span></text:p>
      <text:p text:style-name="P14"><text:span text:style-name="T1">Dog –</text:span> if we don't know its genre, so it is <text:span text:style-name="T8">undete</text:span><text:span text:style-name="T8">r</text:span><text:span text:style-name="T8">mined</text:span></text:p>
      <text:p text:style-name="P14"><text:span text:style-name="T1">Female dog –</text:span> feminine </text:p>
      <text:p text:style-name="P14"><text:span text:style-name="T1">Grandfather –</text:span> masculine</text:p>
      <text:p text:style-name="P14"><text:span text:style-name="T1">Tree –</text:span> even it is a living creature, it has not genre <text:span text:style-name="T8">(although you can argue about dioecious plants)</text:span>, so it's <text:span text:style-name="T8">neutral</text:span></text:p>
      <text:p text:style-name="P14"><text:span text:style-name="T1">Daughter –</text:span> feminine</text:p>
      <text:p text:style-name="P14"><text:span text:style-name="T1">Child –</text:span> as the genre is not specified, it's <text:span text:style-name="T8">undete</text:span><text:span text:style-name="T8">r</text:span><text:span text:style-name="T8">mined</text:span></text:p>
      <text:p text:style-name="P14"><text:span text:style-name="T1">Android –</text:span> you decide, it depends of the context and point of view of each one, it can be <text:span text:style-name="T8">neutral</text:span>, <text:span text:style-name="T8">undetermined</text:span> or even have a genre.</text:p>
      <text:p text:style-name="P14"/>
      <text:p text:style-name="P14"><text:tab/>We've known the basic pronouns and their verbs, now let's see more pronouns and verbs in the plural, let's use the word “prient” {pryent}, which means “friend”, and “gohd” {go:d}, which means “good”, in our examples:</text:p>
      <text:p text:style-name="P14"/>
      <text:p text:style-name="P11"><text:span text:style-name="T1">Smos prients {smos pryents} –</text:span> <text:bookmark-start text:name="__DdeLink__34958_584481832"/>we are friends<text:bookmark-end text:name="__DdeLink__34958_584481832"/></text:p>
      <text:p text:style-name="P11"><text:span text:style-name="T1">Wey smos prients {wey smos pryents} –</text:span> we are friends</text:p>
      <text:p text:style-name="P11"><text:span text:style-name="T1">Ste prients {ste pryents} –</text:span> <text:bookmark-start text:name="__DdeLink__34964_584481832"/>you are friends<text:bookmark-end text:name="__DdeLink__34964_584481832"/></text:p>
      <text:p text:style-name="P11"><text:span text:style-name="T1">Yu ste prients {yu ste pryents} –</text:span> you are friends</text:p>
      <text:p text:style-name="P11"><text:bookmark-start text:name="__DdeLink__34982_584481832"/><text:bookmark-start text:name="__DdeLink__36689_1708279209"/><text:span text:style-name="T1">Yu ste prient</text:span><text:bookmark-end text:name="__DdeLink__36689_1708279209"/><text:span text:style-name="T1"> {yu ste pryent} –</text:span> you are friend<text:bookmark-end text:name="__DdeLink__34982_584481832"/> <text:span text:style-name="T8">(notice that this one is in the singular)</text:span></text:p>
      <text:p text:style-name="P14"><text:span text:style-name="T1">Tu es prient {tu es pryent} –</text:span> you are friend <text:span text:style-name="T8">(equal to the sentence just above, but this is informal)</text:span></text:p>
      <text:p text:style-name="P11"><text:span text:style-name="T1">Ies sont prients {yes sont pryents} –</text:span> <text:bookmark-start text:name="__DdeLink__34969_584481832"/><text:bookmark-start text:name="__DdeLink__34966_584481832"/>they are friends<text:bookmark-end text:name="__DdeLink__34966_584481832"/> <text:span text:style-name="T8">(all of masculine genre)</text:span><text:bookmark-end text:name="__DdeLink__34969_584481832"/></text:p>
      <text:p text:style-name="P11"><text:span text:style-name="T1">Ias sont prients {yas sont pryents} –</text:span> <text:bookmark-start text:name="__DdeLink__34972_584481832"/><text:bookmark-start text:name="__DdeLink__34966_5844818321"/>they are friends<text:bookmark-end text:name="__DdeLink__34972_584481832"/><text:bookmark-end text:name="__DdeLink__34966_5844818321"/> <text:span text:style-name="T8">(all of feminine genre)</text:span></text:p>
      <text:p text:style-name="P11"><text:span text:style-name="T1">Ia sont gohd {ya sont go:d} –</text:span> they are goods <text:span text:style-name="T8">(neutral)</text:span></text:p>
      <text:p text:style-name="P11"><text:span text:style-name="T1">I sont prients {i sont pryents} –</text:span> they are friends <text:span text:style-name="T8">(undetermined)</text:span></text:p>
      <text:p text:style-name="P11"/>
      <text:p text:style-name="P11"><text:tab/>I believe I don't need to explain none of these sentences, I only have to say that when “yu” is used in the singular, it is for formal situation, with people you have no intimacy, therefore a courtesy pronoun, and you use “tu” with close friends, family and kids.</text:p>
      <text:p text:style-name="P11"><text:tab/>Notice that, even in the singular, the pronoun “yu” make use of the verb “ste”, because sambahsa works as in french or russian, the courtesy pronoun, “yu”, is in the plural, even when in the singular. An example from french: “Vous êtes un ami/des amis”; an example from russian: “<text:bookmark-start text:name="__DdeLink__36731_1708279209"/>Вы остаётесь <text:soft-page-break/>моим(и) другом/друзями<text:bookmark-end text:name="__DdeLink__36731_1708279209"/>” (you remain my friend(s)).</text:p>
      <text:p text:style-name="P11"/>
      <text:p text:style-name="P11"><text:tab/>Other important observation about the second person of plural “yu”. You already know that is not necessary the use of the pronoun, but in future examples you'll notice that the pronunciation of the third person of singular and the second person of plural are very similar, look:</text:p>
      <text:p text:style-name="P11"/>
      <text:p text:style-name="P11"><text:span text:style-name="T1">Is lieubht me {is liÖb</text:span><text:span text:style-name="T3">t</text:span><text:span text:style-name="T1"> me} –</text:span> he loves me</text:p>
      <text:p text:style-name="P11"><text:span text:style-name="T1">Yu lieubhte me {yu liÖb</text:span><text:span text:style-name="T3">t</text:span><text:span text:style-name="T1"> me} –</text:span> you love me</text:p>
      <text:p text:style-name="P11"/>
      <text:p text:style-name="P11"><text:tab/>Did you imagine if didn't exist the pronoun? That's why the pronoun “yu” almost have to appear.</text:p>
      <text:p text:style-name="P11"/>
      <text:p text:style-name="P11"><text:tab/>It's important that you know how to say the verb “there be”, in the sense of existence. It's is pretty similar to english, I'll use the noun “anghen” {Angën}, which means “person”, and the adverb “her” {her}, which means “here”, in the following example:</text:p>
      <text:p text:style-name="P11"/>
      <text:p text:style-name="P11"><text:span text:style-name="T1">Sont anghens her {sont Angëns her} –</text:span> <text:bookmark-start text:name="__DdeLink__35002_584481832"/>there are persons here<text:bookmark-end text:name="__DdeLink__35002_584481832"/></text:p>
      <text:p text:style-name="P11"><text:span text:style-name="T1">Ter sont anghens her {ter sont Angëns her} –</text:span> there are persons here</text:p>
      <text:p text:style-name="P11"/>
      <text:p text:style-name="P11"><text:tab/>Yes, you may use or not the “ter” if you want.</text:p>
      <text:p text:style-name="P11"/>
      <text:h text:style-name="P48" text:outline-level="1">USEFUL WORDS AND SENTENCES</text:h>
      <text:p text:style-name="P11"/>
      <text:p text:style-name="P32">There is no problem whether you don't know how certain sentences were made, everything will be explained in the next chapters.</text:p>
      <text:p text:style-name="P11"/>
      <text:p text:style-name="P11"><text:span text:style-name="T1">Sellamat {selamAt} –</text:span> hello, hi</text:p>
      <text:p text:style-name="P11"><text:span text:style-name="T1">Salut {salUt} –</text:span> hello, hi</text:p>
      <text:p text:style-name="P11"><text:span text:style-name="T1">Ya {ya} –</text:span> yes</text:p>
      <text:p text:style-name="P11"><text:span text:style-name="T1">Si {si} –</text:span><text:span text:style-name="T5"> yes</text:span> <text:span text:style-name="T8">(answer for a negative question)</text:span> </text:p>
      <text:p text:style-name="P11"><text:span text:style-name="T1">No {no} –</text:span> no</text:p>
      <text:p text:style-name="P11"><text:span text:style-name="T1">Sell dien {sel dyen} –</text:span> good morning</text:p>
      <text:p text:style-name="P11"><text:span text:style-name="T1">Sell </text:span><text:bookmark-start text:name="__DdeLink__35012_584481832"/><text:span text:style-name="T1">posmiddien</text:span><text:bookmark-end text:name="__DdeLink__35012_584481832"/><text:span text:style-name="T1"> {sel posmiddyEn} –</text:span> good afternoon</text:p>
      <text:p text:style-name="P11"><text:span text:style-name="T1">Sell vesper {sel vEspër} –</text:span> <text:span text:style-name="T13">good evening</text:span></text:p>
      <text:p text:style-name="P11"><text:span text:style-name="T1">Sell noct {sel nokt} –</text:span> <text:span text:style-name="T13">good night</text:span></text:p>
      <text:p text:style-name="P11"><text:span text:style-name="T1">Dank {dank} –</text:span> <text:bookmark-start text:name="__DdeLink__35018_584481832"/>thank you<text:bookmark-end text:name="__DdeLink__35018_584481832"/></text:p>
      <text:p text:style-name="P11"><text:span text:style-name="T1">Mersie {mërsI:} –</text:span> thank you</text:p>
      <text:p text:style-name="P11"><text:span text:style-name="T1">Spollay dank {spolAy dank} –</text:span> thank you very much</text:p>
      <text:p text:style-name="P11"><text:span text:style-name="T1">Obligat {obligAt} –</text:span><text:span text:style-name="T5"> you're welcome </text:span><text:span text:style-name="T12">(when someone thanks you)</text:span></text:p>
      <text:p text:style-name="P11"><text:span text:style-name="T1">Plais {pläs} –</text:span> please</text:p>
      <text:p text:style-name="P11"><text:span text:style-name="T1">Kam leitte yu? {kam leyt yu} –</text:span> how are you?</text:p>
      <text:p text:style-name="P11"><text:span text:style-name="T1">Leito {lEyto} –</text:span> fine</text:p>
      <text:p text:style-name="P11"><text:span text:style-name="T1">Chao {tcAo} –</text:span> <text:bookmark-start text:name="__DdeLink__35020_584481832"/>good bye<text:bookmark-end text:name="__DdeLink__35020_584481832"/></text:p>
      <text:p text:style-name="P11"><text:span text:style-name="T1">Khuda hafiz {qUda hAfiz} –</text:span> good bye</text:p>
      <text:p text:style-name="P11"><text:span text:style-name="T1">Do reviden {do rëvIdën} –</text:span> good bye</text:p>
      <text:p text:style-name="P11"><text:span text:style-name="T1">Prosit {prosIt} –</text:span> good bye <text:span text:style-name="T8">(desiring good luck)</text:span> </text:p>
      <text:p text:style-name="P11"><text:span text:style-name="T1">Tiel mox {tyel moks} –</text:span><text:span text:style-name="T5"> see you soon</text:span></text:p>
      <text:p text:style-name="P11"><text:soft-page-break/><text:span text:style-name="T1">Ne gnohm {në nyo:m} –</text:span> I don't know</text:p>
      <text:p text:style-name="P11"><text:span text:style-name="T1">Excuset me {ekskÜzd me} –</text:span> excuse me</text:p>
      <text:p text:style-name="P11"><text:span text:style-name="T1">Maaf {maAf} –</text:span> sorry</text:p>
      <text:p text:style-name="P11"><text:span text:style-name="T1">Pardon {pardOn} –</text:span> pardon me</text:p>
      <text:p text:style-name="P11"><text:span text:style-name="T1">OK(ey) {ok(Ey)} –</text:span> OK</text:p>
      <text:p text:style-name="P11"><text:span text:style-name="T1">Tamam {tamAm} – </text:span>OK</text:p>
      <text:p text:style-name="P11"><text:span text:style-name="T1">Tabrick {tabrIk} –</text:span> congratulations</text:p>
      <text:p text:style-name="P11"><text:span text:style-name="T1">Sell appetite {sel apëtIt} –</text:span> <text:bookmark-start text:name="__DdeLink__35022_584481832"/>good appetite<text:bookmark-end text:name="__DdeLink__35022_584481832"/></text:p>
      <text:p text:style-name="P11"><text:span text:style-name="T1">Marba {mArba} –</text:span> pleased to meet you</text:p>
      <text:p text:style-name="P11"><text:bookmark-start text:name="__DdeLink__35038_584481832"/><text:span text:style-name="T1">Ne bahm maung Sambahsa {ne ba:m mAong sambA:sa} –</text:span> I don’t speak much Sambahsa.<text:bookmark-end text:name="__DdeLink__35038_584481832"/></text:p>
      <text:p text:style-name="P11"><text:span text:style-name="T1">Kam yarat ste yu? {kam yarAt ste yu} –</text:span> how old are you?</text:p>
      <text:p text:style-name="P11"><text:span text:style-name="T1">Quod est vies nam? {kwod est vyes nam} –</text:span> what's your name?</text:p>
      <text:p text:style-name="P11"><text:span text:style-name="T1">Mien nam est … {myen nam est} –</text:span> my name is…</text:p>
      <text:p text:style-name="P11"><text:span text:style-name="T1">Io ne prete {yo ne prEte} –</text:span> I don't understand (<text:bookmark-start text:name="__DdeLink__35028_584481832"/>what you wanted to say<text:bookmark-end text:name="__DdeLink__35028_584481832"/>)</text:p>
      <text:p text:style-name="P11"><text:span text:style-name="T1">Ne ho pretet hol / Ne ho preten hol {ne ho prEtët hol / ne ho prEtën hol} –</text:span> I haven’t understood everything (what you wanted to say)</text:p>
      <text:p text:style-name="P11"/>
      <text:p text:style-name="P11"><text:tab/>Good, at least you can start and finish a conversartion, continue studying and you'll be able to maintain a conversation.</text:p>
      <text:p text:style-name="P11"/>
      <text:h text:style-name="P48" text:outline-level="1">THE DECLINATION CASES</text:h>
      <text:p text:style-name="P11"><text:tab/></text:p>
      <text:p text:style-name="P11"><text:tab/>Sambahsa has a interesant caracteristic, it has a system of declination cases which are: <text:span text:style-name="T2">nominative</text:span>, <text:span text:style-name="T2">accusative</text:span>, <text:span text:style-name="T2">dative</text:span> and <text:span text:style-name="T2">denitive</text:span>. These cases refers to the pronouns and articles. But what they are and how they are used?</text:p>
      <text:p text:style-name="P11"/>
      <text:p text:style-name="P11"><text:tab/>Before let's remember those english classes of your school time, look the sentence below:</text:p>
      <text:p text:style-name="P11"/>
      <text:p text:style-name="P11"><text:span text:style-name="T1">The man buys the car:</text:span><text:span text:style-name="T5"> In this case “the man” is the </text:span><text:span text:style-name="T4">subject</text:span><text:span text:style-name="T5"> of the sentence, it's the subjetc because of is </text:span><text:span text:style-name="T4">doing</text:span><text:span text:style-name="T5"> the action, which in this case is the buying; and “the car” is the </text:span><text:span text:style-name="T4">direct object</text:span><text:span text:style-name="T5"> of the sentence, because of it's </text:span><text:span text:style-name="T4">suffering</text:span><text:span text:style-name="T5"> the action, it's being affected directly by the verb. Look the sentences below:</text:span></text:p>
      <text:p text:style-name="P11"/>
      <text:p text:style-name="P11"><text:span text:style-name="T1">I eat tomato –</text:span> “I” (<text:bookmark-start text:name="__DdeLink__35056_584481832"/>subject<text:bookmark-end text:name="__DdeLink__35056_584481832"/>), “tomato” (<text:bookmark-start text:name="__DdeLink__35058_584481832"/>direct object<text:bookmark-end text:name="__DdeLink__35058_584481832"/>)</text:p>
      <text:p text:style-name="P11"><text:span text:style-name="T1">He loves Mary –</text:span> “he” (subject), “Mary” (direct object)</text:p>
      <text:p text:style-name="P11"><text:span text:style-name="T1">People walk on the streets –</text:span> “people” (subject). Ops, this sentence doesn't have a <text:bookmark-start text:name="__DdeLink__35060_584481832"/>direct object<text:bookmark-end text:name="__DdeLink__35060_584481832"/>!</text:p>
      <text:p text:style-name="P11"/>
      <text:p text:style-name="P11"><text:span text:style-name="T1">They gave me a message:</text:span> we have one more element in this sentence, it's the indirect object. We can easily recognize the subject, which is “they”, but which one is the direct object and which one is the indirect objetct? Remember, the direct object is that suffers the action, what is being given, the person or the message? The message! The direct object is “a message”. The indirect object is that is <text:span text:style-name="T2">beneficed</text:span> by the action, which is being <text:span text:style-name="T8">indirectly</text:span> affected by the verb, which in this case is “me”. Look the sentences below:</text:p>
      <text:p text:style-name="P11"/>
      <text:p text:style-name="P11"><text:span text:style-name="T1">I've sent you the documents –</text:span> “I” (subject), “you” (indirect object), <text:soft-page-break/>“documents” (direct object)</text:p>
      <text:p text:style-name="P11"><text:span text:style-name="T1">She bought a dog for him –</text:span> “she”(subject), “dog” (direct object), “him” (indirect object)</text:p>
      <text:p text:style-name="P11"/>
      <text:p text:style-name="P11"><text:tab/><text:bookmark-start text:name="__DdeLink__35066_584481832"/>Now we can see the cases. I want to warning that I'll only show you the cases for now, just for you recognize them by sight, I will only show explanations <text:s/>in sentences after I explain the verbs, when we'll be more comfortable to make sentences.<text:bookmark-end text:name="__DdeLink__35066_584481832"/></text:p>
      <text:p text:style-name="P11"/>
      <text:h text:style-name="P3" text:outline-level="2">NOMINATIVE CASE</text:h>
      <text:p text:style-name="P11"/>
      <text:p text:style-name="P11"><text:tab/>Basicaly it is the subject of a sentence.</text:p>
      <text:p text:style-name="P11"/>
      <text:p text:style-name="P11"><text:span text:style-name="T1">Ego / io {Ego / yo} –</text:span> I</text:p>
      <text:p text:style-name="P11"><text:span text:style-name="T1">tu {tu} –</text:span> you</text:p>
      <text:p text:style-name="P11"><text:span text:style-name="T1">Is {is} –</text:span> he</text:p>
      <text:p text:style-name="P11"><text:span text:style-name="T1">Ia {ya} –</text:span><text:span text:style-name="T5"> she</text:span></text:p>
      <text:p text:style-name="P11"><text:span text:style-name="T1">Id {id} –</text:span> it <text:span text:style-name="T8">(neutral)</text:span></text:p>
      <text:p text:style-name="P11"><text:span text:style-name="T1">El {el} –</text:span> he / she / it <text:bookmark-start text:name="__DdeLink__35072_584481832"/><text:span text:style-name="T8">(undetermined)</text:span><text:bookmark-end text:name="__DdeLink__35072_584481832"/></text:p>
      <text:p text:style-name="P11"><text:span text:style-name="T1">Wey {wey} –</text:span> we</text:p>
      <text:p text:style-name="P11"><text:span text:style-name="T1">Yu {yu} –</text:span> yu</text:p>
      <text:p text:style-name="P11"><text:span text:style-name="T1">Ies {yes} –</text:span> they <text:bookmark-start text:name="__DdeLink__35088_584481832"/><text:bookmark-start text:name="__DdeLink__35082_584481832"/><text:span text:style-name="T8">(masculine)</text:span><text:bookmark-end text:name="__DdeLink__35088_584481832"/><text:bookmark-end text:name="__DdeLink__35082_584481832"/></text:p>
      <text:p text:style-name="P11"><text:span text:style-name="T1">Ias {yas}–</text:span> they <text:bookmark-start text:name="__DdeLink__35094_584481832"/><text:bookmark-start text:name="__DdeLink__35084_584481832"/><text:span text:style-name="T8">(feminine)</text:span><text:bookmark-end text:name="__DdeLink__35094_584481832"/><text:bookmark-end text:name="__DdeLink__35084_584481832"/></text:p>
      <text:p text:style-name="P11"><text:span text:style-name="T1">Ia {ya} –</text:span> they <text:span text:style-name="T8">(neutral)</text:span></text:p>
      <text:p text:style-name="P11"><text:span text:style-name="T1">I {i} –</text:span> they <text:bookmark-start text:name="__DdeLink__35086_584481832"/><text:span text:style-name="T8">(undetermined)</text:span><text:bookmark-end text:name="__DdeLink__35086_584481832"/></text:p>
      <text:p text:style-name="P19">PAY ATTENTION!!!!!!!! From the words below, just worry to initially learn the underlined ones. The others you can learn over time, you don't need be in a hurry!!!!!!</text:p>
      <text:p text:style-name="P22"><text:span text:style-name="T1">So {so} –</text:span> this <text:span text:style-name="T8">(masculine)</text:span></text:p>
      <text:p text:style-name="P22"><text:span text:style-name="T1">Toy {toy} –</text:span> these <text:span text:style-name="T8">(masculine)</text:span></text:p>
      <text:p text:style-name="P22"><text:span text:style-name="T1">Sa {sa} –</text:span> this <text:span text:style-name="T8">(feminine)</text:span></text:p>
      <text:p text:style-name="P22"><text:span text:style-name="T1">Tas {tas} –</text:span> these <text:span text:style-name="T8">(feminine)</text:span></text:p>
      <text:p text:style-name="P22"><text:span text:style-name="T1">Tod {tod} –</text:span> this <text:span text:style-name="T8">(neutral)</text:span></text:p>
      <text:p text:style-name="P22"><text:span text:style-name="T1">Ta {ta} –</text:span> these <text:span text:style-name="T8">(neutral)</text:span></text:p>
      <text:p text:style-name="P11"><text:span text:style-name="T1">Tel {tel} –</text:span> this <text:bookmark-start text:name="__DdeLink__35096_584481832"/><text:span text:style-name="T8">(undetermined)</text:span><text:bookmark-end text:name="__DdeLink__35096_584481832"/></text:p>
      <text:p text:style-name="P11"><text:span text:style-name="T1">Ti {Ti} –</text:span> these<text:span text:style-name="T8"> </text:span><text:bookmark-start text:name="__DdeLink__35110_584481832"/><text:span text:style-name="T8">(undetermined)</text:span><text:bookmark-end text:name="__DdeLink__35110_584481832"/></text:p>
      <text:p text:style-name="P11"><text:span text:style-name="T1">Cis {tsis} –</text:span> that <text:bookmark-start text:name="__DdeLink__35112_584481832"/><text:span text:style-name="T8">(masculine)</text:span><text:bookmark-end text:name="__DdeLink__35112_584481832"/></text:p>
      <text:p text:style-name="P11"><text:span text:style-name="T1">Cies {tsyes} –</text:span> those <text:bookmark-start text:name="__DdeLink__35098_584481832"/><text:span text:style-name="T8">(masculine)</text:span><text:bookmark-end text:name="__DdeLink__35098_584481832"/></text:p>
      <text:p text:style-name="P11"><text:span text:style-name="T1">Cia {tsya} –</text:span> that <text:span text:style-name="T8">(feminine)</text:span></text:p>
      <text:p text:style-name="P11"><text:span text:style-name="T1">Cias {tsyas} –</text:span> those <text:bookmark-start text:name="__DdeLink__35104_584481832"/><text:span text:style-name="T8">(feminine)</text:span><text:bookmark-end text:name="__DdeLink__35104_584481832"/></text:p>
      <text:p text:style-name="P11"><text:span text:style-name="T1">Cid {tsid} –</text:span> that <text:span text:style-name="T8">(neutral)</text:span></text:p>
      <text:p text:style-name="P11"><text:span text:style-name="T1">Cia {tsya} –</text:span> those <text:span text:style-name="T8">(neutral)</text:span></text:p>
      <text:p text:style-name="P11"><text:span text:style-name="T1">Cel {tsel} –</text:span> that <text:span text:style-name="T8">(undetermined)</text:span></text:p>
      <text:p text:style-name="P11"><text:span text:style-name="T1">Ci {tsi} –</text:span> those <text:span text:style-name="T8">(undetermined)</text:span></text:p>
      <text:p text:style-name="P22"><text:span text:style-name="T1">Qui {ki} –</text:span> who <text:span text:style-name="T8">(masculine / singular)</text:span></text:p>
      <text:p text:style-name="P22"><text:span text:style-name="T1">Quis {kis} –</text:span> <text:span text:style-name="T13">who </text:span><text:span text:style-name="T8">(masculine / singular / interrogative)</text:span></text:p>
      <text:p text:style-name="P22"><text:span text:style-name="T1">Quoy {kwoy} –</text:span> who <text:span text:style-name="T8">(masculine / plural)</text:span></text:p>
      <text:p text:style-name="P22"><text:span text:style-name="T1">Qua {kwa} –</text:span> who <text:span text:style-name="T8">(feminine / singular)</text:span></text:p>
      <text:p text:style-name="P22"><text:span text:style-name="T1">Quas {kwas} –</text:span> who <text:bookmark-start text:name="__DdeLink__35114_584481832"/><text:span text:style-name="T8">(feminine / plural)</text:span><text:bookmark-end text:name="__DdeLink__35114_584481832"/></text:p>
      <text:p text:style-name="P22"><text:soft-page-break/><text:span text:style-name="T1">Quod {kwod} –</text:span> what <text:span text:style-name="T8">(neutral)</text:span></text:p>
      <text:p text:style-name="P22"><text:span text:style-name="T1">Qua –</text:span> what <text:span text:style-name="T8">(neutral)</text:span></text:p>
      <text:p text:style-name="P11"><text:span text:style-name="T1">Quel {kel} –</text:span> who <text:bookmark-start text:name="__DdeLink__35130_584481832"/><text:span text:style-name="T8">(undetermined)</text:span><text:bookmark-end text:name="__DdeLink__35130_584481832"/></text:p>
      <text:p text:style-name="P11"><text:span text:style-name="T1">Qui {ki} –</text:span> who <text:span text:style-name="T8">(undetermined)</text:span></text:p>
      <text:p text:style-name="P11"><text:span text:style-name="T1">Neis {neys} –</text:span> none <text:span text:style-name="T8">(masculine / singular)</text:span></text:p>
      <text:p text:style-name="P11"><text:span text:style-name="T1">Noy {noy} –</text:span> <text:span text:style-name="T13">none </text:span><text:span text:style-name="T8">(masculine / plural)</text:span></text:p>
      <text:p text:style-name="P11"><text:span text:style-name="T1">Nia {nya} –</text:span> none <text:span text:style-name="T8">(feminine / plural)</text:span></text:p>
      <text:p text:style-name="P14"><text:span text:style-name="T1">Nias {nyas} –</text:span> none <text:span text:style-name="T8">(feminine / plural)</text:span></text:p>
      <text:p text:style-name="P22"><text:span text:style-name="T1">Neid {neyd} –</text:span> <text:bookmark-start text:name="__DdeLink__35128_584481832"/>none, nothing <text:span text:style-name="T8">(neutral / singular)</text:span><text:bookmark-end text:name="__DdeLink__35128_584481832"/></text:p>
      <text:p text:style-name="P24"><text:span text:style-name="T1">Nia {nya} –</text:span> <text:span text:style-name="T13">none, nothing </text:span><text:span text:style-name="T8">(neutral / plural</text:span></text:p>
      <text:p text:style-name="P11"><text:span text:style-name="T1">Nel {nel} –</text:span> none <text:span text:style-name="T8">(undetermined / singular)</text:span></text:p>
      <text:p text:style-name="P11"><text:span text:style-name="T1">Nei {ney} –</text:span> <text:span text:style-name="T13">none</text:span><text:span text:style-name="T8"> (undetermined / plural)</text:span></text:p>
      <text:p text:style-name="P11"/>
      <text:p text:style-name="P22"><text:span text:style-name="T1">To {to} –</text:span> generic pronoun<text:span text:style-name="T8">, when the sense of approximation doesn't apply, it can be translated as “this”, “that”, “these” and “those”</text:span></text:p>
      <text:p text:style-name="P11"/>
      <text:p text:style-name="P35">The pronoun “ego” is the emphatized form of “io”. When we use “ego” instead “io”, we want to say that there is a certain relevance in the “I” is doing, or suffering, this or that action.</text:p>
      <text:p text:style-name="P11"/>
      <text:p text:style-name="P11"><text:tab/>I'll ask you to stop here for a while and study the pronouns (only the personal pronouns!), because of I will use them a lot from here.</text:p>
      <text:p text:style-name="P11"/>
      <text:p text:style-name="P11"><text:tab/>About the other cases, it's enough read them once or twice at most, you don't need record everything now! Follow the same method of study you made with the nominative case, focus on the personal pronouns and in those I indicate.</text:p>
      <text:p text:style-name="P11"/>
      <text:h text:style-name="P3" text:outline-level="2">ACCUSATIVE CASE</text:h>
      <text:p text:style-name="P11"/>
      <text:p text:style-name="P11"><text:tab/>Basically is the direct object of a sentence.</text:p>
      <text:p text:style-name="P11"/>
      <text:p text:style-name="P11"><text:span text:style-name="T1">Nominative case –</text:span><text:span text:style-name="T5"> accusative case</text:span></text:p>
      <text:p text:style-name="P15"><text:span text:style-name="T1">Ego / io – </text:span>me {me}</text:p>
      <text:p text:style-name="P17"><text:span text:style-name="T1">Tu </text:span>– te {te}</text:p>
      <text:p text:style-name="P17"><text:span text:style-name="T1">Is – </text:span>iom {yom}</text:p>
      <text:p text:style-name="P17"><text:span text:style-name="T1">Ia –</text:span> iam {yam}</text:p>
      <text:p text:style-name="P17"><text:span text:style-name="T1">Id –</text:span> id {id}</text:p>
      <text:p text:style-name="P17"><text:span text:style-name="T1">El –</text:span> el {el}</text:p>
      <text:p text:style-name="P17"><text:span text:style-name="T1">Wey –</text:span> nos {nos}</text:p>
      <text:p text:style-name="P17"><text:span text:style-name="T1">Yu –</text:span> vos {vos}</text:p>
      <text:p text:style-name="P17"><text:span text:style-name="T1">Ies –</text:span> iens {yens}</text:p>
      <text:p text:style-name="P17"><text:span text:style-name="T1">Ias – </text:span>ians {yans}</text:p>
      <text:p text:style-name="P17"><text:span text:style-name="T1">Ia –</text:span> ia {ya}</text:p>
      <text:p text:style-name="P17"><text:span text:style-name="T1">I –</text:span> i {i}</text:p>
      <text:p text:style-name="P19"><text:bookmark-start text:name="__DdeLink__35172_584481832"/>Don't be in a hurry to learn the pronouns from below!<text:bookmark-end text:name="__DdeLink__35172_584481832"/></text:p>
      <text:p text:style-name="P24"><text:span text:style-name="T1">So –</text:span> tom {tom}</text:p>
      <text:p text:style-name="P24"><text:span text:style-name="T1">Toy –</text:span> tens {tens}</text:p>
      <text:p text:style-name="P24"><text:span text:style-name="T1">Sa –</text:span> tam {tam}</text:p>
      <text:p text:style-name="P24"><text:soft-page-break/><text:span text:style-name="T1">Tas –</text:span> tans {tans}</text:p>
      <text:p text:style-name="P11"><text:span text:style-name="T1">Tod –</text:span> <text:span text:style-name="T13">tod</text:span></text:p>
      <text:p text:style-name="P11"><text:span text:style-name="T1">Ta –</text:span> ta</text:p>
      <text:p text:style-name="P11"><text:span text:style-name="T1">Tel –</text:span> <text:span text:style-name="T13">tel</text:span></text:p>
      <text:p text:style-name="P11"><text:span text:style-name="T1">Ti –</text:span> ti</text:p>
      <text:p text:style-name="P11"><text:span text:style-name="T1">Cis–</text:span> ciom {tsyom}</text:p>
      <text:p text:style-name="P11"><text:span text:style-name="T1">Cies –</text:span> ciens {tsyens}</text:p>
      <text:p text:style-name="P11"><text:span text:style-name="T1">Cia –</text:span> ciam {tsyam}</text:p>
      <text:p text:style-name="P11"><text:span text:style-name="T1">Cias –</text:span> cians {tsyans}</text:p>
      <text:p text:style-name="P11"><text:span text:style-name="T1">Cid –</text:span><text:span text:style-name="T13"> cid</text:span></text:p>
      <text:p text:style-name="P11"><text:span text:style-name="T1">Cia–</text:span> cia</text:p>
      <text:p text:style-name="P11"><text:span text:style-name="T1">Cel –</text:span> <text:span text:style-name="T13">cel</text:span></text:p>
      <text:p text:style-name="P11"><text:span text:style-name="T1">Ci –</text:span> ci</text:p>
      <text:p text:style-name="P24"><text:span text:style-name="T1">Qui –</text:span> quom {kwom}</text:p>
      <text:p text:style-name="P24"><text:span text:style-name="T1">Quis –</text:span> <text:span text:style-name="T13">quom</text:span></text:p>
      <text:p text:style-name="P24"><text:span text:style-name="T1">Quoy –</text:span> quens {kens}</text:p>
      <text:p text:style-name="P24"><text:span text:style-name="T1">Qua –</text:span> quam {kwam}</text:p>
      <text:p text:style-name="P24"><text:span text:style-name="T1">Quas –</text:span> quans {kwans}</text:p>
      <text:p text:style-name="P24"><text:span text:style-name="T1">Quod –</text:span> <text:span text:style-name="T13">quod</text:span></text:p>
      <text:p text:style-name="P24"><text:span text:style-name="T1">Qua –</text:span> qua</text:p>
      <text:p text:style-name="P24"><text:span text:style-name="T1">Quel –</text:span> quel</text:p>
      <text:p text:style-name="P24"><text:span text:style-name="T1">Qui –</text:span> qui</text:p>
      <text:p text:style-name="P11"><text:span text:style-name="T1">Neis – </text:span><text:span text:style-name="T5">niom {nyom}</text:span></text:p>
      <text:p text:style-name="P11"><text:span text:style-name="T1">Noy</text:span><text:span text:style-name="T5"> – niens {nyens}</text:span></text:p>
      <text:p text:style-name="P11"><text:span text:style-name="T1">Nia –</text:span><text:span text:style-name="T5"> niam {nyam}</text:span></text:p>
      <text:p text:style-name="P14"><text:span text:style-name="T1">Nias –</text:span><text:span text:style-name="T5"> nians {nyans}</text:span></text:p>
      <text:p text:style-name="P24"><text:span text:style-name="T1">Neid</text:span><text:span text:style-name="T5"> – neid {neyd}</text:span></text:p>
      <text:p text:style-name="P17"><text:span text:style-name="T1">Nia –</text:span> nia {nya}</text:p>
      <text:p text:style-name="P17"><text:span text:style-name="T1">Nel –</text:span> nel {nel} </text:p>
      <text:p text:style-name="P17"><text:span text:style-name="T1">Nei –</text:span> nei {ney}</text:p>
      <text:p text:style-name="P11"/>
      <text:p text:style-name="P11"><text:span text:style-name="T1">To – </text:span>to</text:p>
      <text:p text:style-name="P11"/>
      <text:h text:style-name="P3" text:outline-level="2">DATIVE CASE</text:h>
      <text:p text:style-name="P11"/>
      <text:p text:style-name="P11"><text:tab/>It's the indirect object of a sentence. <text:span text:style-name="T1">Attention: </text:span>often, everything after a preposition is treaten as it is in the accusative case, no dative!</text:p>
      <text:p text:style-name="P11"/>
      <text:p text:style-name="P11"><text:span text:style-name="T1">Nominative case –</text:span><text:span text:style-name="T5"> dative case</text:span></text:p>
      <text:p text:style-name="P24"><text:span text:style-name="T1">Ego/io – </text:span><text:span text:style-name="T5">Mi {mi}</text:span></text:p>
      <text:p text:style-name="P17"><text:span text:style-name="T1">Tu </text:span>– Tib {tib}</text:p>
      <text:p text:style-name="P17"><text:span text:style-name="T1">Is –</text:span> Ei {ey}</text:p>
      <text:p text:style-name="P17"><text:span text:style-name="T1">Ia –</text:span> Ay {ay}</text:p>
      <text:p text:style-name="P17"><text:span text:style-name="T1">Id –</text:span> ei {ey}</text:p>
      <text:p text:style-name="P17"><text:span text:style-name="T1">El –</text:span> al {al}</text:p>
      <text:p text:style-name="P17"><text:span text:style-name="T1">Wey –</text:span> nos {nos}</text:p>
      <text:p text:style-name="P17"><text:span text:style-name="T1">Yu –</text:span> vos {vos}</text:p>
      <text:p text:style-name="P17"><text:span text:style-name="T1">Ies –</text:span> ibs {ibz}</text:p>
      <text:p text:style-name="P17"><text:span text:style-name="T1">Ias – </text:span>iabs {yabz}</text:p>
      <text:p text:style-name="P17"><text:soft-page-break/><text:span text:style-name="T1">Ia –</text:span> ibs {ibz}</text:p>
      <text:p text:style-name="P17"><text:span text:style-name="T1">I –</text:span> im {im}</text:p>
      <text:p text:style-name="P19">Don't be in a hurry to learn the pronouns from below!</text:p>
      <text:p text:style-name="P24"><text:span text:style-name="T1">So – </text:span><text:span text:style-name="T5">tei {tey}</text:span></text:p>
      <text:p text:style-name="P24"><text:span text:style-name="T1">Toy –</text:span> tibs {tibz}</text:p>
      <text:p text:style-name="P24"><text:span text:style-name="T1">Sa –</text:span> tay {tay}</text:p>
      <text:p text:style-name="P24"><text:span text:style-name="T1">Tas –</text:span> tabs {tabz}</text:p>
      <text:p text:style-name="P11"><text:span text:style-name="T1">Tod –</text:span> <text:span text:style-name="T13">tei {tey}</text:span></text:p>
      <text:p text:style-name="P11"><text:span text:style-name="T1">Ta –</text:span> tibs {tibz}</text:p>
      <text:p text:style-name="P11"><text:span text:style-name="T1">Tel –</text:span> <text:span text:style-name="T13">tal {tal}</text:span></text:p>
      <text:p text:style-name="P11"><text:span text:style-name="T1">Ti –</text:span> tim {tim}</text:p>
      <text:p text:style-name="P11"><text:span text:style-name="T1">Cis–</text:span> cei {tsey}</text:p>
      <text:p text:style-name="P11"><text:span text:style-name="T1">Cies –</text:span> cibs {tsibz}</text:p>
      <text:p text:style-name="P11"><text:span text:style-name="T1">Cia –</text:span> ciay {tsyay}</text:p>
      <text:p text:style-name="P11"><text:span text:style-name="T1">Cias –</text:span> ciabs {tsyabz}</text:p>
      <text:p text:style-name="P11"><text:span text:style-name="T1">Cid –</text:span><text:span text:style-name="T13"> cei {tsey}</text:span></text:p>
      <text:p text:style-name="P11"><text:span text:style-name="T1">Cia–</text:span> cibs {tsibz}</text:p>
      <text:p text:style-name="P11"><text:span text:style-name="T1">Cel –</text:span> <text:span text:style-name="T13">cial {tsyal}</text:span></text:p>
      <text:p text:style-name="P11"><text:span text:style-name="T1">Ci –</text:span> cim {tsim}</text:p>
      <text:p text:style-name="P24"><text:span text:style-name="T1">Qui –</text:span> quei {key}</text:p>
      <text:p text:style-name="P24"><text:span text:style-name="T1">Quis –</text:span> <text:span text:style-name="T13">quei </text:span></text:p>
      <text:p text:style-name="P24"><text:span text:style-name="T1">Quoy –</text:span> <text:span text:style-name="T13">quibs {kibz}</text:span></text:p>
      <text:p text:style-name="P24"><text:span text:style-name="T1">Qua –</text:span> quay {kway}</text:p>
      <text:p text:style-name="P24"><text:span text:style-name="T1">Quas –</text:span> quabs {kwabz}</text:p>
      <text:p text:style-name="P24"><text:span text:style-name="T1">Quod –</text:span> <text:span text:style-name="T13">quei</text:span></text:p>
      <text:p text:style-name="P24"><text:span text:style-name="T1">Qua –</text:span> quibs</text:p>
      <text:p text:style-name="P24"><text:span text:style-name="T1">Quel –</text:span> qual {kwal}</text:p>
      <text:p text:style-name="P24"><text:span text:style-name="T1">Qui –</text:span> quim {kim}</text:p>
      <text:p text:style-name="P11"><text:span text:style-name="T1">Neis – </text:span><text:span text:style-name="T5">nei {ney}</text:span></text:p>
      <text:p text:style-name="P11"><text:span text:style-name="T1">Noy</text:span><text:span text:style-name="T5"> – neibs {neybz}</text:span></text:p>
      <text:p text:style-name="P11"><text:span text:style-name="T1">Nia –</text:span><text:span text:style-name="T5"> niay {nyay}</text:span></text:p>
      <text:p text:style-name="P14"><text:span text:style-name="T1">Nias –</text:span><text:span text:style-name="T5"> niabs {nyabz}</text:span></text:p>
      <text:p text:style-name="P24"><text:span text:style-name="T1">Neid</text:span><text:span text:style-name="T5"> – nei {ney}</text:span></text:p>
      <text:p text:style-name="P17"><text:span text:style-name="T1">Nia –</text:span> neibs {neybz}</text:p>
      <text:p text:style-name="P17"><text:span text:style-name="T1">Nel –</text:span> nal {nal} </text:p>
      <text:p text:style-name="P16"><text:span text:style-name="T1">Nei –</text:span> nim {nim}</text:p>
      <text:p text:style-name="P11"/>
      <text:p text:style-name="P11"><text:span text:style-name="T1">To – </text:span>ad to</text:p>
      <text:p text:style-name="P11"/>
      <text:h text:style-name="P3" text:outline-level="2">GENITIVE CASE</text:h>
      <text:p text:style-name="P11"/>
      <text:p text:style-name="P11"><text:tab/>It's the case of the possessor. Firstly let's see the list of genitives then let's understand them</text:p>
      <text:p text:style-name="P11"/>
      <text:p text:style-name="P11"><text:span text:style-name="T1">Nominative case –</text:span><text:span text:style-name="T5"> genitive case</text:span></text:p>
      <text:p text:style-name="P17"><text:span text:style-name="T1">Is –</text:span> ios {yos}</text:p>
      <text:p text:style-name="P17"><text:span text:style-name="T1">Ia –</text:span> ias {yas}</text:p>
      <text:p text:style-name="P17"><text:span text:style-name="T1">Id –</text:span> ios {yos}</text:p>
      <text:p text:style-name="P17"><text:span text:style-name="T1">El –</text:span> al {al}</text:p>
      <text:p text:style-name="P17"><text:soft-page-break/><text:span text:style-name="T1">Ies –</text:span> iom {yom}</text:p>
      <text:p text:style-name="P17"><text:span text:style-name="T1">Ias –</text:span> iam {yam}</text:p>
      <text:p text:style-name="P17"><text:span text:style-name="T1">Ia –</text:span> iom {yom}</text:p>
      <text:p text:style-name="P17"><text:span text:style-name="T1">I –</text:span> im {im}</text:p>
      <text:p text:style-name="P19">Don't be in a hurry to learn the pronouns from below!</text:p>
      <text:p text:style-name="P24"><text:span text:style-name="T1">So – </text:span><text:span text:style-name="T5">tos {tos}</text:span></text:p>
      <text:p text:style-name="P24"><text:span text:style-name="T1">Toy –</text:span> tom {tom}</text:p>
      <text:p text:style-name="P24"><text:span text:style-name="T1">Sa –</text:span> tas {tas}</text:p>
      <text:p text:style-name="P24"><text:span text:style-name="T1">Tas –</text:span> tam {tam}</text:p>
      <text:p text:style-name="P11"><text:span text:style-name="T1">Tod –</text:span> <text:span text:style-name="T13">tos</text:span></text:p>
      <text:p text:style-name="P11"><text:span text:style-name="T1">Ta –</text:span> tom</text:p>
      <text:p text:style-name="P11"><text:span text:style-name="T1">Tel –</text:span> <text:span text:style-name="T13">tal {tal}</text:span></text:p>
      <text:p text:style-name="P11"><text:span text:style-name="T1">Ti –</text:span> tim {tim}</text:p>
      <text:p text:style-name="P11"><text:span text:style-name="T1">Cis–</text:span> cios {tsyos}</text:p>
      <text:p text:style-name="P11"><text:span text:style-name="T1">Cies –</text:span> ciom {tsyom}</text:p>
      <text:p text:style-name="P11"><text:span text:style-name="T1">Cia –</text:span> cias {tsyas}</text:p>
      <text:p text:style-name="P11"><text:span text:style-name="T1">Cias –</text:span> ciam {tsyam}</text:p>
      <text:p text:style-name="P11"><text:span text:style-name="T1">Cid –</text:span><text:span text:style-name="T13"> cios</text:span></text:p>
      <text:p text:style-name="P11"><text:span text:style-name="T1">Cia–</text:span> ciom</text:p>
      <text:p text:style-name="P11"><text:span text:style-name="T1">Cel –</text:span> <text:span text:style-name="T13">cial {tsyal}</text:span></text:p>
      <text:p text:style-name="P11"><text:span text:style-name="T1">Ci –</text:span> cim {tsim}</text:p>
      <text:p text:style-name="P24"><text:span text:style-name="T1">Qui –</text:span> quos {kwos}</text:p>
      <text:p text:style-name="P24"><text:span text:style-name="T1">Quis –</text:span> <text:span text:style-name="T13">quos</text:span></text:p>
      <text:p text:style-name="P24"><text:span text:style-name="T1">Quoy –</text:span> <text:span text:style-name="T13">quom {kwom}</text:span></text:p>
      <text:p text:style-name="P24"><text:span text:style-name="T1">Qua –</text:span> quas {kwas}</text:p>
      <text:p text:style-name="P24"><text:span text:style-name="T1">Quas –</text:span> quam {kwam}</text:p>
      <text:p text:style-name="P24"><text:span text:style-name="T1">Quod –</text:span> <text:span text:style-name="T13">quos</text:span></text:p>
      <text:p text:style-name="P24"><text:span text:style-name="T1">Qua –</text:span> quom</text:p>
      <text:p text:style-name="P24"><text:span text:style-name="T1">Quel –</text:span> qual {kwal}</text:p>
      <text:p text:style-name="P24"><text:span text:style-name="T1">Qui –</text:span> quim {kim}</text:p>
      <text:p text:style-name="P11"><text:span text:style-name="T1">Neis – </text:span><text:span text:style-name="T5">nios {nyos}</text:span></text:p>
      <text:p text:style-name="P11"><text:span text:style-name="T1">Noy</text:span><text:span text:style-name="T5"> – niom {nyom}</text:span></text:p>
      <text:p text:style-name="P11"><text:span text:style-name="T1">Nia –</text:span><text:span text:style-name="T5"> nias {nyas}</text:span></text:p>
      <text:p text:style-name="P14"><text:span text:style-name="T1">Nias –</text:span><text:span text:style-name="T5"> niam {nyam}</text:span></text:p>
      <text:p text:style-name="P24"><text:span text:style-name="T1">Neid</text:span><text:span text:style-name="T5"> – nios {nyos}</text:span></text:p>
      <text:p text:style-name="P17"><text:span text:style-name="T1">Nia –</text:span> niom {nyom}</text:p>
      <text:p text:style-name="P17"><text:span text:style-name="T1">Nel –</text:span> nal {nal} </text:p>
      <text:p text:style-name="P16"><text:span text:style-name="T1">Nei –</text:span> nim {nim}</text:p>
      <text:p text:style-name="P16"/>
      <text:p text:style-name="P16"><text:span text:style-name="T1">To –</text:span> os to</text:p>
      <text:p text:style-name="P16"/>
      <text:p text:style-name="P11"><text:tab/>Let's see some examples</text:p>
      <text:p text:style-name="P11"/>
      <text:p text:style-name="P11"><text:span text:style-name="T1">Id apel ios dru {id Apël yos dru} –</text:span> the apple of the tree.</text:p>
      <text:p text:style-name="P11"><text:span text:style-name="T1">Id hand al person {id hand al përsOn} –</text:span> the hand of the person</text:p>
      <text:p text:style-name="P11"><text:span text:style-name="T1">Id augos cios wir – {id Aogos tsyos wir}</text:span> the strength of that man</text:p>
      <text:p text:style-name="P11"><text:span text:style-name="T1">Ia quitances tos munt {ya kitAntsës tos munt} –</text:span> the bills of this month</text:p>
      <text:p text:style-name="P11"/>
      <text:h text:style-name="P48" text:outline-level="1"><text:soft-page-break/>DECLINATIONS</text:h>
      <text:p text:style-name="P11"/>
      <text:p text:style-name="P11"><text:tab/>Used as a complement in diverse words.</text:p>
      <text:p text:style-name="P11"/>
      <text:h text:style-name="P3" text:outline-level="2">SINGULAR</text:h>
      <text:p text:style-name="P11"/>
      <text:p text:style-name="P11"><text:bookmark-start text:name="__DdeLink__35220_584481832"/><text:bookmark-start text:name="__DdeLink__35184_584481832"/><text:bookmark-start text:name="__DdeLink__35182_584481832"/><text:span text:style-name="T1">Nominative masculine</text:span><text:bookmark-end text:name="__DdeLink__35220_584481832"/><text:bookmark-end text:name="__DdeLink__35184_584481832"/><text:bookmark-end text:name="__DdeLink__35182_584481832"/><text:span text:style-name="T1"> –</text:span> -o(s)</text:p>
      <text:p text:style-name="P11"><text:bookmark-start text:name="__DdeLink__35222_584481832"/><text:bookmark-start text:name="__DdeLink__35186_584481832"/><text:span text:style-name="T1">Accusative masculine</text:span><text:bookmark-end text:name="__DdeLink__35222_584481832"/><text:bookmark-end text:name="__DdeLink__35186_584481832"/><text:span text:style-name="T1"> –</text:span> -o / -um</text:p>
      <text:p text:style-name="P11"><text:bookmark-start text:name="__DdeLink__35188_584481832"/><text:bookmark-start text:name="__DdeLink__35224_584481832"/><text:span text:style-name="T1">Dative masculine</text:span><text:bookmark-end text:name="__DdeLink__35224_584481832"/><text:span text:style-name="T1"> </text:span><text:bookmark-end text:name="__DdeLink__35188_584481832"/><text:span text:style-name="T1">–</text:span> -i</text:p>
      <text:p text:style-name="P11"><text:bookmark-start text:name="__DdeLink__35227_584481832"/><text:bookmark-start text:name="__DdeLink__35190_584481832"/><text:span text:style-name="T1">Genitive masculine</text:span><text:bookmark-end text:name="__DdeLink__35190_584481832"/><text:span text:style-name="T1"> </text:span><text:bookmark-end text:name="__DdeLink__35227_584481832"/><text:span text:style-name="T1">–</text:span> -(io)s</text:p>
      <text:p text:style-name="P11"/>
      <text:p text:style-name="P11"><text:bookmark-start text:name="__DdeLink__35230_584481832"/><text:bookmark-start text:name="__DdeLink__35196_584481832"/><text:span text:style-name="T1">Nominative feminine</text:span><text:bookmark-end text:name="__DdeLink__35230_584481832"/><text:bookmark-end text:name="__DdeLink__35196_584481832"/><text:span text:style-name="T1"> –</text:span> -a</text:p>
      <text:p text:style-name="P11"><text:bookmark-start text:name="__DdeLink__35232_584481832"/><text:bookmark-start text:name="__DdeLink__35198_584481832"/><text:span text:style-name="T1">Accusative feminine</text:span><text:bookmark-end text:name="__DdeLink__35232_584481832"/><text:bookmark-end text:name="__DdeLink__35198_584481832"/><text:span text:style-name="T1"> –</text:span> -u</text:p>
      <text:p text:style-name="P11"><text:bookmark-start text:name="__DdeLink__35234_584481832"/><text:bookmark-start text:name="__DdeLink__35200_584481832"/><text:span text:style-name="T1">Dative feminine</text:span><text:bookmark-end text:name="__DdeLink__35234_584481832"/><text:bookmark-end text:name="__DdeLink__35200_584481832"/><text:span text:style-name="T1"> –</text:span> -i</text:p>
      <text:p text:style-name="P11"><text:bookmark-start text:name="__DdeLink__35236_584481832"/><text:bookmark-start text:name="__DdeLink__35202_584481832"/><text:span text:style-name="T1">Genitive feminine</text:span><text:bookmark-end text:name="__DdeLink__35236_584481832"/><text:bookmark-end text:name="__DdeLink__35202_584481832"/><text:span text:style-name="T1"> –</text:span> -(ia)s</text:p>
      <text:p text:style-name="P11"/>
      <text:p text:style-name="P11"><text:bookmark-start text:name="__DdeLink__35242_584481832"/><text:bookmark-start text:name="__DdeLink__35208_584481832"/><text:span text:style-name="T1">Nominative neutral</text:span><text:bookmark-end text:name="__DdeLink__35242_584481832"/><text:bookmark-end text:name="__DdeLink__35208_584481832"/><text:span text:style-name="T1"> –</text:span> -o / -um</text:p>
      <text:p text:style-name="P11"><text:bookmark-start text:name="__DdeLink__35244_584481832"/><text:bookmark-start text:name="__DdeLink__35210_584481832"/><text:span text:style-name="T1">Accusative neutral</text:span><text:bookmark-end text:name="__DdeLink__35244_584481832"/><text:bookmark-end text:name="__DdeLink__35210_584481832"/><text:span text:style-name="T1"> –</text:span> -o / -um</text:p>
      <text:p text:style-name="P11"><text:bookmark-start text:name="__DdeLink__35247_584481832"/><text:bookmark-start text:name="__DdeLink__35212_584481832"/><text:span text:style-name="T1">Dative neutral</text:span><text:bookmark-end text:name="__DdeLink__35212_584481832"/><text:span text:style-name="T1"> </text:span><text:bookmark-end text:name="__DdeLink__35247_584481832"/><text:span text:style-name="T1">–</text:span> -i</text:p>
      <text:p text:style-name="P11"><text:bookmark-start text:name="__DdeLink__35250_584481832"/><text:bookmark-start text:name="__DdeLink__35214_584481832"/><text:span text:style-name="T1">Genitive neutral</text:span><text:bookmark-end text:name="__DdeLink__35250_584481832"/><text:bookmark-end text:name="__DdeLink__35214_584481832"/><text:span text:style-name="T1"> –</text:span> -(io)s</text:p>
      <text:p text:style-name="P11"/>
      <text:p text:style-name="P11"><text:bookmark-start text:name="__DdeLink__35252_584481832"/><text:span text:style-name="T1">Nominative undetermined</text:span><text:bookmark-end text:name="__DdeLink__35252_584481832"/><text:span text:style-name="T1"> –</text:span> -is</text:p>
      <text:p text:style-name="P11"><text:bookmark-start text:name="__DdeLink__35254_584481832"/><text:span text:style-name="T1">Accusative undetermined</text:span><text:bookmark-end text:name="__DdeLink__35254_584481832"/><text:span text:style-name="T1"> –</text:span> -em</text:p>
      <text:p text:style-name="P11"><text:bookmark-start text:name="__DdeLink__35256_584481832"/><text:span text:style-name="T1">Dative undetermined</text:span><text:bookmark-end text:name="__DdeLink__35256_584481832"/><text:span text:style-name="T1"> –</text:span> -i</text:p>
      <text:p text:style-name="P11"><text:bookmark-start text:name="__DdeLink__35258_584481832"/><text:span text:style-name="T1">Genitive undetermined</text:span><text:bookmark-end text:name="__DdeLink__35258_584481832"/><text:span text:style-name="T1"> –</text:span> -(e)s</text:p>
      <text:p text:style-name="P11"/>
      <text:h text:style-name="P3" text:outline-level="2">PLURAL</text:h>
      <text:p text:style-name="P11"/>
      <text:p text:style-name="P11"><text:span text:style-name="T1">Nominative masculine –</text:span> -i</text:p>
      <text:p text:style-name="P11"><text:span text:style-name="T1">Accusative masculine –</text:span> -ens</text:p>
      <text:p text:style-name="P11"><text:span text:style-name="T1">Dative masculine –</text:span> -ims</text:p>
      <text:p text:style-name="P11"><text:bookmark-start text:name="__DdeLink__35190_5844818321"/><text:span text:style-name="T1">Genitive masculine</text:span><text:bookmark-end text:name="__DdeLink__35190_5844818321"/><text:span text:style-name="T1"> –</text:span> -(e)n</text:p>
      <text:p text:style-name="P11"/>
      <text:p text:style-name="P11"><text:span text:style-name="T1">Nominative feminine –</text:span> -as</text:p>
      <text:p text:style-name="P11"><text:span text:style-name="T1">Accusative feminine –</text:span> -ens</text:p>
      <text:p text:style-name="P11"><text:span text:style-name="T1">Dative feminine –</text:span> -ims</text:p>
      <text:p text:style-name="P11"><text:span text:style-name="T1">Genitive feminine –</text:span> -(e)n</text:p>
      <text:p text:style-name="P11"/>
      <text:p text:style-name="P11"><text:span text:style-name="T1">Nominative neutral –</text:span> -a</text:p>
      <text:p text:style-name="P11"><text:span text:style-name="T1">Accusative neutral –</text:span> -a</text:p>
      <text:p text:style-name="P11"><text:bookmark-start text:name="__DdeLink__35212_5844818321"/><text:span text:style-name="T1">Dative neutral</text:span><text:bookmark-end text:name="__DdeLink__35212_5844818321"/><text:span text:style-name="T1"> –</text:span> -ims</text:p>
      <text:p text:style-name="P11"><text:span text:style-name="T1">Genitive neutral –</text:span> -(e)n</text:p>
      <text:p text:style-name="P11"/>
      <text:p text:style-name="P11"><text:span text:style-name="T1">Nominative undetermined –</text:span> -i</text:p>
      <text:p text:style-name="P11"><text:span text:style-name="T1">Accusative undetermined –</text:span> -ens</text:p>
      <text:p text:style-name="P11"><text:span text:style-name="T1">Dative undetermined –</text:span> -ims</text:p>
      <text:p text:style-name="P11"><text:span text:style-name="T1">Genitive undetermined –</text:span> -(e)n</text:p>
      <text:p text:style-name="P11"/>
      <text:p text:style-name="P11"><text:tab/>But, how the declinations are used? Sometimes their use is compulsory, <text:soft-page-break/>as in the words “vasyo” (everything) and “alyo” (another):</text:p>
      <text:p text:style-name="P11"/>
      <text:p text:style-name="P11"><text:span text:style-name="T1">Vasyas gwens –</text:span> all the women</text:p>
      <text:p text:style-name="P11"><text:span text:style-name="T1">Alyo wir –</text:span> another man</text:p>
      <text:p text:style-name="P11"><text:span text:style-name="T1">Vasyi paters –</text:span> all the fathers</text:p>
      <text:p text:style-name="P11"><text:span text:style-name="T1">Alyo stul –</text:span> another chair</text:p>
      <text:p text:style-name="P11"><text:span text:style-name="T1">Alya stuls –</text:span> another chairs</text:p>
      <text:p text:style-name="P11"><text:span text:style-name="T1">Vasyo est correcto –</text:span> everything is correct</text:p>
      <text:p text:style-name="P11"/>
      <text:p text:style-name="P11"><text:tab/>For euphonics effects or literary proposals, like poetry, you can use these declinations in other words, for example the indefinite article “un”, but often only apply these declinations to the words “vasyo” and “alyo”</text:p>
      <text:p text:style-name="P11"/>
      <text:p text:style-name="P11"><text:tab/>The sentence “un bell pwarn” {un bel pwarn}, which means “a pretty boy”, may be written as “uno bello pwarn” {Uno bElo pwarn}.</text:p>
      <text:p text:style-name="P11"><text:tab/>The plural of “bell plaj” may be written as “bella plaja”.</text:p>
      <text:p text:style-name="P14"/>
      <text:p text:style-name="P14"><text:tab/>Remember that, also, there is the genitive case, which represents possession.</text:p>
      <text:p text:style-name="P14"/>
      <text:p text:style-name="P14"><text:span text:style-name="T1">Henrique's book –</text:span> Henriques buk</text:p>
      <text:p text:style-name="P14"><text:span text:style-name="T1">Matheus' house –</text:span> <text:s/>Matheus<text:span text:style-name="T2">io</text:span>s dom <text:span text:style-name="T8">(notice that I've used the complete termination because of “Matheus” already finishes with “s”)</text:span></text:p>
      <text:p text:style-name="P14"><text:span text:style-name="T1">Woman's son –</text:span> gwens son<text:line-break/><text:span text:style-name="T1">America's beauty –</text:span> Americas beauteit</text:p>
      <text:p text:style-name="P11"/>
      <text:p text:style-name="P11"><text:tab/>There is no mistery in the use of the declination in the accusative, you only have to apply in the direct object. About the declination in the genitive, I'll teach it after you learn the verbs, I think it's better in this way.</text:p>
      <text:p text:style-name="P11"/>
      <text:h text:style-name="P48" text:outline-level="1"><text:span text:style-name="T18">POSSESSION</text:span> </text:h>
      <text:p text:style-name="P11"/>
      <text:p text:style-name="P11"><text:tab/>There the prepositions of possession:</text:p>
      <text:p text:style-name="P11"/>
      <text:p text:style-name="P11"><text:span text:style-name="T1">Masculine in the singular –</text:span> os</text:p>
      <text:p text:style-name="P11"><text:span text:style-name="T1">Masculine in the plural –</text:span> om</text:p>
      <text:p text:style-name="P11"><text:span text:style-name="T1">Feminine in the singular –</text:span> as</text:p>
      <text:p text:style-name="P11"><text:span text:style-name="T1">Feminine in the plural –</text:span> am</text:p>
      <text:p text:style-name="P11"><text:span text:style-name="T1">Neutral in the singular –</text:span> os</text:p>
      <text:p text:style-name="P11"><text:span text:style-name="T1">Neutral in the plural –</text:span> om</text:p>
      <text:p text:style-name="P11"><text:bookmark-start text:name="__DdeLink__35286_584481832"/><text:span text:style-name="T1">Undetermined </text:span><text:bookmark-end text:name="__DdeLink__35286_584481832"/><text:span text:style-name="T1">in the singular –</text:span> es</text:p>
      <text:p text:style-name="P11"><text:span text:style-name="T1">Undetermined <text:s/>in the plural –</text:span> em</text:p>
      <text:p text:style-name="P11"/>
      <text:p text:style-name="P11"><text:tab/>Look an example:</text:p>
      <text:p text:style-name="P11"/>
      <text:p text:style-name="P11"><text:span text:style-name="T1">The death of Louis –</text:span> id mohrt os Louis {id mo:rt os lU:is}</text:p>
      <text:p text:style-name="P11"/>
      <text:p text:style-name="P11"><text:tab/>When diverse elements are owners of somethinf, it's interesting to use the word “sbei”.</text:p>
      <text:p text:style-name="P11"><text:soft-page-break/></text:p>
      <text:p text:style-name="P11"><text:span text:style-name="T1">The house of Paul and Peter –</text:span> Paul ed Peter sbei dom</text:p>
      <text:p text:style-name="P31">“Ed” is the conjunction “and”, after I explain about conjunctions.</text:p>
      <text:p text:style-name="P11"/>
      <text:h text:style-name="P3" text:outline-level="2">DIFFERENCE OF USE OF PREPOSITION OF POSSESSION AND GENITIVE CASE</text:h>
      <text:p text:style-name="P11"/>
      <text:p text:style-name="P11"><text:tab/>Maybe you're a bit confuse and ask youself why the penultimate example was not translated as “id mohrt <text:span text:style-name="T4">i</text:span>os Louis”. There is a simple difference between a preposition of possession and a pronoun in the genitive case.</text:p>
      <text:p text:style-name="P11"/>
      <text:p text:style-name="P11"><text:span text:style-name="T1">Ios –</text:span> <text:span text:style-name="T13">of the</text:span></text:p>
      <text:p text:style-name="P11"><text:span text:style-name="T1">Os –</text:span> of</text:p>
      <text:p text:style-name="P11"><text:span text:style-name="T1">Ias –</text:span> <text:span text:style-name="T13">of the</text:span></text:p>
      <text:p text:style-name="P11"><text:span text:style-name="T1">As –</text:span><text:span text:style-name="T5"> of</text:span></text:p>
      <text:p text:style-name="P11"><text:span text:style-name="T1">Tos –</text:span> <text:span text:style-name="T13">of that</text:span><text:tab/></text:p>
      <text:p text:style-name="P11"/>
      <text:p text:style-name="P11"><text:tab/>Notice that, in the translations of the genitive case, we use the definite article “the” with the preposition “of”, while the preposition of possession is only translated to a preposition. I'll see you some inappropriate sentences for you to understand:</text:p>
      <text:p text:style-name="P11"/>
      <text:p text:style-name="P11"><text:tab/>“Id mohrt <text:span text:style-name="T5">i</text:span>os Louis” would be translated to “the death of the Louis” and “<text:span text:style-name="T5">Id apel os dru</text:span>” would be translated to “the apple of tree”. Do you understand now?</text:p>
      <text:p text:style-name="P11"/>
      <text:h text:style-name="P3" text:outline-level="2">OTHER PREPOSITIONS OF POSSESSION</text:h>
      <text:p text:style-name="P11"/>
      <text:p text:style-name="P11"><text:span text:style-name="T1">Mien {myen} –</text:span> my</text:p>
      <text:p text:style-name="P11"><text:span text:style-name="T1">Tien {tyen} –</text:span> your <text:span text:style-name="T8">(singular)</text:span></text:p>
      <text:p text:style-name="P11"><text:span text:style-name="T1">Eys {eys} –</text:span> his</text:p>
      <text:p text:style-name="P11"><text:span text:style-name="T1">Ays {ays} –</text:span> her</text:p>
      <text:p text:style-name="P11"><text:span text:style-name="T1">Ids {Idz} –</text:span> its <text:span text:style-name="T8">(neutral)</text:span></text:p>
      <text:p text:style-name="P11"><text:span text:style-name="T1">Els {elz} –</text:span> his / her <text:span text:style-name="T8">(undeterminate)</text:span></text:p>
      <text:p text:style-name="P11"><text:span text:style-name="T1">Nies {nyes} –</text:span> our</text:p>
      <text:p text:style-name="P11"><text:span text:style-name="T1">Noster {nOstër} –</text:span> our</text:p>
      <text:p text:style-name="P11"><text:span text:style-name="T1">Vies {vyes} –</text:span> your <text:bookmark-start text:name="__DdeLink__35304_584481832"/><text:span text:style-name="T8">(plural)</text:span><text:bookmark-end text:name="__DdeLink__35304_584481832"/></text:p>
      <text:p text:style-name="P11"><text:span text:style-name="T1">Voster {vOstër} –</text:span> your <text:span text:style-name="T8">(plural)</text:span></text:p>
      <text:p text:style-name="P11"><text:span text:style-name="T1">Ir {ir} –</text:span> their <text:span text:style-name="T8">(masculine, feminine, neutral and undeterminate)</text:span></text:p>
      <text:p text:style-name="P11"><text:span text:style-name="T1">Sien {syen} –</text:span> his, her, its, their. <text:span text:style-name="T8">Used in the accusative.</text:span></text:p>
      <text:p text:style-name="P11"><text:span text:style-name="T1">Uns {uns} –</text:span><text:span text:style-name="T5"> of a(n)</text:span></text:p>
      <text:p text:style-name="P11"/>
      <text:p text:style-name="P11"><text:span text:style-name="T1">My house –</text:span> mien dom {myen dom}</text:p>
      <text:p text:style-name="P11"><text:span text:style-name="T1">His city–</text:span> eys urb {eys urb}</text:p>
      <text:p text:style-name="P11"><text:span text:style-name="T1">Our world –</text:span> nies mund {nyes mund} / noster mund {nOstër mund}</text:p>
      <text:p text:style-name="P11"><text:span text:style-name="T14">Your land</text:span><text:span text:style-name="T1"> –</text:span> vies land {vyes land} / voster land {vOstër land}</text:p>
      <text:p text:style-name="P11"/>
      <text:p text:style-name="P34">“<text:span text:style-name="T8">Nies” and “noster”, as well as “vies” and “voster”, means the same thing. </text:span></text:p>
      <text:p text:style-name="P11"><text:soft-page-break/><text:tab/></text:p>
      <text:p text:style-name="P20"><text:tab/>I'll teach you how to use the pronoun “sien” after I teach you the verbs”.</text:p>
      <text:p text:style-name="P11"/>
      <text:h text:style-name="P48" text:outline-level="1">THE ARTICLES</text:h>
      <text:p text:style-name="P11"/>
      <text:h text:style-name="P3" text:outline-level="2">DEFINITE ARTICLES</text:h>
      <text:p text:style-name="P11"/>
      <text:p text:style-name="P11"><text:tab/>A characteristic of sambahsa that stand out is its definite articles, the words are the same of the pronouns. How? Look the translations below:</text:p>
      <text:p text:style-name="P11"/>
      <text:p text:style-name="P11"><text:span text:style-name="T1">The man –</text:span> is wir {is wir}</text:p>
      <text:p text:style-name="P11"><text:span text:style-name="T1">The woman –</text:span> ia gwen {ya gwen}</text:p>
      <text:p text:style-name="P11"><text:span text:style-name="T1">The dog –</text:span> el kwaun {el kwAon}</text:p>
      <text:p text:style-name="P11"><text:span text:style-name="T1">The person –</text:span> el anghen {el Angën} <text:span text:style-name="T8">or</text:span> el person {el përsOn}</text:p>
      <text:p text:style-name="P11"><text:span text:style-name="T1">The person –</text:span> is anghen <text:span text:style-name="T8">(masculine person)</text:span></text:p>
      <text:p text:style-name="P11"><text:span text:style-name="T1">The country –</text:span> id land {id land}</text:p>
      <text:p text:style-name="P11"><text:span text:style-name="T1">The people </text:span><text:span text:style-name="T9">(from a determined culture)</text:span><text:span text:style-name="T1"> – </text:span>id folk {id folk}</text:p>
      <text:p text:style-name="P11"><text:span text:style-name="T1">The people </text:span><text:span text:style-name="T9">(low social class)</text:span><text:span text:style-name="T1"> –</text:span> id popule {id pOpül}</text:p>
      <text:p text:style-name="P11"/>
      <text:p text:style-name="P11"><text:tab/>Can you understand how the language works? In the sambahsa logic you don't speak “the secreatry” or “the man”, but “she secretary” and “he man”. Have in mind that the articles suffers the declination as well as the pronouns. For animals we don't use the article “id”, but the article “el”, animals have gender too, they are not things!</text:p>
      <text:p text:style-name="P11"/>
      <text:p text:style-name="P11"><text:span text:style-name="T3">The</text:span><text:span text:style-name="T1"> dog loves </text:span><text:span text:style-name="T3">the</text:span><text:span text:style-name="T1"> woman – </text:span><text:span text:style-name="T4">el</text:span> kwaun lieubht <text:span text:style-name="T2">iam</text:span> gwen {el kwAon liöbt yam gwen}</text:p>
      <text:p text:style-name="P11"/>
      <text:p text:style-name="P11"><text:tab/>The same applies to an article as a indirect object, it is in the dative case:</text:p>
      <text:p text:style-name="P11"/>
      <text:p text:style-name="P11"><text:span text:style-name="T3">The</text:span><text:span text:style-name="T1"> </text:span><text:span text:style-name="T9">(female)</text:span><text:span text:style-name="T1"> manager sent </text:span><text:span text:style-name="T3">the</text:span><text:span text:style-name="T1"> e-mail </text:span><text:span text:style-name="T3">for the</text:span><text:span text:style-name="T1"> </text:span><text:span text:style-name="T9">(male)</text:span><text:span text:style-name="T1"> president –</text:span> <text:span text:style-name="T2">ia</text:span> manager yisit <text:span text:style-name="T2">id</text:span> blixbrev <text:span text:style-name="T2">ei</text:span> president.</text:p>
      <text:p text:style-name="P11"/>
      <text:h text:style-name="P3" text:outline-level="2">INDEFINIDE ARTICLE</text:h>
      <text:p text:style-name="P11"/>
      <text:p text:style-name="P11"><text:tab/>The indefinide article is “un”.</text:p>
      <text:p text:style-name="P11"/>
      <text:p text:style-name="P11"><text:span text:style-name="T1">A apple –</text:span> un apel {un Apël}</text:p>
      <text:p text:style-name="P11"><text:span text:style-name="T1">A wall –</text:span> un mur {un mur}</text:p>
      <text:p text:style-name="P11"><text:span text:style-name="T1">A girl –</text:span> un bint {un bint}</text:p>
      <text:p text:style-name="P11"/>
      <text:h text:style-name="P48" text:outline-level="1">HOW TO SAY THE CONJUNCTIONS “E” AND “OU”</text:h>
      <text:p text:style-name="P11"/>
      <text:p text:style-name="P11"><text:tab/>I only want to teach already now this two very basic conjuctions, because of, until we reach the chapter about conjuctions, maybe we will have seen some examples with them.</text:p>
      <text:p text:style-name="P11"><text:tab/></text:p>
      <text:p text:style-name="P11"><text:soft-page-break/><text:tab/>The conjuction “and” is translated as “ed” for sambahsa.</text:p>
      <text:p text:style-name="P11"/>
      <text:p text:style-name="P11"><text:span text:style-name="T1">He and I – </text:span>is ed io</text:p>
      <text:p text:style-name="P11"/>
      <text:p text:style-name="P11"><text:tab/>As “or” you need to pay a bit more of attention. When we deal with two nouns or pronouns, we use “au”.</text:p>
      <text:p text:style-name="P11"/>
      <text:p text:style-name="P11"><text:span text:style-name="T1">He or me – </text:span>is au io {is Ao yo}</text:p>
      <text:p text:style-name="P11"/>
      <text:p text:style-name="P11"><text:tab/>But when we deal with two sentences, we use the conjuction “we” (don't confuse with the english pronoun!). I'll use a complex sentense, but only look at how the conjuction is used:</text:p>
      <text:p text:style-name="P11"/>
      <text:p text:style-name="P12"><text:bookmark-start text:name="__DdeLink__35394_584481832"/>My child, you must choose: to play in the park <text:span text:style-name="T2">or</text:span><text:span text:style-name="T6"> to swim in the pool</text:span></text:p>
      <text:p text:style-name="P11">Mien purt, dehlcs chuses: likes in id park <text:span text:style-name="T2">we</text:span> snahe in id piscine<text:bookmark-end text:name="__DdeLink__35394_584481832"/></text:p>
      <text:p text:style-name="P11"/>
      <text:h text:style-name="P48" text:outline-level="1">ADJECTIVES</text:h>
      <text:p text:style-name="P11"/>
      <text:p text:style-name="P11"><text:tab/>A adjective is a word that qualifies a noun, as in “the beautiful house”, where the adjective “beautiful” qualifies the noun “house”. I think I'll seize the moment to explain what is an adverb: an adverb qualifies adjectives and verbs, like in “very fast”, where the adverb “very” qualifies the adjective “fast”. Are we understood?</text:p>
      <text:p text:style-name="P11"><text:tab/>The construction of adjectives is similar to english, basically you have to put the adjective just before the noun, but let's meet before some adjectives and nouns we'll use in our examples:</text:p>
      <text:p text:style-name="P11"/>
      <text:p text:style-name="P11"><text:span text:style-name="T1">Veut {vöt} –</text:span> old</text:p>
      <text:p text:style-name="P11"><text:span text:style-name="T1">Moll {mol} –</text:span> soft</text:p>
      <text:p text:style-name="P11"><text:span text:style-name="T1">Pell {pel} –</text:span> fur</text:p>
      <text:p text:style-name="P11"><text:span text:style-name="T1">Wogh {wog} –</text:span> car</text:p>
      <text:p text:style-name="P11"><text:span text:style-name="T1">Bell {bel} –</text:span> beautiful</text:p>
      <text:p text:style-name="P11"><text:span text:style-name="T1">Buland {bulAnd} –</text:span> tall</text:p>
      <text:p text:style-name="P11"><text:span text:style-name="T1">Amin {amIn} –</text:span> reliable <text:span text:style-name="T8">(person)</text:span></text:p>
      <text:p text:style-name="P11"><text:span text:style-name="T1">Wassic {wAsik} –</text:span> reliable <text:span text:style-name="T8">(things)</text:span></text:p>
      <text:p text:style-name="P11"><text:span text:style-name="T1">Yun {yun} –</text:span> young</text:p>
      <text:p text:style-name="P11"><text:span text:style-name="T1">Smulk {smulk} –</text:span> small</text:p>
      <text:p text:style-name="P11"><text:span text:style-name="T1">Blou {blu:} –</text:span> blue</text:p>
      <text:p text:style-name="P11"/>
      <text:p text:style-name="P11"><text:tab/>Eis os exemplos:</text:p>
      <text:p text:style-name="P11"/>
      <text:p text:style-name="P11"><text:span text:style-name="T1">Veut wogh –</text:span> old car</text:p>
      <text:p text:style-name="P11"><text:span text:style-name="T1">Moll pel –</text:span> soft fur</text:p>
      <text:p text:style-name="P11"/>
      <text:p text:style-name="P11"><text:tab/>Naturally you can make constructions like that:</text:p>
      <text:p text:style-name="P11"/>
      <text:p text:style-name="P11"><text:span text:style-name="T1">Id wogh est veut –</text:span> the car is old</text:p>
      <text:p text:style-name="P11"/>
      <text:p text:style-name="P11"><text:tab/>Like in english, the adjectives don't receive the -s termination when in <text:soft-page-break/>the plural.</text:p>
      <text:p text:style-name="P11"/>
      <text:p text:style-name="P11"><text:span text:style-name="T1">Veut woghs –</text:span> old cars</text:p>
      <text:p text:style-name="P11"><text:span text:style-name="T1">Moll pels –</text:span> soft furs</text:p>
      <text:p text:style-name="P11"/>
      <text:p text:style-name="P11"><text:tab/>You may use the adjective alone and make it as a noun:</text:p>
      <text:p text:style-name="P11"/>
      <text:p text:style-name="P11"><text:span text:style-name="T1">The powerful </text:span><text:span text:style-name="T9">woman</text:span><text:span text:style-name="T1"> –</text:span> <text:bookmark-start text:name="__DdeLink__37551_1262037166"/>ia staur / ia staura<text:bookmark-end text:name="__DdeLink__37551_1262037166"/></text:p>
      <text:p text:style-name="P20">Notice that you need an article and you can make use of a declination, when possible.</text:p>
      <text:p text:style-name="P11"/>
      <text:p text:style-name="P11"><text:tab/>Also isn possible to make adjectives from verbs through participles, but this I'l explain only in the chapter od participles.</text:p>
      <text:p text:style-name="P11"/>
      <text:p text:style-name="P11"><text:tab/>To create adjectives from substantives you may make use of affixes like -ic or -eus, like in the examples below:</text:p>
      <text:p text:style-name="P14"/>
      <text:p text:style-name="P11"><text:span text:style-name="T1">Bois sont cruor</text:span><text:span text:style-name="T3">ic</text:span><text:span text:style-name="T1"> {boys sont krwOrik} –</text:span> battles are bloody</text:p>
      <text:p text:style-name="P11"><text:span text:style-name="T1">Is est wirt</text:span><text:span text:style-name="T3">ic</text:span><text:span text:style-name="T1"> {is est wIrtik} –</text:span> he is worthy</text:p>
      <text:p text:style-name="P11"><text:span text:style-name="T1">Tod place est danger</text:span><text:span text:style-name="T3">eus</text:span><text:span text:style-name="T1"> {tod plAts est dangërÖs} –</text:span> this place is dangerous</text:p>
      <text:p text:style-name="P11"><text:span text:style-name="T1">Ia gwen est nerv</text:span><text:span text:style-name="T3">eus</text:span><text:span text:style-name="T1"> {ya gwen est nervÖs} –</text:span> the woman is nervous</text:p>
      <text:p text:style-name="P11"/>
      <text:p text:style-name="P11"><text:tab/>Don't worry very much about these affixes because many words can be used as substantives or adjectives without the necessity of modifing the word, like “infinitive”, which means “infinitive”<text:span text:style-name="T8">(what a big surprise!)</text:span>, in“un infinitive verb”<text:span text:style-name="T8">(a infinitive verb)</text:span> or “smad studye id infinitive”<text:span text:style-name="T8">(let's study the infinitive)</text:span>.</text:p>
      <text:p text:style-name="P11"/>
      <text:p text:style-name="P11"><text:tab/>A <text:span text:style-name="T2">very important observation</text:span> is that the vocabulary of sambahsa comes from languages of different families, like derivatives of latin and germanic languages, the rules of making of adjectives from substantives are adapted according to the origin of the word, sometimes you use other affix, or other way, which is not through the -ic or -eus. See the examples below:</text:p>
      <text:p text:style-name="P11"><text:bookmark-start text:name="__DdeLink__36936_1708279209"/><text:bookmark-start text:name="__DdeLink__36946_1708279209"/><text:bookmark-start text:name="__DdeLink__36932_1708279209"/><text:bookmark-start text:name="__DdeLink__36982_1708279209"/><text:span text:style-name="T1">Cid est un insuleus land</text:span><text:bookmark-end text:name="__DdeLink__36982_1708279209"/><text:span text:style-name="T1"> –</text:span> <text:bookmark-start text:name="__DdeLink__37173_616489164"/>that is a insular country<text:bookmark-end text:name="__DdeLink__36932_1708279209"/><text:bookmark-end text:name="__DdeLink__37173_616489164"/><text:bookmark text:name="__DdeLink__36929_1708279209"/> <text:span text:style-name="T1">{</text:span><text:bookmark-start text:name="__DdeLink__37168_616489164"/><text:span text:style-name="T1">wrong</text:span><text:bookmark-end text:name="__DdeLink__37168_616489164"/><text:span text:style-name="T1"> X}</text:span><text:bookmark-end text:name="__DdeLink__36936_1708279209"/><text:bookmark-end text:name="__DdeLink__36946_1708279209"/></text:p>
      <text:p text:style-name="P11"><text:bookmark-start text:name="__DdeLink__36932_17082792092"/><text:span text:style-name="T1">Cid est un insulic land –</text:span><text:span text:style-name="T5"> </text:span><text:bookmark-end text:name="__DdeLink__36932_17082792092"/><text:bookmark-start text:name="__DdeLink__36929_17082792092"/><text:span text:style-name="T5">that is a insular country</text:span><text:bookmark-end text:name="__DdeLink__36929_17082792092"/><text:span text:style-name="T5"> </text:span><text:bookmark-start text:name="__DdeLink__36903_616489164"/><text:span text:style-name="T1">{ wrong X}</text:span><text:bookmark-end text:name="__DdeLink__36903_616489164"/></text:p>
      <text:p text:style-name="P11"><text:bookmark-start text:name="__DdeLink__36896_616489164"/><text:bookmark-start text:name="__DdeLink__36932_17082792091"/><text:span text:style-name="T1">Cid est un insular land –</text:span> <text:bookmark-end text:name="__DdeLink__36932_17082792091"/><text:bookmark-start text:name="__DdeLink__36929_17082792091"/>that is a insular country<text:bookmark-end text:name="__DdeLink__36929_17082792091"/> <text:span text:style-name="T1">{</text:span><text:bookmark-start text:name="__DdeLink__37170_616489164"/><text:span text:style-name="T1">correct</text:span><text:bookmark-end text:name="__DdeLink__37170_616489164"/><text:span text:style-name="T1"> Ѵ}</text:span><text:bookmark-end text:name="__DdeLink__36896_616489164"/></text:p>
      <text:p text:style-name="P11"><text:bookmark-start text:name="__DdeLink__36966_17082792091"/><text:span text:style-name="T1">Som in un problem</text:span><text:span text:style-name="T7">ic</text:span><text:span text:style-name="T1"> situation</text:span><text:bookmark-end text:name="__DdeLink__36966_17082792091"/><text:span text:style-name="T1"> –</text:span><text:span text:style-name="T5"> </text:span><text:bookmark-start text:name="__DdeLink__37175_616489164"/><text:span text:style-name="T5">I'm in a problematic situation</text:span><text:bookmark-end text:name="__DdeLink__37175_616489164"/><text:span text:style-name="T5"> </text:span><text:bookmark-start text:name="__DdeLink__36928_616489164"/><text:span text:style-name="T1">{ wrong X}</text:span><text:bookmark-end text:name="__DdeLink__36928_616489164"/></text:p>
      <text:p text:style-name="P11"><text:bookmark-start text:name="__DdeLink__36932_170827920911"/><text:bookmark-start text:name="__DdeLink__36966_1708279209"/><text:span text:style-name="T1">Som in un problemat</text:span><text:span text:style-name="T7">ic</text:span><text:span text:style-name="T1"> situation</text:span><text:bookmark-end text:name="__DdeLink__36966_1708279209"/><text:span text:style-name="T1"> –</text:span> <text:bookmark-end text:name="__DdeLink__36932_170827920911"/><text:span text:style-name="T5">I'm in a problematic situation</text:span> <text:bookmark-start text:name="__DdeLink__36930_616489164"/><text:span text:style-name="T1">{ correct Ѵ}</text:span><text:bookmark-end text:name="__DdeLink__36930_616489164"/></text:p>
      <text:p text:style-name="P11"><text:bookmark-start text:name="__DdeLink__36978_17082792091"/><text:span text:style-name="T1">Un pater</text:span><text:span text:style-name="T7">ic</text:span><text:span text:style-name="T1"> amor</text:span><text:bookmark-end text:name="__DdeLink__36978_17082792091"/><text:span text:style-name="T1"> –</text:span> <text:bookmark-start text:name="__DdeLink__37177_616489164"/>a paternal love<text:bookmark-end text:name="__DdeLink__37177_616489164"/> <text:bookmark-start text:name="__DdeLink__36941_616489164"/><text:span text:style-name="T1">{ wrong X}</text:span><text:bookmark-end text:name="__DdeLink__36941_616489164"/></text:p>
      <text:p text:style-name="P11"><text:bookmark-start text:name="__DdeLink__36978_17082792092"/><text:span text:style-name="T1">Un pat</text:span><text:span text:style-name="T7">ruw</text:span><text:span text:style-name="T1"> amor</text:span><text:bookmark-end text:name="__DdeLink__36978_17082792092"/><text:span text:style-name="T1"> –</text:span> a paternal love <text:bookmark-start text:name="__DdeLink__36943_616489164"/><text:span text:style-name="T1">{ correct Ѵ}</text:span><text:bookmark-end text:name="__DdeLink__36943_616489164"/></text:p>
      <text:p text:style-name="P11"><text:bookmark-start text:name="__DdeLink__36980_17082792092"/><text:span text:style-name="T1">Tod buit monster</text:span><text:span text:style-name="T7">eus</text:span><text:bookmark-end text:name="__DdeLink__36980_17082792092"/><text:span text:style-name="T1"> –</text:span> <text:bookmark-start text:name="__DdeLink__37181_616489164"/><text:bookmark-start text:name="__DdeLink__37179_616489164"/>that was monstrous<text:bookmark-end text:name="__DdeLink__37181_616489164"/><text:bookmark-end text:name="__DdeLink__37179_616489164"/> <text:span text:style-name="T1">{ wrong X}</text:span></text:p>
      <text:p text:style-name="P11"><text:bookmark-start text:name="__DdeLink__36980_17082792091"/><text:span text:style-name="T1">Tod buit monstru</text:span><text:span text:style-name="T7">eus</text:span><text:bookmark-end text:name="__DdeLink__36980_17082792091"/><text:span text:style-name="T1"> –</text:span> that was monstrous <text:bookmark-start text:name="__DdeLink__36950_616489164"/><text:span text:style-name="T1">{ correct Ѵ}</text:span><text:bookmark-end text:name="__DdeLink__36950_616489164"/></text:p>
      <text:p text:style-name="P11"><text:bookmark-start text:name="__DdeLink__36968_17082792091"/><text:span text:style-name="T1">Es baygh bayeus</text:span><text:bookmark-end text:name="__DdeLink__36968_17082792091"/><text:span text:style-name="T1"> –</text:span> <text:bookmark-start text:name="__DdeLink__37187_616489164"/>you're very fearful<text:bookmark-end text:name="__DdeLink__37187_616489164"/> <text:span text:style-name="T1">{acceptable, but prefer the sentence below}</text:span></text:p>
      <text:p text:style-name="P11"><text:bookmark-start text:name="__DdeLink__36968_17082792092"/><text:span text:style-name="T1">Es baygh bayasen</text:span><text:bookmark-end text:name="__DdeLink__36968_17082792092"/><text:span text:style-name="T1"> –</text:span> you're very fearful <text:span text:style-name="T1">{correct Ѵ}</text:span></text:p>
      <text:p text:style-name="P11"/>
      <text:p text:style-name="P11"><text:tab/>Sometimes may be not interessant to use a affix for using a substantive as adjective, but a preposition like “os” may be a good alternative.</text:p>
      <text:p text:style-name="P11"><text:soft-page-break/></text:p>
      <text:p text:style-name="P11"><text:bookmark-start text:name="__DdeLink__36974_616489164"/><text:span text:style-name="T1">Kamo anon os kwaun –</text:span> <text:bookmark-start text:name="__DdeLink__37209_616489164"/>I like food of dog<text:bookmark-end text:name="__DdeLink__37209_616489164"/></text:p>
      <text:p text:style-name="P11"><text:span text:style-name="T1">Lieubho likes RPGs os table –</text:span> <text:bookmark-end text:name="__DdeLink__36974_616489164"/><text:bookmark-start text:name="__DdeLink__37211_616489164"/>I love <text:span text:style-name="T13">tabletop</text:span> RPGs<text:bookmark-end text:name="__DdeLink__37211_616489164"/></text:p>
      <text:p text:style-name="P11"/>
      <text:p text:style-name="P11"><text:tab/>Wouldn't make sense to say something like <text:bookmark-start text:name="__DdeLink__36968_6164891641"/>“…kwaunic anon”<text:bookmark-end text:name="__DdeLink__36968_6164891641"/> or <text:bookmark-start text:name="__DdeLink__36971_6164891641"/>“… <text:bookmark-start text:name="__DdeLink__36988_17082792092"/>tableus RPG<text:bookmark-end text:name="__DdeLink__36988_17082792092"/>”<text:bookmark-end text:name="__DdeLink__36971_6164891641"/>, because “…kwaunic anon” gives the impression of the food has some canine characteristic, although the food is <text:s/>for dogs, and “… <text:bookmark-start text:name="__DdeLink__36988_170827920911"/>tableus RPG<text:bookmark-end text:name="__DdeLink__36988_170827920911"/>” gives the impression that the RPG have a characteristic of table, although the game normally is played on the table.</text:p>
      <text:p text:style-name="P11"/>
      <text:p text:style-name="P11"><text:tab/>The most interessant way of expressing the ideas of the two last examples is:</text:p>
      <text:p text:style-name="P11"/>
      <text:p text:style-name="P11"><text:span text:style-name="T1">Kamo kwaun-anon –</text:span> I like dog food</text:p>
      <text:p text:style-name="P11"><text:span text:style-name="T1">Lieubho likes table-RPGs –</text:span> I love <text:span text:style-name="T13">tabletop</text:span> RPGs</text:p>
      <text:p text:style-name="P11"/>
      <text:p text:style-name="P11"><text:tab/>Notice that the “table” of “table-RPG” and the “kwaun” of “kwaun-anon” are not as adjectives, but as components of a word made throught the aglutination of other words. If, for example, the “table” of “table-RPG” were an adjetive, would be possible the sentense “id RPG est table”, what doesn't make the minor sense. Ah, and you could write “kwaun-anon” and “table-RPG” without the hyphens, leaving them thus: “kwaun anon” and “table RPG”.</text:p>
      <text:p text:style-name="P11"/>
      <text:p text:style-name="P11"><text:tab/>Know also the <text:bookmark-start text:name="__DdeLink__37579_1262037166"/><text:bookmark-start text:name="__DdeLink__37577_1262037166"/><text:bookmark-start text:name="__DdeLink__37283_616489164"/>predicative adjective over the object<text:bookmark-end text:name="__DdeLink__37579_1262037166"/><text:bookmark-end text:name="__DdeLink__37577_1262037166"/><text:bookmark-end text:name="__DdeLink__37283_616489164"/>, very used in sentenses like the ones of the below examples:</text:p>
      <text:p text:style-name="P11"/>
      <text:p text:style-name="P11"><text:bookmark-start text:name="__DdeLink__36998_616489164"/><text:span text:style-name="T1">Ho pict mien dom do glend</text:span><text:bookmark-end text:name="__DdeLink__36998_616489164"/><text:span text:style-name="T1"> –</text:span> I've painted the house green</text:p>
      <text:p text:style-name="P11"><text:span text:style-name="T1">Ia me hat kalen zani –</text:span> she has called me adulterous</text:p>
      <text:p text:style-name="P11"><text:span text:style-name="T1">Tod anon kwehrt/beuwt me sieug –</text:span> this food makes me sick</text:p>
      <text:p text:style-name="P11"/>
      <text:p text:style-name="P11"><text:tab/>I'll use the first example, “<text:bookmark-start text:name="__DdeLink__37004_6164891643"/>h<text:span text:style-name="T5">o pict mien dom do glend</text:span><text:bookmark-end text:name="__DdeLink__37004_6164891643"/><text:span text:style-name="T5">”, to explain more about this kind of situation. We couldn't have written “</text:span><text:bookmark-start text:name="__DdeLink__37004_61648916411"/><text:span text:style-name="T5">ho pict mien dom glend</text:span><text:bookmark-end text:name="__DdeLink__37004_61648916411"/><text:span text:style-name="T5">” because thus the “glend” would be in the accusative and the translation would be something like “I've painted my green of house”, it wouldn't make sense, and remember that the sambahsa adjectives come before the substantive. Also we couldn't write “</text:span><text:bookmark-start text:name="__DdeLink__37004_61648916421"/><text:span text:style-name="T5">ho pict mien glend dom</text:span><text:bookmark-end text:name="__DdeLink__37004_61648916421"/><text:span text:style-name="T5">”, because the translation is “I've painted my green house”, which, although is gramatically perfect, definitivaly shows the wrong idea.</text:span></text:p>
      <text:p text:style-name="P17"/>
      <text:p text:style-name="P17"><text:tab/>I think it's pertinent to make some observations about these last examples, they are very interesting.</text:p>
      <text:p text:style-name="P17"/>
      <text:p text:style-name="P17"><text:tab/>Notice that , for building the <text:bookmark-start text:name="__DdeLink__37618_1262037166"/>predicative adjective over the object<text:bookmark-end text:name="__DdeLink__37618_1262037166"/> in the first example, it was made use of the preposition “do”, which you'll learn with more details in future chapters, but you can rewrite these sentenses in other way, like for example: “Ho pict(o) glend(o) mien dom”, thus the “glend” is not taken <text:s/>to be the attributive adjective of “dom”.</text:p>
      <text:p text:style-name="P17"/>
      <text:p text:style-name="P17"><text:tab/>In the second example I could make the word “zani” a substantive if I <text:soft-page-break/>add a indefinite article before this word: “Ia me hat kalen <text:span text:style-name="T2">un</text:span> zani”; the meaning pratically still is the same. But this case is no more a <text:bookmark-start text:name="__DdeLink__37640_1262037166"/>predicative adjective over the object<text:bookmark-end text:name="__DdeLink__37640_1262037166"/>, but a <text:span text:style-name="T2">nominal</text:span> adjective over the object.</text:p>
      <text:p text:style-name="P17"/>
      <text:p text:style-name="P17"><text:tab/>There is a way of write better the third sentence, it would be making use of the suffix -eih, which is a factive, you'll learn about affixes in a specific chapter. The sentense would be thus: “Tod anon sieugeiht me” <text:span text:style-name="T8">(this food sickens me)</text:span>. I didn't use it in the examples because thus the sentence no more would be a predicative adjective over the object.</text:p>
      <text:p text:style-name="P11"/>
      <text:h text:style-name="P3" text:outline-level="2">COMPARISONS</text:h>
      <text:p text:style-name="P11"/>
      <text:p text:style-name="P11"><text:tab/>The comparison is made suffixing the -er to adjective (or -ter in the case the word finishes with a voewl), but only use this termination when the accentuation of the word is not altered, in other case use the word “meis”, which means “more”; “quem” means “than”.</text:p>
      <text:p text:style-name="P11"/>
      <text:p text:style-name="P11"><text:span text:style-name="T1">He is older than me –</text:span> is est veuter quem io {is est vÖtër kem yo}</text:p>
      <text:p text:style-name="P11"><text:span text:style-name="T1">He is taller than me –</text:span> is est meis buland quem io {is est meys bulAnd kem yo}</text:p>
      <text:p text:style-name="P11"/>
      <text:p text:style-name="P11"><text:tab/>Comparisons of equality are made with tem … quem, which may be translated as as … as.</text:p>
      <text:p text:style-name="P11"/>
      <text:p text:style-name="P11"><text:span text:style-name="T1">Mary is as beautiful as Elizabeth – </text:span>Maria est tem bell quem Elizabeth</text:p>
      <text:p text:style-name="P11"/>
      <text:p text:style-name="P11"><text:tab/>Comparison od inferiority as made with minter … quem, which may be translated to less … than.</text:p>
      <text:p text:style-name="P11"/>
      <text:p text:style-name="P11"><text:span text:style-name="T1">Wolves are less reliable than dogs –</text:span> wolfs sont minter amin quem kwauns {wolfs sont mIntër amIn kem kwAons}</text:p>
      <text:p text:style-name="P29">A important observation is about the adjective “amin” is that actually it is for humans, but the other sambahsa adjective for reliable, which is “wassic”, is for things. Which one use? You choose, I prefered “amin”, but wouldn't be wrong to use “wassic”, it depends of the person's world perspective.</text:p>
      <text:p text:style-name="P11"/>
      <text:p text:style-name="P11"><text:tab/>“Meis” and “minter” are comparative words, now let's talk about superlatives. But what are superlatives? Look the two examples below:</text:p>
      <text:p text:style-name="P11"/>
      <text:p text:style-name="P12"><text:bookmark-start text:name="__DdeLink__35432_584481832"/>Charles is taller than Michael</text:p>
      <text:p text:style-name="P12">Steven is the tallest<text:bookmark-end text:name="__DdeLink__35432_584481832"/></text:p>
      <text:p text:style-name="P11"/>
      <text:p text:style-name="P11"><text:tab/>Charles is taller than Michael, but it doesn't mean that necessarily doesn't exist people taller than Charles, the “taller” is a comparative, it only makes the comparison between two beings. But the second sentence says that Steven is taller than everyvody in the context where he is, “tallest” is a superlative. Of course the same thought applies to comparisons of inferiority:</text:p>
      <text:p text:style-name="P11"/>
      <text:p text:style-name="P12"><text:soft-page-break/>Charles is less tall than Michael</text:p>
      <text:p text:style-name="P12">Steven is the less tall</text:p>
      <text:p text:style-name="P11"/>
      <text:p text:style-name="P11"><text:tab/>The superlatives are “meist”, which means “most”, and “minst”, which means “less”. Look the examples below:</text:p>
      <text:p text:style-name="P11"/>
      <text:p text:style-name="P11"><text:bookmark-start text:name="__DdeLink__35450_584481832"/><text:span text:style-name="T1">Matthew is the tallest</text:span><text:bookmark-end text:name="__DdeLink__35450_584481832"/><text:span text:style-name="T1"> –</text:span> Matthew est is meist buland</text:p>
      <text:p text:style-name="P11"><text:span text:style-name="T1">Matthew is the less tall –</text:span> Matthew est is minst buland</text:p>
      <text:p text:style-name="P11"><text:span text:style-name="T1">I am the most young in my house –</text:span> som is yunst in mien dom</text:p>
      <text:p text:style-name="P11"><text:span text:style-name="T1">Sharon is the most reliable woman –</text:span> Sharon est ia aminst gwen </text:p>
      <text:p text:style-name="P11"/>
      <text:p text:style-name="P11"><text:tab/>The adjectives “megil” {mEdjil} <text:span text:style-name="T8">(large)</text:span> and “lytil” {lÜtil} <text:span text:style-name="T8">(little)</text:span> are the only ones that have irregular comparative and superlative forms, they are:</text:p>
      <text:p text:style-name="P11"><text:span text:style-name="T1">Comparative:</text:span> “meger” {mEdjër} and “lyter” {lÜtër}</text:p>
      <text:p text:style-name="P11"><text:span text:style-name="T1">Superlative:</text:span> “megst” {megst} and “lytst” {lütst}</text:p>
      <text:p text:style-name="P11"/>
      <text:h text:style-name="P48" text:outline-level="1">PLURAL</text:h>
      <text:p text:style-name="P11"><text:tab/></text:p>
      <text:p text:style-name="P11"><text:tab/>The plural is easy and intuitive, often the words at plural ends with a -s added at the final of the words, as made in english, this is basically the standard form.</text:p>
      <text:p text:style-name="P11"/>
      <text:p text:style-name="P11"><text:span text:style-name="T1">Prince {prints} </text:span><text:span text:style-name="T9">(prince)</text:span><text:span text:style-name="T1"> –</text:span> princes {prIntsës} <text:span text:style-name="T8">(princes)</text:span></text:p>
      <text:p text:style-name="P11"><text:span text:style-name="T1">Div {div}</text:span><text:span text:style-name="T9"> (god)</text:span><text:span text:style-name="T1"> –</text:span> divs {divs} <text:span text:style-name="T8">(gods)</text:span></text:p>
      <text:p text:style-name="P11"><text:span text:style-name="T1">Kwaun {kwaun} </text:span><text:span text:style-name="T9">(dog)</text:span><text:span text:style-name="T1"> –</text:span> kwauns {kwAons} <text:span text:style-name="T8">(gods)</text:span></text:p>
      <text:p text:style-name="P11"><text:span text:style-name="T1">Land {land} </text:span><text:span text:style-name="T9">(country)</text:span><text:span text:style-name="T1"> –</text:span> lands {landz} <text:span text:style-name="T8">(countries)</text:span></text:p>
      <text:p text:style-name="P11"/>
      <text:p text:style-name="P11"><text:tab/>Word finished with -um have its final replaced by -a.</text:p>
      <text:p text:style-name="P11"/>
      <text:p text:style-name="P11"><text:span text:style-name="T1">Territorium {tëritOryum} </text:span><text:span text:style-name="T9">(territory)</text:span><text:span text:style-name="T1"> –</text:span> territoria {te(r)ritOrya} <text:span text:style-name="T8">(territories)</text:span></text:p>
      <text:p text:style-name="P11"><text:span text:style-name="T1">Collegium {kolEdjyum} </text:span><text:span text:style-name="T9">(college)</text:span><text:span text:style-name="T1"> –</text:span> collegia {kol(l)Edjya} <text:span text:style-name="T8">(colleges)</text:span></text:p>
      <text:p text:style-name="P11"/>
      <text:p text:style-name="P11"><text:tab/>For words finished with -es or -os, , it's replaced these terminations respectively for -si e -sa.</text:p>
      <text:p text:style-name="P11"/>
      <text:p text:style-name="P11"><text:span text:style-name="T1">Daumos {dAwmos} </text:span><text:span text:style-name="T9">(marvel)</text:span><text:span text:style-name="T1"> –</text:span> daumsa {dAwmsa} <text:span text:style-name="T8">(marvels)</text:span></text:p>
      <text:p text:style-name="P11"><text:span text:style-name="T1">Elkos {Elkos} </text:span><text:span text:style-name="T9">(ulcer)</text:span><text:span text:style-name="T1"> –</text:span> elksa (Elksa) <text:span text:style-name="T8">(ulcers)</text:span></text:p>
      <text:p text:style-name="P11"><text:span text:style-name="T1">Bes {bes} </text:span><text:span text:style-name="T9">(boss) </text:span><text:span text:style-name="T1">–</text:span> besi {bEzi} <text:span text:style-name="T8">(bosses)</text:span></text:p>
      <text:p text:style-name="P11"><text:span text:style-name="T1">Kames {kams} </text:span><text:span text:style-name="T9">(spell)</text:span><text:span text:style-name="T1"> –</text:span> kamsa {kamsa} <text:span text:style-name="T8">(spells)</text:span></text:p>
      <text:p text:style-name="P11"/>
      <text:p text:style-name="P11"><text:tab/>There will situations that it's not possible to add a -s at the end of the word for pronunciation issues, in these cases it's added the terminations -i <text:span text:style-name="T8">(</text:span><text:bookmark-start text:name="__DdeLink__35480_584481832"/><text:span text:style-name="T8">animated beings</text:span><text:bookmark-end text:name="__DdeLink__35480_584481832"/><text:span text:style-name="T8">)</text:span> or -a <text:span text:style-name="T8">(unanimated beings)</text:span>.</text:p>
      <text:p text:style-name="P11"/>
      <text:p text:style-name="P11"><text:span text:style-name="T1">Magv {magv} </text:span><text:span text:style-name="T9">(child)</text:span><text:span text:style-name="T1"> – </text:span>magvi {mAgvi} <text:span text:style-name="T8">(children)</text:span></text:p>
      <text:p text:style-name="P11"><text:span text:style-name="T1">Kwax {kwaks} </text:span><text:span text:style-name="T9">(croack)</text:span><text:span text:style-name="T1"> –</text:span> kwaxa {kwAxa} <text:span text:style-name="T8">(croacks)</text:span></text:p>
      <text:p text:style-name="P11"><text:span text:style-name="T1">Urx {urks} </text:span><text:span text:style-name="T9">(bear)</text:span><text:span text:style-name="T1"> –</text:span> urxi {Urksi} <text:span text:style-name="T8">(bears)</text:span></text:p>
      <text:p text:style-name="P11"><text:span text:style-name="T1">Rawaj {rawAj} </text:span><text:span text:style-name="T9">(currency unit)</text:span><text:span text:style-name="T1"> –</text:span> rawaja {rawAja} <text:span text:style-name="T8">(currency units)</text:span></text:p>
      <text:p text:style-name="P11"><text:span text:style-name="T1">Aux {Aoks} </text:span><text:span text:style-name="T9">(ox)</text:span><text:span text:style-name="T1"> –</text:span> auxi {Aoksi} <text:span text:style-name="T8">(oxes)</text:span></text:p>
      <text:p text:style-name="P11"><text:soft-page-break/><text:span text:style-name="T1">Kwas {kwas} </text:span><text:span text:style-name="T9">(cough)</text:span><text:span text:style-name="T1"> –</text:span> kwasa {kwAza} <text:span text:style-name="T8">(cough)</text:span></text:p>
      <text:p text:style-name="P11"><text:span text:style-name="T1">Musch {muc} </text:span><text:span text:style-name="T9">(fly)</text:span><text:span text:style-name="T1"> –</text:span> muschi {mUci} <text:span text:style-name="T8">(flies)</text:span></text:p>
      <text:p text:style-name="P11"/>
      <text:p text:style-name="P11"><text:tab/><text:span text:style-name="T8">The only exception is “ok” (eye), whose plural can be “oks” {oks} or “okwi” {okwi}.</text:span></text:p>
      <text:p text:style-name="P11"/>
      <text:p text:style-name="P11"><text:tab/>Some examples with articles:</text:p>
      <text:p text:style-name="P11"/>
      <text:p text:style-name="P11"><text:span text:style-name="T1">The men –</text:span> ies wirs {yes wirs}</text:p>
      <text:p text:style-name="P11"><text:span text:style-name="T1">The women –</text:span> ias gwens {yas gwens}</text:p>
      <text:p text:style-name="P11"><text:span text:style-name="T1">The cars –</text:span> ia woghs {ya wogz}</text:p>
      <text:p text:style-name="P11"><text:span text:style-name="T1">The persons –</text:span> i anghens {i Angëns}</text:p>
      <text:p text:style-name="P11"><text:span text:style-name="T1">The dogs –</text:span> i kwauns {i kwAons}</text:p>
      <text:p text:style-name="P11"><text:span text:style-name="T1">The people –</text:span> i leuds {i lödz}</text:p>
      <text:p text:style-name="P11"/>
      <text:p text:style-name="P11"><text:tab/>For finishing, an example of plural with declination:</text:p>
      <text:p text:style-name="P11"/>
      <text:p text:style-name="P11"><text:span text:style-name="T1">Plur millions brasileiren –</text:span> several millions of brazilians</text:p>
      <text:p text:style-name="P20">Notice that was written “brasileiren” instead “brasileirs”, but I could would use anyone without problems, but if you use “brasilers”, don't forget to use the “em”, that would be “Plur millions em brasileirs vahnt…”</text:p>
      <text:p text:style-name="P11"/>
      <text:h text:style-name="P48" text:outline-level="1">SOME, FEW, MANY AND OTHERS</text:h>
      <text:p text:style-name="P11"/>
      <text:p text:style-name="P11"><text:span text:style-name="T1">Nothing more –</text:span> neideti {neydEti}</text:p>
      <text:p text:style-name="P11"><text:span text:style-name="T1">Nothing at all –</text:span> <text:bookmark-start text:name="__DdeLink__35606_584481832"/>khich<text:bookmark-end text:name="__DdeLink__35606_584481832"/> {qitc}</text:p>
      <text:p text:style-name="P11"><text:span text:style-name="T1">No-one, nobody –</text:span> <text:bookmark-start text:name="__DdeLink__35612_584481832"/>neanghen<text:bookmark-end text:name="__DdeLink__35612_584481832"/> {neAnghën}, nimen {nImën}</text:p>
      <text:p text:style-name="P11"><text:span text:style-name="T1">Some –</text:span> sem {sem}</text:p>
      <text:p text:style-name="P11"><text:span text:style-name="T1">Someone – </text:span>semanghen {semAngën}</text:p>
      <text:p text:style-name="P11"><text:span text:style-name="T1">Something –</text:span> semject {semjekt}</text:p>
      <text:p text:style-name="P11"><text:span text:style-name="T1">Many, much, very, a lot </text:span><text:span text:style-name="T9">(adjctive ou adverb)</text:span><text:span text:style-name="T1"> –</text:span> baygh {bayg} </text:p>
      <text:p text:style-name="P11"><text:span text:style-name="T1">Many, much </text:span><text:span text:style-name="T9">(coloquial adjective) </text:span><text:span text:style-name="T1">–</text:span> maung {mAong} </text:p>
      <text:p text:style-name="P11"><text:span text:style-name="T1">Many, much, a lot </text:span><text:span text:style-name="T9">(literal adjective)</text:span><text:span text:style-name="T1"> –</text:span> pelu {pElu} </text:p>
      <text:p text:style-name="P11"><text:span text:style-name="T1">Much, very </text:span><text:span text:style-name="T9">(adverb) </text:span><text:span text:style-name="T1">–</text:span> meg {meg}</text:p>
      <text:p text:style-name="P11"><text:span text:style-name="T1">Many </text:span><text:span text:style-name="T9">(adjective)</text:span><text:span text:style-name="T1"> –</text:span> mult {mult}</text:p>
      <text:p text:style-name="P11"><text:span text:style-name="T14">Too (much/many) </text:span><text:span text:style-name="T9">(adverb)</text:span><text:span text:style-name="T1"> –</text:span> pior {pyor}</text:p>
      <text:p text:style-name="P11"><text:span text:style-name="T1">Quite </text:span><text:span text:style-name="T9">(adverb)</text:span><text:span text:style-name="T1"> – </text:span>destull {dëstUl}</text:p>
      <text:p text:style-name="P11"><text:span text:style-name="T1">Several –</text:span> plur {plur}</text:p>
      <text:p text:style-name="P11"><text:span text:style-name="T1">More </text:span><text:span text:style-name="T9">(adverb) (comparative)</text:span><text:span text:style-name="T1"> –</text:span> meis {meys}</text:p>
      <text:p text:style-name="P11"><text:span text:style-name="T1">Less </text:span><text:span text:style-name="T9">(adverb)</text:span><text:span text:style-name="T1"> </text:span><text:span text:style-name="T9">(comparative)</text:span><text:span text:style-name="T1"> –</text:span> minter {mIntër}</text:p>
      <text:p text:style-name="P11"><text:span text:style-name="T1">Most </text:span><text:span text:style-name="T9">(adverb) (superlative)</text:span><text:span text:style-name="T1"> –</text:span> meist {meyst}</text:p>
      <text:p text:style-name="P11"><text:span text:style-name="T1">Less</text:span> <text:span text:style-name="T9">(adverb)</text:span><text:span text:style-name="T1"> </text:span><text:span text:style-name="T9">(superlative)</text:span><text:span text:style-name="T1"> </text:span>– minst {minst}</text:p>
      <text:p text:style-name="P11"><text:span text:style-name="T1">Tanto, Tantos – </text:span>tant {tant}</text:p>
      <text:p text:style-name="P11"><text:span text:style-name="T1">Each </text:span><text:span text:style-name="T9">(more than two)</text:span><text:span text:style-name="T1"> –</text:span> ielg {yElg}</text:p>
      <text:p text:style-name="P11"><text:span text:style-name="T1">Each </text:span><text:span text:style-name="T9">(of two)</text:span><text:span text:style-name="T1">, either –</text:span> Ieter {yEtër}</text:p>
      <text:p text:style-name="P11"><text:span text:style-name="T1">All the –</text:span> vasyi {vAzyi} <text:span text:style-name="T8">(masculine)</text:span></text:p>
      <text:p text:style-name="P11"><text:span text:style-name="T1">All the –</text:span> vasya {vAzya} <text:span text:style-name="T8">(feminine)</text:span></text:p>
      <text:p text:style-name="P11"><text:span text:style-name="T1">All the –</text:span> vasyo {vAzyo} <text:span text:style-name="T8">(neutral)</text:span></text:p>
      <text:p text:style-name="P11"/>
      <text:p text:style-name="P11"><text:soft-page-break/><text:span text:style-name="T1">Some, a few–</text:span> oik {oyk}</text:p>
      <text:p text:style-name="P11"><text:span text:style-name="T1">Little, few </text:span><text:span text:style-name="T9">(adverb)</text:span><text:span text:style-name="T1"> –</text:span> pau {pAo}</text:p>
      <text:p text:style-name="P11"><text:span text:style-name="T1">Few </text:span><text:span text:style-name="T9">(adjective)</text:span><text:span text:style-name="T1"> –</text:span> pauk {pAok}</text:p>
      <text:p text:style-name="P11"><text:span text:style-name="T1">A little </text:span><text:span text:style-name="T9">(adverb or adjective)</text:span><text:span text:style-name="T1"> –</text:span> lyt {lüt}</text:p>
      <text:p text:style-name="P11"><text:span text:style-name="T1">Small –</text:span> smulk {smulk}</text:p>
      <text:p text:style-name="P11"><text:span text:style-name="T1">Large –</text:span> large {lardj}</text:p>
      <text:p text:style-name="P11"><text:span text:style-name="T1">Half </text:span><text:span text:style-name="T9">(this one as adverb)</text:span><text:span text:style-name="T1">, semi- – </text:span>pwol {pwol}</text:p>
      <text:p text:style-name="P11"><text:span text:style-name="T1">One and half –</text:span> pwolter {pwOltër}</text:p>
      <text:p text:style-name="P11"><text:span text:style-name="T1">The other (one) –</text:span> alter {Altër} <text:span text:style-name="T8">(</text:span><text:bookmark-start text:name="__DdeLink__35646_584481832"/><text:span text:style-name="T8">it's not necessary the article</text:span><text:bookmark-end text:name="__DdeLink__35646_584481832"/><text:span text:style-name="T8">)</text:span></text:p>
      <text:p text:style-name="P11"><text:span text:style-name="T1">Another –</text:span> alyo {Alyo} <text:span text:style-name="T8">(it's not necessary the article)</text:span></text:p>
      <text:p text:style-name="P14"><text:span text:style-name="T1">Both –</text:span> bo</text:p>
      <text:p text:style-name="P14"><text:span text:style-name="T1">All both –</text:span> amb(o)</text:p>
      <text:p text:style-name="P14"><text:span text:style-name="T1">Either… or… –</text:span> auter… au… {Awtër…. aw…}</text:p>
      <text:p text:style-name="P11"><text:span text:style-name="T1">Wheter, if </text:span><text:span text:style-name="T9">(before the choose of two)</text:span><text:span text:style-name="T1"> –</text:span> kweter {kwEtër}</text:p>
      <text:p text:style-name="P11"><text:span text:style-name="T1">Nether</text:span><text:span text:style-name="T14">… nor… –</text:span><text:span text:style-name="T13"> neter… ni… {nEtër… ni…}</text:span></text:p>
      <text:p text:style-name="P11"><text:span text:style-name="T14">Neither, none of both –</text:span><text:span text:style-name="T13"> neuter {nÖtër}</text:span></text:p>
      <text:p text:style-name="P11"><text:span text:style-name="T14">One of two –</text:span><text:span text:style-name="T13"> oiter {Oytër}</text:span></text:p>
      <text:p text:style-name="P11"><text:span text:style-name="T14">Which of both? –</text:span><text:span text:style-name="T13"> quoter? {kwOtër}</text:span></text:p>
      <text:p text:style-name="P11"><text:span text:style-name="T14">A(n) </text:span><text:span text:style-name="T9">(indefinide article refering to the member of a pair)</text:span><text:span text:style-name="T14"> –</text:span><text:span text:style-name="T13"> uter {Utër}</text:span></text:p>
      <text:p text:style-name="P12"/>
      <text:p text:style-name="P11"><text:span text:style-name="T1">Little by little –</text:span> <text:bookmark-start text:name="__DdeLink__35678_584481832"/>lyt ed lyt<text:bookmark-end text:name="__DdeLink__35678_584481832"/> {lüt ed lüt}</text:p>
      <text:p text:style-name="P11"><text:span text:style-name="T1">Some days –</text:span> sem diens {sem dyens}</text:p>
      <text:p text:style-name="P11"><text:span text:style-name="T1">Few hors –</text:span> pauk hors {pAok hors}</text:p>
      <text:p text:style-name="P11"><text:span text:style-name="T1">She is a bit heavy –</text:span> Ia est lyt <text:bookmark-start text:name="__DdeLink__35672_584481832"/>gwaur<text:bookmark-end text:name="__DdeLink__35672_584481832"/> {ya est lüt gwAur}</text:p>
      <text:p text:style-name="P11"><text:span text:style-name="T1">Other book –</text:span> alter buk {Altër buk}</text:p>
      <text:p text:style-name="P11"><text:span text:style-name="T1">Another book –</text:span> alyo buk {Alyo buk}</text:p>
      <text:p text:style-name="P11"/>
      <text:h text:style-name="P3" text:outline-level="2">DO YOU IS A BIT CONFUSE WITH SO MANY “MUCHS” AND “FEWS”?</text:h>
      <text:p text:style-name="P11"/>
      <text:p text:style-name="P11"><text:tab/>You must observe what is adjective, what is adverb and what is both, this is very important! Let's see the implications of that:</text:p>
      <text:p text:style-name="P11"/>
      <text:p text:style-name="P11"><text:tab/>“Baygh” may not be used before an adjective followed by a substantive, a sentence like “baygh smulk magvi” would mean what? “many small children” or “very small children”? Remember that “baygh” can serve as adjective as adverb, so there is the doubt of what word it qualifies. In such cases the ideal is to use a more specific word, one that is only an adjective or only an adverb. <text:span text:style-name="T8">“Baygh” exists to avoid the repetition of “maung” in a text</text:span>.</text:p>
      <text:p text:style-name="P11"><text:tab/>Look: “maung belli leuds” {mAong bEli lödz}, I know that this sentence means “many beautiful persons”, but <text:span text:style-name="T2">not</text:span> “very beautiful persons”, because of “maung” only serves as adjective.</text:p>
      <text:p text:style-name="P11"/>
      <text:p text:style-name="P12">I believe you already understand it. Some good examples for you to fix it in your mind:</text:p>
      <text:p text:style-name="P11"/>
      <text:p text:style-name="P11"><text:span text:style-name="T3">Maung</text:span><text:span text:style-name="T1"> smulk magvi –</text:span> <text:bookmark-start text:name="__DdeLink__35692_584481832"/>many small children<text:bookmark-end text:name="__DdeLink__35692_584481832"/></text:p>
      <text:p text:style-name="P11"><text:span text:style-name="T3">Meg</text:span><text:span text:style-name="T1"> smulk magvi –</text:span> <text:bookmark-start text:name="__DdeLink__35694_584481832"/>very small children<text:bookmark-end text:name="__DdeLink__35694_584481832"/></text:p>
      <text:p text:style-name="P11"><text:span text:style-name="T1">Tod land hat </text:span><text:span text:style-name="T3">pauk</text:span><text:span text:style-name="T1"> bella plaja –</text:span> <text:bookmark-start text:name="__DdeLink__35680_584481832"/>this country has few beautiful beachs<text:bookmark-end text:name="__DdeLink__35680_584481832"/></text:p>
      <text:p text:style-name="P11"><text:soft-page-break/><text:span text:style-name="T1">Tod land hat </text:span><text:span text:style-name="T3">pau</text:span><text:span text:style-name="T1"> bella plaja –</text:span> this country has not-very beautiful beachs</text:p>
      <text:p text:style-name="P11"/>
      <text:p text:style-name="P12">About “destull”:</text:p>
      <text:p text:style-name="P11"/>
      <text:p text:style-name="P11"><text:tab/>What differentiates “destull” of words like “meg” ou “baygh” is that “destull” is in an inferior level, see the examples below for you to understand:</text:p>
      <text:p text:style-name="P11"/>
      <text:p text:style-name="P11"><text:span text:style-name="T1">Brasilu est meg/baygh bell –</text:span> Brazil is very beautiful <text:span text:style-name="T8">(in the superior category of beauty)</text:span></text:p>
      <text:p text:style-name="P11"><text:span text:style-name="T1">Brasilu est destull bell –</text:span> Brazil is quite beautiful <text:span text:style-name="T8">(it is beautiful, but there </text:span><text:span text:style-name="T8">are other countries that are more beautiful)</text:span></text:p>
      <text:p text:style-name="P11"/>
      <text:h text:style-name="P48" text:outline-level="1">NUMBERS</text:h>
      <text:p text:style-name="P11"/>
      <text:p text:style-name="P11"><text:tab/>There the numbers form 0 to 10:</text:p>
      <text:p text:style-name="P11"/>
      <text:p text:style-name="P11"><text:span text:style-name="T1">0 – zero {dzEro} –</text:span> zero</text:p>
      <text:p text:style-name="P11"><text:span text:style-name="T1">1 – oin {oyn} –</text:span> one</text:p>
      <text:p text:style-name="P11"><text:span text:style-name="T1">2 – dwo {dwo} –</text:span> two</text:p>
      <text:p text:style-name="P11"><text:span text:style-name="T1">3 – tri {tri} –</text:span> three</text:p>
      <text:p text:style-name="P11"><text:span text:style-name="T1">4 – quar {kwar} –</text:span> four</text:p>
      <text:p text:style-name="P11"><text:span text:style-name="T1">5 – penk(we) {penk(wë)} –</text:span> five</text:p>
      <text:p text:style-name="P11"><text:span text:style-name="T1">6 – six {siks} –</text:span> six</text:p>
      <text:p text:style-name="P11"><text:span text:style-name="T1">7 – sept(a) {sEpt(a)} –</text:span> seven</text:p>
      <text:p text:style-name="P11"><text:span text:style-name="T1">8 – oct(o) {Okt(o)} –</text:span> eight</text:p>
      <text:p text:style-name="P11"><text:span text:style-name="T1">9 – nev {nev} –</text:span> nine</text:p>
      <text:p text:style-name="P11"><text:span text:style-name="T1">10 – dec {dek} –</text:span> ten</text:p>
      <text:p text:style-name="P11"/>
      <text:p text:style-name="P11"><text:tab/>Between 11 and 19 you add the suffix -dem.</text:p>
      <text:p text:style-name="P11"/>
      <text:p text:style-name="P11"><text:span text:style-name="T1">11 – oindem {Oyndëm} –</text:span> eleven</text:p>
      <text:p text:style-name="P11"><text:span text:style-name="T1">12 – dwodem {dwOdëm} –</text:span> twelve</text:p>
      <text:p text:style-name="P11"><text:span text:style-name="T1">13 – tridem {trIdëm} –</text:span> thirteen</text:p>
      <text:p text:style-name="P11"><text:span text:style-name="T1">14 – quardem {kwArdëm} –</text:span> fourteen</text:p>
      <text:p text:style-name="P11"><text:span text:style-name="T1">15 – penkdem {pEnkdëm} –</text:span> fifteen</text:p>
      <text:p text:style-name="P11"><text:span text:style-name="T1">16 – sixdem {sIksdëm} –</text:span> sixteen</text:p>
      <text:p text:style-name="P11"><text:span text:style-name="T1">17 – septdem {sEptdëm} –</text:span> seventeen</text:p>
      <text:p text:style-name="P11"><text:span text:style-name="T1">18 – octdem {Oktdëm} –</text:span> eighteen</text:p>
      <text:p text:style-name="P11"><text:span text:style-name="T1">19 – nevdem {nEvdëm} –</text:span> nineteen</text:p>
      <text:p text:style-name="P11"/>
      <text:p text:style-name="P11"><text:tab/>For numbers like 20, 30, 40, …, 90 you use the suffix -gim</text:p>
      <text:p text:style-name="P11"/>
      <text:p text:style-name="P11"><text:span text:style-name="T1">20 – dwogim {dwOdjim} –</text:span> twenty</text:p>
      <text:p text:style-name="P11"><text:span text:style-name="T1">30 – trigim {trIdjim} – </text:span>thirty</text:p>
      <text:p text:style-name="P11"><text:span text:style-name="T1">40 – quargim {kwArdjim} – </text:span><text:span text:style-name="T5">forty</text:span></text:p>
      <text:p text:style-name="P11"><text:span text:style-name="T1">50 – penkgim {pEnkdjim} –</text:span> fifty</text:p>
      <text:p text:style-name="P11"><text:span text:style-name="T1">60 – sixgim {sIksdjim} –</text:span> sixty</text:p>
      <text:p text:style-name="P11"><text:span text:style-name="T1">70 – septgim {sEptdjim} –</text:span> seventy</text:p>
      <text:p text:style-name="P11"><text:span text:style-name="T1">80 – octgim {Oktdjim} –</text:span> eighty</text:p>
      <text:p text:style-name="P11"><text:soft-page-break/><text:span text:style-name="T1">90 – nevgim {nEvdjim} –</text:span> ninety</text:p>
      <text:p text:style-name="P11"/>
      <text:p text:style-name="P11"><text:tab/>There the numbers 100, 1000, 1000000 and 1000000000:</text:p>
      <text:p text:style-name="P11"/>
      <text:p text:style-name="P11"><text:span text:style-name="T1">100 – cent(om) {tsënt(Om)} –</text:span><text:span text:style-name="T5"> one hundred</text:span></text:p>
      <text:p text:style-name="P11"><text:span text:style-name="T1">1,000 – mil {mil} –</text:span> one thousand</text:p>
      <text:p text:style-name="P11"><text:span text:style-name="T1">1,000,000 – oin million {oyn milyOn} –</text:span> one million</text:p>
      <text:p text:style-name="P11"><text:span text:style-name="T1">1,000,000,000 – oin milliard {oyn milyArd} –</text:span> one billion</text:p>
      <text:p text:style-name="P11"/>
      <text:p text:style-name="P11"><text:tab/>Some examples of numbers:</text:p>
      <text:p text:style-name="P11"/>
      <text:p text:style-name="P11"><text:span text:style-name="T1">23 – dwogim oyn –</text:span> twenty three</text:p>
      <text:p text:style-name="P11"><text:span text:style-name="T1">130 – cent trigim –</text:span> one hundred and thirty</text:p>
      <text:p text:style-name="P11"><text:span text:style-name="T1">569 – penkcent sixgim nev –</text:span> f<text:bookmark-start text:name="__DdeLink__35554_584481832"/><text:span text:style-name="T5">ive hundred and sixty-nine</text:span><text:bookmark-end text:name="__DdeLink__35554_584481832"/></text:p>
      <text:p text:style-name="P11"><text:span text:style-name="T1">1992 – mil nevcent nevgim dwo –</text:span><text:span text:style-name="T5"> </text:span><text:bookmark-start text:name="__DdeLink__35556_584481832"/><text:span text:style-name="T5">one thousand nine hundred ninety-two</text:span><text:bookmark-end text:name="__DdeLink__35556_584481832"/></text:p>
      <text:p text:style-name="P11"/>
      <text:p text:style-name="P11"><text:tab/>Cardinal numbers are made with the suffix -t (or -im if the first suffix for incompatible).</text:p>
      <text:p text:style-name="P11"/>
      <text:p text:style-name="P11"><text:span text:style-name="T1">First –</text:span> <text:span text:style-name="T19">oint</text:span> prest <text:span text:style-name="T8">(if it's the first of a group of two, we use “preter” instead “prest”)</text:span></text:p>
      <text:p text:style-name="P11"><text:span text:style-name="T1">Second –</text:span> dwot <text:span text:style-name="T8">(or “second”)</text:span></text:p>
      <text:p text:style-name="P11"><text:span text:style-name="T1">Third – </text:span>trit</text:p>
      <text:p text:style-name="P11"><text:span text:style-name="T1">Fourth–</text:span> quart</text:p>
      <text:p text:style-name="P11"><text:span text:style-name="T1">Fifth –</text:span> penkt</text:p>
      <text:p text:style-name="P11"><text:span text:style-name="T1">Sixth –</text:span> sixt</text:p>
      <text:p text:style-name="P11"><text:span text:style-name="T1">Seventh –</text:span> septim</text:p>
      <text:p text:style-name="P11"><text:span text:style-name="T1">Eighth –</text:span> octim</text:p>
      <text:p text:style-name="P11"><text:span text:style-name="T1">Ninth –</text:span> nevt</text:p>
      <text:p text:style-name="P11"><text:span text:style-name="T1">Tenth –</text:span> dect</text:p>
      <text:p text:style-name="P35">Yes, “first” and “second” are irregular, despite be admitted the “dwot”.</text:p>
      <text:p text:style-name="P11"/>
      <text:p text:style-name="P11"><text:tab/>Only the last component needs termination:</text:p>
      <text:p text:style-name="P11"/>
      <text:p text:style-name="P11"><text:span text:style-name="T1">Eleventh –</text:span><text:span text:style-name="T5"> dec</text:span> prest</text:p>
      <text:p text:style-name="P11"/>
      <text:p text:style-name="P11"><text:tab/>Know these too:</text:p>
      <text:p text:style-name="P11"/>
      <text:p text:style-name="P11"><text:span text:style-name="T1">Last –</text:span> senst <text:span text:style-name="T8">(superlative)</text:span></text:p>
      <text:p text:style-name="P11"><text:span text:style-name="T1">Latter –</text:span> senter <text:span text:style-name="T8">(comparative)</text:span></text:p>
      <text:p text:style-name="P11"/>
      <text:p text:style-name="P11"><text:tab/>A multiplicator is made with the suffix -(en)s:</text:p>
      <text:p text:style-name="P11"/>
      <text:p text:style-name="P11"><text:span text:style-name="T1">Once –</text:span> oins</text:p>
      <text:p text:style-name="P11"><text:span text:style-name="T1">Twice –</text:span> dwis <text:span text:style-name="T8">(irregular)</text:span></text:p>
      <text:p text:style-name="P11"><text:bookmark-start text:name="__DdeLink__35570_584481832"/><text:span text:style-name="T1">Thrice</text:span><text:bookmark-end text:name="__DdeLink__35570_584481832"/><text:span text:style-name="T1"> –</text:span> tris</text:p>
      <text:p text:style-name="P11"/>
      <text:p text:style-name="P11"><text:tab/>We also may use the word “ker”:</text:p>
      <text:p text:style-name="P11"/>
      <text:p text:style-name="P11"><text:soft-page-break/><text:span text:style-name="T1">Once –</text:span> oin kers</text:p>
      <text:p text:style-name="P11"><text:span text:style-name="T1">Twice –</text:span> dwo kers</text:p>
      <text:p text:style-name="P11"><text:span text:style-name="T1">Thrice –</text:span> tri kers</text:p>
      <text:p text:style-name="P11"/>
      <text:p text:style-name="P11"><text:tab/>The distributive is made with the suffix -(e)n, but there are irregular forms:</text:p>
      <text:p text:style-name="P11"/>
      <text:p text:style-name="P11"><text:span text:style-name="T1">1 –</text:span> ein</text:p>
      <text:p text:style-name="P11"><text:span text:style-name="T1">2 –</text:span> dwin <text:span text:style-name="T8">(“duo”) </text:span><text:span text:style-name="T13">(for the word “pair” exists the word “pair”, yeah, it's the same word)</text:span></text:p>
      <text:p text:style-name="P11"><text:span text:style-name="T1">12 – </text:span>douzen <text:span text:style-name="T8">(our “dozen”!)</text:span></text:p>
      <text:p text:style-name="P14"><text:span text:style-name="T1">1000 –</text:span> tusent</text:p>
      <text:p text:style-name="P11"/>
      <text:p text:style-name="P11"><text:tab/>For numbers finished in -dem or -gim, you use -tia instead -(e)n.</text:p>
      <text:p text:style-name="P11"/>
      <text:p text:style-name="P11"><text:span text:style-name="T1">20 –</text:span> <text:bookmark-start text:name="__DdeLink__35576_584481832"/>dwogimtia<text:bookmark-end text:name="__DdeLink__35576_584481832"/> <text:span text:style-name="T8">(like a score)</text:span></text:p>
      <text:p text:style-name="P11"/>
      <text:p text:style-name="P11"><text:tab/>This termination -(e)n also is used for counting nouns that doesn't have a form in the singular:</text:p>
      <text:p text:style-name="P11"/>
      <text:p text:style-name="P11"><text:span text:style-name="T1">Mi ho kaupen trin bruks –</text:span> I’ve bought myself three pairs of pants</text:p>
      <text:p text:style-name="P11"/>
      <text:p text:style-name="P11"><text:tab/>If the distributive is used as quantity, then the nouns and adjectives are in the plural of genitive.</text:p>
      <text:p text:style-name="P11"/>
      <text:p text:style-name="P11"><text:span text:style-name="T1">Un centen wolfen gwiviet in France –</text:span> a<text:bookmark-start text:name="__DdeLink__35586_584481832"/> hundred wolves could live in France<text:bookmark-end text:name="__DdeLink__35586_584481832"/></text:p>
      <text:p text:style-name="P11"/>
      <text:p text:style-name="P11"><text:tab/>Remember of “million” and “milliard”? They only exist in the distributive form. But when the distributive is followed by another number, the distributive doesn't more need be in the infinitive.</text:p>
      <text:p text:style-name="P11"/>
      <text:p text:style-name="P11"><text:span text:style-name="T1">1891400 humanos –</text:span> Oino million octcent nevgim oino mil quarcent mensci</text:p>
      <text:p text:style-name="P11"/>
      <text:p text:style-name="P11"><text:tab/>Parts can be indicated by -del.</text:p>
      <text:p text:style-name="P11"/>
      <text:p text:style-name="P11"><text:span text:style-name="T1">One third –</text:span> tridel</text:p>
      <text:p text:style-name="P11"/>
      <text:p text:style-name="P11"><text:tab/>But look:</text:p>
      <text:p text:style-name="P11"/>
      <text:p text:style-name="P11"><text:span text:style-name="T1">Half </text:span><text:span text:style-name="T9">(as substantive) </text:span><text:span text:style-name="T1">–</text:span> <text:bookmark-start text:name="__DdeLink__35592_584481832"/>dwidel<text:bookmark-end text:name="__DdeLink__35592_584481832"/></text:p>
      <text:p text:style-name="P11"><text:span text:style-name="T1">Half </text:span><text:span text:style-name="T9">(as adjective)</text:span><text:span text:style-name="T1"> –</text:span> pwol <text:span text:style-name="T8">(</text:span><text:span text:style-name="T8">often used as prefix</text:span><text:span text:style-name="T8">)</text:span></text:p>
      <text:p text:style-name="P11"/>
      <text:p text:style-name="P11"><text:span text:style-name="T1">Pwolter –</text:span> 1,5</text:p>
      <text:p text:style-name="P11"><text:tab/></text:p>
      <text:p text:style-name="P11"><text:tab/>The other 0,5 is taken using the ordinal form of the next number after the “pwol”. Look one more example:</text:p>
      <text:p text:style-name="P11"/>
      <text:p text:style-name="P11"><text:span text:style-name="T1">Pwolpenkt – </text:span>4,5</text:p>
      <text:p text:style-name="P11"><text:soft-page-break/></text:p>
      <text:h text:style-name="P48" text:outline-level="1">TIME</text:h>
      <text:p text:style-name="P11"/>
      <text:p text:style-name="P11"><text:tab/>To indicate the day of a month, we put the “dien” vefore the cardinal number of the date,</text:p>
      <text:p text:style-name="P11"/>
      <text:p text:style-name="P12"><text:bookmark-start text:name="__DdeLink__36647_1708279209"/>Dien quar jul mil septcent septgim six, ia Uniet Stats bihr independent</text:p>
      <text:p text:style-name="P11">On the fourth of July of one thousand seven hundred and seventy-six, United States became independent</text:p>
      <text:p text:style-name="P11"/>
      <text:p text:style-name="P26">Dien sept september mil octcent dwogim dwo, Brasilu bihsit independent</text:p>
      <text:p text:style-name="P11"><text:bookmark-end text:name="__DdeLink__36647_1708279209"/>On the seventh of september of one thousand eight hundred and eighty-two, Brazil became independent <text:tab/></text:p>
      <text:p text:style-name="P11"><text:tab/>The days of the week:</text:p>
      <text:p text:style-name="P11"/>
      <text:p text:style-name="P11"><text:span text:style-name="T1">Mingo {mIngo} –</text:span> Sunday</text:p>
      <text:p text:style-name="P11"><text:span text:style-name="T1">Mundie </text:span><text:bookmark-start text:name="__DdeLink__53355_1870019565"/><text:bookmark-start text:name="__DdeLink__53353_1870019565"/><text:span text:style-name="T1">{mundI:}</text:span><text:bookmark-end text:name="__DdeLink__53355_1870019565"/><text:bookmark-end text:name="__DdeLink__53353_1870019565"/><text:span text:style-name="T1"> –</text:span> Monday</text:p>
      <text:p text:style-name="P11"><text:span text:style-name="T1">Ardie {ardI:} –</text:span> Tuesday</text:p>
      <text:p text:style-name="P11"><text:span text:style-name="T1">Credie </text:span><text:bookmark-start text:name="__DdeLink__53359_1870019565"/><text:span text:style-name="T1">{kredI:}</text:span><text:bookmark-end text:name="__DdeLink__53359_1870019565"/><text:span text:style-name="T1"> –</text:span> Wednesday</text:p>
      <text:p text:style-name="P11"><text:span text:style-name="T1">Khamsi {qAmsi} –</text:span> Thursday</text:p>
      <text:p text:style-name="P11"><text:span text:style-name="T1">Juma </text:span><text:bookmark-start text:name="__DdeLink__53368_1870019565"/><text:span text:style-name="T1">{djUma}</text:span><text:bookmark-end text:name="__DdeLink__53368_1870019565"/><text:span text:style-name="T1"> –</text:span> Friday</text:p>
      <text:p text:style-name="P11"><text:span text:style-name="T1">Sabd {sabd} –</text:span> Saturday</text:p>
      <text:p text:style-name="P11"/>
      <text:p text:style-name="P11"><text:tab/>Here the months:</text:p>
      <text:p text:style-name="P11"/>
      <text:p text:style-name="P11"><text:span text:style-name="T1">Januar {djanuAr} –</text:span> January</text:p>
      <text:p text:style-name="P11"><text:span text:style-name="T1">Februar {februAr} –</text:span> February</text:p>
      <text:p text:style-name="P11"><text:span text:style-name="T1">Mart {mart} –</text:span> March</text:p>
      <text:p text:style-name="P11"><text:span text:style-name="T1">Aprile {aprIl} –</text:span> April</text:p>
      <text:p text:style-name="P11"><text:span text:style-name="T1">Mai {may} – </text:span>May</text:p>
      <text:p text:style-name="P11"><text:span text:style-name="T1">Jun {djun} –</text:span> June</text:p>
      <text:p text:style-name="P11"><text:span text:style-name="T1">Jul {djul} – </text:span>July</text:p>
      <text:p text:style-name="P11"><text:span text:style-name="T1">August {aogUst} –</text:span> Agust</text:p>
      <text:p text:style-name="P11"><text:span text:style-name="T1">September {septEmbër} –</text:span> September</text:p>
      <text:p text:style-name="P11"><text:span text:style-name="T1">October {oktObër} –</text:span> October</text:p>
      <text:p text:style-name="P11"><text:span text:style-name="T1">November {novEmbër} –</text:span> November</text:p>
      <text:p text:style-name="P11"><text:span text:style-name="T1">December {detsEmbër} –</text:span> December</text:p>
      <text:p text:style-name="P11"/>
      <text:p text:style-name="P11"><text:tab/>To indicate the hours, the best way is putting the number's hour before of “saat” {saAt} following the minute's numbers.</text:p>
      <text:p text:style-name="P11"/>
      <text:p text:style-name="P11"><text:span text:style-name="T1">18:49 –</text:span> octdem saat quargim nev</text:p>
      <text:p text:style-name="P11"/>
      <text:p text:style-name="P11"><text:tab/>To indicate a determined decade, like “the 70's”, you inform the year more the termination -tias.</text:p>
      <text:p text:style-name="P11"/>
      <text:p text:style-name="P11"><text:span text:style-name="T1">Ia 1970 –</text:span> <text:span text:style-name="T1">Ia mil nevcent septgimtias –</text:span> the (19)70's</text:p>
      <text:p text:style-name="P11"/>
      <text:p text:style-name="P11"><text:soft-page-break/><text:tab/>A adverb of period of time may be made per the termination -s.</text:p>
      <text:p text:style-name="P11"/>
      <text:p text:style-name="P11"><text:span text:style-name="T1">I beis, qui wey eiskwmos, appareihnt noct</text:span><text:span text:style-name="T3">s</text:span><text:span text:style-name="T1"> –</text:span> the bees, which we want, appears at night</text:p>
      <text:p text:style-name="P11"/>
      <text:p text:style-name="P11"><text:tab/>The present period of time may be indicated by the prefix ho-:</text:p>
      <text:p text:style-name="P11"/>
      <text:p text:style-name="P11"><text:span text:style-name="T1">Tonight – </text:span>honoct</text:p>
      <text:p text:style-name="P11"><text:span text:style-name="T1">The evening –</text:span><text:span text:style-name="T5"> hovesper</text:span></text:p>
      <text:p text:style-name="P11"/>
      <text:p text:style-name="P11"><text:tab/>But “today” and “this morning” are made in the following ways:</text:p>
      <text:p text:style-name="P11"/>
      <text:p text:style-name="P11"><text:span text:style-name="T1">Today –</text:span> hoyd</text:p>
      <text:p text:style-name="P11"><text:span text:style-name="T1">This morning –</text:span> Todeghern</text:p>
      <text:p text:style-name="P11"/>
      <text:p text:style-name="P11"><text:tab/>A verb that indicates a period of time spent can be made per the prefix (u)per-.</text:p>
      <text:p text:style-name="P11"/>
      <text:p text:style-name="P11"><text:span text:style-name="T1">Passe ad upernocte in mien dom – </text:span>spend the night in my house</text:p>
      <text:p text:style-name="P11"><text:span text:style-name="T1">Uperdienam in id farm –</text:span> we spent the day in the farm</text:p>
      <text:p text:style-name="P11"/>
      <text:p text:style-name="P11"><text:tab/>There the translations for “tomorrow, “yesterday and their variations:</text:p>
      <text:p text:style-name="P11"/>
      <text:p text:style-name="P11"><text:span text:style-name="T1">Tomorrow –</text:span> cras</text:p>
      <text:p text:style-name="P11"><text:span text:style-name="T1">Yesterday – </text:span>ghes</text:p>
      <text:p text:style-name="P11"><text:span text:style-name="T1">After tomorrow –</text:span> poscras</text:p>
      <text:p text:style-name="P11"><text:span text:style-name="T1">Of yesterday –</text:span> ghestern</text:p>
      <text:p text:style-name="P11"><text:span text:style-name="T1">Before yesterday –</text:span> <text:bookmark-start text:name="__DdeLink__53402_1870019565"/>preghes<text:bookmark-end text:name="__DdeLink__53402_1870019565"/></text:p>
      <text:p text:style-name="P11"/>
      <text:p text:style-name="P11"><text:tab/>More important words:</text:p>
      <text:p text:style-name="P11"/>
      <text:p text:style-name="P11"><text:span text:style-name="T1">Hourly –</text:span> <text:bookmark-start text:name="__DdeLink__53408_1870019565"/>horlong<text:bookmark-end text:name="__DdeLink__53408_1870019565"/></text:p>
      <text:p text:style-name="P11"><text:span text:style-name="T1">Last week –</text:span> <text:bookmark-start text:name="__DdeLink__53410_1870019565"/>perhvdi<text:bookmark-end text:name="__DdeLink__53410_1870019565"/> {pEr(h)vdi} </text:p>
      <text:p text:style-name="P11"><text:span text:style-name="T1">Every time, every hour –</text:span> <text:bookmark-start text:name="__DdeLink__53412_1870019565"/>stets<text:bookmark-end text:name="__DdeLink__53412_1870019565"/></text:p>
      <text:p text:style-name="P11"><text:span text:style-name="T1">In times past –</text:span> <text:bookmark-start text:name="__DdeLink__53420_1870019565"/>xiawngja<text:bookmark-end text:name="__DdeLink__53420_1870019565"/> {ksyAwngja}</text:p>
      <text:p text:style-name="P11"><text:span text:style-name="T1">Last night –</text:span> yarlay {yarlAy}</text:p>
      <text:p text:style-name="P11"><text:span text:style-name="T1">Day &amp; night </text:span><text:span text:style-name="T9">(24 horas)</text:span><text:span text:style-name="T1"> –</text:span> yawm {yAwm}</text:p>
      <text:p text:style-name="P11"/>
      <text:h text:style-name="P48" text:outline-level="1">CORRELATIVES</text:h>
      <text:p text:style-name="P11"/>
      <text:p text:style-name="P11"><text:tab/>They are words made affixing certain particles to the interrogative pronouns or other words, like “anghen” <text:span text:style-name="T8">(person)</text:span>, “ject” <text:span text:style-name="T8">(thing)</text:span> and “loc” <text:span text:style-name="T8">(place)</text:span>.</text:p>
      <text:p text:style-name="P11"/>
      <text:p text:style-name="P11"><text:span text:style-name="T1">Sem- {sem} – </text:span><text:span text:style-name="T5">some</text:span></text:p>
      <text:p text:style-name="P11"><text:span text:style-name="T1">-quid {kid} –</text:span> any <text:span text:style-name="T8">(complete uncertainly, it’s pejorative)</text:span></text:p>
      <text:p text:style-name="P37"><text:span text:style-name="T14">Is lehct quodquid –</text:span><text:span text:style-name="T13"> </text:span><text:span text:style-name="T13">he’s telling anything at all</text:span></text:p>
      <text:p text:style-name="P11"><text:span text:style-name="T1">-gvonc {gvonk} –</text:span> it is between “some” and “any”</text:p>
      <text:p text:style-name="P39"><text:span text:style-name="T1">Ne has clus id dwer. Quelgvonc ghehdiet entre id dom –</text:span> you haven't <text:soft-page-break/>closed the door. Any-/Someone could enter the house</text:p>
      <text:p text:style-name="P11"><text:span text:style-name="T1">-kwe {kwë} –</text:span> when suffixed to interrogative pronouns corresponds to the english -ever</text:p>
      <text:p text:style-name="P39"><text:span text:style-name="T1">Ir gwelsa brungend quodkwe spalt iom armurs <text:s/>–</text:span> their shafts taking advantage of any split of the armours</text:p>
      <text:p text:style-name="P11"><text:span text:style-name="T1">-libt {libt} –</text:span> any <text:span text:style-name="T8">(in the sense of “whichever you want”)</text:span></text:p>
      <text:p text:style-name="P38"><text:span text:style-name="T1">Cheus quodlibt fustan {tcös kwOdlibt fustAn} – </text:span><text:span text:style-name="T5">Choose any skirt </text:span><text:span text:style-name="T12">(the one you prefer)</text:span></text:p>
      <text:p text:style-name="P11"/>
      <text:p text:style-name="P11"><text:tab/>A comparison for better understanding, the two sentences below mean “any/whichever shoe is useful for me”:</text:p>
      <text:p text:style-name="P36"><text:span text:style-name="T1">Quodquid schou est util pro me:</text:span> <text:span text:style-name="T24">means that the person doesn’t care about the shoe to b worn in his foot</text:span></text:p>
      <text:p text:style-name="P40"><text:span text:style-name="T1">Quodkwe schou est util pro me:</text:span> it’s more serious</text:p>
      <text:p text:style-name="P40"/>
      <text:p text:style-name="P40">Another example:</text:p>
      <text:p text:style-name="P36"><text:span text:style-name="T1">Ia sayct quodquid – </text:span><text:span text:style-name="T26">she tells anything at all</text:span><text:span text:style-name="T24"> </text:span><text:span text:style-name="T27">(</text:span><text:span text:style-name="T27">it’s a mad woman</text:span><text:span text:style-name="T27">)</text:span></text:p>
      <text:p text:style-name="P40"><text:span text:style-name="T1">Ia sayct quodkwe –</text:span> she says anything <text:span text:style-name="T8">(</text:span><text:span text:style-name="T8">it means probably that she is a</text:span><text:span text:style-name="T8">n</text:span><text:span text:style-name="T8"> intellectual that knows diverse areas of knowledge</text:span><text:span text:style-name="T8">)</text:span></text:p>
      <text:p text:style-name="P11"/>
      <text:p text:style-name="P11"><text:span text:style-name="T1">Semanghen, semquel {semAngën, semkEl} –</text:span> someone</text:p>
      <text:p text:style-name="P11"><text:span text:style-name="T1">Quelgvonc {këlgvOnk} –</text:span> anyone</text:p>
      <text:p text:style-name="P11"><text:span text:style-name="T1">Cadanghen {kadAngën} –</text:span> everybody</text:p>
      <text:p text:style-name="P11"><text:span text:style-name="T1">Quodquid {kwOdkid} –</text:span> anything</text:p>
      <text:p text:style-name="P11"><text:span text:style-name="T1">Quodkwe {kwOdkwë} –</text:span> whatever</text:p>
      <text:p text:style-name="P11"><text:span text:style-name="T1">Quiskwe {kIskwë} –</text:span> whoever</text:p>
      <text:p text:style-name="P11"/>
      <text:p text:style-name="P11"><text:span text:style-name="T1">Ma? {ma} –</text:span> why?</text:p>
      <text:p text:style-name="P11"><text:span text:style-name="T1">Itak {itAk} –</text:span> that's why</text:p>
      <text:p text:style-name="P11"/>
      <text:p text:style-name="P11"><text:span text:style-name="T1">Kam? {kam} –</text:span> how?, like, as <text:span text:style-name="T8">(comparative of equity)</text:span> <text:span text:style-name="T8">{this word also means the verb “like”}</text:span></text:p>
      <text:p text:style-name="P11"><text:span text:style-name="T1">Katha {kA§a} –</text:span> so, thus</text:p>
      <text:p text:style-name="P11"><text:span text:style-name="T1">Ka {ka} –</text:span> as a <text:span text:style-name="T8">(quality, function)</text:span></text:p>
      <text:p text:style-name="P11"><text:span text:style-name="T1">It(han) {it(§An)} –</text:span> so, this way</text:p>
      <text:p text:style-name="P11"><text:bookmark-start text:name="__DdeLink__53460_1870019565"/><text:span text:style-name="T1">Zowngschie</text:span><text:bookmark-end text:name="__DdeLink__53460_1870019565"/><text:span text:style-name="T1"> {dzowngcI:} /dzowŋ'ʃi/ –</text:span> anyway</text:p>
      <text:p text:style-name="P11"/>
      <text:p text:style-name="P11"><text:span text:style-name="T1">-med {med} –</text:span> <text:span text:style-name="T8">suffixed to a pronoun in the genitive, it has the meaning of “per/through” + instrument. quosmed {kwOsmed} (with what? / by which means?); tosmed {tOsmed} (with that / through that means)</text:span></text:p>
      <text:p text:style-name="P11"/>
      <text:p text:style-name="P11"><text:span text:style-name="T1">Quayt {kwayt} –</text:span> how much, how many <text:span text:style-name="T8">(pronoun)</text:span></text:p>
      <text:p text:style-name="P11"><text:span text:style-name="T1">Tant {tant} –</text:span> so much, so many <text:span text:style-name="T8">(adverb/adjective)</text:span></text:p>
      <text:p text:style-name="P11"/>
      <text:p text:style-name="P11"><text:span text:style-name="T1">Semanghen, semquis, semqua {semAngën, semkis, semkwA} –</text:span> someone</text:p>
      <text:p text:style-name="P11"><text:span text:style-name="T1">Fulan {fulAn} –</text:span> so and so</text:p>
      <text:p text:style-name="P11"><text:span text:style-name="T1">Vasyanghen {vasyAngën} –</text:span> everybody</text:p>
      <text:p text:style-name="P11"><text:span text:style-name="T1">Nimen, neanghen {nImën, neAngën} –</text:span> nobody</text:p>
      <text:p text:style-name="P11"/>
      <text:p text:style-name="P11"><text:soft-page-break/><text:span text:style-name="T1">Quer {ker} –</text:span> where</text:p>
      <text:p text:style-name="P11"><text:span text:style-name="T1">Quetro {kEtro} –</text:span> whither</text:p>
      <text:p text:style-name="P11"><text:span text:style-name="T1">Quetos / quois {kEtos / kwoys} –</text:span> whence</text:p>
      <text:p text:style-name="P11"><text:span text:style-name="T1">Her {her} –</text:span> here</text:p>
      <text:p text:style-name="P11"><text:span text:style-name="T1">Hetro {hEtro} –</text:span> hither</text:p>
      <text:p text:style-name="P11"><text:span text:style-name="T1">Hetos / Hois {hEtos / hoys} –</text:span> hence</text:p>
      <text:p text:style-name="P11"><text:span text:style-name="T1">Ter {ter} –</text:span> there</text:p>
      <text:p text:style-name="P11"><text:span text:style-name="T1">Tetro {tEtro} –</text:span> thither</text:p>
      <text:p text:style-name="P11"><text:span text:style-name="T1">Tetos / tois {tEtos / toys} –</text:span> thence</text:p>
      <text:p text:style-name="P11"><text:span text:style-name="T1">Cer {tser} –</text:span> yonder</text:p>
      <text:p text:style-name="P11"><text:span text:style-name="T1">Cetro {tsEtro} –</text:span> to yonder</text:p>
      <text:p text:style-name="P11"><text:span text:style-name="T1">Cetos / ciois {tsEtos / tsyoys} –</text:span> from yonder</text:p>
      <text:p text:style-name="P11"><text:span text:style-name="T1">Semloc/semquer, semtro, semtos {semlOk/semkEr, sEmtro, sEmtos} –</text:span> somewhere</text:p>
      <text:p text:style-name="P11"><text:span text:style-name="T1">Quantloc/quanter, quantro, quantos/quantois {kwantlOk/kwAntër, </text:span><text:span text:style-name="T1">kwAntro, kwAntos/kwantOys} –</text:span> everywhere</text:p>
      <text:p text:style-name="P11"><text:span text:style-name="T1">Neidloc/nequer, netro, netos {neydlOk/neker, nEtro, nEtos} –</text:span> nowhere</text:p>
      <text:p text:style-name="P11"><text:span text:style-name="T1">Alyer, altro, altos/alyois {Alyer, Altro, Altos/alyOys} –</text:span> elsewhere</text:p>
      <text:p text:style-name="P11"><text:tab/>“Left” and “right” are represented respectively for lev(ter) and dex(ter), naturally that are possible forms like levtro/dextro and levtos/dextos.</text:p>
      <text:p text:style-name="P11"><text:tab/>“Outside” and “inside” are represented respectively for “exo” and “eni” <text:span text:style-name="T8">(irregular words)</text:span>, are possible forms like extro/extos and entros/entos.</text:p>
      <text:p text:style-name="P11"><text:tab/>An adverb of direction can be made per the suffix -worts, like in “Vasya fluvs sreunt marworts” {vAsya fluvz srönt marwOrtz} (“all rivers flow to the sea” or “all rivers flow seawards”). Yeah, -worts equals to -wards.</text:p>
      <text:p text:style-name="P11"><text:tab/>An adverb of location can be made, rarely, per the termination -i.</text:p>
      <text:p text:style-name="P11"><text:span text:style-name="T1">Ghomi {gOmi} –</text:span><text:span text:style-name="T5"> on the ground</text:span></text:p>
      <text:p text:style-name="P11"><text:span text:style-name="T1">Urbi {Urbi} –</text:span> downtown</text:p>
      <text:p text:style-name="P11"><text:span text:style-name="T1">Domi {dOmi} –</text:span> in the house</text:p>
      <text:p text:style-name="P11"><text:span text:style-name="T1">Hemi {hEmi} –</text:span> at home</text:p>
      <text:p text:style-name="P11"><text:tab/><text:span text:style-name="T8">“Up” is “ub” and “down é “ghom”</text:span></text:p>
      <text:p text:style-name="P14"><text:span text:style-name="T1">Aptos {Aptos} –</text:span> from behind</text:p>
      <text:p text:style-name="P14"/>
      <text:p text:style-name="P11"><text:span text:style-name="T1">Unte {Untë} –</text:span> “through where?” and “through” or “during”</text:p>
      <text:p text:style-name="P11"/>
      <text:p text:style-name="P11"><text:span text:style-name="T1">Qualg? {kwalg} –</text:span> Which?</text:p>
      <text:p text:style-name="P11"><text:span text:style-name="T1">Solg, talg {solg, talg} –</text:span> Such</text:p>
      <text:p text:style-name="P11"/>
      <text:p text:style-name="P11"><text:span text:style-name="T1">Quod? {kwod} –</text:span> What?<text:bookmark text:name="__DdeLink__53490_1870019565"/></text:p>
      <text:p text:style-name="P11"><text:span text:style-name="T1">Semject, semquod {semjEkt, semkwOd} –</text:span> something</text:p>
      <text:p text:style-name="P11"><text:span text:style-name="T1">Quant(o/um) {kwAnt(o/um)} –</text:span> everything</text:p>
      <text:p text:style-name="P11"><text:span text:style-name="T1">Khich {qitc} –</text:span> nothing at all</text:p>
      <text:p text:style-name="P32">Quant- may serve as relative pronoun, you only have to add the declination terminations to it.</text:p>
      <text:p text:style-name="P11"/>
      <text:p text:style-name="P11"><text:span text:style-name="T1">Quan(do) {kwAn(do)}? –</text:span> when?</text:p>
      <text:p text:style-name="P11"><text:span text:style-name="T1">Kun {kun} –</text:span> when, as</text:p>
      <text:p text:style-name="P31"><text:span text:style-name="T1">Kun gnahsim, mien scol dar ne existit –</text:span> when I born, my school still didn1t existed</text:p>
      <text:p text:style-name="P31"><text:soft-page-break/><text:span text:style-name="T1">Ye id dien kun is mohr, vasyi buir trauric –</text:span> On the day he died, everybody were sad</text:p>
      <text:p text:style-name="P11"><text:span text:style-name="T1">Yando {yAndo} –</text:span><text:span text:style-name="T5"> sometimes</text:span></text:p>
      <text:p text:style-name="P11"><text:span text:style-name="T1">Ops {ops} –</text:span> often</text:p>
      <text:p text:style-name="P11"><text:span text:style-name="T1">Nun {nun} –</text:span> nun</text:p>
      <text:p text:style-name="P11"><text:span text:style-name="T1">Yant {yant} –</text:span> as soon as</text:p>
      <text:p text:style-name="P11"><text:span text:style-name="T1">Tun {tun} –</text:span> then</text:p>
      <text:p text:style-name="P11"><text:span text:style-name="T1">Semper {sEmpër} –</text:span> always</text:p>
      <text:p text:style-name="P11"><text:span text:style-name="T1">Naiw(o) {nÄw(o)} –</text:span> never</text:p>
      <text:p text:style-name="P11"><text:span text:style-name="T1">Nuntos {nUntos} –</text:span> from now on</text:p>
      <text:p text:style-name="P11"><text:span text:style-name="T1">Tuntos {tUntos} –</text:span> for this time/epoch</text:p>
      <text:p text:style-name="P11"/>
      <text:p text:style-name="P11"><text:span text:style-name="T1">Hol {hol} –</text:span> whole, integer <text:span text:style-name="T8">(adjective)</text:span></text:p>
      <text:p text:style-name="P11"><text:span text:style-name="T1">Alnos {Alnos} –</text:span> completely, wholly <text:span text:style-name="T8">(adverb)</text:span></text:p>
      <text:p text:style-name="P11"><text:span text:style-name="T1">Ceter {tsEtër} –</text:span> all the other</text:p>
      <text:p text:style-name="P11"/>
      <text:p text:style-name="P11"><text:span text:style-name="T1">Ielg {yelg} –</text:span> each <text:span text:style-name="T8">(for more than two)</text:span></text:p>
      <text:p text:style-name="P11"><text:span text:style-name="T1">Ieter {yEtër} –</text:span> either, each <text:span text:style-name="T8">(for a group of two)</text:span></text:p>
      <text:p text:style-name="P11"><text:span text:style-name="T1">Cada {kAda} –</text:span> each, every</text:p>
      <text:p text:style-name="P11"/>
      <text:h text:style-name="P48" text:outline-level="1">THE VERBS</text:h>
      <text:p text:style-name="P11"/>
      <text:p text:style-name="P11"><text:tab/>Ah, the verbs…</text:p>
      <text:p text:style-name="P11"/>
      <text:p text:style-name="P11"><text:tab/>With the exception of three verbs, “ses” {ses}, “habe” {hab} and “woide” {woyd}, all the other verbs are regular, you only need pay attention to some cases, predicted by the ortographic rules.</text:p>
      <text:p text:style-name="P11"/>
      <text:p text:style-name="P11"><text:tab/>It's common, in other languages, the verbs be represented in their infinitive form, like in dictionaries for example, but in sambahsa the standard form of presentation is in the form of <text:span text:style-name="T2">stem</text:span>. I want that is be very clear from now, the translations of the sambahsa verbs will be provided in the infinitive form, even when the verbs are in their original form (only the stem). For example: the word “sedd”, as a verb, I translate as “to sit” (infinitive of english), but “to sit” in the infinitive of sambahsa is “sedde”, not “sedd”. Don't worry that I'll warn you when the verb be in the infinitive, I only want that you know that when I show you something like “linekw = sair”, don't think that “linekw” already is the verb in the infinitive. Are we understood?</text:p>
      <text:p text:style-name="P11"/>
      <text:p text:style-name="P11"><text:tab/>Let's meet the irregular verbs:</text:p>
      <text:p text:style-name="P11"/>
      <text:p text:style-name="P11"><text:span text:style-name="T1">Es {es} –</text:span> to be</text:p>
      <text:p text:style-name="P11"><text:span text:style-name="T1">Hab {hab} –</text:span> to have</text:p>
      <text:p text:style-name="P11"><text:span text:style-name="T1">Woid {woyd} –</text:span><text:span text:style-name="T5"> to know</text:span></text:p>
      <text:p text:style-name="P11"/>
      <text:p text:style-name="P11"><text:tab/><text:bookmark-start text:name="__DdeLink__36864_1708279209"/>“Es”, “hab” and “woid”<text:bookmark-end text:name="__DdeLink__36864_1708279209"/> are verbs in the stem form, the infinitive form of them is respectively “ese”, “habe” and “woide”. You don't need to worry a lot about “es”, “hab” and “woid” since these verbs are irregular.</text:p>
      <text:p text:style-name="P11"/>
      <text:h text:style-name="P3" text:outline-level="2"><text:soft-page-break/>PRESENT</text:h>
      <text:p text:style-name="P11"/>
      <text:p text:style-name="P11"><text:tab/>You already know the conjugation of the verb “es” in the present, but costs nothing repeat them:</text:p>
      <text:p text:style-name="P11"/>
      <text:p text:style-name="P11"><text:span text:style-name="T1">Som {som} –</text:span> <text:span text:style-name="T8">(I)</text:span> am</text:p>
      <text:p text:style-name="P11"><text:span text:style-name="T1">Es {es} –</text:span> <text:span text:style-name="T8">(you)</text:span> are <text:span text:style-name="T8">(singular)</text:span></text:p>
      <text:p text:style-name="P11"><text:span text:style-name="T1">Est {est} –</text:span> <text:span text:style-name="T8">(he/she/it)</text:span> is</text:p>
      <text:p text:style-name="P11"><text:span text:style-name="T1">Smos {smos} –</text:span> <text:span text:style-name="T8">(we)</text:span> are</text:p>
      <text:p text:style-name="P11"><text:span text:style-name="T1">Ste {ste} –</text:span> <text:span text:style-name="T8">(you)</text:span> are <text:span text:style-name="T8">(plural)</text:span></text:p>
      <text:p text:style-name="P11"><text:span text:style-name="T1">Sont {sont} –</text:span> <text:span text:style-name="T8">(they)</text:span> are</text:p>
      <text:p text:style-name="P11"/>
      <text:p text:style-name="P35">The verb “ste” is pronounced {ste} because {st} is not a viable pronounce.</text:p>
      <text:p text:style-name="P11"/>
      <text:p text:style-name="P4"><text:tab/><text:span text:style-name="T24">The pronouns were omitted, but you are entirely free to use them too. Look the very same conjugation from above, but with the pronouns:</text:span></text:p>
      <text:p text:style-name="P4"/>
      <text:p text:style-name="P4"><text:span text:style-name="T1">Io som {yo som} –</text:span> I am</text:p>
      <text:p text:style-name="P4"><text:span text:style-name="T1">Tu/Yu es {tu/yu es} –</text:span> you are</text:p>
      <text:p text:style-name="P4"><text:span text:style-name="T1">Is/Ia/Id/I est {is/ya/id est} –</text:span> he/she/it is</text:p>
      <text:p text:style-name="P4"><text:span text:style-name="T1">Wey smos {wey smos} –</text:span> we are</text:p>
      <text:p text:style-name="P4"><text:span text:style-name="T1">Yu Ste {yu ste} –</text:span> you are</text:p>
      <text:p text:style-name="P4"><text:span text:style-name="T1">Ies/Ias/Ia/I sont {yes/yas/ya/i sont} –</text:span> they are</text:p>
      <text:p text:style-name="P4"/>
      <text:p text:style-name="P11"><text:tab/>From now I'll omit the pronouns in the conjugations, but know you may use them.</text:p>
      <text:p text:style-name="P11"/>
      <text:p text:style-name="P11"><text:tab/>Now let's see the conjugations of the verbs “hab” and “woid”:</text:p>
      <text:p text:style-name="P11"/>
      <text:p text:style-name="P11"><text:span text:style-name="T1">Ho {ho} –</text:span> <text:span text:style-name="T8">(I)</text:span> have</text:p>
      <text:p text:style-name="P11"><text:span text:style-name="T1">Has {has} –</text:span> <text:span text:style-name="T8">(you)</text:span> have <text:span text:style-name="T8">(singular)</text:span></text:p>
      <text:p text:style-name="P11"><text:span text:style-name="T1">Hat {hat} –</text:span> <text:span text:style-name="T8">(he/she/it)</text:span> has</text:p>
      <text:p text:style-name="P11"><text:span text:style-name="T1">Habmos / Hams {hAbmos / hams} –</text:span> <text:span text:style-name="T8">(we)</text:span> have</text:p>
      <text:p text:style-name="P11"><text:span text:style-name="T1">Yu habte {yu habt} –</text:span> <text:span text:style-name="T8">(you)</text:span> have <text:span text:style-name="T8">(plural)</text:span></text:p>
      <text:p text:style-name="P11"><text:span text:style-name="T1">Habent / Hant {hAbënt / hant} –</text:span> <text:span text:style-name="T8">(they)</text:span> have</text:p>
      <text:p text:style-name="P11"/>
      <text:p text:style-name="P11"><text:span text:style-name="T1">Woidim {wOydim} –</text:span> <text:span text:style-name="T8">(I)</text:span> know</text:p>
      <text:p text:style-name="P11"><text:span text:style-name="T1">Woidst(a) {wOydst(a)} –</text:span> <text:span text:style-name="T8">(you)</text:span> know <text:span text:style-name="T8">(singular)</text:span></text:p>
      <text:p text:style-name="P11"><text:span text:style-name="T1">Woidit {wOydit} –</text:span> <text:span text:style-name="T8">(he/she/it)</text:span> knows</text:p>
      <text:p text:style-name="P11"><text:span text:style-name="T1">Woidam {woydAm} –</text:span> <text:span text:style-name="T8">(we)</text:span> know</text:p>
      <text:p text:style-name="P11"><text:span text:style-name="T1">Woidat {woydAt} –</text:span><text:span text:style-name="T5"> </text:span><text:span text:style-name="T12">(you)</text:span><text:span text:style-name="T5"> know </text:span><text:span text:style-name="T12">(plural)</text:span></text:p>
      <text:p text:style-name="P11"><text:span text:style-name="T1">Woideer {woydEër} –</text:span><text:span text:style-name="T5"> </text:span><text:span text:style-name="T12">(they)</text:span><text:span text:style-name="T5"> know</text:span></text:p>
      <text:p text:style-name="P35">The conjugation of woid is not compulsory.</text:p>
      <text:p text:style-name="P11"/>
      <text:p text:style-name="P11"><text:tab/>The conjugation of the verbs in the present is made with the following terminations:</text:p>
      <text:p text:style-name="P11"/>
      <text:p text:style-name="P11"><text:span text:style-name="T1">1</text:span><text:span text:style-name="T22">st</text:span><text:span text:style-name="T1"> </text:span><text:bookmark-start text:name="__DdeLink__35915_433530823"/><text:span text:style-name="T1">person</text:span><text:bookmark-end text:name="__DdeLink__35915_433530823"/><text:span text:style-name="T1"> singular:</text:span> -m <text:span text:style-name="T8">(when after the sound of vowel or {y})</text:span>, -o <text:span text:style-name="T8">(in other </text:span><text:soft-page-break/><text:span text:style-name="T8">cases)</text:span></text:p>
      <text:p text:style-name="P11"><text:span text:style-name="T1">2</text:span><text:span text:style-name="T22">nd</text:span><text:span text:style-name="T1"> person singular:</text:span> -s</text:p>
      <text:p text:style-name="P11"><text:span text:style-name="T1">3</text:span><text:span text:style-name="T22">rd</text:span><text:span text:style-name="T1"> person singular:</text:span> -t</text:p>
      <text:p text:style-name="P11"><text:span text:style-name="T1">1</text:span><text:span text:style-name="T22">st</text:span><text:span text:style-name="T1"> person plural:</text:span> -m(o)s</text:p>
      <text:p text:style-name="P11"><text:span text:style-name="T1">2</text:span><text:span text:style-name="T22">nd</text:span><text:span text:style-name="T1"> person plural:</text:span> -t(e)</text:p>
      <text:p text:style-name="P11"><text:span text:style-name="T1">3</text:span><text:span text:style-name="T22">rd</text:span><text:span text:style-name="T1"> person plural:</text:span> -(e)nt, -e</text:p>
      <text:p text:style-name="P11"/>
      <text:p text:style-name="P11"><text:tab/>Let's more one example:</text:p>
      <text:p text:style-name="P11"/>
      <text:p text:style-name="P11"><text:span text:style-name="T1">I love you –</text:span> te lieubho {te lyÖbo}</text:p>
      <text:p text:style-name="P11"><text:span text:style-name="T1">You love me –</text:span> <text:bookmark-start text:name="__DdeLink__35949_433530823"/>me lieubhs<text:bookmark-end text:name="__DdeLink__35949_433530823"/> {me lyÖbs}</text:p>
      <text:p text:style-name="P11"><text:span text:style-name="T1">She loves him –</text:span> ia lieubht iom {ya lyÖbt yom}</text:p>
      <text:p text:style-name="P11"><text:span text:style-name="T1">The dog loves the woman –</text:span><text:span text:style-name="T5"> el</text:span> kwaun lieubht iam gwen {el kwAon lyöbt yam gwen}</text:p>
      <text:p text:style-name="P11"><text:span text:style-name="T1">We love them </text:span><text:span text:style-name="T9">(in this case “them” refers to female persons)</text:span><text:span text:style-name="T1"> –</text:span> lieubhmos ians {lyÖbmos yans}</text:p>
      <text:p text:style-name="P11"><text:span text:style-name="T1">You love us </text:span><text:span text:style-name="T9">(“you” is in the plural)</text:span><text:span text:style-name="T1"> –</text:span> yu lieubhte nos {yu lyÖbt nos}</text:p>
      <text:p text:style-name="P11"><text:span text:style-name="T1">They love me –</text:span> ies lieubhent me {yes lyÖbënt me}</text:p>
      <text:p text:style-name="P11"/>
      <text:p text:style-name="P31">As oftern the pronouns are easily identified (if they are nominative, accusative, etc) you are free to change the order of them in the sentence, but maintain the good sense for avoiding misunderstandings. You may say too: <text:bookmark-start text:name="__DdeLink__35972_433530823"/><text:bookmark-start text:name="__DdeLink__35959_433530823"/><text:bookmark-start text:name="__DdeLink__35952_433530823"/><text:bookmark-start text:name="__DdeLink__35947_433530823"/>lieubho te, lieubhs <text:bookmark-end text:name="__DdeLink__35947_433530823"/>me<text:bookmark-end text:name="__DdeLink__35959_433530823"/><text:bookmark-end text:name="__DdeLink__35952_433530823"/>, <text:bookmark-start text:name="__DdeLink__35963_433530823"/>io <text:bookmark-start text:name="__DdeLink__35947_4335308231"/>lieubho te, tu lieubhs <text:bookmark-end text:name="__DdeLink__35947_4335308231"/>me<text:bookmark-end text:name="__DdeLink__35963_433530823"/>, te <text:bookmark-start text:name="__DdeLink__35947_43353082311"/>lieubho io, me lieubhs <text:bookmark-end text:name="__DdeLink__35947_43353082311"/>tu.<text:bookmark-end text:name="__DdeLink__35972_433530823"/></text:p>
      <text:p text:style-name="P11"/>
      <text:p text:style-name="P11"><text:tab/>More an example to you understand it well:</text:p>
      <text:p text:style-name="P11"/>
      <text:p text:style-name="P11"><text:span text:style-name="T9">(I)</text:span><text:span text:style-name="T1"> learn sambahsa –</text:span> euco sambahsa {Öko sambA:sa}</text:p>
      <text:p text:style-name="P11"><text:span text:style-name="T9">(You)</text:span><text:span text:style-name="T1"> learn sambahsa –</text:span> eucs sambahsa {öks sambA:sa}</text:p>
      <text:p text:style-name="P11"><text:span text:style-name="T9">(He/she/it)</text:span><text:span text:style-name="T1"> learns sambahsa –</text:span> euct sambahsa {ökt sambA:sa}</text:p>
      <text:p text:style-name="P11"><text:span text:style-name="T9">(We)</text:span><text:span text:style-name="T1"> learn sambahsa –</text:span> eucmos sambahsa {Ökmos sambA:sa}</text:p>
      <text:p text:style-name="P11"><text:span text:style-name="T9">(You)</text:span><text:span text:style-name="T1"> learn sambahsa –</text:span> yu eucte sambahsa {yu ökt sambA:sa}</text:p>
      <text:p text:style-name="P11"><text:span text:style-name="T9">(They)</text:span><text:span text:style-name="T1"> learn sambahsa –</text:span> eucent sambahsa {Ötsënt sambA:sa}</text:p>
      <text:p text:style-name="P11"/>
      <text:h text:style-name="P3" text:outline-level="2">BRIEF EXPLANATION ABOUT THE NASAL INFIX</text:h>
      <text:p text:style-name="P11"/>
      <text:p text:style-name="P11"><text:tab/>I will talk about the nasal infix with more details in an appropriate chapter, but as I need right now that you have a notion about this subject, here a quick explanation.</text:p>
      <text:p text:style-name="P11"/>
      <text:p text:style-name="P11"><text:tab/>A verb with nasal infix is that one which have an <text:span text:style-name="T2">un</text:span>stressed “e” between consonants, which <text:span text:style-name="T2">must</text:span> be “m” or “n”. In all the other verbal tenses, with the exception of a form of imperative that uses the own stem form of the verb, this kind of verb will suffer aa alteration, which basically is a lost of the unstressed “e” and, maybe, some other modifications that I will explain in the appropriate chapter.</text:p>
      <text:p text:style-name="P11"/>
      <text:p text:style-name="P11"><text:tab/>Look how it works:</text:p>
      <text:p text:style-name="P11"/>
      <text:p text:style-name="P11"><text:soft-page-break/><text:span text:style-name="T1">Linekw –</text:span> linkw</text:p>
      <text:p text:style-name="P11"><text:span text:style-name="T1">Pregen –</text:span> pregn</text:p>
      <text:p text:style-name="P11"/>
      <text:h text:style-name="P3" text:outline-level="2">PAST TENSE</text:h>
      <text:p text:style-name="P11"/>
      <text:p text:style-name="P11"><text:tab/>There are two verbal tenses in the past for the verb “es”, the simple past and the imperfect, while the first one informs about a punctual time in the past, the second one deals with situations that happened continuously in the past and ended.</text:p>
      <text:p text:style-name="P11"/>
      <text:p text:style-name="P23">Simple past</text:p>
      <text:p text:style-name="P11"><text:span text:style-name="T1">Buim {bwim} –</text:span> <text:bookmark-start text:name="__DdeLink__58090_433530823"/><text:span text:style-name="T8">(I)</text:span> was<text:bookmark-end text:name="__DdeLink__58090_433530823"/></text:p>
      <text:p text:style-name="P11"><text:span text:style-name="T1">Buist(a) {bwIst(a)} –</text:span> <text:bookmark-start text:name="__DdeLink__58092_433530823"/><text:span text:style-name="T8">(you)</text:span> were<text:bookmark-end text:name="__DdeLink__58092_433530823"/></text:p>
      <text:p text:style-name="P11"><text:span text:style-name="T1">Buit {bwit} –</text:span> <text:bookmark-start text:name="__DdeLink__58094_433530823"/><text:span text:style-name="T8">(he/she/it)</text:span> was<text:bookmark-end text:name="__DdeLink__58094_433530823"/></text:p>
      <text:p text:style-name="P11"><text:span text:style-name="T1">Buam {bwam} –</text:span> <text:bookmark-start text:name="__DdeLink__58096_433530823"/><text:span text:style-name="T8">(we)</text:span> were<text:bookmark-end text:name="__DdeLink__58096_433530823"/></text:p>
      <text:p text:style-name="P11"><text:span text:style-name="T1">Buat {bwat} –</text:span> <text:bookmark-start text:name="__DdeLink__58098_433530823"/><text:span text:style-name="T8">(you)</text:span> were<text:bookmark-end text:name="__DdeLink__58098_433530823"/></text:p>
      <text:p text:style-name="P11"><text:span text:style-name="T1">Buir {bwir} –</text:span> <text:bookmark-start text:name="__DdeLink__58100_433530823"/><text:span text:style-name="T8">(they)</text:span> were<text:bookmark-end text:name="__DdeLink__58100_433530823"/></text:p>
      <text:p text:style-name="P11"/>
      <text:p text:style-name="P23">Imperfect past</text:p>
      <text:p text:style-name="P11"><text:span text:style-name="T1">Eem {Eëm} –</text:span> <text:span text:style-name="T8">(I)</text:span> was</text:p>
      <text:p text:style-name="P11"><text:span text:style-name="T1">Ees {Eës} –</text:span> <text:span text:style-name="T8">(you)</text:span> were</text:p>
      <text:p text:style-name="P11"><text:span text:style-name="T1">Eet {Eët} –</text:span> <text:span text:style-name="T8">(he/she/it)</text:span> was</text:p>
      <text:p text:style-name="P11"><text:span text:style-name="T1">Eemos {Eëmos} –</text:span> <text:span text:style-name="T8">(we)</text:span> were</text:p>
      <text:p text:style-name="P11"><text:span text:style-name="T1">Yu eete {yu Eët} –</text:span> <text:span text:style-name="T8">(you)</text:span> were</text:p>
      <text:p text:style-name="P11"><text:span text:style-name="T1">Eent {Eënt} –</text:span> <text:span text:style-name="T8">(they)</text:span> were</text:p>
      <text:p text:style-name="P11"><text:tab/>Try see these verbs from “imperfect past” like “I used to be”, “you used to be”, “she was being”, “we were being”.</text:p>
      <text:p text:style-name="P11"/>
      <text:p text:style-name="P11"><text:tab/>As the verb “hab” as the verb “woid” only have the simple past.</text:p>
      <text:p text:style-name="P11"/>
      <text:p text:style-name="P11"><text:span text:style-name="T1">Hiebim {hyEbim} –</text:span> <text:span text:style-name="T8">(I)</text:span> had</text:p>
      <text:p text:style-name="P11"><text:span text:style-name="T1">Hiebst(a) {hyEbst} –</text:span> <text:span text:style-name="T8">(you)</text:span> had</text:p>
      <text:p text:style-name="P11"><text:span text:style-name="T1">Hiebit {hyEbit} –</text:span> <text:span text:style-name="T8">(he/she/it)</text:span> had</text:p>
      <text:p text:style-name="P11"><text:span text:style-name="T1">Hiebam {hyebAm} –</text:span> <text:span text:style-name="T8">(we)</text:span> had</text:p>
      <text:p text:style-name="P11"><text:span text:style-name="T1">Hiebat {hyebAt} –</text:span> <text:span text:style-name="T8">(you)</text:span> had</text:p>
      <text:p text:style-name="P11"><text:span text:style-name="T1">Hiebeer {hyebEër} –</text:span> <text:span text:style-name="T8">(they)</text:span> had</text:p>
      <text:p text:style-name="P11"/>
      <text:p text:style-name="P11"><text:span text:style-name="T1">Woisim {wOyzim} –</text:span> <text:span text:style-name="T8">(I)</text:span> knew</text:p>
      <text:p text:style-name="P11"><text:span text:style-name="T1">Woisist {wOyzist} –</text:span> <text:span text:style-name="T8">(you)</text:span> knew</text:p>
      <text:p text:style-name="P11"><text:span text:style-name="T1">Woisit {wOyzit} –</text:span><text:span text:style-name="T5"> </text:span><text:span text:style-name="T12">(je/she/it)</text:span><text:span text:style-name="T5"> knew</text:span></text:p>
      <text:p text:style-name="P11"><text:span text:style-name="T1">Woisam {woyzAm} –</text:span><text:span text:style-name="T5"> </text:span><text:span text:style-name="T12">(we)</text:span><text:span text:style-name="T5"> knew</text:span></text:p>
      <text:p text:style-name="P11"><text:span text:style-name="T1">Woisat {woyzAt} – </text:span><text:span text:style-name="T12">(you)</text:span><text:span text:style-name="T5"> knew</text:span></text:p>
      <text:p text:style-name="P11"><text:span text:style-name="T1">Woiseer {woyzEër} –</text:span> <text:span text:style-name="T8">(they)</text:span> knew</text:p>
      <text:p text:style-name="P35">The conjugation of the verb “wois” is not compulsory.</text:p>
      <text:p text:style-name="P11"/>
      <text:p text:style-name="P11"><text:tab/>The conjugation of the verbs in the past is made per the following terminations:</text:p>
      <text:p text:style-name="P11"/>
      <text:p text:style-name="P11"><text:span text:style-name="T1">1</text:span><text:span text:style-name="T22">st</text:span><text:span text:style-name="T1"> </text:span><text:bookmark-start text:name="__DdeLink__58111_433530823"/><text:span text:style-name="T1">person</text:span><text:bookmark-end text:name="__DdeLink__58111_433530823"/><text:span text:style-name="T1"> singular:</text:span> -im</text:p>
      <text:p text:style-name="P11"><text:soft-page-break/><text:span text:style-name="T1">2</text:span><text:span text:style-name="T22">nd</text:span><text:span text:style-name="T1"> person singular:</text:span> -(i)st(a)</text:p>
      <text:p text:style-name="P11"><text:span text:style-name="T1">3</text:span><text:span text:style-name="T22">rd</text:span><text:span text:style-name="T1"> person singular:</text:span> -it</text:p>
      <text:p text:style-name="P11"><text:span text:style-name="T1">1</text:span><text:span text:style-name="T22">st</text:span><text:span text:style-name="T1"> person plural:</text:span> -am</text:p>
      <text:p text:style-name="P11"><text:span text:style-name="T1">2</text:span><text:span text:style-name="T22">nd</text:span><text:span text:style-name="T1"> person plural:</text:span> -at</text:p>
      <text:p text:style-name="P11"><text:span text:style-name="T1">3</text:span><text:span text:style-name="T22">rd</text:span><text:span text:style-name="T1"> person plural:</text:span> -eer <text:span text:style-name="T8">(it's -r when the verb finishes with a accentued vowel)</text:span></text:p>
      <text:p text:style-name="P11"/>
      <text:p text:style-name="P11"><text:tab/>Between the stem of the verb and the termination of the conjugation may be interessant the use of the -s-, when the stem finishes with the sound of vowel, but it's not mandatory! Look an example below:</text:p>
      <text:p text:style-name="P11"><text:bookmark-start text:name="__DdeLink__58118_433530823"/><text:span text:style-name="T1">ghyah</text:span><text:bookmark-end text:name="__DdeLink__58118_433530823"/><text:span text:style-name="T1"> {gya:} –</text:span> to gape</text:p>
      <text:p text:style-name="P11"><text:span text:style-name="T1">ghyah + s + it = ghyahsit {gyA:sit} –</text:span> gaped</text:p>
      <text:p text:style-name="P11"/>
      <text:p text:style-name="P11"><text:tab/>An example to you understand:</text:p>
      <text:p text:style-name="P11"/>
      <text:p text:style-name="P11"><text:bookmark-start text:name="__DdeLink__58126_433530823"/><text:span text:style-name="T9">(</text:span><text:bookmark-start text:name="__DdeLink__58120_433530823"/><text:span text:style-name="T9">I)</text:span><text:span text:style-name="T1"> broved</text:span><text:bookmark-end text:name="__DdeLink__58126_433530823"/><text:span text:style-name="T1"> </text:span><text:bookmark-end text:name="__DdeLink__58120_433530823"/><text:span text:style-name="T1">–</text:span> brovim {brOvim}</text:p>
      <text:p text:style-name="P11"><text:span text:style-name="T9">(You)</text:span><text:span text:style-name="T1"> broved – </text:span>brovist {brOvist} <text:span text:style-name="T8">or</text:span> brovsta {brOvzta}</text:p>
      <text:p text:style-name="P11"><text:span text:style-name="T9">(He/she/it)</text:span><text:span text:style-name="T1"> broved –</text:span> brovit {brOvit}</text:p>
      <text:p text:style-name="P11"><text:span text:style-name="T9">(We)</text:span><text:span text:style-name="T1"> broved –</text:span> brovam {brovAm}</text:p>
      <text:p text:style-name="P11"><text:span text:style-name="T9">(You)</text:span><text:span text:style-name="T1"> broved – </text:span>brovat {brovAt}</text:p>
      <text:p text:style-name="P11"><text:span text:style-name="T9">(They)</text:span><text:span text:style-name="T1"> broved –</text:span> broveer {brovEër}</text:p>
      <text:p text:style-name="P31">“Brovista” is not possible because of the “a” would change the accentuation of the word.</text:p>
      <text:p text:style-name="P11"/>
      <text:p text:style-name="P11"><text:tab/>Apropos, “brov” also means the substantive “eyebrow”.</text:p>
      <text:p text:style-name="P17"/>
      <text:p text:style-name="P11"><text:span text:style-name="T1"><text:tab/>Attention:</text:span> the conjugation of the verbs in the past, whose stems are altered, is <text:span text:style-name="T2">not</text:span> compulsory!</text:p>
      <text:p text:style-name="P11"/>
      <text:p text:style-name="P41">I know that is kinda ridiculous repeat it, but it's in the case still exists doubts. You may say “io buim”, “wey brovam”, “tu ees”, etc, using the pronouns. It's the last time I notify you this possibility, my conjugations are made without the pronouns, but it doesn't mean that they may not be usen! I say the same for any verbal tense.</text:p>
      <text:p text:style-name="P11"/>
      <text:h text:style-name="P50" text:outline-level="3">ACTUALLY THERE ARE TWO WAYS OF REPRESENTING THE PAST</text:h>
      <text:p text:style-name="P11"/>
      <text:p text:style-name="P11"><text:tab/>What you just saw is the simple past, which the actions started and ended in the past and <text:span text:style-name="T3">didn't</text:span><text:span text:style-name="T2"> let consequences in the present</text:span>. The other form is the perfect present, which the actions still occurs in the present or, although the actions finished in the past, <text:span text:style-name="T2">they left some consequence in the present</text:span>; the present perfect is made through the verb “habe” + the participle in passive past (as I'll only teach you the participles in future chapters, I'll limit me to show you examples here, you don't need to know how to made them now, but I know that you at least know how to identify them).</text:p>
      <text:p text:style-name="P11"/>
      <text:p text:style-name="P11"><text:tab/>Observe the examples below to you understand the differences (notice that the (a)s are in the simple past while the (b)s are in the present perfect):</text:p>
      <text:p text:style-name="P11"/>
      <text:p text:style-name="P11"><text:span text:style-name="T1">(1a) Is gwivit in Rome unte oct yars –</text:span> he lived in Rome for eight years</text:p>
      <text:p text:style-name="P11"><text:soft-page-break/><text:span text:style-name="T1">(1b) Is hat gwiwt in Rome unte oct yars –</text:span> he has lived in Rome for wight years</text:p>
      <text:p text:style-name="P11"><text:span text:style-name="T1">(2a) Ia ghiet iom </text:span><text:bookmark-start text:name="__DdeLink__58156_433530823"/><text:span text:style-name="T1">gouverneur</text:span><text:bookmark-end text:name="__DdeLink__58156_433530823"/><text:span text:style-name="T1"> –</text:span> <text:bookmark-start text:name="__DdeLink__58158_433530823"/>she met the governor<text:bookmark-end text:name="__DdeLink__58158_433530823"/><text:line-break/><text:span text:style-name="T1">(2b) Ia hat ghaten iom gouverneur –</text:span> <text:s/>she has met the governor</text:p>
      <text:p text:style-name="P11"><text:span text:style-name="T1">(3a) Lusim mien cleich –</text:span> I lost my key</text:p>
      <text:p text:style-name="P11"><text:span text:style-name="T1">(3b) Ho lusen mien cleich –</text:span> <text:bookmark-start text:name="__DdeLink__58160_433530823"/>I've lost my key<text:bookmark-end text:name="__DdeLink__58160_433530823"/></text:p>
      <text:p text:style-name="P11"/>
      <text:p text:style-name="P11"><text:tab/>In (1a) the person lived in Rome in the past, but currently he lives in other place or he is no more alive; in (1b) he has lived in Rome and still is there. In (2a) kinda implies the governor don't have his position nowadays; in (2b) we know the governor still is alive and still has his position. In (3a) I lost my keys in the past, but I already have found them or it is no more important currently; in (3b) I've lost my keys, I didn't find them and I suffer the consequences like don't be able to enter into my own house.</text:p>
      <text:p text:style-name="P11"/>
      <text:h text:style-name="P3" text:outline-level="2">INFINITIVE</text:h>
      <text:p text:style-name="P11"/>
      <text:p text:style-name="P11"><text:tab/>You were expecting that I would talk about the future tense, weren't? I will talk about the future tense in other opportunity because of I will need the infinitive to explain it.</text:p>
      <text:p text:style-name="P11"/>
      <text:p text:style-name="P11"><text:span text:style-name="T1">Ses {ses} –</text:span> to be</text:p>
      <text:p text:style-name="P11"><text:span text:style-name="T1">Habe {hab} –</text:span> to have</text:p>
      <text:p text:style-name="P11"><text:span text:style-name="T1">Woide {woyd} –</text:span><text:span text:style-name="T5"> to know</text:span></text:p>
      <text:p text:style-name="P11"/>
      <text:p text:style-name="P11"><text:tab/>Verbs finished in an unstressed “e” don't change:</text:p>
      <text:p text:style-name="P11"/>
      <text:p text:style-name="P11"><text:span text:style-name="T1">Accepte {ak(t)sEpt(ë)} –</text:span> Accepte <text:span text:style-name="T8">(accepet)</text:span></text:p>
      <text:p text:style-name="P11"/>
      <text:p text:style-name="P11"><text:tab/>For verbs with the nasal infix, the unstressed “e” is removed and is added the termination -es.</text:p>
      <text:p text:style-name="P11"><text:tab/>For verbs with “ei”{ey} or “eu”{ö} have these parts replaced respectively for “i” and “u” and is added the termination -es.</text:p>
      <text:p text:style-name="P11"/>
      <text:p text:style-name="P11"><text:span text:style-name="T1">Linekw {lInëkw}</text:span> – linkwes {lInkwës} <text:span text:style-name="T8">(to leave)</text:span></text:p>
      <text:p text:style-name="P11"><text:span text:style-name="T1">Dreiv {dreyv} –</text:span> drives {drivs} <text:span text:style-name="T8">(to drift)</text:span></text:p>
      <text:p text:style-name="P11"><text:bookmark-start text:name="__DdeLink__58186_433530823"/><text:span text:style-name="T1">Ghieul</text:span><text:bookmark-end text:name="__DdeLink__58186_433530823"/><text:span text:style-name="T1"> {giÖl} –</text:span> ghiules {gyüls} <text:span text:style-name="T8">(to carbonize)</text:span></text:p>
      <text:p text:style-name="P11"/>
      <text:p text:style-name="P11"><text:tab/>In all the other cases it's enough to add the final -e when it doesn't change the accentuation, if the accentuation is altered the word simply remains unaltered.</text:p>
      <text:p text:style-name="P11"/>
      <text:p text:style-name="P11"><text:bookmark-start text:name="__DdeLink__58208_433530823"/><text:span text:style-name="T1">Garabat</text:span><text:bookmark-end text:name="__DdeLink__58208_433530823"/><text:span text:style-name="T1"> {garabAt} –</text:span> garabate {garabAt} <text:span text:style-name="T8">(to scribble)</text:span></text:p>
      <text:p text:style-name="P11"><text:span text:style-name="T1">Hinder {hIndër} – </text:span>hinder {hIndër} <text:span text:style-name="T8">(to hinder)</text:span></text:p>
      <text:p text:style-name="P11"/>
      <text:p text:style-name="P11"><text:tab/>Let's see a practical example:</text:p>
      <text:p text:style-name="P11"/>
      <text:p text:style-name="P11"><text:span text:style-name="T1">Tehrbo kaupe anon {tE:rbo kawp anOn} –</text:span> I have to buy food</text:p>
      <text:p text:style-name="P20"><text:span text:style-name="T1">Tehrb {te:rb} –</text:span> have to</text:p>
      <text:p text:style-name="P11"><text:soft-page-break/><text:span text:style-name="T9">Kaup {kAop} –</text:span><text:span text:style-name="T8"> buy</text:span></text:p>
      <text:p text:style-name="P11"/>
      <text:h text:style-name="P50" text:outline-level="3">THE USE OF THE PREPOSITION “AD” WITH VERBS IN THE INFINITIVE</text:h>
      <text:p text:style-name="P11"/>
      <text:p text:style-name="P11"><text:tab/>You've meet an example of the kind:</text:p>
      <text:p text:style-name="P11"/>
      <text:p text:style-name="P11"><text:span text:style-name="T1">Ghohdim kaupe un wogh {gO:dim kAop un wog} –</text:span> I could buy a car</text:p>
      <text:p text:style-name="P11"><text:span text:style-name="T1">Pitim nices un wir {pItim nItsës un wir} –</text:span> I tried to kill a man</text:p>
      <text:p text:style-name="P11"/>
      <text:p text:style-name="P11"><text:tab/>But verbs that denotes movement you must use the preposition “ad”, which you will know with more details in a future chapter. That happens because of the sambahsa's verbs behave like substantives.</text:p>
      <text:p text:style-name="P11"/>
      <text:p text:style-name="P11"><text:span text:style-name="T1">Ia ihsit </text:span><text:span text:style-name="T3">ad</text:span><text:span text:style-name="T1"> vide sien son {ya I:sit ad vid syen son} –</text:span> she went <text:bookmark-start text:name="__DdeLink__58222_433530823"/>t<text:bookmark-end text:name="__DdeLink__58222_433530823"/>o see her son</text:p>
      <text:p text:style-name="P11"/>
      <text:p text:style-name="P11"><text:tab/>A situation where the verb is explicitly used as substantive:</text:p>
      <text:p text:style-name="P11"/>
      <text:p text:style-name="P11"><text:span text:style-name="T1">Is hehlpt iom </text:span><text:span text:style-name="T3">ad</text:span><text:span text:style-name="T1"> tarjmes id dictionar do portughesche {is he:lpt yom ad tArjmës id diktyonAr do portugEc} –</text:span> he helped him to translate the dictionary to portuguese</text:p>
      <text:p text:style-name="P11"/>
      <text:p text:style-name="P11"><text:tab/>Othe similar situation, but with two verbs in the infinitive:</text:p>
      <text:p text:style-name="P11"/>
      <text:p text:style-name="P11"><text:span text:style-name="T1">(Tu) has gwiven kay hehlpe </text:span><text:span text:style-name="T3">ad</text:span><text:span text:style-name="T1"> cree un nov mund {(tu) has gwIvën kay he:lp ad crEë un nov </text:span><text:span text:style-name="T1">mund} –</text:span> you has born to help create a new world</text:p>
      <text:p text:style-name="P11"/>
      <text:h text:style-name="P3" text:outline-level="2">FUTURE</text:h>
      <text:p text:style-name="P11"/>
      <text:p text:style-name="P11"><text:tab/>The conjugations of the three main verbs:</text:p>
      <text:p text:style-name="P11"/>
      <text:p text:style-name="P11"><text:span text:style-name="T1">Sessiem {sesyEm} –</text:span> <text:bookmark-start text:name="__DdeLink__58230_433530823"/><text:span text:style-name="T8">(I)</text:span> will be<text:bookmark-end text:name="__DdeLink__58230_433530823"/></text:p>
      <text:p text:style-name="P11"><text:span text:style-name="T1">Sessies {sesyEs} –</text:span> <text:span text:style-name="T8">(you)</text:span> will be</text:p>
      <text:p text:style-name="P11"><text:span text:style-name="T1">Sessiet {sesyEt} –</text:span> <text:span text:style-name="T8">(he/she/it)</text:span> will be</text:p>
      <text:p text:style-name="P11"><text:span text:style-name="T1">Sessiemos {sesyEmos} –</text:span> <text:span text:style-name="T8">(we)</text:span> will be</text:p>
      <text:p text:style-name="P11"><text:span text:style-name="T1">Yu sessiete {yu sesyEt} –</text:span> <text:span text:style-name="T8">(you)</text:span> will be</text:p>
      <text:p text:style-name="P11"><text:span text:style-name="T1">Sessient {sesyEnt} –</text:span> <text:span text:style-name="T8">(they)</text:span> will be</text:p>
      <text:p text:style-name="P11"/>
      <text:p text:style-name="P11"><text:span text:style-name="T1">Habsiem {habsyEm} –</text:span> <text:bookmark-start text:name="__DdeLink__58236_433530823"/><text:span text:style-name="T8">(I)</text:span> will have<text:bookmark-end text:name="__DdeLink__58236_433530823"/></text:p>
      <text:p text:style-name="P11"><text:span text:style-name="T1">Habsies {habsyEs} –</text:span> <text:span text:style-name="T8">(you)</text:span> will have</text:p>
      <text:p text:style-name="P11"><text:span text:style-name="T1">Habsiet {habsyEt} –</text:span> <text:span text:style-name="T8">(he/she/it)</text:span> will have</text:p>
      <text:p text:style-name="P11"><text:span text:style-name="T1">Habsiem(o)s {habsyEm(o)s} –</text:span> <text:span text:style-name="T8">(we)</text:span> will have</text:p>
      <text:p text:style-name="P11"><text:span text:style-name="T1">Yu habsiete {yu habsyEt} –</text:span> <text:span text:style-name="T8">(you)</text:span> will have</text:p>
      <text:p text:style-name="P11"><text:span text:style-name="T1">Habsient {habsyEnt} –</text:span> <text:span text:style-name="T8">(they)</text:span> will have</text:p>
      <text:p text:style-name="P11"/>
      <text:p text:style-name="P11"><text:span text:style-name="T1">Woidsiem {woydsyEm} –</text:span> <text:bookmark-start text:name="__DdeLink__58238_433530823"/><text:span text:style-name="T8">(I)</text:span> will know<text:bookmark-end text:name="__DdeLink__58238_433530823"/></text:p>
      <text:p text:style-name="P11"><text:span text:style-name="T1">Woidsies {woydsyEs} –</text:span> <text:span text:style-name="T8">(you</text:span> will know</text:p>
      <text:p text:style-name="P11"><text:span text:style-name="T1">Woidsiet {woydsyEt} –</text:span> <text:span text:style-name="T8">(he/she/it)</text:span> will know</text:p>
      <text:p text:style-name="P11"><text:soft-page-break/><text:span text:style-name="T1">Woidsiem(o)s {woydsyEm(o)s} –</text:span> <text:span text:style-name="T8">(we)</text:span> will know</text:p>
      <text:p text:style-name="P11"><text:span text:style-name="T1">Yu woidsiete {yu woydsyEt} –</text:span> <text:span text:style-name="T8">(you)</text:span> will know</text:p>
      <text:p text:style-name="P11"><text:span text:style-name="T1">Woidsient {woydsyEnt} –</text:span> <text:span text:style-name="T8">(they)</text:span> will know</text:p>
      <text:p text:style-name="P11"/>
      <text:p text:style-name="P11"><text:tab/>The conjugation of the verbs in the future is made in two forms:</text:p>
      <text:p text:style-name="P11"/>
      <text:p text:style-name="P11"><text:tab/>In the first one you use the verbal form in the 2<text:span text:style-name="T21">nd</text:span> person singular plus the particle “ie” and the conjugations of present, look an example below:</text:p>
      <text:p text:style-name="P11"/>
      <text:p text:style-name="P11"><text:span text:style-name="T1">You permit –</text:span> permitts {permItz} <text:span text:style-name="T8">(2</text:span><text:span text:style-name="T23">nd</text:span><text:span text:style-name="T8"> person singular in the present)</text:span></text:p>
      <text:p text:style-name="P11"/>
      <text:p text:style-name="P11"><text:bookmark-start text:name="__DdeLink__58266_433530823"/><text:bookmark-start text:name="__DdeLink__58256_433530823"/><text:span text:style-name="T9">(I)</text:span><text:span text:style-name="T1"> will permit</text:span><text:bookmark-end text:name="__DdeLink__58266_433530823"/><text:bookmark-end text:name="__DdeLink__58256_433530823"/><text:span text:style-name="T1"> – </text:span>permittsiem {permitsyEm}</text:p>
      <text:p text:style-name="P11"><text:span text:style-name="T9">(You)</text:span><text:span text:style-name="T1"> will permit –</text:span> permittsies {permitsyEs}</text:p>
      <text:p text:style-name="P11"><text:span text:style-name="T9">(He/she/it)</text:span><text:span text:style-name="T1"> will permit –</text:span> permittsiet {permitsyEt}</text:p>
      <text:p text:style-name="P11"><text:span text:style-name="T9">(We)</text:span><text:span text:style-name="T1"> will permit –</text:span> permittsiem(o)s <text:s/>{permitsyEm(o)s}</text:p>
      <text:p text:style-name="P11"><text:span text:style-name="T9">(You)</text:span><text:span text:style-name="T1"> will permit –</text:span> yu permittsiete {yu permitsyEt}</text:p>
      <text:p text:style-name="P11"><text:span text:style-name="T9">(They)</text:span><text:span text:style-name="T1"> will permit –</text:span> permittsient <text:s/>{permitsyEnt}</text:p>
      <text:p text:style-name="P11"/>
      <text:p text:style-name="P11"><text:tab/>In the second form you use the auxiliar sie- (conjugated!) plus the verb in the infinitive, look the same example from above conjugated in this way:</text:p>
      <text:p text:style-name="P11"/>
      <text:p text:style-name="P11"><text:bookmark-start text:name="__DdeLink__58272_433530823"/><text:span text:style-name="T9">(I)</text:span><text:span text:style-name="T1"> will permit</text:span><text:bookmark-end text:name="__DdeLink__58272_433530823"/><text:span text:style-name="T1"> –</text:span><text:span text:style-name="T5"> siem </text:span>permitte {sy<text:span text:style-name="T5">e</text:span>m permIt}</text:p>
      <text:p text:style-name="P11"><text:span text:style-name="T9">(You)</text:span><text:span text:style-name="T1"> will permit –</text:span> sies permitte {syes permIt}</text:p>
      <text:p text:style-name="P11"><text:span text:style-name="T9">(He/she/it)</text:span><text:span text:style-name="T1"> will permit –</text:span> siet permitte{syet permIt}</text:p>
      <text:p text:style-name="P11"><text:span text:style-name="T9">(We)</text:span><text:span text:style-name="T1"> will permit –</text:span> siem(o)s permitte {sy<text:span text:style-name="T5">E</text:span>m(o)s permIt}</text:p>
      <text:p text:style-name="P11"><text:span text:style-name="T9">(You)</text:span><text:span text:style-name="T1"> will permit –</text:span> yu siete permitte {yu syet permIt}</text:p>
      <text:p text:style-name="P11"><text:span text:style-name="T9">(They)</text:span><text:span text:style-name="T1"> will permit –</text:span> sient permitte <text:s/>{sy<text:span text:style-name="T5">e</text:span>nt permIt}</text:p>
      <text:p text:style-name="P11"/>
      <text:p text:style-name="P11"><text:tab/>It's a kinda similar to english.</text:p>
      <text:p text:style-name="P11"/>
      <text:p text:style-name="P11"><text:tab/>Sambahsa has the negative version of sie-, which works in the same way, it's the nie-.</text:p>
      <text:p text:style-name="P11"/>
      <text:p text:style-name="P11"><text:span text:style-name="T9">(I)</text:span><text:span text:style-name="T1"> wont permit –</text:span><text:span text:style-name="T5"> niem </text:span>permitte {ny<text:span text:style-name="T5">e</text:span>m permIt}</text:p>
      <text:p text:style-name="P11"/>
      <text:h text:style-name="P50" text:outline-level="3">THE NEAR FUTURE</text:h>
      <text:p text:style-name="P11"/>
      <text:p text:style-name="P11"><text:tab/>For an event that is close to occur, we use the auxiliar “vah…”. It works in the following way, we add to this auxiliary the appropriate conjugation and then we put the verb in the infinitive. I am going to use the verb “orbat” (to work) in this example.</text:p>
      <text:p text:style-name="P11"/>
      <text:p text:style-name="P11"><text:bookmark-start text:name="__DdeLink__58286_433530823"/><text:span text:style-name="T9">(I)</text:span><text:span text:style-name="T1"> am </text:span><text:bookmark-start text:name="__DdeLink__36683_1708279209"/><text:span text:style-name="T1">going</text:span><text:bookmark-end text:name="__DdeLink__36683_1708279209"/><text:span text:style-name="T1"> to work</text:span><text:bookmark-end text:name="__DdeLink__58286_433530823"/><text:span text:style-name="T1"> –</text:span> vahm orbate {va:m orbAt}</text:p>
      <text:p text:style-name="P11"><text:span text:style-name="T9">(You)</text:span><text:span text:style-name="T1"> are going to work –</text:span> vahs orbate {va:s orbAt}</text:p>
      <text:p text:style-name="P11"><text:span text:style-name="T9">(He/she/it)</text:span><text:span text:style-name="T1"> going to work –</text:span> vaht orbate {va:t orbAt}</text:p>
      <text:p text:style-name="P11"><text:span text:style-name="T9">(We)</text:span><text:span text:style-name="T1"> are going to work –</text:span> vahmos orbate {vA:mos orbAt}</text:p>
      <text:p text:style-name="P11"><text:span text:style-name="T9">(You)</text:span><text:span text:style-name="T1"> are going to work –</text:span> yu vahte orbate {yu va:t orbAt}</text:p>
      <text:p text:style-name="P11"><text:span text:style-name="T9">(They)</text:span><text:span text:style-name="T1"> are going to work –</text:span> vahnt orbate {vA:nt orbAt}</text:p>
      <text:p text:style-name="P11"/>
      <text:h text:style-name="P3" text:outline-level="2"><text:soft-page-break/>FUTURE PERFECT</text:h>
      <text:p text:style-name="P11"/>
      <text:p text:style-name="P11"><text:tab/>They are future events, but that already occurred in the mentioned facts. Look an example below:</text:p>
      <text:p text:style-name="P11"/>
      <text:p text:style-name="P11"><text:tab/><text:span text:style-name="T1">When I return, he will have already left –</text:span> Quando reicsiem, is habsiet ja likwn</text:p>
      <text:p text:style-name="P11"/>
      <text:p text:style-name="P11"><text:tab/>Very similar to english.</text:p>
      <text:p text:style-name="P11"/>
      <text:h text:style-name="P3" text:outline-level="2">SUBJUNCTIVE</text:h>
      <text:p text:style-name="P11"/>
      <text:p text:style-name="P11"><text:tab/>It indicates desire or expectancy.</text:p>
      <text:p text:style-name="P11"/>
      <text:p text:style-name="P11"><text:tab/>Only the verb “es” have the complete conjugation in this mode.</text:p>
      <text:p text:style-name="P11"/>
      <text:p text:style-name="P11"><text:span text:style-name="T1">Io sia {yo sya} –</text:span> <text:bookmark-start text:name="__DdeLink__58304_433530823"/><text:span text:style-name="T8">(that I)</text:span> be<text:bookmark-end text:name="__DdeLink__58304_433530823"/></text:p>
      <text:p text:style-name="P11"><text:span text:style-name="T1">Sias {syas} –</text:span> <text:span text:style-name="T8">(that you)</text:span> be</text:p>
      <text:p text:style-name="P11"><text:span text:style-name="T1">Is/Ia/Id sia {is/ya/id sya} –</text:span> <text:span text:style-name="T8">(that he/she/it)</text:span> be</text:p>
      <text:p text:style-name="P11"><text:span text:style-name="T1">Siam(o)s {syAm(o)s} –</text:span> <text:span text:style-name="T8">(that we)</text:span> be</text:p>
      <text:p text:style-name="P11"><text:span text:style-name="T1">Siate {syat} –</text:span> <text:span text:style-name="T8">(that you)</text:span> be</text:p>
      <text:p text:style-name="P11"><text:span text:style-name="T1">Siant {syant} –</text:span> <text:span text:style-name="T8">(that they)</text:span> be</text:p>
      <text:p text:style-name="P11"/>
      <text:p text:style-name="P11"><text:tab/>All the other verbs only have the singular. The terminations are:</text:p>
      <text:p text:style-name="P11"/>
      <text:p text:style-name="P11"><text:span text:style-name="T1">1</text:span><text:span text:style-name="T22">st</text:span><text:span text:style-name="T1"> </text:span><text:bookmark-start text:name="__DdeLink__58310_433530823"/><text:span text:style-name="T1">person</text:span><text:bookmark-end text:name="__DdeLink__58310_433530823"/><text:span text:style-name="T1"> singular:</text:span> -a</text:p>
      <text:p text:style-name="P11"><text:span text:style-name="T1">2</text:span><text:span text:style-name="T22">nd</text:span><text:span text:style-name="T1"> person singular:</text:span> -as</text:p>
      <text:p text:style-name="P11"><text:span text:style-name="T1">3</text:span><text:span text:style-name="T22">rd</text:span><text:span text:style-name="T1"> person singular:</text:span> -a</text:p>
      <text:p text:style-name="P11"/>
      <text:p text:style-name="P11"><text:tab/>Per this termination you can make a negative imperative with the prohibitive adverb “mae” {may}.</text:p>
      <text:p text:style-name="P11"/>
      <text:p text:style-name="P11"><text:span text:style-name="T1">Mae kaupas {may kAopas} –</text:span> “Don’t buy!” or “Thou shalt not buy!</text:p>
      <text:p text:style-name="P11"/>
      <text:h text:style-name="P3" text:outline-level="2">IMPERATIVE</text:h>
      <text:p text:style-name="P11"/>
      <text:p text:style-name="P11"><text:tab/>It indicates an order or an ask.</text:p>
      <text:p text:style-name="P11"/>
      <text:p text:style-name="P11"><text:tab/>The conjugation of the main verbs:</text:p>
      <text:p text:style-name="P11"/>
      <text:p text:style-name="P11"><text:span text:style-name="T1">Sdi {sdi} –</text:span> <text:bookmark-start text:name="__DdeLink__58332_433530823"/><text:span text:style-name="T13">be</text:span><text:bookmark-end text:name="__DdeLink__58332_433530823"/></text:p>
      <text:p text:style-name="P11"><text:span text:style-name="T1">Estu {Estu} –</text:span> <text:span text:style-name="T8">(he/she/it)</text:span><text:span text:style-name="T13"> be</text:span></text:p>
      <text:p text:style-name="P11"><text:span text:style-name="T1">Smad ses {smad ses} –</text:span> let's <text:span text:style-name="T13">be</text:span></text:p>
      <text:p text:style-name="P11"><text:span text:style-name="T1">Ste {st} –</text:span> <text:span text:style-name="T13">be</text:span></text:p>
      <text:p text:style-name="P11"><text:span text:style-name="T1">Sontu {sOntu} –</text:span> <text:span text:style-name="T8">(they)</text:span><text:span text:style-name="T13"> be</text:span></text:p>
      <text:p text:style-name="P11"/>
      <text:p text:style-name="P11"><text:span text:style-name="T1">Hab(e) {hab} –</text:span> <text:span text:style-name="T13">have</text:span></text:p>
      <text:p text:style-name="P11"><text:span text:style-name="T1">Smad hab(e) {smad hab} –</text:span> let's have</text:p>
      <text:p text:style-name="P11"><text:span text:style-name="T1">Habte {habt} –</text:span> <text:span text:style-name="T13">have</text:span></text:p>
      <text:p text:style-name="P11"><text:soft-page-break/></text:p>
      <text:p text:style-name="P11"><text:span text:style-name="T1">Woid(e) {woyd} –</text:span><text:span text:style-name="T15"> know</text:span></text:p>
      <text:p text:style-name="P11"><text:span text:style-name="T1">Smad woide {smad woyd} –</text:span> let's know</text:p>
      <text:p text:style-name="P11"><text:span text:style-name="T1">Woidte {woydt} –</text:span> <text:span text:style-name="T13">know</text:span></text:p>
      <text:p text:style-name="P11"/>
      <text:p text:style-name="P11"><text:tab/>The imperative of the 2<text:span text:style-name="T21">nd</text:span> person singular corresponds to the verbal stem, with or without the final -e.</text:p>
      <text:p text:style-name="P11"/>
      <text:p text:style-name="P11"><text:span text:style-name="T1">Leave! –</text:span> linekw! {lInëkw} ou linkwe! {linkw}</text:p>
      <text:p text:style-name="P11"><text:span text:style-name="T1">Eat this food –</text:span> edd tod anon {ed tod anOn}</text:p>
      <text:p text:style-name="P11"/>
      <text:p text:style-name="P11"><text:tab/>In the 1<text:span text:style-name="T21">st</text:span> person plural it's used the word “smad” <text:span text:style-name="T8">(let's)</text:span> with the verb in the infinitive.</text:p>
      <text:p text:style-name="P11"/>
      <text:p text:style-name="P11"><text:span text:style-name="T1">Smad linkwes {smad linkwës} –</text:span> let's leave</text:p>
      <text:p text:style-name="P11"><text:span text:style-name="T1">Smad edde {smad ed} –</text:span> let's eat</text:p>
      <text:p text:style-name="P11"/>
      <text:p text:style-name="P11"><text:tab/>In the 2<text:span text:style-name="T21">nd</text:span> person plural, the form is the same used in the simple present, but without the personal pronoun.</text:p>
      <text:p text:style-name="P11"/>
      <text:p text:style-name="P11"><text:span text:style-name="T1">Linkwte {lInkut} –</text:span> <text:span text:style-name="T8">(you)</text:span><text:span text:style-name="T13"> eat</text:span></text:p>
      <text:p text:style-name="P11"><text:span text:style-name="T1">Eddte {edt} -</text:span> <text:bookmark-start text:name="__DdeLink__58370_433530823"/>(<text:span text:style-name="T8">you)</text:span><text:span text:style-name="T13"> eat</text:span><text:bookmark-end text:name="__DdeLink__58370_433530823"/></text:p>
      <text:p text:style-name="P11"/>
      <text:h text:style-name="P3" text:outline-level="2">CONDITIONAL</text:h>
      <text:p text:style-name="P11"/>
      <text:p text:style-name="P11"><text:span text:style-name="T1">Esiem {ezyEm} –</text:span> <text:bookmark-start text:name="__DdeLink__58376_433530823"/><text:span text:style-name="T8">(I)</text:span> would be<text:bookmark-end text:name="__DdeLink__58376_433530823"/></text:p>
      <text:p text:style-name="P11"><text:span text:style-name="T1">Esies {ezyEs} –</text:span> <text:span text:style-name="T8">(you)</text:span> would be</text:p>
      <text:p text:style-name="P11"><text:span text:style-name="T1">Esiet {ezyEt} –</text:span> <text:span text:style-name="T8">(he/she/it)</text:span> would be</text:p>
      <text:p text:style-name="P11"><text:span text:style-name="T1">Esiem(o)s {ezyEm(o)s} –</text:span> <text:span text:style-name="T8">(we)</text:span> would be</text:p>
      <text:p text:style-name="P11"><text:span text:style-name="T1">Yu esiete {yu ezyEt} –</text:span> <text:span text:style-name="T8">(you)</text:span> would be</text:p>
      <text:p text:style-name="P11"><text:span text:style-name="T1">Esient {ezyEnt} –</text:span> <text:span text:style-name="T8">(they)</text:span> would be</text:p>
      <text:p text:style-name="P11"/>
      <text:p text:style-name="P11"><text:span text:style-name="T1">Habiem {habyEm} –</text:span> <text:bookmark-start text:name="__DdeLink__58382_433530823"/><text:span text:style-name="T8">(I)</text:span> would have<text:bookmark-end text:name="__DdeLink__58382_433530823"/></text:p>
      <text:p text:style-name="P11"><text:span text:style-name="T1">Habies {habyEs} –</text:span> <text:span text:style-name="T8">(you)</text:span> would have</text:p>
      <text:p text:style-name="P11"><text:span text:style-name="T1">Habiet {habyEt} –</text:span> <text:span text:style-name="T8">(he/she/it)</text:span> would have</text:p>
      <text:p text:style-name="P11"><text:span text:style-name="T1">Habiem(o)s {habyEm(o)s} –</text:span> <text:span text:style-name="T8">(we)</text:span> would have</text:p>
      <text:p text:style-name="P11"><text:span text:style-name="T1">Yu habiete {yu habyEt} –</text:span> <text:span text:style-name="T8">(you)</text:span> would have</text:p>
      <text:p text:style-name="P11"><text:span text:style-name="T1">Habient {habyEnt} –</text:span> <text:span text:style-name="T8">(they)</text:span> would have</text:p>
      <text:p text:style-name="P11"/>
      <text:p text:style-name="P11"><text:span text:style-name="T1">Woidiem {woydyEm} –</text:span> <text:bookmark-start text:name="__DdeLink__58388_433530823"/><text:span text:style-name="T8">(I)</text:span> would know<text:bookmark-end text:name="__DdeLink__58388_433530823"/></text:p>
      <text:p text:style-name="P11"><text:span text:style-name="T1">Woidies {woydyEs} –</text:span> <text:span text:style-name="T8">(you)</text:span> would know</text:p>
      <text:p text:style-name="P11"><text:span text:style-name="T1">Woidiet {woydyEt} –</text:span> <text:span text:style-name="T8">(he/she/it)</text:span> would know</text:p>
      <text:p text:style-name="P11"><text:span text:style-name="T1">Woidiem(o)s {woydyEm(o)s} –</text:span> <text:span text:style-name="T8">(we)</text:span> would know</text:p>
      <text:p text:style-name="P11"><text:span text:style-name="T1">Yu woidiete {woydyEt} –</text:span> <text:span text:style-name="T8">(you)</text:span> would know</text:p>
      <text:p text:style-name="P11"><text:span text:style-name="T1">Woidient {woydyEnt} –</text:span> <text:span text:style-name="T8">(they)</text:span> would know</text:p>
      <text:p text:style-name="P11"/>
      <text:p text:style-name="P11"><text:tab/>This verbal mood is made attaching the verbal stem + “ie” + conjugation of the present.</text:p>
      <text:p text:style-name="P11"/>
      <text:p text:style-name="P11"><text:bookmark-start text:name="__DdeLink__58394_433530823"/><text:soft-page-break/><text:span text:style-name="T9">(I)</text:span><text:span text:style-name="T1"> would eat</text:span><text:bookmark-end text:name="__DdeLink__58394_433530823"/><text:span text:style-name="T1"> –</text:span> eddiem {edyEm}</text:p>
      <text:p text:style-name="P11"><text:span text:style-name="T9">(You)</text:span><text:span text:style-name="T1"> would eat –</text:span> eddies {edyEs}</text:p>
      <text:p text:style-name="P11"><text:span text:style-name="T9">(He/she/it)</text:span><text:span text:style-name="T1"> would eat –</text:span> eddiet {edyEt}</text:p>
      <text:p text:style-name="P11"><text:span text:style-name="T9">(We)</text:span><text:span text:style-name="T1"> would eat –</text:span> eddiemos {edyEm(o)s}</text:p>
      <text:p text:style-name="P11"><text:span text:style-name="T9">(You)</text:span><text:span text:style-name="T1"> would eat –</text:span> yu eddiete {yu edyEt}</text:p>
      <text:p text:style-name="P11"><text:span text:style-name="T9">(They)</text:span><text:span text:style-name="T1"> would eat –</text:span> eddient {edyEnt}</text:p>
      <text:p text:style-name="P11"/>
      <text:h text:style-name="P50" text:outline-level="3">BUT WHAT ABOUT VERBS THAT ALREADY FINISH WITH “IE”?</text:h>
      <text:p text:style-name="P11"/>
      <text:p text:style-name="P11"><text:tab/>Regarding these, replace “ie” for “icie”. Let's see the verb “edifie” {edIfye}, which means “to edify”.</text:p>
      <text:p text:style-name="P11"/>
      <text:p text:style-name="P11"><text:bookmark-start text:name="__DdeLink__58404_433530823"/><text:span text:style-name="T9">(I)</text:span><text:span text:style-name="T1"> would edify</text:span><text:bookmark-end text:name="__DdeLink__58404_433530823"/><text:span text:style-name="T1"> –</text:span> edificiem {edifitsyEm}</text:p>
      <text:p text:style-name="P11"><text:span text:style-name="T9">(You)</text:span><text:span text:style-name="T1"> would edify –</text:span> edificies {edifitsyEs}</text:p>
      <text:p text:style-name="P11"><text:span text:style-name="T9">(He/she/it)</text:span><text:span text:style-name="T1"> would edify –</text:span> edificiet {edifitsyEt}</text:p>
      <text:p text:style-name="P11"><text:span text:style-name="T9">(We)</text:span><text:span text:style-name="T1"> would edify –</text:span> edificiemos {edifitsyEm(o)s}</text:p>
      <text:p text:style-name="P11"><text:span text:style-name="T9">(You)</text:span><text:span text:style-name="T1"> would edify –</text:span> yu edificiete {yu edifitsyEt}</text:p>
      <text:p text:style-name="P11"><text:span text:style-name="T9">(They)</text:span><text:span text:style-name="T1"> would edify –</text:span> edificient {edifitsyEnt}</text:p>
      <text:p text:style-name="P11"/>
      <text:h text:style-name="P3" text:outline-level="2">CATEGORIES OF VERBAL STEMS</text:h>
      <text:p text:style-name="P11"/>
      <text:p text:style-name="P11"><text:tab/>Depending of the kind of verb, the stem may suffer changes, all of them will be explained in this subchapter. Although I will talk a lot here about participles, you don't need worry about them, it's still not necessary to know how create them, it's enough to know that they are nominal forms of the verb (like the past passive participle “eaten” that comes from the verb “to eat”).</text:p>
      <text:p text:style-name="P11"/>
      <text:h text:style-name="P50" text:outline-level="3">NASAL INFIXES</text:h>
      <text:p text:style-name="P11"/>
      <text:p text:style-name="P11"><text:tab/>From here to the final of this subchapter of <text:span text:style-name="T1">NASAL INFIXES</text:span>, the text will be almost a transcription of the book <text:span text:style-name="T8">The Grammar Of Sambahsa-Mundialect In English</text:span>, of Dr. Olivier Simon.</text:p>
      <text:p text:style-name="P11"/>
      <text:p text:style-name="P11"><text:tab/>Are verbs with nasal infixes those with the following characteristics:</text:p>
      <text:list xml:id="list608121654952170152" text:style-name="L4">
        <text:list-item>
          <text:p text:style-name="P55">An unstressed “e” as last vowel and this “e” is between consonants</text:p>
        </text:list-item>
        <text:list-item>
          <text:p text:style-name="P55">One of these consonants must be “m” or “n”</text:p>
        </text:list-item>
      </text:list>
      <text:p text:style-name="P11"/>
      <text:p text:style-name="P11"><text:tab/>Let's work with the following words:</text:p>
      <text:p text:style-name="P11"/>
      <text:p text:style-name="P11"><text:span text:style-name="T1">Linekw {lInëkw} –</text:span> to leave</text:p>
      <text:p text:style-name="P11"><text:bookmark-start text:name="__DdeLink__58430_433530823"/><text:span text:style-name="T1">Pressem</text:span><text:bookmark-end text:name="__DdeLink__58430_433530823"/><text:span text:style-name="T1"> {prEsëm} –</text:span> to press</text:p>
      <text:p text:style-name="P11"><text:bookmark-start text:name="__DdeLink__58432_433530823"/><text:span text:style-name="T1">Scinesd</text:span><text:bookmark-end text:name="__DdeLink__58432_433530823"/><text:span text:style-name="T1"> {sInësd} –</text:span> to split</text:p>
      <text:p text:style-name="P11"><text:bookmark-start text:name="__DdeLink__58434_433530823"/><text:span text:style-name="T1">Annem</text:span><text:bookmark-end text:name="__DdeLink__58434_433530823"/><text:span text:style-name="T1"> {Anëm} –</text:span> to breathe</text:p>
      <text:p text:style-name="P11"><text:bookmark-start text:name="__DdeLink__58436_433530823"/><text:span text:style-name="T1">Pregen</text:span><text:bookmark-end text:name="__DdeLink__58436_433530823"/><text:span text:style-name="T1"> {prEdjën} –</text:span> to imbue, to impregnate</text:p>
      <text:p text:style-name="P11"/>
      <text:p text:style-name="P11"><text:tab/>In the present tense, and in all the tenses derived from the present tense, the verbs lose their unstressed “e” when possible. If, with the deletion of the “e”, a “s” or “ss” join to a consonant, they are deleted too. Let's see the result of this:</text:p>
      <text:p text:style-name="P11"><text:soft-page-break/></text:p>
      <text:p text:style-name="P11">Linkwo, linkws, linkwt, linkwm(o)s,yu linkwte, linkwnt {lInkunt}</text:p>
      <text:p text:style-name="P11">Premo, prems, premt, premmos, yu premte, preme(nt)</text:p>
      <text:p text:style-name="P11">Scindo, scinds, scindt, scindmos, yu scindte, scinde(nt)</text:p>
      <text:p text:style-name="P11">Annmo, annems, annemt, annmmos, yu annemt, annment</text:p>
      <text:p text:style-name="P20">(“annmt” and “annms” would be impronouncable)</text:p>
      <text:p text:style-name="P11">Pregno {prEnyo}, pregens {prEdjëns}, pregent, pregnems {prEnyëms}, yu pregent, pregne(nt)</text:p>
      <text:p text:style-name="P11"/>
      <text:p text:style-name="P11"><text:tab/>All the verbs, with or without nasal infix, a “e” can be put between the verbal stem and the conjugation for the word being pronounceble. Look this case with the verb “storgn”.</text:p>
      <text:p text:style-name="P11"/>
      <text:p text:style-name="P11">Storgno, storgnes, storgnet, storgnems, yu storgnet, storgne(nt)</text:p>
      <text:p text:style-name="P11"/>
      <text:p text:style-name="P11"><text:tab/>Verbs that have a unstressed “e” at the end are conjugated in the following way:</text:p>
      <text:p text:style-name="P11"/>
      <text:p text:style-name="P11">Io entre, entres, entret, entrems, yu entret, entre(nt)</text:p>
      <text:p text:style-name="P32">Yes, it's this what you've seen, the verb doesn't is conjugated in the 1<text:span text:style-name="T21">st</text:span> person singular, that's why is compulsory the use of the pronoun “io”.</text:p>
      <text:p text:style-name="P11"/>
      <text:p text:style-name="P11"><text:tab/>Verbs whose last vowel is unstressed and is before a consonant follow the same pattern:</text:p>
      <text:p text:style-name="P11"/>
      <text:p text:style-name="P11">Io hinder, hinders, hindert, hinderms, yu hindert, hindernt</text:p>
      <text:p text:style-name="P32">It's “hinder” but not “hindere” because “hindere” would change the accentuation {hindEr}</text:p>
      <text:p text:style-name="P11"/>
      <text:p text:style-name="P11"><text:tab/>In the past tense and its derivatives, the verb, besides the lose of the unstressed “e”, loses the nasal infix.</text:p>
      <text:p text:style-name="P11"/>
      <text:p text:style-name="P11"><text:span text:style-name="T1">Linekw –</text:span> likwim, likwist, likwit, likwam, likwat, likweer</text:p>
      <text:p text:style-name="P11"><text:span text:style-name="T1">Pressem –</text:span> pressim, pressist, pressit, pressam, pressat, presseer</text:p>
      <text:p text:style-name="P11"><text:span text:style-name="T1">Annem – </text:span>annim, annist, annit, annam, annat, anneer</text:p>
      <text:p text:style-name="P11"/>
      <text:h text:style-name="P50" text:outline-level="3">VERBS WITH “EH” + CONSONANT</text:h>
      <text:p text:style-name="P11"/>
      <text:p text:style-name="P11"><text:tab/>Verbs with a vowel<text:span text:style-name="T6"> “eh” followed by a consonant, the “eh” becomes “oh” when in the past tense and past participle.</text:span></text:p>
      <text:p text:style-name="P24"/>
      <text:p text:style-name="P11"><text:span text:style-name="T7">Ghehd –</text:span><text:span text:style-name="T6"> to be able to, can</text:span></text:p>
      <text:p text:style-name="P11"><text:span text:style-name="T7">Present:</text:span><text:span text:style-name="T6"> ghehdo, ghehds, ghehdt, ghehdmos, yu ghehdte, ghehde(nt)</text:span></text:p>
      <text:p text:style-name="P11"><text:span text:style-name="T7">Infinitive:</text:span><text:span text:style-name="T6"> ghehde</text:span></text:p>
      <text:p text:style-name="P11"><text:span text:style-name="T7">Past tense:</text:span><text:span text:style-name="T6"> io ghohd, tu ghohd…</text:span></text:p>
      <text:p text:style-name="P20"><text:span text:style-name="T7">Or:</text:span><text:span text:style-name="T6"> ghohdim, ghohdist/ghohdst(a), ghohdit, ghohdam, ghohdat, ghohdeer</text:span></text:p>
      <text:p text:style-name="P11"><text:span text:style-name="T7">Past participle:</text:span><text:span text:style-name="T6"> ghohdt / ghohden</text:span></text:p>
      <text:p text:style-name="P11"/>
      <text:h text:style-name="P50" text:outline-level="3"><text:soft-page-break/>VERBS WITH “EU” AND “EI”</text:h>
      <text:p text:style-name="P11"/>
      <text:p text:style-name="P24"><text:tab/>Verbs with “eu” or “ei”, within the word, have these parts respectively replaced by “i” and “u” when used in the infinitive, past tense or past participle.</text:p>
      <text:p text:style-name="P24"/>
      <text:p text:style-name="P11"><text:span text:style-name="T7">Kheiss –</text:span><text:span text:style-name="T6"> to feel</text:span></text:p>
      <text:p text:style-name="P11"><text:span text:style-name="T7">Present:</text:span><text:span text:style-name="T6"> kheisso, tu kheiss, kheisst, kheissmos, yu kheisste, kheisse(nt)</text:span></text:p>
      <text:p text:style-name="P21">“tu” é compulsório antes de “kheiss” porque a terminação não pode ser ouvida</text:p>
      <text:p text:style-name="P11"><text:span text:style-name="T7">Infinitive:</text:span><text:span text:style-name="T6"> khisses {qIsës}</text:span></text:p>
      <text:p text:style-name="P11"><text:span text:style-name="T7">Past tense:</text:span><text:span text:style-name="T6"> io khiss, tu khiss…</text:span></text:p>
      <text:p text:style-name="P20"><text:span text:style-name="T7">Or:</text:span><text:span text:style-name="T6"> khissim, khisst(a) / khissist, khissit, khissam, khissat, khisseer</text:span></text:p>
      <text:p text:style-name="P11"><text:span text:style-name="T7">Past participle:</text:span><text:span text:style-name="T6"> khisst / khissen</text:span></text:p>
      <text:p text:style-name="P11"/>
      <text:p text:style-name="P11"><text:span text:style-name="T1">Neic –</text:span> to kill</text:p>
      <text:p text:style-name="P11"><text:span text:style-name="T1">Present:</text:span> neico, neics, neict, neicmos, yu neicte, neice(nt)</text:p>
      <text:p text:style-name="P11"><text:span text:style-name="T1">Infintive:</text:span> nices {nItsës}</text:p>
      <text:p text:style-name="P11"><text:span text:style-name="T1">Past tense:</text:span> io nic, tu nic…</text:p>
      <text:p text:style-name="P20"><text:span text:style-name="T1">Or:</text:span> nicim, nicst(a) / nicist, nicit, nicam, nicat, niceer</text:p>
      <text:p text:style-name="P11"><text:span text:style-name="T1">Past participle:</text:span> nict / nicen</text:p>
      <text:p text:style-name="P11"/>
      <text:h text:style-name="P50" text:outline-level="3">VERBS WITH “A”</text:h>
      <text:p text:style-name="P11"/>
      <text:p text:style-name="P11"><text:tab/>Verbs with “a” within the word, even the diphthongs “au” or “ay”, have their “a” replaced for “ie” in the past tense, but the “a” is maintened in the past participle.</text:p>
      <text:p text:style-name="P11"/>
      <text:p text:style-name="P11"><text:span text:style-name="T1">nak –</text:span> to reach</text:p>
      <text:p text:style-name="P11"><text:span text:style-name="T1">Present:</text:span> nako, nacs, nact, nakmos, yu nacte, nake(nt)</text:p>
      <text:p text:style-name="P11"><text:span text:style-name="T1">Infinitive:</text:span> nake</text:p>
      <text:p text:style-name="P11"><text:span text:style-name="T1">Past tense:</text:span> io niek, tu niek…</text:p>
      <text:p text:style-name="P20"><text:span text:style-name="T1">Or:</text:span> niekim, niecst(a)/niekist, niekit, niekam, niekat, niekeer</text:p>
      <text:p text:style-name="P20">Nakim, nacsta… are possible, but actually they are not used.</text:p>
      <text:p text:style-name="P11"><text:span text:style-name="T1">Past participle:</text:span> nact / naken</text:p>
      <text:p text:style-name="P11"/>
      <text:p text:style-name="P11"><text:span text:style-name="T1">sayg –</text:span> to say</text:p>
      <text:p text:style-name="P11"><text:span text:style-name="T1">Present:</text:span> saygo, saycs, sayct, saygmos, yu saycte, sayge(nt)</text:p>
      <text:p text:style-name="P11"><text:span text:style-name="T1">Infinitive:</text:span> sayge</text:p>
      <text:p text:style-name="P11"><text:span text:style-name="T1">Past tense:</text:span> io sieyg, tu sieycst…</text:p>
      <text:p text:style-name="P20"><text:span text:style-name="T1">Or:</text:span> sieygim, sieycst(a)/sieygist, sieygit, sieygam, sieygat, sieygeer</text:p>
      <text:p text:style-name="P20">“Sieygim” almost is not used.</text:p>
      <text:p text:style-name="P11"><text:span text:style-name="T1">Past participle:</text:span> sayct / saygen</text:p>
      <text:p text:style-name="P11"/>
      <text:p text:style-name="P11"><text:span text:style-name="T1">aur –</text:span> to hear</text:p>
      <text:p text:style-name="P11"><text:span text:style-name="T1">Present:</text:span> auro, aurs, aurt, aurm(o)s, yu aurte, aurnt</text:p>
      <text:p text:style-name="P11"><text:span text:style-name="T1">Infinitive:</text:span> aure</text:p>
      <text:p text:style-name="P11"><text:span text:style-name="T1">Past tense:</text:span> io ieur, tu ieurst…</text:p>
      <text:p text:style-name="P20"><text:span text:style-name="T1">Or:</text:span> ieurim, ieurst(a)/ieurist, ieurit, ieuram, ieurat, ieureer</text:p>
      <text:p text:style-name="P11"><text:soft-page-break/><text:span text:style-name="T1">Past participle:</text:span> aurt / aur(e)n</text:p>
      <text:p text:style-name="P11"/>
      <text:h text:style-name="P50" text:outline-level="3">VON WAHL RULES</text:h>
      <text:p text:style-name="P11"/>
      <text:p text:style-name="P11"><text:tab/>The final of these verbs are modified in the past tense and past participle:</text:p>
      <text:p text:style-name="P11"><text:span text:style-name="T1">Original –</text:span> after the modification</text:p>
      <text:p text:style-name="P11"><text:span text:style-name="T1">-d –</text:span> -s</text:p>
      <text:p text:style-name="P11"><text:span text:style-name="T1">-dd / -tt –</text:span> ss</text:p>
      <text:p text:style-name="P11"><text:span text:style-name="T1">-rt / -rr / -r –</text:span> -rs</text:p>
      <text:p text:style-name="P11"><text:span text:style-name="T1">-lg –</text:span> ls</text:p>
      <text:p text:style-name="P11"><text:span text:style-name="T1">-ct –</text:span> -x</text:p>
      <text:p text:style-name="P11"/>
      <text:p text:style-name="P11"><text:tab/>Verbs finished in -v follow the same procediment of -t, but only for their past participle. If the -v comes after “a” or a consonant, it will be replaced for -w.</text:p>
      <text:p text:style-name="P11"><text:span text:style-name="T1">Solv –</text:span> solwt</text:p>
      <text:p text:style-name="P11"><text:span text:style-name="T1">Lav –</text:span> lawt</text:p>
      <text:p text:style-name="P11"/>
      <text:p text:style-name="P11"><text:tab/>In other forms the -v disappears.</text:p>
      <text:p text:style-name="P11"><text:span text:style-name="T1">mov – </text:span>mot</text:p>
      <text:p text:style-name="P11"/>
      <text:p text:style-name="P11"><text:span text:style-name="T1">Clud –</text:span> to close</text:p>
      <text:p text:style-name="P11"><text:span text:style-name="T1">Present:</text:span> cludo, cluds, cludt, cludmos, yu cludte, clude(nt)</text:p>
      <text:p text:style-name="P11"><text:span text:style-name="T1">Infinitive:</text:span> clude</text:p>
      <text:p text:style-name="P11"><text:span text:style-name="T1">Past tense:</text:span> io clus, tu clusst…</text:p>
      <text:p text:style-name="P20"><text:span text:style-name="T1">Or:</text:span> clusim, clusst(a)/clusist, clusit, clusam, clusat, cluseer</text:p>
      <text:p text:style-name="P11"><text:span text:style-name="T1">Past participle:</text:span> clus / cluden</text:p>
      <text:p text:style-name="P11"/>
      <text:p text:style-name="P11"><text:span text:style-name="T1">Sedd <text:s/>–</text:span> to sit</text:p>
      <text:p text:style-name="P11"><text:span text:style-name="T1">Present:</text:span> seddo, sedds, seddt, seddmos, yu seddte, sedde(nt)</text:p>
      <text:p text:style-name="P11"><text:span text:style-name="T1">Infinitive:</text:span> sedde</text:p>
      <text:p text:style-name="P11"><text:span text:style-name="T1">Past tense</text:span>: io sess, tu sesst…</text:p>
      <text:p text:style-name="P20"><text:span text:style-name="T1">Or:</text:span> sessim, sesst(a)/sessist, sessit, sessam, sessat, sesseer</text:p>
      <text:p text:style-name="P11"><text:span text:style-name="T1">Past participle:</text:span> sess / sedden</text:p>
      <text:p text:style-name="P11"/>
      <text:p text:style-name="P11"><text:span text:style-name="T1">Permitt –</text:span> to allow</text:p>
      <text:p text:style-name="P11"><text:span text:style-name="T1">Present:</text:span> permitto, permitts, permitt, permittmos, yu permitte, permitte(nt)</text:p>
      <text:p text:style-name="P11"><text:span text:style-name="T1">Infinitive:</text:span> permitte</text:p>
      <text:p text:style-name="P11"><text:span text:style-name="T1">Past tense:</text:span> io permiss, tu permisst…</text:p>
      <text:p text:style-name="P20"><text:span text:style-name="T1">Or:</text:span> permissim, permisst(a)/permissist, permissit, permissam, permissat, permisseer</text:p>
      <text:p text:style-name="P11"><text:span text:style-name="T1">Past participle:</text:span> permiss / permitten</text:p>
      <text:p text:style-name="P11"/>
      <text:p text:style-name="P11"><text:span text:style-name="T1">Volg –</text:span> to turn (oneself)</text:p>
      <text:p text:style-name="P11"><text:span text:style-name="T1">Present:</text:span> volgo, volcs, volct, volgmos, yu volcte, volge(nt)</text:p>
      <text:p text:style-name="P11"><text:span text:style-name="T1">Infinitive:</text:span> volge</text:p>
      <text:p text:style-name="P11"><text:span text:style-name="T1">Past tense: </text:span>io vols, tu volsst…</text:p>
      <text:p text:style-name="P20"><text:span text:style-name="T1">Or:</text:span> volsim, volsst(a)/volsist, volsit, volsam, volsat, volseer</text:p>
      <text:p text:style-name="P11"><text:soft-page-break/><text:span text:style-name="T1">Past participle:</text:span> vols / volgen</text:p>
      <text:p text:style-name="P11"/>
      <text:p text:style-name="P11"><text:span text:style-name="T1">Curr –</text:span> to run</text:p>
      <text:p text:style-name="P11"><text:span text:style-name="T1">Present:</text:span> curro, currs, currt, currm(o)s, yu currte, curre(nt)</text:p>
      <text:p text:style-name="P11"><text:span text:style-name="T1">Infinitive:</text:span> curre</text:p>
      <text:p text:style-name="P11"><text:span text:style-name="T1">Past tense:</text:span> io curs, tu curst…</text:p>
      <text:p text:style-name="P11"><text:span text:style-name="T9">Or:</text:span><text:span text:style-name="T8"> cursim, curst(a)/cursist, cursit, cursam, cursat, curseer</text:span></text:p>
      <text:p text:style-name="P11"><text:span text:style-name="T1">Past participle:</text:span> curs / curren</text:p>
      <text:p text:style-name="P11"/>
      <text:h text:style-name="P50" text:outline-level="3">ENDING WITH A STRESSED VOWEL</text:h>
      <text:p text:style-name="P11"/>
      <text:p text:style-name="P11"><text:tab/>Verbs ended with a stressed vowel, or with a -h just after te vowel, follow the pattern below:</text:p>
      <text:p text:style-name="P11"/>
      <text:p text:style-name="P11"><text:span text:style-name="T1">Gwah –</text:span> to go to</text:p>
      <text:p text:style-name="P11"><text:span text:style-name="T1">Present:</text:span> gwahm, gwahs, gwaht, gwahm(o)s, yu gwahte, gwahnt</text:p>
      <text:p text:style-name="P11"><text:span text:style-name="T1">Infinitive:</text:span> gwahe</text:p>
      <text:p text:style-name="P11"><text:span text:style-name="T1">Past tense:</text:span> gwahsim, gwahst(a)/gwahsist, gwahsit, gwahsam, gwahsat, gwahr</text:p>
      <text:p text:style-name="P11"><text:span text:style-name="T1">Past participle:</text:span> gwaht / gwahn</text:p>
      <text:p text:style-name="P11"/>
      <text:h text:style-name="P50" text:outline-level="3">THE OTHER VERBS</text:h>
      <text:p text:style-name="P11"/>
      <text:p text:style-name="P11"><text:tab/>They follow the rules normally and request the conjugation in the past tense.</text:p>
      <text:p text:style-name="P11"/>
      <text:p text:style-name="P11"><text:span text:style-name="T1">Duc –</text:span> to lead</text:p>
      <text:p text:style-name="P11"><text:span text:style-name="T1">Present:</text:span> duco, ducs, duct, ducmos, yu ducte, ducent</text:p>
      <text:p text:style-name="P11"><text:span text:style-name="T1">Infinitive: </text:span>duce {düts}</text:p>
      <text:p text:style-name="P11"><text:span text:style-name="T1">Past tense:</text:span> duxim, ducst(a)/duxist, duxit, duxam, duxat, duxeer</text:p>
      <text:p text:style-name="P20">You may say “ducim”, “ducit”… too. “duxim” was chosen here for etimological reasons, because latin have dux- as the past of duc-.</text:p>
      <text:p text:style-name="P11"><text:span text:style-name="T1">Past participle: </text:span><text:bookmark-start text:name="__DdeLink__37672_1262037166"/>duct / ducen<text:bookmark-end text:name="__DdeLink__37672_1262037166"/></text:p>
      <text:p text:style-name="P11"/>
      <text:p text:style-name="P11"><text:tab/>The accentuation must stay in the same syllable for all persons in the present tense.</text:p>
      <text:p text:style-name="P11"><text:tab/>In all the verbal moods, with exception of the nasal inffixes, the unstressed “e” between two consonants, set that is at the end the word, can be dropped if the junction of these two consonants doesn't change the pronounciation of the first consonant.</text:p>
      <text:p text:style-name="P11"/>
      <text:h text:style-name="P3" text:outline-level="2">VERBAL AFFIXES</text:h>
      <text:p text:style-name="P11"/>
      <text:p text:style-name="P11"><text:tab/>Decidir abordar esse assunto só agora porque eu precisava que você conhecesse gerúndios e pronomes reflexivos, pois eles serão usados nos exemplos.</text:p>
      <text:p text:style-name="P11"/>
      <text:p text:style-name="P11"><text:span text:style-name="T1">bi- –</text:span> to begin to <text:span text:style-name="T8">(</text:span><text:bookmark-start text:name="__DdeLink__37695_1262037166"/><text:span text:style-name="T8">inchoative</text:span><text:bookmark-end text:name="__DdeLink__37695_1262037166"/><text:span text:style-name="T8">)</text:span></text:p>
      <text:p text:style-name="P11"><text:span text:style-name="T1">Id luce biattract insects –</text:span> The light begins to attract insects</text:p>
      <text:p text:style-name="P11"><text:soft-page-break/></text:p>
      <text:p text:style-name="P11"><text:span text:style-name="T1">na- –</text:span> to keep on + <text:span text:style-name="T8">gerund (continuative)</text:span></text:p>
      <text:p text:style-name="P11"><text:span text:style-name="T1">Is nieudh urgent-ye namove –</text:span> He needed urgently to keep moving</text:p>
      <text:p text:style-name="P11"/>
      <text:p text:style-name="P11"><text:span text:style-name="T1">re- –</text:span> <text:span text:style-name="T8">as the re- of english</text:span></text:p>
      <text:p text:style-name="P11"><text:span text:style-name="T1">Ho tehrben rescribe mien buk –</text:span> I have had to rewrite my book</text:p>
      <text:p text:style-name="P11"/>
      <text:p text:style-name="P11"><text:span text:style-name="T1">vi- –</text:span> <text:span text:style-name="T8">corresponds to the English adverb “finally”</text:span></text:p>
      <text:p text:style-name="P11"><text:span text:style-name="T1">Is viemers ex id wed –</text:span> He finally emerged out of the water</text:p>
      <text:p text:style-name="P11"/>
      <text:p text:style-name="P11"><text:span text:style-name="T1">za- –</text:span> to stop doing</text:p>
      <text:p text:style-name="P11"><text:span text:style-name="T1">Ibs sclavs buit permitten za-ermes –</text:span> The slaves were allowed to stop rowing</text:p>
      <text:p text:style-name="P11"/>
      <text:h text:style-name="P50" text:outline-level="3">AFFIXES THAT CHANGE THE TENSE OF THE VERB</text:h>
      <text:p text:style-name="P11"/>
      <text:p text:style-name="P11"><text:span text:style-name="T1">ee- –</text:span> used to</text:p>
      <text:p text:style-name="P11"><text:span text:style-name="T1">Hermann ee(-)gwaht id scol siens urb –</text:span> Hermann used to go to the school of his town</text:p>
      <text:p text:style-name="P20">Notice that the verb “gwaht” is in the present tense</text:p>
      <text:p text:style-name="P11"/>
      <text:p text:style-name="P11"><text:span text:style-name="T1">sa(l)- –</text:span> to be about to <text:span text:style-name="T8">+ verb</text:span> <text:span text:style-name="T8">(always written with hyphen)</text:span></text:p>
      <text:p text:style-name="P11"><text:span text:style-name="T1">Is wir sa-khierk –</text:span> The man was about to drown</text:p>
      <text:p text:style-name="P11"/>
      <text:p text:style-name="P11"><text:span text:style-name="T1">-skw –</text:span><text:span text:style-name="T5"> to intend to do, to like to </text:span><text:span text:style-name="T8">(desiderative)</text:span> <text:span text:style-name="T8">(may be added to verbs if it doesn't modify the accentuation of the verb)</text:span></text:p>
      <text:p text:style-name="P11"><text:span text:style-name="T1">Ies nauts gwahskweer id maykhana <text:s/>–</text:span> The sailors wanted to go to the inn</text:p>
      <text:p text:style-name="P11"/>
      <text:p text:style-name="P11"><text:span text:style-name="T1">-eih –</text:span> <text:span text:style-name="T8">factive</text:span></text:p>
      <text:p text:style-name="P11"><text:span text:style-name="T1">Kaupeihm iom tod wogh –</text:span><text:span text:style-name="T5"> I make him buy this car</text:span></text:p>
      <text:p text:style-name="P32">Verbs ended in “ie” have this part replaced by “iceih”. Stems in “ei” change this part for “i” because of euphonic reasons.</text:p>
      <text:p text:style-name="P32">Pay attention that no all verb ended in “eih” is a factive, “credeih” and “vergeih” are two examples.</text:p>
      <text:p text:style-name="P32">This affix can be added to adjectives. “rudh” means “red”, “rudheih” means “make (something) red”.</text:p>
      <text:p text:style-name="P11"/>
      <text:h text:style-name="P3" text:outline-level="2">SOME LITERARY VERBAL FORMS</text:h>
      <text:p text:style-name="P11"/>
      <text:p text:style-name="P11"><text:tab/>Due its indo-european heritage, sambahsa has some verbal forms that are found only in the literary use.</text:p>
      <text:p text:style-name="P11"/>
      <text:h text:style-name="P50" text:outline-level="3">OPTIONAL ENDINGS OF THE PRESENT OF THE INDICATIVE</text:h>
      <text:p text:style-name="P11"/>
      <text:p text:style-name="P11"><text:tab/>If it is compatible with the accentuation, the verbs can receive the following terminations:</text:p>
      <text:p text:style-name="P11"/>
      <text:p text:style-name="P11"><text:span text:style-name="T1">1</text:span><text:span text:style-name="T22">st</text:span><text:span text:style-name="T1"> </text:span><text:bookmark-start text:name="__DdeLink__37753_1262037166"/><text:span text:style-name="T1">person</text:span><text:bookmark-end text:name="__DdeLink__37753_1262037166"/><text:span text:style-name="T1"> singular:</text:span> -mi</text:p>
      <text:p text:style-name="P11"><text:span text:style-name="T1">2</text:span><text:span text:style-name="T22">nd</text:span><text:span text:style-name="T1"> person singular:</text:span> -si</text:p>
      <text:p text:style-name="P11"><text:soft-page-break/><text:span text:style-name="T1">3</text:span><text:span text:style-name="T22">rd</text:span><text:span text:style-name="T1"> person singular:</text:span> -ti</text:p>
      <text:p text:style-name="P11"><text:span text:style-name="T1">3</text:span><text:span text:style-name="T22">rd</text:span><text:span text:style-name="T1"> person plural:</text:span> -nti</text:p>
      <text:p text:style-name="P11"/>
      <text:p text:style-name="P11"><text:span text:style-name="T1">The verb “ses”:</text:span> esmi, essi, esti, sonti</text:p>
      <text:p text:style-name="P11"/>
      <text:p text:style-name="P11"><text:tab/>The verb must be in the initial position of the sentence and this sentence must not contain adverb, even a negation! This verbal formation only must describe the events that actually occurs, no for general statements. These consitions are rarely fulfilled.</text:p>
      <text:p text:style-name="P11"/>
      <text:p text:style-name="P11"><text:bookmark-start text:name="__DdeLink__37755_1262037166"/><text:bookmark-start text:name="__DdeLink__37757_1262037166"/><text:span text:style-name="T1">Stahnti</text:span><text:bookmark-end text:name="__DdeLink__37757_1262037166"/><text:span text:style-name="T1"> medsu iens peinds</text:span><text:bookmark-end text:name="__DdeLink__37755_1262037166"/><text:span text:style-name="T1"> –</text:span> here they stay amidst the enemies</text:p>
      <text:p text:style-name="P11"><text:span text:style-name="T1">Acquiseihmi denars kay likes videogames –</text:span> I gain money for playing videogames</text:p>
      <text:p text:style-name="P11"/>
      <text:h text:style-name="P50" text:outline-level="3">OLD FORMS OF THE IMPERATIVE</text:h>
      <text:p text:style-name="P11"/>
      <text:p text:style-name="P11"><text:tab/>In the 2<text:span text:style-name="T21">nd</text:span> person singular of the imperative, a option may be the use of the suffix -di to the stem of the verb. Don't forget in changing “eu” and “ei” for respectively “u” and “i” and observe the nasal infix.</text:p>
      <text:p text:style-name="P11"/>
      <text:p text:style-name="P11"><text:span text:style-name="T1">Kludi! –</text:span> listen! <text:span text:style-name="T8">instead</text:span> “kleu(e)!”</text:p>
      <text:p text:style-name="P11"><text:span text:style-name="T1">Ihdi! –</text:span> go! <text:span text:style-name="T8">instead</text:span> “eih(e)!”</text:p>
      <text:p text:style-name="P11"/>
      <text:p text:style-name="P11"><text:tab/>A imperative in the 3<text:span text:style-name="T21">rd</text:span> persons is possible suffixing the -u to the conjugated verb, it it doesn't change the accentuation.</text:p>
      <text:p text:style-name="P11"/>
      <text:p text:style-name="P11"><text:span text:style-name="T1">Is maurdher nehct –</text:span> the murderer perishs</text:p>
      <text:p text:style-name="P11"><text:span text:style-name="T1">Is maurdher nehctu! –</text:span> let the murderer perish!</text:p>
      <text:p text:style-name="P11"><text:span text:style-name="T1">I slougs behrnt gwaur bermens –</text:span> the servants carry heavy burdens</text:p>
      <text:p text:style-name="P11"><text:span text:style-name="T1">I slougs behrntu gwaur bermens! –</text:span> let the servants carry heavy burdens!</text:p>
      <text:p text:style-name="P11"/>
      <text:p text:style-name="P11"><text:tab/>It's possible to use the stem of the verb with the final -e and a subject in the sentence:</text:p>
      <text:p text:style-name="P11"/>
      <text:p text:style-name="P11"><text:span text:style-name="T1">Gwive is roy! –</text:span> long live the king!</text:p>
      <text:p text:style-name="P11"/>
      <text:h text:style-name="P50" text:outline-level="3">PARTICIPLE IN THE FUTURE</text:h>
      <text:p text:style-name="P11"/>
      <text:p text:style-name="P11"><text:tab/>To make the participle it's used the sintetic form of the future plus the termination -nd.</text:p>
      <text:p text:style-name="P11"/>
      <text:p text:style-name="P11"><text:span text:style-name="T1">gwehmsie + nd = </text:span><text:bookmark-start text:name="__DdeLink__37769_238255601"/><text:span text:style-name="T1">gwehmsiend</text:span><text:bookmark-end text:name="__DdeLink__37769_238255601"/><text:span text:style-name="T1"> –</text:span> <text:bookmark-start text:name="__DdeLink__37771_238255601"/><text:span text:style-name="T8">what or who</text:span><text:bookmark-end text:name="__DdeLink__37771_238255601"/> will be coming</text:p>
      <text:p text:style-name="P11"/>
      <text:p text:style-name="P11"><text:tab/>The near future is marked with the termination “tur”, for making it:</text:p>
      <text:p text:style-name="P11"><text:tab/></text:p>
      <text:list xml:id="list8271067663385525538" text:style-name="L5">
        <text:list-item>
          <text:p text:style-name="P56">Add -ur for the verbs in participle that follow the Von Wahl rules, or that ends with “v”.</text:p>
        </text:list-item>
      </text:list>
      <text:p text:style-name="P11"/>
      <text:p text:style-name="P11"><text:span text:style-name="T1">Cedd –</text:span> cessur (going to yield)</text:p>
      <text:p text:style-name="P11"><text:soft-page-break/><text:span text:style-name="T1">Emov –</text:span> emotur (going to emote)</text:p>
      <text:p text:style-name="P11"/>
      <text:list xml:id="list7779644564609954465" text:style-name="L6">
        <text:list-item>
          <text:p text:style-name="P57">Add -ur for the 3<text:span text:style-name="T21">rd</text:span> person singular in the present.</text:p>
        </text:list-item>
      </text:list>
      <text:p text:style-name="P11"/>
      <text:p text:style-name="P11"><text:span text:style-name="T1">Baht –</text:span> bahtur (going to speak)</text:p>
      <text:p text:style-name="P11"/>
      <text:p text:style-name="P11"><text:tab/>The active future of the verb “ses” is “butur”.</text:p>
      <text:p text:style-name="P11"/>
      <text:h text:style-name="P50" text:outline-level="3">THE OLD FORMATIONS OF THE INFINITIVE</text:h>
      <text:p text:style-name="P11"/>
      <text:p text:style-name="P11"><text:tab/>Formations of the old infinitive are possible in two ways: following the same base of the active future seen before (the use of the passive participle in “t” or of the 3<text:span text:style-name="T21">rd</text:span> person singular of present), if it doesn't modify the accentuation.</text:p>
      <text:p text:style-name="P11"/>
      <text:p text:style-name="P11"><text:tab/>The first formation ends with -(t) and express the idea of proposal.</text:p>
      <text:p text:style-name="P11"/>
      <text:p text:style-name="P11"><text:span text:style-name="T1">Abgwahsit pinctum in id widu –</text:span> he goes off to paint in the timberland</text:p>
      <text:p text:style-name="P11"><text:span text:style-name="T1">Gwehmo essum con vos –</text:span> I come to eat with you</text:p>
      <text:p text:style-name="P11"/>
      <text:p text:style-name="P11"><text:tab/>Substantived verbs.</text:p>
      <text:p text:style-name="P11"/>
      <text:p text:style-name="P11"><text:span text:style-name="T1">Deictum exact reuls sienims almens –</text:span> showing exact rules to one’s pupils</text:p>
      <text:p text:style-name="P20"><text:span text:style-name="T1">sienims =</text:span> “sien” + dative plural “ims” </text:p>
      <text:p text:style-name="P11"/>
      <text:p text:style-name="P11"><text:tab/>The other endings ends with -tu and may be translated as “to be …-ed”. It appears often after qualitative adjectives.</text:p>
      <text:p text:style-name="P11"/>
      <text:p text:style-name="P11"><text:span text:style-name="T1">Un garden amat spehctu –</text:span> A garden <text:span text:style-name="T8">(that is)</text:span> pleasant to be looked at</text:p>
      <text:p text:style-name="P11"/>
      <text:p text:style-name="P11"><text:tab/>Sometimes it appears as a ajective of obligation.</text:p>
      <text:p text:style-name="P11"/>
      <text:p text:style-name="P11"><text:span text:style-name="T1">Ia kwehrtu opsa</text:span> – the tasks to be done</text:p>
      <text:p text:style-name="P11"/>
      <text:h text:style-name="P50" text:outline-level="3">THE DURATIVE</text:h>
      <text:p text:style-name="P11"/>
      <text:p text:style-name="P11"><text:tab/>The durative suffix -neu corresponds to actions that started in the past and continues until the present, it includes situations where normally it would be used words like “since” or “for”.</text:p>
      <text:p text:style-name="P11"/>
      <text:p text:style-name="P11"><text:span text:style-name="T1">Stahneum her pon trigim minutes –</text:span> I’ve been standing here for thirty minutes</text:p>
      <text:p text:style-name="P11"/>
      <text:p text:style-name="P11"><text:tab/>The past tense is made with ee-.</text:p>
      <text:p text:style-name="P11"/>
      <text:p text:style-name="P11"><text:span text:style-name="T1">Eeghangneut apter iom pon Orleans –</text:span> he had been walking behind him since Orleans</text:p>
      <text:p text:style-name="P11"/>
      <text:h text:style-name="P50" text:outline-level="3"><text:soft-page-break/>THE EVENTIVE</text:h>
      <text:p text:style-name="P11"/>
      <text:p text:style-name="P11"><text:tab/>It means “not to stop doing”, it consists in repeat the fist consonant (or sC, Cw, Cy or Cv) before the stem with the addiction of i- or ei-. The <text:s/>imperfect tense is made with ee-.</text:p>
      <text:p text:style-name="P11"/>
      <text:p text:style-name="P11"><text:span text:style-name="T1">Dehm </text:span><text:span text:style-name="T9">(to train)</text:span><text:span text:style-name="T1"> –</text:span> didehm <text:span text:style-name="T8">(to train </text:span><text:span text:style-name="T13">without stoping</text:span><text:span text:style-name="T8">)</text:span></text:p>
      <text:p text:style-name="P11"/>
      <text:h text:style-name="P50" text:outline-level="3">THE INTENSIVE</text:h>
      <text:p text:style-name="P11"/>
      <text:p text:style-name="P11"><text:tab/>It means “to do little by little”. It consists in the duplication od the stem (with the deletion of clusives in the middle). Rarely used. The imperfect tense is made with ee-.</text:p>
      <text:p text:style-name="P11"/>
      <text:p text:style-name="P11"><text:span text:style-name="T1">Wehrt →</text:span> wehrwehrt</text:p>
      <text:p text:style-name="P11"/>
      <text:h text:style-name="P50" text:outline-level="3">THE ITERATIVE</text:h>
      <text:p text:style-name="P11"/>
      <text:p text:style-name="P11"><text:tab/>It means “to start to keep on doing”. There is apofonies to be observed:</text:p>
      <text:p text:style-name="P11"><text:span text:style-name="T1">eh:</text:span> oh</text:p>
      <text:p text:style-name="P11"><text:span text:style-name="T1">ei:</text:span> oi</text:p>
      <text:p text:style-name="P11"><text:span text:style-name="T1">eu:</text:span> ou</text:p>
      <text:p text:style-name="P11"><text:tab/>You use the suffix -ye. The imperfect tense is made with ee-.</text:p>
      <text:p text:style-name="P11"/>
      <text:p text:style-name="P11"><text:bookmark-start text:name="__DdeLink__37813_238255601"/><text:span text:style-name="T1">Kwehr- sien itner</text:span><text:bookmark-end text:name="__DdeLink__37813_238255601"/><text:span text:style-name="T1"> –</text:span> to do it in his/her/its way</text:p>
      <text:p text:style-name="P11"><text:span text:style-name="T1">Kwohrye- sien itner –</text:span> <text:span text:style-name="T8">it indicates that the action was stop</text:span><text:span text:style-name="T8">p</text:span><text:span text:style-name="T8">ed for a time (for example: for the agent to rest) and it continues this action later. It not would be like in “rekwehr- sien itner”, which indicates that </text:span><text:span text:style-name="T10">all</text:span><text:span text:style-name="T8"> the action is being remade.</text:span></text:p>
      <text:p text:style-name="P11"/>
      <text:h text:style-name="P50" text:outline-level="3">THE PERFECT</text:h>
      <text:p text:style-name="P11"/>
      <text:p text:style-name="P11"><text:tab/>It represents an action made in the past whose effects or consequences still have an influence in the present. It's made preffixing the first letter of the stem followed by the “e” and then the verb conjugated in the past.</text:p>
      <text:p text:style-name="P11"/>
      <text:p text:style-name="P11"><text:bookmark-start text:name="__DdeLink__37823_238255601"/><text:span text:style-name="T1">Lelikwst </text:span><text:bookmark-end text:name="__DdeLink__37823_238255601"/><text:span text:style-name="T1">id vetus wastu –</text:span> thou hast left the olde city <text:bookmark-start text:name="__DdeLink__37825_238255601"/><text:span text:style-name="T8">(“lelikwst” comes from the verb “linekw”)</text:span><text:bookmark-end text:name="__DdeLink__37825_238255601"/></text:p>
      <text:p text:style-name="P11"/>
      <text:h text:style-name="P48" text:outline-level="1">MORE ABOUT THE USE OF THE DECLINATIONS</text:h>
      <text:p text:style-name="P11"/>
      <text:p text:style-name="P11"><text:tab/>As you already know the verbs, I feel more comfortable to teach you more about the declinations.</text:p>
      <text:p text:style-name="P11"/>
      <text:h text:style-name="P3" text:outline-level="2">ACCUSATIVE</text:h>
      <text:p text:style-name="P11"/>
      <text:p text:style-name="P11"><text:tab/>It’s very easy, some examples:</text:p>
      <text:p text:style-name="P11"/>
      <text:p text:style-name="P11"><text:span text:style-name="T1">I have all the husbands</text:span><text:span text:style-name="T1"> –</text:span> ho vasyens mann(en)s</text:p>
      <text:p text:style-name="P11"><text:soft-page-break/><text:span text:style-name="T1">I am sorry, but I’ve began to love another woman</text:span><text:span text:style-name="T1"> –</text:span> maaf, bet ho biliubht alyu gwen</text:p>
      <text:p text:style-name="P20"><text:span text:style-name="T1">biliubht =</text:span> bi (verbal affix that means “to begin to”) + liubht (participle in the past)</text:p>
      <text:p text:style-name="P11"/>
      <text:h text:style-name="P3" text:outline-level="2">DATIVE</text:h>
      <text:p text:style-name="P11"/>
      <text:p text:style-name="P11"><text:span text:style-name="T1">Manoel </text:span><text:span text:style-name="T1">gives honey to the bears</text:span><text:span text:style-name="T1"> –</text:span> Manoel daht mielt im urxims<text:line-break/><text:span text:style-name="T1">I’ve bought a present to my wife</text:span><text:span text:style-name="T1"> –</text:span> ho kaupen un hadia mien esori<text:line-break/><text:span text:style-name="T1">I make furnitures for the houses</text:span><text:span text:style-name="T1"> –</text:span> kwehro meublar ibs domims</text:p>
      <text:p text:style-name="P11"/>
      <text:h text:style-name="P48" text:outline-level="1">ADVERBS</text:h>
      <text:p text:style-name="P11"/>
      <text:p text:style-name="P11"><text:tab/>Adverbs are words that qualifies a verb, like in “traveled quietly” and “ate a lot”, where the verbs “traveled” and “ate” are qualified by the adverbs “quietly” and “a lot”. For making a adverb you have to add the suffix -ye (with hyphen!!!). Look some examples:</text:p>
      <text:p text:style-name="P11"/>
      <text:p text:style-name="P11"><text:span text:style-name="T1">End –</text:span> end, final</text:p>
      <text:p text:style-name="P11"><text:span text:style-name="T1">End-ye –</text:span> finally</text:p>
      <text:p text:style-name="P11"><text:span text:style-name="T1">Enpace –</text:span> peaceful</text:p>
      <text:p text:style-name="P11"><text:span text:style-name="T1">Enpace-ye –</text:span> peacefully</text:p>
      <text:p text:style-name="P11"/>
      <text:p text:style-name="P11"><text:tab/>It’s can be said that the -ye is like the -ly of english. But, in the same way as english, not all adverbs ends with the same ending, because some words are adverbs by itselves, look some examples:</text:p>
      <text:p text:style-name="P11"/>
      <text:p text:style-name="P11"><text:span text:style-name="T1">Tik –</text:span> only</text:p>
      <text:p text:style-name="P11"><text:span text:style-name="T1">Ops –</text:span> often</text:p>
      <text:p text:style-name="P11"><text:span text:style-name="T1">Just –</text:span> just</text:p>
      <text:p text:style-name="P11"><text:tab/><text:span text:style-name="T9">Ho just nicen un wir –</text:span><text:span text:style-name="T8"> </text:span><text:span text:style-name="T8">I’ve just killed a man</text:span></text:p>
      <text:p text:style-name="P20"><text:tab/><text:span text:style-name="T1">Just barwakt –</text:span> just in time</text:p>
      <text:p text:style-name="P11"><text:span text:style-name="T1">It(han) {it / i§An} –</text:span> so, this way</text:p>
      <text:p text:style-name="P11"><text:span text:style-name="T1">Bfuyi {bfUyi} –</text:span> forever</text:p>
      <text:p text:style-name="P11"><text:span text:style-name="T1">Sigwra {sIgura} –</text:span> definitely, surely</text:p>
      <text:p text:style-name="P11"><text:span text:style-name="T1">Oku {Oku} –</text:span> quickly</text:p>
      <text:p text:style-name="P11"><text:span text:style-name="T1">Ja</text:span> <text:span text:style-name="T1">{ja} –</text:span> already</text:p>
      <text:p text:style-name="P11"><text:span text:style-name="T1">Semper {sEmpër} –</text:span> always</text:p>
      <text:p text:style-name="P11"><text:span text:style-name="T1">Tun {tun} –</text:span> then</text:p>
      <text:p text:style-name="P11"><text:span text:style-name="T1">(Ya)schi {(yA)ci} –</text:span> too</text:p>
      <text:p text:style-name="P11"/>
      <text:p text:style-name="P11"><text:tab/>Adverbs also can be made by adding the preffix a- to substantives.</text:p>
      <text:p text:style-name="P11"/>
      <text:p text:style-name="P11"><text:span text:style-name="T1">Part –</text:span> part</text:p>
      <text:p text:style-name="P11"><text:span text:style-name="T1">Top</text:span><text:span text:style-name="T1">(p)</text:span><text:span text:style-name="T1"> –</text:span> top</text:p>
      <text:p text:style-name="P11"><text:span text:style-name="T1">Apart –</text:span> apart</text:p>
      <text:p text:style-name="P11"><text:span text:style-name="T1">Atop –</text:span> atop</text:p>
      <text:p text:style-name="P11"/>
      <text:p text:style-name="P11"><text:tab/>Adverbs of quality like “baygh” and “pior” may behave like adjectives <text:soft-page-break/>when they refer to a substantive, they may have (it’s not compulsory) a declesional final, but as an adverb (with the possible adjunction of the -ye) when they refer to an attributive adjective.</text:p>
      <text:p text:style-name="P11"/>
      <text:p text:style-name="P11"><text:span text:style-name="T1">Piora kowpic chifans sont vierdnic pro sieune –</text:span> too many copious meals are harmful for health</text:p>
      <text:p text:style-name="P11"><text:span text:style-name="T1">Pior-ye kowpic chifans sont vierdnic pro sieune –</text:span> too much copious meals are harmful for health</text:p>
      <text:p text:style-name="P11"/>
      <text:h text:style-name="P48" text:outline-level="1">GERUND</text:h>
      <text:p text:style-name="P11"/>
      <text:p text:style-name="P11"><text:tab/>In order to make the gerund it’s used the active participle plus the suffix -ye (with hyphen!). It’s very simple, but english speakers must pay a bit of attention here, because you already saw that the sentence “I am eating” is translated as “som eddend”, but no “som eddend-ye”! With the verb “ses”, you only use the active participle in the present, in all the other cases you use the gerund. Look some examples:</text:p>
      <text:p text:style-name="P11"/>
      <text:p text:style-name="P11"><text:span text:style-name="T1">He ate the cake looking at me</text:span><text:span text:style-name="T1"> –</text:span> Is essit id torte spehcend-ye me</text:p>
      <text:p text:style-name="P11"><text:span text:style-name="T1">They</text:span><text:span text:style-name="T1"> </text:span><text:span text:style-name="T9">(women)</text:span><text:span text:style-name="T1"> died working</text:span><text:span text:style-name="T1"> –</text:span> Ias mohrseer orbatend-ye</text:p>
      <text:p text:style-name="P11"/>
      <text:p text:style-name="P11"><text:tab/>If I’ve wrote “Is essit id torte spehcend me” <text:span text:style-name="T8">(without the -ye in the gerund)</text:span> it would mean that is the cake that is looking me, I hope that with this example you’ve learned how to difference better the gerund of the active participle in the present.</text:p>
      <text:p text:style-name="P11"/>
      <text:p text:style-name="P11"><text:tab/>If it facilitates the understanding: the two examples above may be translated like “he ate the cake <text:span text:style-name="T2">while</text:span> he looked at me” and “they died <text:span text:style-name="T2">while</text:span> they are working”.</text:p>
      <text:p text:style-name="P11"/>
      <text:h text:style-name="P48" text:outline-level="1">REFLEXIVE PRONOUNS AND THE POSSESSIVE PRONOUN “SIEN”</text:h>
      <text:p text:style-name="P11"/>
      <text:p text:style-name="P11"><text:tab/>The pronouns are: “se” (accusative), “sib” (dative) and “sien” (possessive pronoun).</text:p>
      <text:p text:style-name="P11"/>
      <text:p text:style-name="P11"><text:span text:style-name="T1">Se vidmos in id specule –</text:span> we see ourselves in the mirror</text:p>
      <text:p text:style-name="P11"><text:span text:style-name="T1">“…”, sib sieyg is lytil prince –</text:span> “…”, said the little prince to himself</text:p>
      <text:p text:style-name="P11"/>
      <text:p text:style-name="P11"><text:tab/>The pronoun “sien” refers to the subject of the sentence, but never appears together the nominal group of the subject.</text:p>
      <text:p text:style-name="P11"/>
      <text:p text:style-name="P11"><text:span text:style-name="T1">Un pater alt sien purts –</text:span> a father raises his children</text:p>
      <text:p text:style-name="P11"><text:span text:style-name="T1">Julio ed eyso prient siefreer do Brasilu –</text:span> Julio and his friend traveled to Brazil</text:p>
      <text:p text:style-name="P20">Notice that it couldn’t be “Julio ed sien prient”, remember of what was said before.</text:p>
      <text:p text:style-name="P11"/>
      <text:p text:style-name="P11"><text:soft-page-break/><text:tab/>The “self” is translated as -swo, look:</text:p>
      <text:p text:style-name="P11"/>
      <text:p text:style-name="P11"><text:span text:style-name="T1">Gnohdi teswo –</text:span> Know thyself</text:p>
      <text:p text:style-name="P11"/>
      <text:p text:style-name="P11"><text:tab/>Ah, it’s opportune to say that “each other” is translated to “mutu” in sambahsa.</text:p>
      <text:p text:style-name="P11"/>
      <text:p text:style-name="P11"><text:span text:style-name="T1">Martin ed eyso prient tolke con mutu in Sambahsa –</text:span> Martin and his friend talk to each other in sambahsa</text:p>
      <text:p text:style-name="P11"/>
      <text:h text:style-name="P48" text:outline-level="1"><text:span text:style-name="T18">RELATIVE </text:span><text:span text:style-name="T18">PRONO</text:span><text:span text:style-name="T18">UN AND INTEGRANT CONJUNCTION</text:span></text:h>
      <text:p text:style-name="P11"/>
      <text:p text:style-name="P11"><text:tab/>Look the sentences below, look at the use of the word “que”:</text:p>
      <text:p text:style-name="P11"/>
      <text:p text:style-name="P11">(1) This is the horse <text:span text:style-name="T2">that</text:span> I bought</text:p>
      <text:p text:style-name="P11">(2) I had a daughter <text:span text:style-name="T2">that</text:span> wanted to be singer</text:p>
      <text:p text:style-name="P11">(3) I’ve said <text:span text:style-name="T2">that</text:span> I don’t like coffee</text:p>
      <text:p text:style-name="P11">(4) He is so lazy <text:span text:style-name="T2">that</text:span> his parents put wheels in his bed</text:p>
      <text:p text:style-name="P11"/>
      <text:p text:style-name="P11"><text:tab/>Although thy are the same word, they have different functions.</text:p>
      <text:p text:style-name="P11"/>
      <text:p text:style-name="P11"><text:tab/>The “that”s of the sentences (1) and (2) are relative pronouns, because they are related to some substantive used before, in the case of the sentence (1) is “horse” and in the sentence (2) is “daughter”.</text:p>
      <text:p text:style-name="P11"/>
      <text:p text:style-name="P11"><text:tab/>The “that”s of the sentences (3) and (4) are integrant conjunctions, because they start a new sentence.</text:p>
      <text:p text:style-name="P11"/>
      <text:p text:style-name="P11"><text:tab/>Perhaps you already know the relative pronouns, because they are in that list of cases of declination, only pay attention about what case to use, because the “that” of the sentence (1) is a direct object (of the verb “bought”) while the “that” of the sentence (2) is a subject.</text:p>
      <text:p text:style-name="P11"/>
      <text:p text:style-name="P11"><text:span text:style-name="T1">This is the horse </text:span><text:span text:style-name="T3">that</text:span><text:span text:style-name="T1"> I bought</text:span><text:span text:style-name="T1"> – </text:span>Tel est el cavall <text:span text:style-name="T2">quel</text:span> kieupim</text:p>
      <text:p text:style-name="P11"><text:span text:style-name="T1">I had a daughter </text:span><text:span text:style-name="T3">that</text:span><text:span text:style-name="T1"> wanted to be singer</text:span><text:span text:style-name="T1"> –</text:span> hiebim un dugter <text:span text:style-name="T2">qua</text:span> iskwit ses sehngver</text:p>
      <text:p text:style-name="P11"/>
      <text:p text:style-name="P11"><text:tab/>The integrant conjuction is often translated as “od”.</text:p>
      <text:p text:style-name="P11"/>
      <text:p text:style-name="P11"><text:span text:style-name="T1">I’ve said </text:span><text:span text:style-name="T3">that</text:span><text:span text:style-name="T1"> I don’t like coffee</text:span><text:span text:style-name="T1"> –</text:span> Ho saygen <text:span text:style-name="T2">od</text:span> ne kamo cofie</text:p>
      <text:p text:style-name="P11"><text:span text:style-name="T1">He </text:span><text:span text:style-name="T1">thought </text:span><text:span text:style-name="T3">that</text:span><text:span text:style-name="T1"> I am from Africa </text:span><text:span text:style-name="T1">–</text:span> is mohnit <text:span text:style-name="T2">od</text:span> som ex Africa</text:p>
      <text:p text:style-name="P11"/>
      <text:p text:style-name="P11"><text:tab/>As sometimes only a conjunction is not clear enough to indicate whether what was said is a desire or a claim, there is also the integrant conjunction “ke” (or “kem”), which express a desire and may be used in the place of “od”.</text:p>
      <text:p text:style-name="P11"/>
      <text:p text:style-name="P17"><text:span text:style-name="T1">I desire that he learns sambahsa</text:span><text:span text:style-name="T1"> –</text:span> vanscho kem is euct Sambahsa</text:p>
      <text:p text:style-name="P11"><text:span text:style-name="T1">That our team win the enemy team and win the european soccer </text:span><text:soft-page-break/><text:span text:style-name="T1">champion</text:span><text:span text:style-name="T1"> –</text:span><text:span text:style-name="T5"> Ke nies swoin vinct id peindswoin ed biht Europes football champion</text:span></text:p>
      <text:p text:style-name="P11"><text:span text:style-name="T1">Let’s fake that the glass have become so soft as gauze </text:span><text:span text:style-name="T1">to </text:span><text:span text:style-name="T1">we can </text:span><text:span text:style-name="T1">go the on the other side</text:span><text:span text:style-name="T1"> </text:span><text:span text:style-name="T1">–</text:span><text:span text:style-name="T5"> s</text:span><text:span text:style-name="T5">mad simule kem id glas hat biht tem moll quem kaz kay ghehdiemos lites ocolo</text:span></text:p>
      <text:p text:style-name="P11"><text:span text:style-name="T1">I ask you to leave </text:span><text:span text:style-name="T1">–</text:span> te prehgo ke linkws</text:p>
      <text:p text:style-name="P11"/>
      <text:h text:style-name="P3" text:outline-level="2">THE RELATIVE PRONOUNS “YO(S)”, “YA” AND “YOD”</text:h>
      <text:p text:style-name="P11"/>
      <text:p text:style-name="P11"><text:tab/>I thought a lot if I really should bring this subject here, because, as you’ll see, pratically you’ll not use them, but as this is a <text:span text:style-name="T2">complete</text:span> grammar, I felt in the obligation of explaining them.</text:p>
      <text:p text:style-name="P11"/>
      <text:p text:style-name="P11"><text:tab/>Basically the relation is:</text:p>
      <text:p text:style-name="P11"/>
      <text:p text:style-name="P11"><text:span text:style-name="T1">Qui –</text:span> yo(s)</text:p>
      <text:p text:style-name="P11"><text:span text:style-name="T1">Qua – </text:span>ya</text:p>
      <text:p text:style-name="P11"><text:span text:style-name="T1">Quod –</text:span> yod</text:p>
      <text:p text:style-name="P11"/>
      <text:p text:style-name="P11"><text:tab/>The relative pronouns yo(s)/ya/yod are to make independent sentences, how? Look the example below:</text:p>
      <text:p text:style-name="P11"/>
      <text:p text:style-name="P11"><text:span text:style-name="T1">Latif, yo gwivt in Afghanistan, baht Sambahsa –</text:span> Latif, who lives in Afghanistan, speaks sambahsa</text:p>
      <text:p text:style-name="P11"/>
      <text:p text:style-name="P11"><text:tab/>Notice that even we remove the “yo gwivt in Afghanistan” (“who lives in Afghanistan”), the sentence wouldn’t lose its meaning, once “Latif baht Sambahsa” still pass the same message? We can understand the relative pronouns yo(s)/ya/yod insert an information merely additional that – gramatically speaking – can be omitted.</text:p>
      <text:p text:style-name="P11"/>
      <text:p text:style-name="P11"><text:tab/>Now let’s see an example that the relative pronouns yo(s)/ya/yod wouldn’t be useful.</text:p>
      <text:p text:style-name="P11"/>
      <text:p text:style-name="P11"><text:span text:style-name="T1">Id bahsa, quod Latif baht, est Sambahsa –</text:span> the language, which Latif speaks, is sambahsa</text:p>
      <text:p text:style-name="P11"/>
      <text:p text:style-name="P11"><text:tab/>If we remove the “quod Latif baht” (“which Latif speaks”), the sentence would lose its original meaning.</text:p>
      <text:p text:style-name="P11"/>
      <text:p text:style-name="P11"><text:tab/>You would question me: “but I could use there relative pronouns a lot that you say be rarely used, because I make a lot of sentences where they fit”.</text:p>
      <text:p text:style-name="P11"/>
      <text:p text:style-name="P11"><text:tab/>But the detail is that you could use the pronouns qui/qua/quod in the place of yo(s)/ya/yod, would be perfectly valid a sentence like: “<text:span text:style-name="T5">Latif, qui gwivt in Afghanistan, baht Sambahsa”</text:span></text:p>
      <text:p text:style-name="P17"/>
      <text:p text:style-name="P17"><text:tab/>The only reason to use the relative pronouns yo(s)/ya/yod would be for literary proposals.</text:p>
      <text:p text:style-name="P11"><text:soft-page-break/></text:p>
      <text:h text:style-name="P48" text:outline-level="1">QUESTIONS</text:h>
      <text:p text:style-name="P11"/>
      <text:p text:style-name="P11"><text:tab/>There are diverse ways for making a question, the first one is adding the word “kwe” {kwe} at the beginning of the sentence.</text:p>
      <text:p text:style-name="P11"/>
      <text:p text:style-name="P11"><text:span text:style-name="T1">Kwe ghehdo ghende tod? –</text:span> can I hold it?</text:p>
      <text:p text:style-name="P11"><text:span text:style-name="T1">Kwe siem ghehdo ghende tod? –</text:span> could I hold it?</text:p>
      <text:p text:style-name="P11"><text:span text:style-name="T1">Kwe ter sont leuds her? –</text:span> are there people here?</text:p>
      <text:p text:style-name="P11"><text:span text:style-name="T1">Kwe sont leuds her? –</text:span> are there people here?</text:p>
      <text:p text:style-name="P11"/>
      <text:p text:style-name="P11"><text:tab/>The “kwe” also may be used at the end of question together the “no” with the role of “isn’t”, “aren’t”, “wasn’t”, etc.</text:p>
      <text:p text:style-name="P11"/>
      <text:p text:style-name="P11"><text:span text:style-name="T1">Safersiemos do ia Uniet Stats, kwe no? –</text:span> we will travel to United States, wont?</text:p>
      <text:p text:style-name="P11"/>
      <text:p text:style-name="P11"><text:tab/>You also can make a question inverting the position of the main verb.</text:p>
      <text:p text:style-name="P11"/>
      <text:p text:style-name="P11"><text:span text:style-name="T1">Ghehdo io ghende tod? –</text:span> can I hold it?</text:p>
      <text:p text:style-name="P11"><text:span text:style-name="T1">Siem io ghehde ghende tod? –</text:span> can I hold it?</text:p>
      <text:p text:style-name="P35">Notice that is necessary the use of the pronoun.</text:p>
      <text:p text:style-name="P11"><text:span text:style-name="T1">Sont ter leuds her? –</text:span> are there people here?</text:p>
      <text:p text:style-name="P32">Notice that is necessary the use of the “ter”.</text:p>
      <text:p text:style-name="P11"/>
      <text:p text:style-name="P11"><text:tab/>Questions with “what”, “who”, “when” and other similar pronouns, you can make a question in the same way you do in english.</text:p>
      <text:p text:style-name="P11"/>
      <text:p text:style-name="P11"><text:span text:style-name="T1">Quis ste yu? –</text:span> who are you? <text:span text:style-name="T8">(</text:span><text:span text:style-name="T8">question made for a male person</text:span><text:span text:style-name="T8">)</text:span></text:p>
      <text:p text:style-name="P11"><text:span text:style-name="T1">Quando safersies –</text:span> when you travel?</text:p>
      <text:p text:style-name="P11"/>
      <text:h text:style-name="P48" text:outline-level="1">NEGATION</text:h>
      <text:p text:style-name="P11"/>
      <text:p text:style-name="P11"><text:tab/>To answer a question in a negative form, you can simply say “no”.</text:p>
      <text:p text:style-name="P11"/>
      <text:p text:style-name="P11"><text:tab/>To create a negative verb, it’s enough to put the “ne” before the verb.</text:p>
      <text:p text:style-name="P11"><text:span text:style-name="T1">Ne eddo leckereits –</text:span> I don’t eat candies</text:p>
      <text:p text:style-name="P11"/>
      <text:p text:style-name="P11"><text:tab/>The “mae” {may} is a prohibitive.</text:p>
      <text:p text:style-name="P11"><text:span text:style-name="T1">Mae eddo leckereits –</text:span> I shouldn’t eat sweeties</text:p>
      <text:p text:style-name="P11"><text:span text:style-name="T1">Mae eddas leckereits –</text:span> “don’t eat sweeties” or “thou shalt not eat sweeties” <text:span text:style-name="T8">(</text:span><text:span text:style-name="T8">don’t you understand the reason of the ending -as in the verb “edd”? Remember the reason in the chapter about the subjunctive verb</text:span><text:span text:style-name="T8">)</text:span></text:p>
      <text:p text:style-name="P11"><text:tab/>To facilitate, just remember those biblical commandments:</text:p>
      <text:p text:style-name="P11"><text:span text:style-name="T1">Mae neicas –</text:span> You shall not murder</text:p>
      <text:p text:style-name="P11"/>
      <text:p text:style-name="P11"><text:tab/>We may not forget the verb “I am not able to” that is “khako” {qAko}.</text:p>
      <text:p text:style-name="P11"><text:span text:style-name="T1">Khako kaupe un wogh –</text:span><text:span text:style-name="T5"> </text:span><text:span text:style-name="T5">I can’t buy a car</text:span></text:p>
      <text:p text:style-name="P32">“Khak” is the antonymous of “ghehd”.</text:p>
      <text:p text:style-name="P11"><text:soft-page-break/></text:p>
      <text:h text:style-name="P3" text:outline-level="2">ABOUT THE USE OF THE “SI”</text:h>
      <text:p text:style-name="P11"/>
      <text:p text:style-name="P11"><text:tab/>In order to have not doubts regarding the use of the “si”, which means “yes” and is used to answer negative questions. Observe the following situation:</text:p>
      <text:p text:style-name="P11"/>
      <text:p text:style-name="P11"><text:span text:style-name="T1">Ne has tu purts? –</text:span> don’t you have children?</text:p>
      <text:p text:style-name="P12">Si</text:p>
      <text:p text:style-name="P11"/>
      <text:p text:style-name="P11"><text:tab/>The “si” doesn’t confirm the thought of who asks, in other words.</text:p>
      <text:p text:style-name="P11"/>
      <text:p text:style-name="P11"><text:span text:style-name="T1">Ne has tu purts? –</text:span> don’t you have children?</text:p>
      <text:p text:style-name="P11"><text:span text:style-name="T1">Si, ho purts –</text:span> yes, I have children</text:p>
      <text:p text:style-name="P11"/>
      <text:h text:style-name="P48" text:outline-level="1">AVOIDING REPETITIONS</text:h>
      <text:p text:style-name="P11"/>
      <text:p text:style-name="P11"><text:tab/>In a conversation, may occur we need to use a noun already used just before, to avoid the repetition of words sambahsa offers basically the same resources as english. Look the examples:</text:p>
      <text:p text:style-name="P11"/>
      <text:p text:style-name="P12">If you like tea, I can give you <text:span text:style-name="T2">some</text:span></text:p>
      <text:p text:style-name="P11">Sei tu kams chay, vahm tib schehnke <text:span text:style-name="T2">sem</text:span></text:p>
      <text:p text:style-name="P11"/>
      <text:p text:style-name="P12">I bring the tea and its cups.</text:p>
      <text:p text:style-name="P12">Please, give me <text:span text:style-name="T2">one</text:span>!</text:p>
      <text:p text:style-name="P17">Bringho id chay ed ia tasses. </text:p>
      <text:p text:style-name="P17">Plais, schehnk mi <text:span text:style-name="T2">uno</text:span>!</text:p>
      <text:p text:style-name="P11"/>
      <text:p text:style-name="P12">A course of faculty is composed by diverse subjects, and <text:span text:style-name="T2">each one</text:span> has a certain quantity of hours</text:p>
      <text:p text:style-name="P11"><text:span text:style-name="T1">U</text:span><text:span text:style-name="T5">n facultat curs est composen ab/med multa matiers, ed </text:span><text:span text:style-name="T4">ielg</text:span><text:span text:style-name="T5"> hat un certain quantitat om hors</text:span></text:p>
      <text:p text:style-name="P11"/>
      <text:p text:style-name="P12">Take your book and pass <text:span text:style-name="T2">mine</text:span></text:p>
      <text:p text:style-name="P11">Ghendte vies buk ed anancte mi <text:span text:style-name="T2">mieno</text:span></text:p>
      <text:p text:style-name="P20">You could say just “mien” or “id mien”, but “mieno” makes the message more clear</text:p>
      <text:p text:style-name="P11"/>
      <text:p text:style-name="P12">Which T-shirt are you going to use?</text:p>
      <text:p text:style-name="P12">I am going to use <text:span text:style-name="T2">my newer one</text:span></text:p>
      <text:p text:style-name="P11">Qualg camiss vahte yu vehse? </text:p>
      <text:p text:style-name="P11">Vahm vehse <text:span text:style-name="T2">mien nov(er)</text:span></text:p>
      <text:p text:style-name="P11"/>
      <text:p text:style-name="P12">My little fish is like of the neighbor<text:span text:style-name="T2">’s one</text:span> before die</text:p>
      <text:p text:style-name="P11">Mien lytil pisk est lik <text:span text:style-name="T2">tal</text:span> ios nieber pre mehre</text:p>
      <text:p text:style-name="P20">Here the complete sentence: Mien lytil pisk est lik tal al pisk ios nieber pre mehre</text:p>
      <text:p text:style-name="P11"/>
      <text:h text:style-name="P48" text:outline-level="1"><text:soft-page-break/>PARTICIPLES</text:h>
      <text:p text:style-name="P11"/>
      <text:p text:style-name="P11"><text:tab/>Participles are the nominal form of the verb.</text:p>
      <text:p text:style-name="P11"/>
      <text:h text:style-name="P3" text:outline-level="2">ACTIVE PRESENT</text:h>
      <text:p text:style-name="P11"/>
      <text:p text:style-name="P11"><text:tab/>For forming the active participle of the present, it’s enough to add the suffix -(e)nd <text:span text:style-name="T8">(-(e)nt is possible too, but rarely used because it can make confusion with the third person of the plural)</text:span>.</text:p>
      <text:p text:style-name="P11"/>
      <text:p text:style-name="P11"><text:tab/>Using the verb “to be” plus the participle plus the active participle of the present for making sentences like:</text:p>
      <text:p text:style-name="P11"><text:span text:style-name="T1">Id sol eet bleigend –</text:span> the sun was shining</text:p>
      <text:p text:style-name="P11"><text:span text:style-name="T1">Id bleigend sol –</text:span> the shining sun</text:p>
      <text:p text:style-name="P11"/>
      <text:p text:style-name="P11"><text:span text:style-name="T1">E</text:span><text:span text:style-name="T1">s –</text:span> esend</text:p>
      <text:p text:style-name="P11"><text:span text:style-name="T1">Hab –</text:span> Habend</text:p>
      <text:p text:style-name="P11"><text:span text:style-name="T1">Woid –</text:span> woidend</text:p>
      <text:p text:style-name="P6"/>
      <text:p text:style-name="P6"><text:tab/>In theory the participles can be used as substantives, but actually it never occurs, what happens is the use of endings like -(e)nt and -(a)nt, like in “president”, “studyent” and “immigrant”.</text:p>
      <text:p text:style-name="P6"/>
      <text:h text:style-name="P3" text:outline-level="2">ACTIVE PAST</text:h>
      <text:p text:style-name="P11"/>
      <text:p text:style-name="P11"><text:tab/>For forming the active participle of the past, it’s enough to add the suffix -us or -vs <text:span text:style-name="T8">(it’ll </text:span><text:span text:style-name="T8">depend of what gives the better pronunciation to the word)</text:span>.</text:p>
      <text:p text:style-name="P11"><text:span text:style-name="T1">Dank spollay ob gwehmus hetro –</text:span> thank you very much for coming here</text:p>
      <text:p text:style-name="P11"><text:span text:style-name="T1">Ia minst antslehnkus lands –</text:span> the less developed countries</text:p>
      <text:p text:style-name="P11"/>
      <text:p text:style-name="P11"><text:span text:style-name="T1">E</text:span><text:span text:style-name="T1">s –</text:span> esus</text:p>
      <text:p text:style-name="P11"><text:span text:style-name="T1">Hab –</text:span> Habus</text:p>
      <text:p text:style-name="P11"><text:span text:style-name="T1">Woid –</text:span> woidus</text:p>
      <text:p text:style-name="P11"/>
      <text:h text:style-name="P3" text:outline-level="2">PASSIVE PRESENT</text:h>
      <text:p text:style-name="P11"/>
      <text:p text:style-name="P11"><text:tab/>Of the passive participles, sambahsa uses only the past, but it’s possible to use the passive present in composed words. The suffix is -men with the stem of the verb in the present.</text:p>
      <text:p text:style-name="P11"/>
      <text:p text:style-name="P11"><text:span text:style-name="T1">Al –</text:span> raise <text:span text:style-name="T8">(</text:span><text:span text:style-name="T8">in the sense of raise a child</text:span><text:span text:style-name="T8">)</text:span></text:p>
      <text:p text:style-name="P11"><text:span text:style-name="T1">Almen –</text:span> pupil</text:p>
      <text:p text:style-name="P11"/>
      <text:h text:style-name="P3" text:outline-level="2">PASSIVE PAST</text:h>
      <text:p text:style-name="P11"/>
      <text:p text:style-name="P11"><text:tab/>For forming the passive participle, it’s enough to add the suffix -t or -(e)n. I judge this participle the most interesting and you understand why.</text:p>
      <text:p text:style-name="P11"/>
      <text:p text:style-name="P11"><text:soft-page-break/><text:span text:style-name="T1">E</text:span><text:span text:style-name="T1">s –</text:span> est / esen <text:span text:style-name="T8">(</text:span><text:span text:style-name="T8">been</text:span><text:span text:style-name="T8">)</text:span></text:p>
      <text:p text:style-name="P11"><text:span text:style-name="T1">Hab –</text:span> habt / haben <text:span text:style-name="T8">(</text:span><text:span text:style-name="T8">had</text:span><text:span text:style-name="T8">)</text:span></text:p>
      <text:p text:style-name="P11"><text:span text:style-name="T1">Woid –</text:span> wois / woiden <text:span text:style-name="T8">(</text:span><text:span text:style-name="T8">known</text:span><text:span text:style-name="T8">)</text:span></text:p>
      <text:p text:style-name="P11"/>
      <text:h text:style-name="P50" text:outline-level="3">OTHER WAY OF EXPRESSING THE PAST TENSE, THE PRESENT PERFECT</text:h>
      <text:p text:style-name="P11"/>
      <text:p text:style-name="P11"><text:tab/>It’s the same as in english.</text:p>
      <text:p text:style-name="P11"/>
      <text:p text:style-name="P11"><text:span text:style-name="T1">Ho edden –</text:span> I’ve eaten</text:p>
      <text:p text:style-name="P11"><text:span text:style-name="T1">Ho kaupen –</text:span> I’ve bought</text:p>
      <text:p text:style-name="P11"><text:span text:style-name="T1">Has liubhen / liubht –</text:span> you’ve loved</text:p>
      <text:p text:style-name="P11"><text:span text:style-name="T1">Habte yu edden? / –</text:span> have you eaten?</text:p>
      <text:p text:style-name="P11"><text:span text:style-name="T1">Habte yu kaupen? / –</text:span> have you bought?</text:p>
      <text:p text:style-name="P11"/>
      <text:h text:style-name="P50" text:outline-level="3">A WAY OF MAKING ADJECTIVES WITH VERBS</text:h>
      <text:p text:style-name="P11"/>
      <text:p text:style-name="P11"><text:tab/>Let’s use the following verbs and substantives in the examples:</text:p>
      <text:p text:style-name="P11"/>
      <text:p text:style-name="P11"><text:span text:style-name="T1">Sneigv {sneygv} –</text:span> snow</text:p>
      <text:p text:style-name="P11"><text:span text:style-name="T1">Calive {kalIv} –</text:span> cabin</text:p>
      <text:p text:style-name="P11"><text:span text:style-name="T1">Lyegher {lyEgër} –</text:span> layer</text:p>
      <text:p text:style-name="P11"><text:span text:style-name="T1">Tenu {tEnu} –</text:span> thin</text:p>
      <text:p text:style-name="P11"><text:span text:style-name="T1">Myehrs {mye:rs} – </text:span><text:span text:style-name="T5">to forget</text:span></text:p>
      <text:p text:style-name="P11"><text:span text:style-name="T1">Covehr {kovE:r} –</text:span> to cover</text:p>
      <text:p text:style-name="P11"><text:span text:style-name="T1">Covohr {kovO:r} –</text:span> <text:span text:style-name="T8">verb “covehr” in the past. In the next chapter I’ll explain why it occurs.</text:span></text:p>
      <text:p text:style-name="P11"/>
      <text:p text:style-name="P11"><text:tab/>Now let’s see the application of the participles:</text:p>
      <text:p text:style-name="P11"/>
      <text:p text:style-name="P11"><text:span text:style-name="T1">Myohrsen land –</text:span> forgotten land</text:p>
      <text:p text:style-name="P11"><text:span text:style-name="T1">Uno sneigvcovohrn calive –</text:span> a snow-covered cabin</text:p>
      <text:p text:style-name="P11"><text:span text:style-name="T1">Un calive covohrno med un tenu sneigvlyegher –</text:span> A cabin covered with a thin snow-layer</text:p>
      <text:p text:style-name="P11"/>
      <text:h text:style-name="P48" text:outline-level="1">CONJUNCTIONS AND OTHER INVARIABLE WORDS</text:h>
      <text:p text:style-name="P11"/>
      <text:p text:style-name="P11"><text:tab/>As in this chapter as in the next chapter, the one about the prepositions, I’ll work in the following way: I’ll show some direct translations of the words, nut in the examples I may represent these invariable words from sambahsa by words or expressions of the english language that I didn’t show in the direct translation. How? I’ll talk about the invariable word “yeji”, which is translated as “according to”, but in the examples I did not use this translation! I did it deliberately with the goal of showing you that you have to learn the idea behind the words, not merely their direct translations!</text:p>
      <text:p text:style-name="P11"/>
      <text:p text:style-name="P32">Don’t be afraid with the size of this chapter, I only aimed to put all the invariable words here, in what way to this grammar be a good reference material.</text:p>
      <text:p text:style-name="P11"><text:soft-page-break/></text:p>
      <text:p text:style-name="P11"><text:span text:style-name="T1">Aiw(o) {Äw(o)} –</text:span> jamais <text:span text:style-name="T8">(sem negação)</text:span>, sempre, já</text:p>
      <text:p text:style-name="P20"><text:span text:style-name="T1">Ays kays eet is bellst quod is hieb aiwo vis –</text:span> o cabelo dela era o mais bonito que ele já tinha visto</text:p>
      <text:p text:style-name="P20"><text:span text:style-name="T1">Est stragn od tod ilaj aiw hieb esen usen –</text:span> é estranho que este tratamento jamais tenha sido usado</text:p>
      <text:p text:style-name="P20">Como substantivo, “aiwo” significa “era”, como em “Petraiwo”, que significa “Idade da Pedra”. </text:p>
      <text:p text:style-name="P20"><text:span text:style-name="T1">Id memorandum comprindt oino iom meist exhaustive playcts aiwo signen ab bo lands, markend uno major wehnd in ira relations –</text:span> <text:bookmark text:name="result_box1"/>O memorando abrange um dos acordos mais abrangentes jamais assinados entre os dois países, marcando um ponto de virada nas suas relações </text:p>
      <text:p text:style-name="P20"><text:span text:style-name="T1">Id khakst film aiwo –</text:span> o pior filme jamais feito/visto/…</text:p>
      <text:p text:style-name="P11"/>
      <text:p text:style-name="P11"><text:span text:style-name="T1">Agar {agAr} –</text:span> se, em caso de</text:p>
      <text:p text:style-name="P20"><text:span text:style-name="T1">In 2005, id Chinese Parlament hat widen un "anti-secession" leg autorisend silahneud agar Taywan declariet sien independence –</text:span> In 2005, the Chinese Parliament passed an "anti-secession" act which authorizes the use of force in case that Taiwan would declare its independence</text:p>
      <text:p text:style-name="P11"/>
      <text:p text:style-name="P11"><text:span text:style-name="T1">Albatt(a) {albAt(a)} – </text:span>de fato, realmente</text:p>
      <text:p text:style-name="P20"><text:span text:style-name="T1">Albatt sambahsa ne est id meis facil bahsa –</text:span> de fato sambahsa não é a língua mais fácil</text:p>
      <text:p text:style-name="P11"/>
      <text:p text:style-name="P11"><text:span text:style-name="T1">Als {als} –</text:span> mais <text:span text:style-name="T8">(preste atenção como o “mais” é utilizado)</text:span></text:p>
      <text:p text:style-name="P20"><text:span text:style-name="T1">Kwe semanghen als volt anon? –</text:span> alguém mais quer comida?</text:p>
      <text:p text:style-name="P11"/>
      <text:p text:style-name="P11"><text:span text:style-name="T1">Also {Also} –</text:span> <text:span text:style-name="T13">also, so</text:span></text:p>
      <text:p text:style-name="P20"><text:span text:style-name="T1">Ne ho denars kay safer, also tehrbo studye –</text:span> I don't have money to travel, also I have to study</text:p>
      <text:p text:style-name="P20"><text:span text:style-name="T1">Maria ghi hieb neid magho kay lises ments. Also ia contentit-se med abgires ed chehxe proscher cada face –</text:span> Alice indeed had no powers to read minds. So she contented herself with turning away and looking closer at each face</text:p>
      <text:p text:style-name="P20"><text:span text:style-name="T1">Is fauran mohn de stuppe sieno nas; also sternues ne lambh iom –</text:span> he suddenly thought about stopping up his nose; also, he wasn't caught by sneezings</text:p>
      <text:p text:style-name="P11"/>
      <text:p text:style-name="P11"><text:span text:style-name="T1">Amalan {amalAn} –</text:span> praticamente</text:p>
      <text:p text:style-name="P20"><text:span text:style-name="T1">Ti bel animals sont amalan extinct –</text:span> esses belos animais estão praticamente extintos</text:p>
      <text:p text:style-name="P11"/>
      <text:p text:style-name="P11"><text:span text:style-name="T1">An {an} –</text:span> se <text:span text:style-name="T8">(veja como o “se” é usado nas frases abaixo para que você não se confunda com o “sei”)</text:span></text:p>
      <text:p text:style-name="P11"><text:span text:style-name="T9">Ne woidim an poitto drehnke hoyd –</text:span><text:span text:style-name="T8"> não sei se posso beber </text:span><text:span text:style-name="T13">(bebida alcoólica)</text:span><text:span text:style-name="T8"> hoje</text:span></text:p>
      <text:p text:style-name="P11"><text:span text:style-name="T9">Ia ihsit ad vide an ays wogh hieb likwt id reparation service –</text:span><text:span text:style-name="T8"> ela foi ver se o seu carro saiu do conserto</text:span></text:p>
      <text:p text:style-name="P11"><text:span text:style-name="T9">Daumo an i insects tant kame plukes ambh kiers –</text:span><text:span text:style-name="T8"> me pergunto se os </text:span><text:soft-page-break/><text:span text:style-name="T8">insetos gostam tanto de voar em volta de velas</text:span></text:p>
      <text:p text:style-name="P11"/>
      <text:p text:style-name="P11"><text:span text:style-name="T1">Anter {Antër} –</text:span> em vez, prefira</text:p>
      <text:p text:style-name="P20"><text:span text:style-name="T1">Sieycst “torche”, bet kad eiskws sayge anter “torte” –</text:span> você disse “tocha”, mas talvez você queira dizer “torta” em vez disso</text:p>
      <text:p text:style-name="P11"/>
      <text:p text:style-name="P11"><text:span text:style-name="T1">Api {Api} –</text:span> ora, mas, agora</text:p>
      <text:p text:style-name="P20"><text:span text:style-name="T1">Est saygen od pisks ne maghe ses daht im leuds, i dehlge bihe bedarst ad piskes, api leuds ne hant access ei fluv –</text:span> dizem que peixes não pode ser dados às pessoas, deve-se ensiná-las a pescar, mas o povo não tem acesso ao rio </text:p>
      <text:p text:style-name="P20"><text:span text:style-name="T1">Gulf lands eiskwnt conserve ir teutisk ed religieus traditions. Api, id interpretation ios Coran ed ia reuls in gwis ios scharia inferioreihnt gwens dia wirs –</text:span> países do Golfo querem conservar as suas tradições tribais e religiosas. Ora, a interpretação do Alcorão e as regras em vigor da Sharia fazem as mulheres inferiores em relação aos homens</text:p>
      <text:p text:style-name="P11"/>
      <text:p text:style-name="P11"><text:span text:style-name="T1">Aproposs {apropOs} –</text:span> a propósito</text:p>
      <text:p text:style-name="P20"><text:span text:style-name="T1">Dank ob aurdhens id meja. Aproposs, kwohrst tien almentask? –</text:span> obrigado por arrumar a mesa. A propósito você fez o seu dever de casa?</text:p>
      <text:p text:style-name="P20"><text:span text:style-name="T1">Som un serieus christian ed, aproposs, som gai. Sem leuds pohnd difficil ghabe to –</text:span> sou um cristão sério e, a propósito, sou gay. Algumas pessoas acharam difícil compreender isso</text:p>
      <text:p text:style-name="P11"/>
      <text:p text:style-name="P11"><text:span text:style-name="T1">Ar {ar} –</text:span> for <text:span text:style-name="T8">(used when “ghi” is not convenient)</text:span></text:p>
      <text:p text:style-name="P20"><text:span text:style-name="T1">Kartvelia est ayt un perodhkala os Occident ar, pos dwo secules os russiano militaro presence, Moskva hat dohlgen evacue in 2005 sien sensta militar bases –</text:span> Georgia <text:span text:style-name="T13">(the Caucasian country)</text:span> is considered an advanced bastion of the West for, after two centuries of Russian military presence, Moscow had to evacuate in 2005 its last military bases </text:p>
      <text:p text:style-name="P20">Notice that the use of “ghi” would not be practical to use “ghi” because of the long complement “pos dwo secules os Russiano militaro presence”</text:p>
      <text:p text:style-name="P11"/>
      <text:p text:style-name="P14"><text:span text:style-name="T1">Arasih {arazI:} –</text:span> acidentalmente</text:p>
      <text:p text:style-name="P20"><text:span text:style-name="T1">Arasih sorbim un bei –</text:span> acidentalmente eu engoli uma abelha</text:p>
      <text:p text:style-name="P14"/>
      <text:p text:style-name="P11"><text:span text:style-name="T1">Au {Ao} –</text:span> ou <text:span text:style-name="T8">(separa substantivos)</text:span></text:p>
      <text:p text:style-name="P20"><text:span text:style-name="T1">Dah ei un apel au un vinber –</text:span> dê a ele uma maçã ou uma uva</text:p>
      <text:p text:style-name="P14"/>
      <text:p text:style-name="P14"><text:span text:style-name="T1">Aus {Aos} –</text:span> cedo</text:p>
      <text:p text:style-name="P11"><text:span text:style-name="T9">Is gwohmit aus –</text:span><text:span text:style-name="T8"> ele chegou cedo</text:span></text:p>
      <text:p text:style-name="P11"/>
      <text:p text:style-name="P11"><text:span text:style-name="T1">Autah {aotA:} –</text:span> ou <text:span text:style-name="T8">(é apenas mais forte do que “au”)</text:span></text:p>
      <text:p text:style-name="P11"><text:span text:style-name="T9">China est tienxia dwot plautsto Stat yeji id land superficie, autah trit au quart plautsto yeji id total superficie, sekwent id meid methode –</text:span><text:span text:style-name="T8"> A China é o segundo maior país do mundo em massa de terra, ou (caso contrário), terceiro ou quarto maior de superfície total, seguindo o método de medição</text:span></text:p>
      <text:p text:style-name="P20"/>
      <text:p text:style-name="P14"><text:soft-page-break/><text:span text:style-name="T1">Auti {Aoti} – </text:span><text:span text:style-name="T5">ou também, ou</text:span> mesmo</text:p>
      <text:p text:style-name="P14"><text:span text:style-name="T9">Tod militar potential ghehdt ses nudt eni id quader om UNO au NATO operations, auti ob id </text:span><text:span text:style-name="T9">maidehsa om certain lands au organisations –</text:span><text:span text:style-name="T8"> este potencial militar pode ser usado no âmbito das operações da ONU ou OTAN, ou mesmo / também por causa do pedido de ajuda de determinados países ou organizações</text:span></text:p>
      <text:p text:style-name="P11"/>
      <text:p text:style-name="P11"><text:span text:style-name="T1">Bad {bad} –</text:span> finalmente, afinal</text:p>
      <text:p text:style-name="P20"><text:span text:style-name="T1">Bad gwahsiem hem –</text:span> finalmente irei para casa</text:p>
      <text:p text:style-name="P20"><text:span text:style-name="T1">Ia gwenak me spohc med sien okwi meg-ye ghyanen ob staunos, pre bad sprehge –</text:span> a jovem olhou para mim com seus olhos bem abertos de espanto, antes de finalmente perguntar</text:p>
      <text:p text:style-name="P11"/>
      <text:p text:style-name="P11"><text:span text:style-name="T1">Ne … bad {ne … bad} –</text:span> ainda não</text:p>
      <text:p text:style-name="P20"><text:span text:style-name="T1">Ne ho bad perichohxen id hol Sambahsa-Portughesche kamus –</text:span> ainda não chequei completamente todo o repertório de dicionário do sambahsa-português</text:p>
      <text:p text:style-name="P11">perichohxen = peri + chohxen (pretérito de chehx)</text:p>
      <text:p text:style-name="P11"/>
      <text:p text:style-name="P11"><text:span text:style-name="T1">Bariem {baryEm} – </text:span>pelo menos, de toda maneira</text:p>
      <text:p text:style-name="P20"><text:span text:style-name="T1">Som orm, bet bariem weiko in un riche land –</text:span> sou pobre, mas, pelo menos, vivo num país rico</text:p>
      <text:p text:style-name="P11"/>
      <text:p text:style-name="P14"><text:span text:style-name="T1">Besonters {bezOntërs} –</text:span> especialmente, principalmente</text:p>
      <text:p text:style-name="P11"><text:span text:style-name="T9">Kamo magvi, besonters i tamijdars –</text:span><text:span text:style-name="T8"> gosto de crianças, especialmente as bem-educadas</text:span></text:p>
      <text:p text:style-name="P20">Extra: nesta frase você também poderia dizer: …besonters ti tamijdar</text:p>
      <text:p text:style-name="P11"/>
      <text:p text:style-name="P11"><text:span text:style-name="T1">Bet {bet} –</text:span> mas</text:p>
      <text:p text:style-name="P20"><text:span text:style-name="T1">Ho un bell gvibh, bet ne som noroct –</text:span> tenho uma bela esposa, mas não sou feliz</text:p>
      <text:p text:style-name="P11"/>
      <text:p text:style-name="P11"><text:span text:style-name="T1">Bfuyi {bfUyi} –</text:span> repetidamente, para sempre, eternamente</text:p>
      <text:p text:style-name="P20"><text:span text:style-name="T1">El Manticore henslit iom bfuyi –</text:span> o diabinho não parou perturbá-lo</text:p>
      <text:p text:style-name="P11"/>
      <text:p text:style-name="P11"><text:span text:style-name="T1">Biadet {byAdët} –</text:span> normalmente, usualmente, geralmente</text:p>
      <text:p text:style-name="P20"><text:span text:style-name="T1">Biadet eihm ad hem jumas –</text:span> normalmente vou para casa às sextas</text:p>
      <text:p text:style-name="P11"/>
      <text:p text:style-name="P11"><text:span text:style-name="T1">Bilax {bilAks} –</text:span> pelo contrário, ao contrário</text:p>
      <text:p text:style-name="P20"><text:span text:style-name="T1">Ne orbato con bandits, bilax, tik orbato con honeste leuds –</text:span> não trabalho com bandidos, pelo contrário, só trabalho com gente honesta</text:p>
      <text:p text:style-name="P11"/>
      <text:p text:style-name="P11"><text:span text:style-name="T1">(Bil)hassa {(bil)hAsa} –</text:span> na maioria das vezes, geralmente</text:p>
      <text:p text:style-name="P20"><text:span text:style-name="T1">Bilhassa ghango in id forest nocts –</text:span> na maioria das vezes eu caminho na floresta a noite</text:p>
      <text:p text:style-name="P11"/>
      <text:p text:style-name="P11"><text:span text:style-name="T1">Cadadien {kadadyEn} – </text:span>diariamente, todo dia</text:p>
      <text:p text:style-name="P20"><text:span text:style-name="T1">Cadadien puwno id dom –</text:span> limpo a casa diariamente</text:p>
      <text:p text:style-name="P11"/>
      <text:p text:style-name="P11"><text:soft-page-break/><text:span text:style-name="T1">Casu quo {kAzu kwo} – </text:span>se necessário, em caso de necessidade, se for caso disso</text:p>
      <text:p text:style-name="P20"><text:span text:style-name="T1">Casu quo, pehrnsiem id dom, men neti sessiem makrouse –</text:span> se for preciso, venderei a casa, mas não ficarei mais endividado</text:p>
      <text:p text:style-name="P11"/>
      <text:p text:style-name="P11"><text:span text:style-name="T1">Chiowdeo {tcyowdEo} –</text:span> exatamente</text:p>
      <text:p text:style-name="P20"><text:span text:style-name="T1">Quod volst sayge chiowdeo? –</text:span> o que você quis dizer exatamente?</text:p>
      <text:p text:style-name="P11"/>
      <text:p text:style-name="P11"><text:span text:style-name="T1">Chunke {tcunk} –</text:span> desde <text:span text:style-name="T8">(casual)</text:span></text:p>
      <text:p text:style-name="P20"><text:span text:style-name="T1">Chunke yu xeihte id magh os kyukes iom Mighelekwo, ne ghehdiete yu sprehge iom quer wehst eys poti? –</text:span> Desde que você mantenha o poder de convocar o Cavalo da Névoa, você não poderia lhe perguntar onde está seu mestre?</text:p>
      <text:p text:style-name="P11"/>
      <text:p text:style-name="P11"><text:span text:style-name="T1">Circa {tsIrka} –</text:span> cerca de, aproximadamente</text:p>
      <text:p text:style-name="P20"><text:span text:style-name="T1">Is est circa dwo meters buland –</text:span> ele tem cerca de dois metros de altura</text:p>
      <text:p text:style-name="P11"/>
      <text:p text:style-name="P11"><text:span text:style-name="T1">Com(samen) {kom(sAmën)} –</text:span> juntamente</text:p>
      <text:p text:style-name="P20"><text:span text:style-name="T1">Hovesper, sessiemos com –</text:span> esta tarde estaremos juntos</text:p>
      <text:p text:style-name="P11"/>
      <text:p text:style-name="P11"><text:span text:style-name="T1">Daanistah {daanista:} –</text:span> intencionalmente</text:p>
      <text:p text:style-name="P20"><text:span text:style-name="T1">Daanistah brohgim id machine –</text:span> quebrei a máquina intencionalmente</text:p>
      <text:p text:style-name="P11"/>
      <text:p text:style-name="P11"><text:span text:style-name="T1">Dalg {dalg} –</text:span> longe</text:p>
      <text:p text:style-name="P20"><text:span text:style-name="T1">Resido dalg –</text:span> moro longe</text:p>
      <text:p text:style-name="P11"/>
      <text:p text:style-name="P11"><text:span text:style-name="T1">Dalger {dAldjër} –</text:span> mais adiante, mais a frente <text:span text:style-name="T8">(sentido espacial, nunca temporal)</text:span></text:p>
      <text:p text:style-name="P20"><text:span text:style-name="T1">Tetos dalger, vidsies un phar –</text:span> dali mais adiante você verá um farol</text:p>
      <text:p text:style-name="P20"><text:span text:style-name="T1">Seghlim dalger kay trehve id noroc </text:span>– naveguei mais longe para encontrar a felicidade</text:p>
      <text:p text:style-name="P11"/>
      <text:p text:style-name="P11"><text:span text:style-name="T1">Dar {dar} –</text:span> ainda <text:span text:style-name="T8">(geralmente usado no meio das frases, atrás de um verbo. Veja o exemplo abaixo para você não confundir com o “yed”)</text:span></text:p>
      <text:p text:style-name="P20"><text:span text:style-name="T1">Quan gwahm lict, mien mann dar est wehrgend –</text:span> quando vou pra cama o meu marido ainda está trabalhando</text:p>
      <text:p text:style-name="P11"/>
      <text:p text:style-name="P11"><text:span text:style-name="T1">Dat {dat} –</text:span><text:span text:style-name="T5"> given that</text:span></text:p>
      <text:p text:style-name="P20"><text:span text:style-name="T1">Dat id noct hieb gwohmen, is Marjban ess oin lembas pre swehpe –</text:span> Given that the night had come, the Ranger <text:span text:style-name="T13">(from Middle Earth of Tolkien)</text:span> ate one lembas before sleeping</text:p>
      <text:p text:style-name="P20"><text:span text:style-name="T1">Dat is hieb nia denars kay tules un eustwort porm, Tosten dohlgit linkwes id urb –</text:span> Given that he had no money to afford a fare to the east, Ithacus had to leave the city</text:p>
      <text:p text:style-name="P11"/>
      <text:p text:style-name="P11"><text:span text:style-name="T1">Daydey {daydEy} – </text:span>em geral</text:p>
      <text:p text:style-name="P20"><text:span text:style-name="T1">Daydey ia semens teukent quan (sont) madhen –</text:span> de um modo geral as sementes germinam quando molhadas</text:p>
      <text:p text:style-name="P20">Obs.: neste caso, escrever apenas “…quan madhen” não é gramaticalmente <text:soft-page-break/>errado, mas é preferível que se coloque o verbo no meio para fins de clareza</text:p>
      <text:p text:style-name="P11"/>
      <text:p text:style-name="P11"><text:span text:style-name="T1">Dayim {dayIm} –</text:span> repetidamente</text:p>
      <text:p text:style-name="P11"><text:span text:style-name="T9">Is fabric orbater premt ia scruvs dayim –</text:span><text:span text:style-name="T8"> o operário aperta os parafusos repetidamente</text:span></text:p>
      <text:p text:style-name="P20">É sinônimo de “bfuyi”</text:p>
      <text:p text:style-name="P11"/>
      <text:p text:style-name="P11"><text:span text:style-name="T1">Dind {dind} –</text:span> then, after that</text:p>
      <text:p text:style-name="P11"><text:span text:style-name="T9">Gwahsim id mercat, dind gwahsim kyrk –</text:span><text:span text:style-name="T8"> I went to market, then I wnt to church</text:span></text:p>
      <text:p text:style-name="P14"/>
      <text:p text:style-name="P14"><text:span text:style-name="T1">Diu {dyu} – </text:span>muito tempo</text:p>
      <text:p text:style-name="P20"><text:span text:style-name="T1">Unte baygh diu, ho esen her –</text:span> durante muito tempo, estive aqui</text:p>
      <text:p text:style-name="P20"><text:span text:style-name="T1">Diutos is est un prisoner – </text:span>há muito tempo que ele é um prisioneiro</text:p>
      <text:p text:style-name="P11"/>
      <text:p text:style-name="P11"><text:span text:style-name="T1">Diuper {dyÜpër} –</text:span> muito tempo atrás</text:p>
      <text:p text:style-name="P20"><text:span text:style-name="T1">Diuper ia gwivit in mien dom –</text:span> muito tempo atrás ela viveu na minha casa</text:p>
      <text:p text:style-name="P11"/>
      <text:p text:style-name="P11"><text:span text:style-name="T1">Ed {ed} –</text:span> e</text:p>
      <text:p text:style-name="P20"><text:span text:style-name="T1">Io ed mien son –</text:span> eu e meu filho</text:p>
      <text:p text:style-name="P11"/>
      <text:p text:style-name="P11"><text:span text:style-name="T1">Entrim {Entrim} –</text:span> nesse ínterim, nesse meio tempo, enquanto isso</text:p>
      <text:p text:style-name="P20"><text:span text:style-name="T1">Vahm soke discret-ye, bet entrim, to dehlct remane inter nos –</text:span> vou investigar às escondidas, mas enquanto isso, isto precisa ficar entre nòs</text:p>
      <text:p text:style-name="P11"/>
      <text:p text:style-name="P11"><text:span text:style-name="T1">Esdi {Ezdi} –</text:span> mesmo se</text:p>
      <text:p text:style-name="P20"><text:span text:style-name="T1">Ne weiko in tod dom esdi i payghent me –</text:span> não moro nessa casa mesmo que me paguem</text:p>
      <text:p text:style-name="P11"/>
      <text:p text:style-name="P11"><text:span text:style-name="T1">Eni {Eni} –</text:span> dentro</text:p>
      <text:p text:style-name="P11"><text:span text:style-name="T9">El kwaun est eni id dom –</text:span><text:span text:style-name="T8"> o cachorro está do lado de dentro da casa</text:span></text:p>
      <text:p text:style-name="P11"/>
      <text:p text:style-name="P11"><text:span text:style-name="T1">Eti {Eti} –</text:span> além disso, ademais</text:p>
      <text:p text:style-name="P20"><text:span text:style-name="T1">Ne eddo hamburger, eti som vegetarian – </text:span>não como hambúrguer, e além disso sou vegetariano</text:p>
      <text:p text:style-name="P20"><text:span text:style-name="T1">En id plan ios edifice. Tod plan est ja veut. Kad id edificie hat est modifiet mulayim-ye tuntos. Eti khact ses vis ep id an fulan dwer est ghyanen au cluden –</text:span> here is the plan of the building. This plan is already old. Maybe the building has been slightly modified since then. Moreover it cannot be seen on it whether any door is open or closed</text:p>
      <text:p text:style-name="P20"><text:span text:style-name="T1">Tod vestibule compris eti dwo dwers, uter wester, alter euster –</text:span> that entrance hall comprised further two doors, one to the west, the other to the east</text:p>
      <text:p text:style-name="P11"/>
      <text:p text:style-name="P11"><text:span text:style-name="T1">Exo {Ekso} –</text:span> do lado de fora</text:p>
      <text:p text:style-name="P20"><text:span text:style-name="T1">El kwaun est exo id dom –</text:span> o cachorro está do lado de fora da casa</text:p>
      <text:p text:style-name="P20">Podemos dizer também: “el kwaun est exter id dom”</text:p>
      <text:p text:style-name="P11"/>
      <text:p text:style-name="P11"><text:span text:style-name="T1">Fauran {faorAn} –</text:span> imediatamente</text:p>
      <text:p text:style-name="P20"><text:soft-page-break/><text:span text:style-name="T1">Kehrzsiem mien kays fauran, iey(it) is orbater ei bes –</text:span> cortarei meu cabelo imediatamente, disse o trabalhador ao patrão</text:p>
      <text:p text:style-name="P11"/>
      <text:p text:style-name="P11"><text:span text:style-name="T1">Filan {filAn} –</text:span> este ou aquele</text:p>
      <text:p text:style-name="P20"><text:span text:style-name="T1">Ia religieus autoritats hant tolcto kay woide kweter filan buk ios Bible eet we ne inspiret ab Div –</text:span> the religious authorities have discussed to know whether this or that book of the Bible was inspired by God or not</text:p>
      <text:p text:style-name="P11"/>
      <text:p text:style-name="P11"><text:span text:style-name="T1">FujatAn {fujatAn} –</text:span> de repente</text:p>
      <text:p text:style-name="P20"><text:span text:style-name="T1">Fujatan eem trigimat –</text:span> de repente eu tinha trinta anos</text:p>
      <text:p text:style-name="P11"/>
      <text:p text:style-name="P11"><text:span text:style-name="T1">Gontro {gOntro} (gon + tro) –</text:span> aside <text:span text:style-name="T8">(adverb of movement)</text:span></text:p>
      <text:p text:style-name="P20"><text:span text:style-name="T1">Reusch gontro! –</text:span> rush to the side</text:p>
      <text:p text:style-name="P20"><text:span text:style-name="T1">Per noroc is ekwos ios hussar, se kheissend protietragen ghomtro ab id ansia is colonel dier, movit gontro, ed it id longo miech ios saber os gwaur cavalerie os Fabrice slid engwn id vest ios hussar ed passit alnos sub eys okwi –</text:span> by chance the horse of the hussard, feeling tugged down by the rein the colonel was holding firmly, moved to the side, and, this way, the long blade of Fabricio's sabre of heavy cavalry slid along the dress of the hussard and passed just under his very eyes</text:p>
      <text:p text:style-name="P11"/>
      <text:p text:style-name="P11"><text:span text:style-name="T1">Ghi {gi} –</text:span> <text:span text:style-name="T8">sem significado definido, essa palavra frequentemente aparece em segunda posição numa oração e serve para enfatizar a palavra anterior. Algumas vezes é sufixado ao advérbio ou pronome anterior. Pode ser traduzido como “então”, “por conta disso”, “porque”.</text:span></text:p>
      <text:p text:style-name="P20"><text:span text:style-name="T1">Is ne kieup id wogh, isghi ne hieb denars –</text:span> ele não comprou o carro porque ele não tinha dinheiro</text:p>
      <text:p text:style-name="P20"><text:span text:style-name="T1">Eiskwo woide id ghi payghen pris –</text:span> quero saber o preço realmente pago</text:p>
      <text:p text:style-name="P20"><text:span text:style-name="T1">Id probleme tom prabhils est od pauk ghi anghens brunge ia <text:s/>–</text:span> o problema dessas regras é que elas, na verdade, beneficiam poucas pessoas</text:p>
      <text:p text:style-name="P11"/>
      <text:p text:style-name="P11"><text:span text:style-name="T1">Hatta {hAta} –</text:span> mesmo, até</text:p>
      <text:p text:style-name="P20"><text:span text:style-name="T1">Hatta i smulkst aranks ghehde nices –</text:span> Até as menores aranhas podem matar</text:p>
      <text:p text:style-name="P20"><text:span text:style-name="T1">Pedro ne hat hatta smautert tod film –</text:span> O Pedro nem viu esse filme</text:p>
      <text:p text:style-name="P20"><text:span text:style-name="T1">Tu hatta ghyienst id hadia –</text:span> você nem abriu o presente</text:p>
      <text:p text:style-name="P20"><text:span text:style-name="T1">Hatta habend-ye piten, ne kamyabim –</text:span> mesmo tendo tentado, eu não consegui</text:p>
      <text:p text:style-name="P20"><text:span text:style-name="T1">Magho sayge od hatta Suomi hat falls os foll gwow siuge –</text:span> posso dizer que até a Finlândia tem casos de vaca louca</text:p>
      <text:p text:style-name="P11"/>
      <text:p text:style-name="P11"><text:span text:style-name="T1">Hakan {hakAn} –</text:span> realmente, verdadeiramente</text:p>
      <text:p text:style-name="P11"><text:span text:style-name="T9">Is hakan lieubht te –</text:span><text:span text:style-name="T8"> ele realmente te ama</text:span></text:p>
      <text:p text:style-name="P11"/>
      <text:p text:style-name="P11"><text:span text:style-name="T1">Iawod {yawOd} –</text:span> esperar que</text:p>
      <text:p text:style-name="P20"><text:span text:style-name="T1">Hol grupps bihnt autoriset ad page, conservend ir bahsa, ir mores, ir social organisation iawod obedeihnt ia loys ios Roman Stat –</text:span> grupos inteiros estão autorizados a instalar-se, conservando sua língua, seus costumes, sua organização social, desde que obedeça às leis do Estado <text:soft-page-break/>Romano</text:p>
      <text:p text:style-name="P11"/>
      <text:p text:style-name="P11"><text:span text:style-name="T1">Ib {ib} –</text:span> para que não, com receio de</text:p>
      <text:p text:style-name="P20"><text:span text:style-name="T1">Eti, un ieuster daysa iom opnos tehrbiet bihe instohlen in multa lands, ibo vide udbrehge grave social troubles –</text:span> além disso, uma partilha mais justa da riqueza tem que ser implementada em vários países, para que não sejam vistos problemas sociais graves</text:p>
      <text:p text:style-name="P11"/>
      <text:p text:style-name="P11"><text:span text:style-name="T1">Ilhali {ilhAli} –</text:span> enquanto que, ao passo que</text:p>
      <text:p text:style-name="P20"><text:span text:style-name="T1">Ilhali id recognition ios inherent decos vasyims members ios menscfamilia ed iren egal edinalienable rects constituet id sul om </text:span><text:span text:style-name="T1">lure, justice ed pace tienxia –</text:span> considerando que o reconhecimento da dignidade inerente a todos os membros da família humana e seus inalienáveis direitos iguais constituem a fundação da liberdade, justiça e paz em todo lugar.</text:p>
      <text:p text:style-name="P11"/>
      <text:p text:style-name="P11"><text:span text:style-name="T1">Intant {intAnt} –</text:span> enquanto isso, ao mesmo tempo, nesse meio tempo</text:p>
      <text:p text:style-name="P20"><text:span text:style-name="T1">Bet intant, kwehr quodlibt –</text:span> mas enquanto isso, faça o que quiser</text:p>
      <text:p text:style-name="P11"/>
      <text:p text:style-name="P11"><text:span text:style-name="T1">Inkaptos {inkAptos} –</text:span> do começo, a partir do início</text:p>
      <text:p text:style-name="P20"><text:span text:style-name="T1">Tolk mi vasyo quod wakyit inkaptos –</text:span> conte me tudo o que aconteceu desde o começo</text:p>
      <text:p text:style-name="P11"/>
      <text:p text:style-name="P11"><text:span text:style-name="T1">Iter {Itër} –</text:span> de novo, outra vez, novamente</text:p>
      <text:p text:style-name="P20"><text:span text:style-name="T1">Som con mien família iter –</text:span> estou com minha família outra vez</text:p>
      <text:p text:style-name="P11"/>
      <text:p text:style-name="P11"><text:span text:style-name="T1">Ja {ja} –</text:span> já</text:p>
      <text:p text:style-name="P20"><text:span text:style-name="T1">Tu biscripst todeghern ed tu ja finihst id wehrg –</text:span> você começou a escrever esta manhã e já terminou o trabalho</text:p>
      <text:p text:style-name="P11"/>
      <text:p text:style-name="P11"><text:span text:style-name="T1">Jaldi {jAldi} –</text:span> rapidamente, o mais rápido <text:span text:style-name="T8">(passa noção de velocidade)</text:span></text:p>
      <text:p text:style-name="P20"><text:span text:style-name="T1">Ia cursit meg jaldi quando ia eet yuner –</text:span> ela corria muito rápido quando mais nova</text:p>
      <text:p text:style-name="P20"><text:span text:style-name="T1">Id nivell ios wed est steighend jaldi –</text:span> o nível da água está subindo depressa</text:p>
      <text:p text:style-name="P11"/>
      <text:p text:style-name="P11"><text:span text:style-name="T1">Ka {ka} –</text:span> como um, como</text:p>
      <text:p text:style-name="P20"><text:span text:style-name="T1">Tod werd wehrct ka adjective ed adverb –</text:span> essa palavra se comporta como um adjetivo e um advérbio</text:p>
      <text:p text:style-name="P11"/>
      <text:p text:style-name="P11"><text:span text:style-name="T1">Kad {kad} –</text:span> talvez</text:p>
      <text:p text:style-name="P20"><text:span text:style-name="T1">Kad wehdo iam –</text:span> talvez eu me case com ela</text:p>
      <text:p text:style-name="P11"/>
      <text:p text:style-name="P11"><text:span text:style-name="T1">Kafi {kAfi} –</text:span> o bastante, suficiente</text:p>
      <text:p text:style-name="P11"><text:span text:style-name="T1">Sat {sat} –</text:span> o bastante, suficiente</text:p>
      <text:p text:style-name="P20"><text:span text:style-name="T1">Ho edden kafi –</text:span> comi o suficiente</text:p>
      <text:p text:style-name="P11"/>
      <text:p text:style-name="P11"><text:span text:style-name="T1">Kam? {kam} –</text:span> como?</text:p>
      <text:p text:style-name="P20"><text:span text:style-name="T1">Kam arrives her? –</text:span> como você chegou aqui?</text:p>
      <text:p text:style-name="P11"><text:soft-page-break/></text:p>
      <text:p text:style-name="P11"><text:span text:style-name="T1">Kam adet {kam Adët} –</text:span> como costume</text:p>
      <text:p text:style-name="P20"><text:span text:style-name="T1">Kam adet ia oisbud aus –</text:span> ela acordou cedo, como costume</text:p>
      <text:p text:style-name="P11"/>
      <text:p text:style-name="P11"><text:span text:style-name="T1">Kamsei {kAmsey} –</text:span> como se</text:p>
      <text:p text:style-name="P20"><text:span text:style-name="T1">Is ee-sispehct me kamsei is esiet/eet un lion sispehcend un owu –</text:span> ele olhava para mim como se ele fosse um leão olhando uma ovelha</text:p>
      <text:p text:style-name="P11"/>
      <text:p text:style-name="P11"><text:span text:style-name="T1">Kariban {karibAn} –</text:span> daqui a pouco, em seguida</text:p>
      <text:p text:style-name="P20"><text:span text:style-name="T1">Linkwsiemos (hetos) kariban –</text:span> sairemos daqui a pouco</text:p>
      <text:p text:style-name="P11"/>
      <text:p text:style-name="P11"><text:span text:style-name="T1">Kathalika {ka§alIka} –</text:span> da mesma forma, do mesmo modo</text:p>
      <text:p text:style-name="P20"><text:span text:style-name="T1">Tony ed Sandro sont kerabs, kathalika sont Otavio ed Clarissa –</text:span> Tony e Sandro são parentes, da mesma forma são Otávio e Clarissa.</text:p>
      <text:p text:style-name="P11"/>
      <text:p text:style-name="P11"><text:span text:style-name="T1">Kay {kay} –</text:span> para, para que, em ordem para</text:p>
      <text:p text:style-name="P20"><text:span text:style-name="T1">Gwahsiem weir kay defende mien land –</text:span> irei para a guerra para defender meu país</text:p>
      <text:p text:style-name="P20"><text:span text:style-name="T1">Eiskwo un wogh kay safer –</text:span> quero um carro para viajar</text:p>
      <text:p text:style-name="P11"/>
      <text:p text:style-name="P11"><text:span text:style-name="T1">Khaliban {qalibAn} –</text:span> principalmente</text:p>
      <text:p text:style-name="P20"><text:span text:style-name="T1">Is orbietit khaliban ka swobod orbater –</text:span> ele trabalhava principalmente como freelancer</text:p>
      <text:p text:style-name="P14"/>
      <text:p text:style-name="P14"><text:span text:style-name="T1">Kheptenn {qëptEn} –</text:span> completamente, definitivamente </text:p>
      <text:p text:style-name="P20"><text:span text:style-name="T1">Is kheptenn est gai –</text:span> ele definitivamente é gay</text:p>
      <text:p text:style-name="P14"/>
      <text:p text:style-name="P14"><text:span text:style-name="T1">Kjiawxieng {kjyawksyEng} –</text:span> por acaso</text:p>
      <text:p text:style-name="P20"><text:span text:style-name="T1">Kjiawxieng kwe has cigarettes? –</text:span> por acaso você tem cigarros?</text:p>
      <text:p text:style-name="P14"/>
      <text:p text:style-name="P14"><text:span text:style-name="T1">Kongcio {kOngtsyo} –</text:span> doravante, de agora em diante, em direção ao futuro, a partir de agora</text:p>
      <text:p text:style-name="P20"><text:span text:style-name="T1">Kongcio sessiem un gohd pater, promitto –</text:span> daqui pra frente eu serei um bom pai, eu prometo</text:p>
      <text:p text:style-name="P20">“Nuntos” tem o mesmo significado e geralmente é muito mais usado, já que o “kongcio” aparenta ser antiquado.</text:p>
      <text:p text:style-name="P14"/>
      <text:p text:style-name="P11"><text:span text:style-name="T1">Kweter {kwEtër} –</text:span> <text:span text:style-name="T8">muito parecido com “an”, mas tem uma pequena diferença </text:span></text:p>
      <text:p text:style-name="P12"><text:span text:style-name="T8">Ay buit impossible tarctum kweter ia hieb vanien in id hava we ia hieb curren baygh oku in id bosc</text:span> <text:span text:style-name="T5">(“tarctum” é a opcional forma antiga do infinitivo)</text:span> –</text:p>
      <text:p text:style-name="P20">Era impossível para ela supor se ela desapareceu no ar ou ela tinha corrido muito rápido no bosque.</text:p>
      <text:p text:style-name="P11"><text:span text:style-name="T9">Quo ia druve-ye gnohskwit eet kweter el stohng we ne –</text:span><text:span text:style-name="T8"> o que ela realmente quer se ele</text:span> (um inseto) <text:span text:style-name="T8">pica ou não</text:span></text:p>
      <text:p text:style-name="P11"/>
      <text:p text:style-name="P11"><text:span text:style-name="T1">Lakin {lakIn} –</text:span> entretanto, contudo, todavia</text:p>
      <text:p text:style-name="P20"><text:span text:style-name="T1">Kamo te, lakin tu dehlcs change –</text:span> gosto de você, entretanto você deve <text:soft-page-break/>mudar</text:p>
      <text:p text:style-name="P11"/>
      <text:p text:style-name="P11"><text:span text:style-name="T1">Libter {lIbtër} – </text:span>com prazer</text:p>
      <text:p text:style-name="P20"><text:span text:style-name="T1">Libter kwehrsiem tod pro te –</text:span> com prazer farei isso para você</text:p>
      <text:p text:style-name="P11"/>
      <text:p text:style-name="P11"><text:span text:style-name="T1">Lika {lIka} –</text:span> semelhantemente, parecido</text:p>
      <text:p text:style-name="P20"><text:span text:style-name="T1">Daydey, ho piten vergihes werds qua swehnient pior lika alyi –</text:span> <text:s/>Em geral, tenho tentado evitar as palavras que soariam bastante do mesmo modo que outra</text:p>
      <text:p text:style-name="P11"/>
      <text:p text:style-name="P11"><text:span text:style-name="T1">Makar {makAr} –</text:span><text:span text:style-name="T5"> por mais que</text:span></text:p>
      <text:p text:style-name="P20"><text:span text:style-name="T1">Makar ei saygo, is ne kaurt de –</text:span><text:span text:style-name="T5"> por mais que lhe diga, ele não faz caso</text:span></text:p>
      <text:p text:style-name="P20"><text:span text:style-name="T1">Makar io ielgv denars, na kwahsim spare –</text:span> por mais dinheiro que ganhasse, não conseguia poupar</text:p>
      <text:p text:style-name="P20"><text:span text:style-name="T1">Makar kauro, ne kwahm vergihes howkscheces –</text:span> por mais cuidado que tenha, não consigo evitar os buracos da estrada</text:p>
      <text:p text:style-name="P11"/>
      <text:p text:style-name="P11"><text:span text:style-name="T1">Mathalan {ma§alAn} –</text:span> por exemplo</text:p>
      <text:p text:style-name="P20"><text:span text:style-name="T1">Kamo aw fantasia buks, mathalan Is Lytil Prince ed Lovecrafts buks –</text:span> gosto de livros antigos de fantasia, como por exemplo O Pequeno Príncipe e livros de Lovecraft.</text:p>
      <text:p text:style-name="P11"/>
      <text:p text:style-name="P11"><text:span text:style-name="T1">Meist-ye {meyst ye} –</text:span> no máximo</text:p>
      <text:p text:style-name="P20"><text:span text:style-name="T1">Eiskwo meist-ye dwo purts, ne meis quem to –</text:span> eu quero, no máximo, dois filhos, não mais do que isso</text:p>
      <text:p text:style-name="P11"/>
      <text:p text:style-name="P11"><text:span text:style-name="T1">Men {men} –</text:span> mas</text:p>
      <text:p text:style-name="P20"><text:span text:style-name="T1">Men, weidwos, to ne est tien fault –</text:span> mas <text:span text:style-name="T13">(além disso)</text:span>, é claro, isso não é culpa sua</text:p>
      <text:p text:style-name="P11"/>
      <text:p text:style-name="P11"><text:span text:style-name="T1">Menxu {mEnksu} –</text:span> enquanto</text:p>
      <text:p text:style-name="P20"><text:span text:style-name="T1">Eem in alyo land menxu mien land eet invaden –</text:span> eu estava em outro país enquanto meu país foi invadido</text:p>
      <text:p text:style-name="P11"/>
      <text:p text:style-name="P11"><text:span text:style-name="T1">Minst-ye, lytst-ye –</text:span> pelo menos <text:span text:style-name="T8">(“tehrb” também pode ser usado aqui)</text:span></text:p>
      <text:p text:style-name="P20"><text:span text:style-name="T1">Naudhsies minst-ye six hevds kay plane adequat-ye –</text:span> você precisará de, pelo menos, seis semanas para planejar adequadamente</text:p>
      <text:p text:style-name="P11"/>
      <text:p text:style-name="P11"><text:span text:style-name="T1">Mudam {mudAm} – </text:span><text:span text:style-name="T5">constantemente, continuamente</text:span></text:p>
      <text:p text:style-name="P20"><text:span text:style-name="T1">Myen machine orbat mudam –</text:span><text:span text:style-name="T5"> minha máquina trabalha sem parar</text:span></text:p>
      <text:p text:style-name="P11"><text:span text:style-name="T9">Id seuy fallt mudam – </text:span><text:span text:style-name="T8">a chuva cai constantemente</text:span></text:p>
      <text:p text:style-name="P11"/>
      <text:p text:style-name="P11"><text:span text:style-name="T1">Mutlak {mutlAk} –</text:span> absolutamente</text:p>
      <text:p text:style-name="P20"><text:span text:style-name="T1">Ia est mutlak khiter –</text:span> ela é absolutamente má</text:p>
      <text:p text:style-name="P11"/>
      <text:p text:style-name="P11"><text:span text:style-name="T1">Mox(u) {mOks(u)} –</text:span> breve, logo</text:p>
      <text:p text:style-name="P20"><text:span text:style-name="T1">Vidsiem te mox –</text:span> verei você em breve</text:p>
      <text:p text:style-name="P11"/>
      <text:p text:style-name="P11"><text:span text:style-name="T1">Naiw(o) {nÄw(o)} –</text:span> nunca</text:p>
      <text:p text:style-name="P20"><text:soft-page-break/><text:span text:style-name="T1">Naiwo likwim mien land –</text:span> nunca sai do meu país</text:p>
      <text:p text:style-name="P11"/>
      <text:p text:style-name="P11"><text:span text:style-name="T1">Naturelika {natürëlIka} –</text:span> naturalmente</text:p>
      <text:p text:style-name="P20"><text:span text:style-name="T1">Naturelika kamo uces bahsas –</text:span> naturalmente que eu gosto de aprender idiomas</text:p>
      <text:p text:style-name="P11"/>
      <text:p text:style-name="P11"><text:span text:style-name="T1">Neti {nEti} –</text:span> não mais, nunca mais</text:p>
      <text:p text:style-name="P20"><text:span text:style-name="T1">Neti eddo her –</text:span> nunca mais como aqui</text:p>
      <text:p text:style-name="P11"/>
      <text:p text:style-name="P11"><text:span text:style-name="T1">Nib {nib} –</text:span> a não ser</text:p>
      <text:p text:style-name="P20"><text:span text:style-name="T1">Orbatsiem in id farm nibo kamyabo in un public concurs – </text:span>trabalharei na fazenda a não ser que eu tenha sucesso em um concurso público</text:p>
      <text:p text:style-name="P11"/>
      <text:p text:style-name="P11"><text:span text:style-name="T1">Nisbatan {nisbatAn} –</text:span> relativamente</text:p>
      <text:p text:style-name="P20"><text:span text:style-name="T1">Ia ruines sont nisbatan salver quem id forest –</text:span> as ruínas são relativamente mais seguras do que a floresta</text:p>
      <text:p text:style-name="P11"/>
      <text:p text:style-name="P11"><text:span text:style-name="T1">Nun {nun} –</text:span> agora</text:p>
      <text:p text:style-name="P20"><text:span text:style-name="T1">Som noroct nun –</text:span> estou feliz agora</text:p>
      <text:p text:style-name="P11"/>
      <text:p text:style-name="P11"><text:span text:style-name="T1">Nundiens {nundyEns} –</text:span> hoje em dia, atualmente</text:p>
      <text:p text:style-name="P20"><text:span text:style-name="T1">Nundiens, leuds sont suagramat –</text:span> as pessoas são bem alfabetizadas nos dias de hoje</text:p>
      <text:p text:style-name="P11"/>
      <text:p text:style-name="P11"><text:span text:style-name="T1">Nuper {nÜpër} – </text:span>recentemente</text:p>
      <text:p text:style-name="P20"><text:span text:style-name="T1">Gnahsit nupe –</text:span> dei à luz recentemente</text:p>
      <text:p text:style-name="P11"/>
      <text:p text:style-name="P11"><text:span text:style-name="T1">Nuptos {nUptos} –</text:span> não muito tempo atrás</text:p>
      <text:p text:style-name="P20"><text:span text:style-name="T1">Nuptos mien dugter ghiemt –</text:span> há não muito tempo atrás minha filha se casou</text:p>
      <text:p text:style-name="P11"/>
      <text:p text:style-name="P11"><text:span text:style-name="T1">Oku {Oku} –</text:span> depressa, rapidamente</text:p>
      <text:p text:style-name="P20"><text:span text:style-name="T1">Gwehm oku –</text:span> venha depressa</text:p>
      <text:p text:style-name="P20"><text:span text:style-name="T1">Ne ghehdo antwehrde tib oku –</text:span> não posso te responder por agora</text:p>
      <text:p text:style-name="P11"/>
      <text:p text:style-name="P11"><text:span text:style-name="T1">Okwivid-ye {okwivId-ye} –</text:span> obviamente</text:p>
      <text:p text:style-name="P20"><text:span text:style-name="T1">Okwivid-ye i ne surviveer –</text:span> obviamente eles não sobreviveram</text:p>
      <text:p text:style-name="P11"/>
      <text:p text:style-name="P11"><text:span text:style-name="T1">Pati {pAti} –</text:span> inclusive, incluindo</text:p>
      <text:p text:style-name="P20"><text:span text:style-name="T1">Sayg mi tien adresse, pati tien postal code –</text:span> diga me seu endereço, inclusive o seu código postal</text:p>
      <text:p text:style-name="P11"/>
      <text:p text:style-name="P11"><text:span text:style-name="T1">Payn {payn} – </text:span>dificilmente</text:p>
      <text:p text:style-name="P20"><text:span text:style-name="T1">Payn kwahsiemos fuges –</text:span> dificilmente conseguiremos fugir</text:p>
      <text:p text:style-name="P11"/>
      <text:p text:style-name="P11"><text:span text:style-name="T1">Perodh {perOd} –</text:span> para a frente, adiante</text:p>
      <text:p text:style-name="P20"><text:span text:style-name="T1">Ghango perodh –</text:span> ando para a frente</text:p>
      <text:p text:style-name="P11"/>
      <text:p text:style-name="P11"><text:span text:style-name="T1">Plus {plus} –</text:span> mais (+)</text:p>
      <text:p text:style-name="P20"><text:soft-page-break/><text:span text:style-name="T1">Dwo plus dwo est egal ad quar –</text:span> dois mais dois é igual a quatro</text:p>
      <text:p text:style-name="P20"><text:span text:style-name="T1">Addihsim plus mathmoun ad mien buk –</text:span> adicionei mais conteúdo ao meu livro</text:p>
      <text:p text:style-name="P20">Nesta última frase você pode usar o “meis” no lugar do “plus” se quiser</text:p>
      <text:p text:style-name="P11"/>
      <text:p text:style-name="P11"><text:span text:style-name="T1">Poskwo {pOskwo} =</text:span> dind</text:p>
      <text:p text:style-name="P11"/>
      <text:p text:style-name="P11"><text:span text:style-name="T1">Prevst {prevst} –</text:span> uma vez (no passado)</text:p>
      <text:p text:style-name="P20"><text:span text:style-name="T1">Visim un fee prevst –</text:span> eu vi uma fada uma vez (no passado)</text:p>
      <text:p text:style-name="P11"/>
      <text:p text:style-name="P11"><text:span text:style-name="T1">Protiapo {protyApo} –</text:span> contra a corrente</text:p>
      <text:p text:style-name="P20"><text:span text:style-name="T1">Gwivo protiapo –</text:span> vivo contra a corrente</text:p>
      <text:p text:style-name="P11"/>
      <text:p text:style-name="P11"><text:span text:style-name="T1">Punor {punOr} –</text:span> por outro lado</text:p>
      <text:p text:style-name="P20"><text:span text:style-name="T1">Habe purts est gohd, punor dehlcs dedie tien hol gwiv pro i –</text:span> ter filhos é bom, por outro lado você deve dedicar toda a sua vida para eles</text:p>
      <text:p text:style-name="P11"/>
      <text:p text:style-name="P11"><text:span text:style-name="T1">Quayque {kwAyk(ë)} –</text:span> embora, apesar de</text:p>
      <text:p text:style-name="P20"><text:span text:style-name="T1">Eddo mult leckereits, quayque som diabetic –</text:span> como muitos doces, apesar de eu ser diabético</text:p>
      <text:p text:style-name="P11"/>
      <text:p text:style-name="P11"><text:span text:style-name="T1">Quasi {kwAzi} –</text:span> quase</text:p>
      <text:p text:style-name="P20"><text:span text:style-name="T1">Quasi mohrim honoct –</text:span> quase morri esta noite</text:p>
      <text:p text:style-name="P11"/>
      <text:p text:style-name="P11"><text:span text:style-name="T1">Quodlibt {kwOdlibd} –</text:span> tanto faz</text:p>
      <text:p text:style-name="P20"><text:span text:style-name="T1">Vols tu un orange, un banana au un mankay? Quodlibt – </text:span><text:span text:style-name="T5">v</text:span>ocê quer uma laranja, uma banana ou uma manga? Tanto faz</text:p>
      <text:p text:style-name="P11"/>
      <text:p text:style-name="P11"><text:span text:style-name="T1">Quoterlibt {kwOtërlibd} –</text:span> tanto faz <text:span text:style-name="T8">(escolha entre apenas duas opções)</text:span></text:p>
      <text:p text:style-name="P20"><text:span text:style-name="T1">Vols tu un orange au un mankay? Quoterlibt – </text:span><text:span text:style-name="T5">v</text:span>ocê quer uma laranja ou uma manga? Tanto faz</text:p>
      <text:p text:style-name="P11"/>
      <text:p text:style-name="P11"><text:span text:style-name="T1">Saat-ye {saAt ye} –</text:span> no sentido horário</text:p>
      <text:p text:style-name="P20"><text:span text:style-name="T1">Id wogh currt saat-ye –</text:span> o carro corre no sentido horário</text:p>
      <text:p text:style-name="P11"/>
      <text:p text:style-name="P11"><text:span text:style-name="T1">Sammel {sAmël} –</text:span> ao mesmo tempo</text:p>
      <text:p text:style-name="P20"><text:span text:style-name="T1">Nies purts vanier sammel –</text:span> nossos filhos sumiram ao mesmo tempo</text:p>
      <text:p text:style-name="P11"/>
      <text:p text:style-name="P11"><text:span text:style-name="T1">Sat {sat} –</text:span> o bastante, suficientemente</text:p>
      <text:p text:style-name="P20"><text:span text:style-name="T1">Essim sat – </text:span>comi o suficiente</text:p>
      <text:p text:style-name="P11"/>
      <text:p text:style-name="P11"><text:span text:style-name="T1">Schawxwen {xAwkswën} –</text:span> <text:bookmark text:name="result_box"/>momentaneamente </text:p>
      <text:p text:style-name="P11"><text:span text:style-name="T9">Eem schawxwen dusiht –</text:span><text:span text:style-name="T8"> estive momentaneamente tonto</text:span></text:p>
      <text:p text:style-name="P11"/>
      <text:p text:style-name="P11"><text:span text:style-name="T1">Schowi {cOwi} –</text:span> portanto</text:p>
      <text:p text:style-name="P20"><text:span text:style-name="T1">Id institutional division iom maghs est schowi necessar iri mutual control –</text:span> a divisão institucional dos poderes é consequentemente necessária para o seu controle mútuo</text:p>
      <text:p text:style-name="P11"/>
      <text:p text:style-name="P11"><text:soft-page-break/><text:span text:style-name="T1">Sei {sey} –</text:span> se <text:span text:style-name="T8">(introduzindo uma condição ou suposição)</text:span></text:p>
      <text:p text:style-name="P20"><text:span text:style-name="T1">Sei seuyt, mansiem domi –</text:span> se chover, ficarei em casa</text:p>
      <text:p text:style-name="P20"><text:span text:style-name="T1">Kaupsiem tien hadia, bet sei tien pater ne payght mi, cheidsiem con iom –</text:span> comprarei seu presente, mas se seu pai não me pagar, brigarei com ele</text:p>
      <text:p text:style-name="P11"/>
      <text:p text:style-name="P11"><text:span text:style-name="T1">Seni {sEni} –</text:span> à parte, separadamente</text:p>
      <text:p text:style-name="P20"><text:span text:style-name="T1">Crohscim seni ud mien braters ed swest</text:span>ers – cresci separado dos meus irmãos e irmãs</text:p>
      <text:p text:style-name="P11"/>
      <text:p text:style-name="P11"><text:span text:style-name="T1">Ser {ser} –</text:span> seriamente <text:span text:style-name="T8">(ferimentos, machucados…)</text:span></text:p>
      <text:p text:style-name="P11"><text:span text:style-name="T9">Buim ser vurnt unte id accident –</text:span><text:span text:style-name="T8"> eu fiquei gravemente ferido(a) durante o </text:span><text:span text:style-name="T8">acidente</text:span></text:p>
      <text:p text:style-name="P11"/>
      <text:p text:style-name="P11"><text:span text:style-name="T1">Serter {sErtër} –</text:span> mais tarde</text:p>
      <text:p text:style-name="P20"><text:span text:style-name="T1">Wano wakt nun, ghehdsiemos vide mutu serter <text:s/>–</text:span> preciso de um tempo, mais pra frente a gente se vê</text:p>
      <text:p text:style-name="P11"/>
      <text:p text:style-name="P11"><text:span text:style-name="T1">Shayad {xayAd} –</text:span> provavelmente</text:p>
      <text:p text:style-name="P19">Credeihm od ne ter sessient meis large ubnuwa nuntos. Shayad naudhsiem kaure tik de id</text:p>
      <text:p text:style-name="P20"><text:span text:style-name="T1">werdskaut capitel ed adverbs –</text:span> acredito que não haverá mais grandes atualizações a partir de agora. Provavelmente precisarei me preocupar apenas em relação ao capítulo de vocabulário e advérbios</text:p>
      <text:p text:style-name="P11"/>
      <text:p text:style-name="P11"><text:span text:style-name="T1">Sigwra {sIgura} –</text:span> seguramente</text:p>
      <text:p text:style-name="P20"><text:span text:style-name="T1">Sigwra eucsiem sambahsa –</text:span> seguramente aprenderei sambahsa</text:p>
      <text:p text:style-name="P11"/>
      <text:p text:style-name="P11"><text:span text:style-name="T1">Sonst {sonst} –</text:span> senão, de outra forma, caso contrário</text:p>
      <text:p text:style-name="P20"><text:span text:style-name="T1">Is ne hat daken vies message, sonst habiet gwohmt –</text:span> ele não recebeu sua mensagem, caso contrário teria vindo</text:p>
      <text:p text:style-name="P11"/>
      <text:p text:style-name="P11"><text:span text:style-name="T1">Sontern {sOntërn} –</text:span> mas <text:span text:style-name="T8">(depois de uma negação)</text:span></text:p>
      <text:p text:style-name="P20"><text:span text:style-name="T1">“Ne ho saygen od neid est gohder,” jawieb is Roy, “sontern od neid est meis lecker –</text:span> “eu não disse que nada é melhor”, respondeu o rei, “mas que nada é mais delicioso”</text:p>
      <text:p text:style-name="P11"/>
      <text:p text:style-name="P11"><text:span text:style-name="T1">Stayg {stayg} =</text:span> fujutan <text:span text:style-name="T9">(mas este também pode ser usado como adjetivo)</text:span></text:p>
      <text:p text:style-name="P11"/>
      <text:p text:style-name="P11"><text:span text:style-name="T1">Strax {straks} =</text:span> fauran</text:p>
      <text:p text:style-name="P11"/>
      <text:p text:style-name="P11"><text:span text:style-name="T1">Tadrijan {tadrIjan} –</text:span> gradualmente, pouco a pouco</text:p>
      <text:p text:style-name="P20"><text:span text:style-name="T1">Tadrijan ia beis construgent ir alvey –</text:span> aos poucos as abelhas constroem sua colmeia</text:p>
      <text:p text:style-name="P11"/>
      <text:p text:style-name="P11"><text:span text:style-name="T1">Taiper {tÄpër} –</text:span> atualmente, presentemente</text:p>
      <text:p text:style-name="P20"><text:span text:style-name="T1">Taiper id mund est baygh dangereus –</text:span> atualmente o mundo está muito perigoso</text:p>
      <text:p text:style-name="P11"/>
      <text:p text:style-name="P11"><text:soft-page-break/><text:span text:style-name="T1">Takriban {takribAn} –</text:span> quase, aproximadamente</text:p>
      <text:p text:style-name="P20"><text:span text:style-name="T1">Ho takriban penkwe milliards in id bank –</text:span> tenho quase 5 bilhões no banco</text:p>
      <text:p text:style-name="P11"/>
      <text:p text:style-name="P11"><text:span text:style-name="T1">Tan(do) {tAn(do)} –</text:span> contanto, sob a condição de</text:p>
      <text:p text:style-name="P20"><text:span text:style-name="T1">“Ghehdo te hehlpe ad kwehre id sam”, is iey “tan es asli-ye zakir” –</text:span> “eu posso te ajudar a fazer o mesmo”, disse ele, “contanto que você seja realmente piedoso”</text:p>
      <text:p text:style-name="P11"/>
      <text:p text:style-name="P11"><text:span text:style-name="T1">Tienxia {tyEnksya} –</text:span> em qualquer lugar no mundo</text:p>
      <text:p text:style-name="P20"><text:span text:style-name="T1">Tienxia est khitert, betschi tienxia est karam –</text:span> em todo lugar há maldade, mas também em todo lugar há bondade</text:p>
      <text:p text:style-name="P11"/>
      <text:p text:style-name="P11"><text:span text:style-name="T1">Tik {tik} – </text:span>somente, apenas</text:p>
      <text:p text:style-name="P20"><text:span text:style-name="T1">Som tik octoat –</text:span> tenho apenas oito anos</text:p>
      <text:p text:style-name="P11"/>
      <text:p text:style-name="P11"><text:span text:style-name="T1">Towsraen {towsrAyn} –</text:span> aleatoriamente</text:p>
      <text:p text:style-name="P20"><text:span text:style-name="T1">Ia numers prehpent towsraen –</text:span> os números aparecem aleatoriamente</text:p>
      <text:p text:style-name="P11"/>
      <text:p text:style-name="P11"><text:span text:style-name="T1">Tsay {tsay} –</text:span> de novo, mais uma vez, novamente, de volta, para trás, atrás</text:p>
      <text:p text:style-name="P20"><text:span text:style-name="T1">I peinds gwehment tsay –</text:span> os inimigos estão vindo novamente</text:p>
      <text:p text:style-name="P11"/>
      <text:p text:style-name="P11"><text:span text:style-name="T1">Tun {tun} –</text:span> então, naquele momento</text:p>
      <text:p text:style-name="P20"><text:span text:style-name="T1">Tun el magv visit un piurneus serpent ep id charagah –</text:span> então a criança viu uma cobra de fogo sobre a grama</text:p>
      <text:p text:style-name="P11"/>
      <text:p text:style-name="P11"><text:span text:style-name="T1">Wa {wa} –</text:span> e/ou <text:span text:style-name="T8">(para indicar nomes alternativos)</text:span></text:p>
      <text:p text:style-name="P20"><text:span text:style-name="T1">Feira de Santana wa “Princesse Urb” est id second mierst urb os Bahia –</text:span> Feira de Santana ou “Cidade Princesa” é a segunda maior cidade da Bahia</text:p>
      <text:p text:style-name="P11"/>
      <text:p text:style-name="P11"><text:span text:style-name="T1">Wakea {wakEa} –</text:span> definitivamente</text:p>
      <text:p text:style-name="P20"><text:span text:style-name="T1">Is est wakea is meist preparet </text:span>– ele é definitivamente o mais preparado</text:p>
      <text:p text:style-name="P11"/>
      <text:p text:style-name="P11"><text:span text:style-name="T1">Way {way} –</text:span> infelizmente, ai de mim!</text:p>
      <text:p text:style-name="P20"><text:span text:style-name="T1">Way ia mohrit –</text:span> infelizmente ela morreu</text:p>
      <text:p text:style-name="P11"/>
      <text:p text:style-name="P11"><text:span text:style-name="T1">We {we} –</text:span> ou <text:span text:style-name="T8">(separa orações)</text:span></text:p>
      <text:p text:style-name="P11"><text:span text:style-name="T9">Ne woidim an kaupo un wogh we io safer do Tyrkia –</text:span><text:span text:style-name="T8"> não sei se compro um carro ou viajo para a Turquia.</text:span></text:p>
      <text:p text:style-name="P11"/>
      <text:p text:style-name="P11"><text:span text:style-name="T1">Weidwos {wEydwos} –</text:span> é claro, naturalmente, certamente</text:p>
      <text:p text:style-name="P20"><text:span text:style-name="T1">Weidwos sambahsa est facil –</text:span> é claro que sambahsa é fácil</text:p>
      <text:p text:style-name="P11"/>
      <text:p text:style-name="P11"><text:span text:style-name="T1">Yadi {yAdi} –</text:span> se apenas</text:p>
      <text:p text:style-name="P11"><text:span text:style-name="T9">Yadi Jorge hieb esen perodhsedd, hol esiet different –</text:span><text:span text:style-name="T8"> se somente Jorge tivesse sido presidente, tudo seria diferente.</text:span></text:p>
      <text:p text:style-name="P11"/>
      <text:p text:style-name="P11"><text:span text:style-name="T1">Yani {yAni} –</text:span> isto é, quer dizer que</text:p>
      <text:p text:style-name="P20"><text:span text:style-name="T1">Babys sont pur, yani, i ne hant synt –</text:span> bebês são puros, isto é, eles não têm pecado</text:p>
      <text:p text:style-name="P11"><text:soft-page-break/></text:p>
      <text:p text:style-name="P11"><text:span text:style-name="T1">(Ya)schi {(yA)ci} –</text:span> também, além disso <text:span text:style-name="T8">(“schi” pode ser sufixado à primeira palavra de uma oração se for um pronome ou uma palavra invariável e se for foneticamente compatível)</text:span></text:p>
      <text:p text:style-name="P20"><text:span text:style-name="T1">Iaschi buit aunstohmen ad mohrt –</text:span> ela também foi condenada a morte</text:p>
      <text:p text:style-name="P20"><text:span text:style-name="T1">Cavalls yaschi ghehdent ses usen ka transport forme – </text:span>cavalos podem ser usados como meio de transporte também</text:p>
      <text:p text:style-name="P11"/>
      <text:p text:style-name="P11"><text:span text:style-name="T1">Yed {yed} –</text:span> ainda <text:span text:style-name="T8">(usado para algo que ainda não aconteceu, e geralmente fica no final da frase. Veja o exemplo abaixo para você não confundir com o “dar”)</text:span></text:p>
      <text:p text:style-name="P20"><text:span text:style-name="T1">Is postalion ne gwohmit yed? –</text:span> o carteiro não chegou ainda? / o carteiro ainda não chegou?</text:p>
      <text:p text:style-name="P11"/>
      <text:p text:style-name="P11"><text:span text:style-name="T1">Yeji {yEji} – </text:span>de acordo</text:p>
      <text:p text:style-name="P20"><text:span text:style-name="T1">Yeji me, id compagnie vaht bihe muflis, ne kauro / Yeji me, id compagnie vaht muflisasce, ne </text:span><text:span text:style-name="T1">kauro –</text:span> por mim, a empresa vai à falência, não me importo</text:p>
      <text:p text:style-name="P20"><text:span text:style-name="T1">Yeji Einstein, dwo jects sont aunfin, id universe ed mensc cacavania –</text:span> para Einstein, duas coisas são infinitas, o universo e a estupidez humana</text:p>
      <text:p text:style-name="P11"/>
      <text:p text:style-name="P11"><text:span text:style-name="T1">Yunyun {yunyUn} –</text:span> e assim por diante</text:p>
      <text:p text:style-name="P20"><text:span text:style-name="T1">Un cyclist safert 20Km in id prest hor, 16 in id second yunyun –</text:span> um ciclista percorre 20Km na primeira hora, 16Km na segunda e assim por diante</text:p>
      <text:p text:style-name="P11"/>
      <text:h text:style-name="P3" text:outline-level="2">SOME DOUBTS THAT CAN APPEAR</text:h>
      <text:p text:style-name="P11"/>
      <text:h text:style-name="P50" text:outline-level="3">WHAT'S THE DIFFERENCE BETWEEN “BET” AND “MEN”?</text:h>
      <text:p text:style-name="P11"/>
      <text:p text:style-name="P11"><text:tab/>While “bet”, the most common, presents a real opposition, “men” doesn't present <text:s/>real oposition. Look the examples below:</text:p>
      <text:p text:style-name="P11"/>
      <text:p text:style-name="P11"><text:span text:style-name="T1">(1) Ne eddo </text:span><text:bookmark-start text:name="__DdeLink__39433_985341409"/><text:span text:style-name="T1">leckereit</text:span><text:bookmark-end text:name="__DdeLink__39433_985341409"/><text:span text:style-name="T1">s, MEN ne som diabetic –</text:span> I don't eat candies, but I am not diabetic</text:p>
      <text:p text:style-name="P11"><text:span text:style-name="T1">(2) Ia orbat in un kiekwrschop, MEN ia ne est veterinar –</text:span> she works in a pet shop, but she is not veterinar</text:p>
      <text:p text:style-name="P11"><text:span text:style-name="T1">(3) Kamo sports, BET ne som un athlete –</text:span> I like sports, but I am not an athlete</text:p>
      <text:p text:style-name="P11"><text:span text:style-name="T1">(4) Gwivs in id eust, BET eiskws gwive in id west –</text:span> you live in the east, but you want to live in the west</text:p>
      <text:p text:style-name="P11"/>
      <text:p text:style-name="P11"><text:tab/>Observe that, in (1), if I don't eat candies, it doesn't necessarly mean that I am diabetic; in (2) the woman works in a pet shop, but she doesn't have to be veterinar to work there. But in (3), if I say that I like sports, many people may presume that I am an athlete; in (4) the person lives in the east, so it's assumed that he/she wanted to live there, but in reality his/her desire is otherside.</text:p>
      <text:p text:style-name="P11"/>
      <text:p text:style-name="P11"><text:tab/>Don't worry so much, because the choose between “men” and “bet” is <text:soft-page-break/>very <text:span text:style-name="T2">subjective</text:span>, some can say that if you work in a pet shop, much probably you are a veterinar, thus we should use “bet” instead “men” in (2). In (3), if you live in a place where people like sports a lot, but it's common that almost nobody practice such activities, “men” can be used.</text:p>
      <text:p text:style-name="P11"/>
      <text:h text:style-name="P48" text:outline-level="1">PREPOSITIONS</text:h>
      <text:p text:style-name="P11"/>
      <text:p text:style-name="P11"><text:tab/>Preposições são palavras que estabelecem uma relação, do tipo subordinativa, entre dois termos de uma oração. A maioria das preposições do sambahsa podem ser usadas como conjunções também. As preposições são:</text:p>
      <text:p text:style-name="P11"/>
      <text:p text:style-name="P11"><text:span text:style-name="T1">Ab {ab} –</text:span> de <text:span text:style-name="T8">(após particípio passivo).</text:span> Essa preposição se torna “af” quando antes de palavra que inicie com “h”. Também pode significar “a partir de”, “começando de”</text:p>
      <text:p text:style-name="P20"><text:span text:style-name="T1">Id torte buit edden ab me –</text:span> o bolo foi comido por mim</text:p>
      <text:p text:style-name="P20"><text:span text:style-name="T1">Af hoyd –</text:span> a partir de hoje</text:p>
      <text:p text:style-name="P11"/>
      <text:p text:style-name="P11"><text:span text:style-name="T1">Ad {ad} –</text:span> para, no, na. <text:span text:style-name="T8">Muito interessante quando o dativo não pode ser usado.</text:span></text:p>
      <text:p text:style-name="P20"><text:span text:style-name="T1">Yeiso un blixbrev ad Henrique –</text:span> Envio um e-mail para Henrique</text:p>
      <text:p text:style-name="P11"><text:span text:style-name="T9">Ia ihsit ad vide an ays wogh hieb likwt id reparation service –</text:span><text:span text:style-name="T8"> ela foi ver se o seu carro saiu do conserto</text:span></text:p>
      <text:p text:style-name="P11"/>
      <text:p text:style-name="P11"><text:span text:style-name="T1">Ant {ant} –</text:span> em frente de, perante</text:p>
      <text:p text:style-name="P20"><text:span text:style-name="T1">Ant id scol –</text:span> em frente da escola</text:p>
      <text:p text:style-name="P20"><text:span text:style-name="T1">Ant id thron</text:span> – diante do trono</text:p>
      <text:p text:style-name="P11"/>
      <text:p text:style-name="P11"><text:span text:style-name="T1">Apo {Apo} –</text:span> fora. <text:span text:style-name="T13">Pode ser reduzido para “ap” quando antes de vogais</text:span>.</text:p>
      <text:p text:style-name="P20"><text:span text:style-name="T1">Grand Britain lyehct apo id Europay dayluk –</text:span> Grã-Bretanha encontra-se fora do continente europeu</text:p>
      <text:p text:style-name="P11"/>
      <text:p text:style-name="P11"><text:span text:style-name="T1">Apter {Aptër} –</text:span> atrás</text:p>
      <text:p text:style-name="P20"><text:span text:style-name="T1">Apter id dru –</text:span> atrás da árvore</text:p>
      <text:p text:style-name="P20"><text:span text:style-name="T1">Apter iam mater –</text:span> atrás da mãe</text:p>
      <text:p text:style-name="P20"><text:span text:style-name="T1">Id urb est apter id forest – </text:span>a cidade fica atrás/depois da floresta</text:p>
      <text:p text:style-name="P11"/>
      <text:p text:style-name="P11"><text:span text:style-name="T1">Aun {Aon}– </text:span>sem</text:p>
      <text:p text:style-name="P18"><text:span text:style-name="T1">Som aun chifan –</text:span> estou sem refeição</text:p>
      <text:p text:style-name="P11"/>
      <text:p text:style-name="P11"><text:span text:style-name="T1">Bayna {bAyna} –</text:span> entre, no meio de <text:span text:style-name="T8">(no sentido de cercado(a) por)</text:span></text:p>
      <text:p text:style-name="P20"><text:span text:style-name="T1">Smos bayna i peinds –</text:span> estamos cercados por inimigos</text:p>
      <text:p text:style-name="P20"><text:span text:style-name="T1">Id vallee est bayna ia ghyors –</text:span> o vale está entre as montanhas</text:p>
      <text:p text:style-name="P19">Id insule est bayna aqua <text:span text:style-name="T5">– a ilha está cercada por água</text:span></text:p>
      <text:p text:style-name="P20"><text:span text:style-name="T1">Is planit id competition bayna i daskals –</text:span> Ele planejou a competição junto aos professores</text:p>
      <text:p text:style-name="P11"/>
      <text:p text:style-name="P11"><text:span text:style-name="T1">Bi {bi} –</text:span> no <text:span text:style-name="T8">(local de trabalho)</text:span>, em <text:span text:style-name="T8">(autor de uma obra ou ideia)</text:span>, próximo de <text:span text:style-name="T8">(não implica proximidade espacial permanente)</text:span>. Essa preposição frequentemente se funde ao pronome nas formas dativa e acusativa. bi + ei = <text:soft-page-break/>bei; bi + ay = bay; bi + el = bil; bi + im = bim;</text:p>
      <text:p text:style-name="P20"><text:span text:style-name="T1">Fruits sont kaupen bi mercat –</text:span> frutas são compradas no mercado</text:p>
      <text:p text:style-name="P20"><text:span text:style-name="T1">Manskwo bi mien sokwi in tod walu –</text:span> quero permanecer junto ao meu companheiro neste campo de batalha</text:p>
      <text:p text:style-name="P20"><text:span text:style-name="T1">Sei yed id dayi progress dehlct ses, bi Kant kam bi Condorcet, id norme quod permitt judce Historia… –</text:span> Se, contudo, a ideia geral de progresso deve ser, em Kant e em Condorcet, a norma que permite julgar História…</text:p>
      <text:p text:style-name="P11"/>
      <text:p text:style-name="P11"><text:span text:style-name="T1">Bila {bIla} –</text:span> salvo, na ausência de</text:p>
      <text:p text:style-name="P20"><text:span text:style-name="T1">Bila satisfacend communicationzariyas ed efficienta transportsnetwehrgs, ia electoral campagnes sont difficil ductu –</text:span> na ausência de meios de comunicação e de redes de transportes eficientes, as campanhas eleitorais são difíceis de conduzir</text:p>
      <text:p text:style-name="P11"/>
      <text:p text:style-name="P11"><text:span text:style-name="T1">Cis {tsis} –</text:span> deste lado de</text:p>
      <text:p text:style-name="P20"><text:span text:style-name="T1">Cis tod fluv –</text:span> deste lado do rio</text:p>
      <text:p text:style-name="P11"/>
      <text:p text:style-name="P11"><text:span text:style-name="T1">Con {kon} –</text:span> com <text:span text:style-name="T8">(no sentido de companhia)</text:span></text:p>
      <text:p text:style-name="P20"><text:span text:style-name="T1">Som con te –</text:span> estou contigo / estou com você</text:p>
      <text:p text:style-name="P20"><text:span text:style-name="T1">Safersiem con iom –</text:span> viajarei com ele</text:p>
      <text:p text:style-name="P20"><text:span text:style-name="T1">Weiko con mien esor – </text:span>vivo com minha esposa / moro com minha esposa</text:p>
      <text:p text:style-name="P20"><text:span text:style-name="T1">Tolko con Olivier –</text:span> falo com Olivier</text:p>
      <text:p text:style-name="P11"/>
      <text:p text:style-name="P11"><text:span text:style-name="T1">Contra {kOntra} –</text:span> contra</text:p>
      <text:p text:style-name="P20"><text:span text:style-name="T1">I katuer contra nos –</text:span> eles lutaram contra nós</text:p>
      <text:p text:style-name="P11"/>
      <text:p text:style-name="P11"><text:span text:style-name="T1">Circa {tsIrka} – </text:span>cerca de, por volta de, em torno de</text:p>
      <text:p text:style-name="P20"><text:span text:style-name="T1">Is est circa dwo meters buland–</text:span> ele tem cerca de dois metros</text:p>
      <text:p text:style-name="P11"/>
      <text:p text:style-name="P11"><text:span text:style-name="T1">Dayir {dAyir} –</text:span> concernente, relativo a, a respeito de, acerca de, referente a, tocante a</text:p>
      <text:p text:style-name="P20"><text:span text:style-name="T1">Ia conflicts dayir wed bihnt schowi imminent –</text:span> os conflitos relativos à água estão se tornando consequentemente iminentes</text:p>
      <text:p text:style-name="P11"/>
      <text:p text:style-name="P11"><text:span text:style-name="T1">De {de} –</text:span> sobre</text:p>
      <text:p text:style-name="P20"><text:span text:style-name="T1">Tod buk est de drus –</text:span> este livro é sobre árvores</text:p>
      <text:p text:style-name="P11"/>
      <text:p text:style-name="P11"><text:span text:style-name="T1">Dia {dya} –</text:span> para, à, ao</text:p>
      <text:p text:style-name="P20"><text:span text:style-name="T1">Id majoritat os Kashmirs population esiet nuntos ryowkhowo dia independence –</text:span> a maioria da população da Caxemira seria, doravante, favorável à independência</text:p>
      <text:p text:style-name="P20"><text:span text:style-name="T1">Som allergic dia penicillin –</text:span> sou alérgico a penicilina</text:p>
      <text:p text:style-name="P11"/>
      <text:p text:style-name="P11"><text:span text:style-name="T1">Do {do} –</text:span> em, para dentro, de</text:p>
      <text:p text:style-name="P20"><text:span text:style-name="T1">Wey safersiemos do Espania –</text:span> nós viajamos para a Espanha</text:p>
      <text:p text:style-name="P11"><text:span text:style-name="T9">Ho adapten sem reconstruct nams em antique hindeuropay divs do Sambahsa – </text:span><text:span text:style-name="T8">adaptei alguns nomes reconstruídos dos antigos deuses indo-</text:span><text:span text:style-name="T8">europeus para o sambahsa</text:span></text:p>
      <text:p text:style-name="P11"><text:soft-page-break/></text:p>
      <text:p text:style-name="P11"><text:span text:style-name="T1">Due {dü:}–</text:span> devido a </text:p>
      <text:p text:style-name="P20"><text:span text:style-name="T1">Due id seuy, khako linkwes mien dom – </text:span>devido a chuva, não posso sair da minha casa</text:p>
      <text:p text:style-name="P11"/>
      <text:p text:style-name="P11"><text:span text:style-name="T1">Ender {Endër} –</text:span> abaixo, debaixo <text:span text:style-name="T8">(não implica contato)</text:span></text:p>
      <text:p text:style-name="P20"><text:span text:style-name="T1">Ter est un kwaun ender id meja –</text:span> há um cachorro debaixo da mesa</text:p>
      <text:p text:style-name="P20"><text:span text:style-name="T1">Ender nebhs sont id land ed id mar –</text:span> Debaixo das nuvens está a terra e o mar</text:p>
      <text:p text:style-name="P20"><text:span text:style-name="T1">Id stohm ender id nas –</text:span> a boca debaixo do nariz</text:p>
      <text:p text:style-name="P11"/>
      <text:p text:style-name="P11"><text:span text:style-name="T1">Endo {Endo} –</text:span> em direção ao interior</text:p>
      <text:p text:style-name="P20"><text:span text:style-name="T1">El monster fugit endo antro –</text:span> o monstro fugiu para o interior da caverna</text:p>
      <text:p text:style-name="P11"/>
      <text:p text:style-name="P11"><text:span text:style-name="T1">Engwn {Engun} – </text:span>ao longo de, junto a</text:p>
      <text:p text:style-name="P20"><text:span text:style-name="T1">Tod permitt mette precis-ye engwn ia walls ed flors </text:span>– Isso permite cortar com precisão ao longo das paredes e flores</text:p>
      <text:p text:style-name="P11"/>
      <text:p text:style-name="P11"><text:span text:style-name="T1">Eni {Eni} –</text:span> dentro</text:p>
      <text:p text:style-name="P20"><text:span text:style-name="T1">Eni mien corpos ter sont vehrms –</text:span> dentro do meu corpo há vermes</text:p>
      <text:p text:style-name="P11"/>
      <text:p text:style-name="P11"><text:span text:style-name="T1">Ep {ep} –</text:span> sobre, em cima de <text:span text:style-name="T8">(toca o objeto no qual ele está em cima)</text:span>. Antes de “h” essa preposição tornasse “ef”, como se faz com o “ab”</text:p>
      <text:p text:style-name="P20"><text:span text:style-name="T1">Ter est un rat ep id meja –</text:span> há um rato sobre a mesa</text:p>
      <text:p text:style-name="P11"/>
      <text:p text:style-name="P11"><text:span text:style-name="T1">Epter {Eptër} –</text:span> pouco mais de</text:p>
      <text:p text:style-name="P20"><text:span text:style-name="T1">Ia dohm-se ep id bors om sien peds, ed, glanzend epter id leizdo ios mur, ayso spect incontrit tod uns buland wir –</text:span> ela esticou-se na ponta dos pés e espiou por cima da borda do muro, e seus olhos encontraram imediatamente aqueles de um homem alto</text:p>
      <text:p text:style-name="P11"/>
      <text:p text:style-name="P11"><text:span text:style-name="T1">Ex {eks} –</text:span> fora, de, do, da</text:p>
      <text:p text:style-name="P20"><text:span text:style-name="T1">Som ex Brasilu –</text:span> sou do Brasil</text:p>
      <text:p text:style-name="P20"><text:span text:style-name="T1">Un helm ex stal –</text:span> um elmo de aço</text:p>
      <text:p text:style-name="P20"><text:span text:style-name="T1">El kwaun gwehmt ex id dom –</text:span> o cachorro veio para fora da casa</text:p>
      <text:p text:style-name="P20">Veja a diferença de “ex” e “exo”</text:p>
      <text:p text:style-name="P11"><text:span text:style-name="T9">El kwaun est ex</text:span><text:span text:style-name="T11">o</text:span><text:span text:style-name="T9"> id dom –</text:span><text:span text:style-name="T8"> o cachorro está do lado de fora da casa</text:span></text:p>
      <text:p text:style-name="P20">Quando não para expressar a ideia de “feito de” ou “de tal lugar”, a preposição “ex” passa uma ideia de movimento.</text:p>
      <text:p text:style-name="P11"/>
      <text:p text:style-name="P11"><text:span text:style-name="T1">In {in} – </text:span>em</text:p>
      <text:p text:style-name="P20"><text:span text:style-name="T1">Som in id strad X –</text:span> estou na rua X</text:p>
      <text:p text:style-name="P20"><text:span text:style-name="T1">Ghehdo bahe in dwodem bahsas –</text:span> posso falar em doze línguas</text:p>
      <text:p text:style-name="P20"><text:span text:style-name="T1">Credeihm in fees –</text:span> acredito em fadas</text:p>
      <text:p text:style-name="P11"/>
      <text:p text:style-name="P11"><text:span text:style-name="T1">Instet {instEt} –</text:span> em vez (de)</text:p>
      <text:p text:style-name="P20"><text:span text:style-name="T1">Instet swehpe, ma ne orbats? –</text:span> em vez de dormir, por que você não trabalha?</text:p>
      <text:p text:style-name="P11"/>
      <text:p text:style-name="P11"><text:soft-page-break/><text:span text:style-name="T1">Inter {Intër} –</text:span> entre</text:p>
      <text:p text:style-name="P20"><text:span text:style-name="T1">Ia bint est inter dwo geronts –</text:span> a garota está entre dois anciãos</text:p>
      <text:p text:style-name="P11"><text:span text:style-name="T9">Id joyel eet inter ia colunns –</text:span><text:span text:style-name="T8"> a joia ficava entre as colunas</text:span></text:p>
      <text:p text:style-name="P11"/>
      <text:p text:style-name="P11"><text:span text:style-name="T1">Kata {kAta} –</text:span> a partir do topo de</text:p>
      <text:p text:style-name="P20"><text:span text:style-name="T1">Mathalan, ia pinegs hangend kata id mur nieb id ogwn quanta tengier gwiv –</text:span> por exemplo, os quadros pendurados na parede perto da lareira, tudo parecia estar vivo</text:p>
      <text:p text:style-name="P11"/>
      <text:p text:style-name="P11"><text:span text:style-name="T1">Kye {kye} –</text:span> no sentido de, em direção a. <text:span text:style-name="T8">Essa preposição se mistura com o </text:span><text:span text:style-name="T8">determinante seguinte ou o pronome na 3ª pessoa, não é difícil encontrar algo como kyid (kye + id).</text:span></text:p>
      <text:p text:style-name="P20"><text:span text:style-name="T1">Vahm gwahe kye mien dom –</text:span> vou para minha casa</text:p>
      <text:p text:style-name="P20"><text:span text:style-name="T1">Is fallit kya dubes ios hayd –</text:span> ele caiu nas profundezas do inferno</text:p>
      <text:p text:style-name="P20"><text:span text:style-name="T1">To ne est bad perfection, bet to est un itner kye –</text:span> esta não é a perfeição ainda, mas este é um caminho para isso</text:p>
      <text:p text:style-name="P11"><text:span text:style-name="T1">Kyant {kyant} = kye + ant –</text:span> em direção a <text:span text:style-name="T8">(com intenção de encontro)</text:span></text:p>
      <text:p text:style-name="P20"><text:span text:style-name="T1">Io vis iom gwehme kyant me –</text:span> o vi chegar ao meu encontro</text:p>
      <text:p text:style-name="P11"/>
      <text:p text:style-name="P11"><text:span text:style-name="T1">Med {med} –</text:span> com <text:span text:style-name="T8">(um instrumento)</text:span>.</text:p>
      <text:p text:style-name="P20"><text:span text:style-name="T1">Is magician construgit un castell med sien magia – </text:span><text:span text:style-name="T5">O mago construiu um castelo com sua magia</text:span></text:p>
      <text:p text:style-name="P20"><text:span text:style-name="T1">Saferam med wogh –</text:span> viajamos de carro</text:p>
      <text:p text:style-name="P20"><text:span text:style-name="T1">Med alya werds –</text:span> ou seja; em outras palavras</text:p>
      <text:p text:style-name="P14"/>
      <text:p text:style-name="P14"><text:span text:style-name="T1">Medsu {mEdsu} –</text:span><text:span text:style-name="T5"> no meio de</text:span></text:p>
      <text:p text:style-name="P20"><text:span text:style-name="T1">Eduarda khiek sib stambhes glihes medsu sien dakrus –</text:span> Eduarda não se conteve de rir no meio de suas lágrimas </text:p>
      <text:p text:style-name="P20"><text:span text:style-name="T1">Arriveer bad in vid unios mier menegh medsu quod is Lion ed is Unicorn eent katuend –</text:span> eles finalmente chegaram a visão de uma grande multidão, no meio da qual o Leão e o Unicórnio estavam lutando</text:p>
      <text:p text:style-name="P14"/>
      <text:p text:style-name="P14"><text:span text:style-name="T1">Mustathna {mustA§na} –</text:span> para além, além de</text:p>
      <text:p text:style-name="P20"><text:span text:style-name="T1">3.729.500 leuds gwiveer dien 1sto Januar 2015 in Kartvelia (mustathna Abkhasia ed Sud-Iristan) –</text:span> 3.729.500 pessoas viviam em 1º de janeiro de 2015, na Geórgia (para além da Abkházia e da Ossétia do Sul)</text:p>
      <text:p text:style-name="P14"/>
      <text:p text:style-name="P14"><text:span text:style-name="T1">Nespekent {nëspEkënt} –</text:span> apesar de</text:p>
      <text:p text:style-name="P20"><text:span text:style-name="T1">Nespekent sien situation, Sophia biey meis pro iom quem pro se ye cid moment –</text:span> Apesar de sua situação, Sophia temia mais por ele do que para si mesma naquele momento</text:p>
      <text:p text:style-name="P14"/>
      <text:p text:style-name="P11"><text:span text:style-name="T1">Nieb {nyeb} –</text:span> ao lado de</text:p>
      <text:p text:style-name="P20"><text:span text:style-name="T1">Id dru est nieb id dom –</text:span> a árvore está ao lado da casa</text:p>
      <text:p text:style-name="P11"/>
      <text:p text:style-name="P11"><text:span text:style-name="T1">Ob {ob} –</text:span> porque</text:p>
      <text:p text:style-name="P20"><text:span text:style-name="T1">Eddo sabzi ob id suasmehct –</text:span> como vegetais porque eles tem um bom sabor</text:p>
      <text:p text:style-name="P20"><text:span text:style-name="T1">Dank ob id antwehrd –</text:span> obrigado pela resposta</text:p>
      <text:p text:style-name="P11"/>
      <text:p text:style-name="P11"><text:soft-page-break/><text:span text:style-name="T1">Ois {oys} –</text:span> vindo de. <text:span text:style-name="T8">As vezes escrito como “oys”.</text:span></text:p>
      <text:p text:style-name="P20"><text:span text:style-name="T1">Tuntos, ad pelu Stats ois id decolonisation moliet trehve ir tula –</text:span> desde então, uma série de Estados nascidos da descolonização tiveram dificuldade para encontrar seu equilíbrio</text:p>
      <text:p text:style-name="P11">Acho melhor eu explicar o que o “ad” está fazendo aqui junto ao “ad pelu Stats” para quem não entendeu. No exemplo foi usado o verbo “molie”, que significa “ser/estar difícil”, por isso que foi necessário o uso do “ad” para indicar o objeto indireto,</text:p>
      <text:p text:style-name="P11"/>
      <text:p text:style-name="P11"><text:span text:style-name="T1">Pati {pAti} –</text:span> incluindo, inclusive</text:p>
      <text:p text:style-name="P20"><text:span text:style-name="T1">Ceters hieb esen lusen unte id naufrage, pati vasya mehmens os eys gwito tuntro –</text:span> todas as outras coisas tinham sido perdidas durante o naufrágio, incluindo todas as memórias de sua vida até então</text:p>
      <text:p text:style-name="P11"/>
      <text:p text:style-name="P11"><text:span text:style-name="T1">Per {per} –</text:span> por meio de, através de, de</text:p>
      <text:p text:style-name="P20"><text:span text:style-name="T1">Skapam per cid passage –</text:span> escapamos por meio daquela passagem</text:p>
      <text:p text:style-name="P20"><text:span text:style-name="T1">Presaygo id future per mien cristall ball –</text:span> prevejo o futuro através da minha bola de cristal</text:p>
      <text:p text:style-name="P11"/>
      <text:p text:style-name="P11"><text:span text:style-name="T1">(Per)ambh {(për)Amb} –</text:span> por aí, em torno de, em volta</text:p>
      <text:p text:style-name="P11"><text:span text:style-name="T9">Piends sont ambh nos –</text:span><text:span text:style-name="T8"> inimigos estão a nossa volta</text:span></text:p>
      <text:p text:style-name="P20"><text:span text:style-name="T1">Ia ghyors perambh id vallee –</text:span> as montanhas cercam o vale</text:p>
      <text:p text:style-name="P19">Ter est aqua perambh id insule –<text:span text:style-name="T5"> há água em torno da ilha</text:span></text:p>
      <text:p text:style-name="P11"/>
      <text:p text:style-name="P11"><text:span text:style-name="T1">Ploisko {plOysko} –</text:span> exceto</text:p>
      <text:p text:style-name="P20"><text:span text:style-name="T1">Eddo quantgenos os miems, ploisko pork –</text:span> como todo tipo de carne, exceto carne de porco</text:p>
      <text:p text:style-name="P11"/>
      <text:p text:style-name="P11"><text:span text:style-name="T1">Po {po} –</text:span> para <text:span text:style-name="T8">(em troca de)</text:span><text:span text:style-name="T13">,</text:span> para <text:span text:style-name="T8">(a fim de obter)</text:span></text:p>
      <text:p text:style-name="P20"><text:span text:style-name="T1">Io change un apel po un banane –</text:span> troco uma maçã por uma banana</text:p>
      <text:p text:style-name="P11"/>
      <text:p text:style-name="P11"><text:span text:style-name="T1">Pon {pon} –</text:span> desde</text:p>
      <text:p text:style-name="P20"><text:span text:style-name="T1">Som her pon id auror –</text:span> estou aqui desde o amanhecer</text:p>
      <text:p text:style-name="P20"><text:span text:style-name="T1">Pon kamdiu reidneute yu in plen diewo? –</text:span> Por quanto tempo você tem montado em plena luz do dia?<text:span text:style-name="T13"> (perceba o uso do durativo -neu-, falarei sobre ele no capítulo apropriado)</text:span></text:p>
      <text:p text:style-name="P11"/>
      <text:p text:style-name="P11"><text:span text:style-name="T1">Pos {pos} –</text:span> depois</text:p>
      <text:p text:style-name="P20"><text:span text:style-name="T1">Tolko tib pos io arrive –</text:span> falo com você depois que eu chegar</text:p>
      <text:p text:style-name="P20"/>
      <text:p text:style-name="P11"><text:span text:style-name="T1">Pre {pre} –</text:span> antes</text:p>
      <text:p text:style-name="P20"><text:span text:style-name="T1">Tolko tib pre linkwo –</text:span> falo com você antes de eu sair</text:p>
      <text:p text:style-name="P14"/>
      <text:p text:style-name="P14"><text:span text:style-name="T1">Pri {pri} –</text:span> passar ao longo de, passar perto</text:p>
      <text:p text:style-name="P20"><text:span text:style-name="T1">Is vis un bloudun reider qui galoppit pri iom dextos levtro –</text:span> ele viu um cavaleiro vestido de azul que passou galopando perto dele da direita para a esquerda</text:p>
      <text:p text:style-name="P20"><text:span text:style-name="T1">Quando yu gwahsiete pri id cocin –</text:span> quando passar pela cozinha</text:p>
      <text:p text:style-name="P20"><text:span text:style-name="T1">El shamyu snahsit pri me –</text:span> o tubarão passou nadando ao meu lado</text:p>
      <text:p text:style-name="P14"><text:soft-page-break/></text:p>
      <text:p text:style-name="P11"><text:span text:style-name="T1">Pro {pro} –</text:span> para, para que</text:p>
      <text:p text:style-name="P20"><text:span text:style-name="T1">Kieupim un cavall pro te –</text:span> comprei um cavalo para você</text:p>
      <text:p text:style-name="P20"><text:span text:style-name="T1">Eiskwo un wogh pro miena safers – </text:span>quero um carro para as minhas viagens</text:p>
      <text:p text:style-name="P20"><text:span text:style-name="T1">El behrger mohrit pro vies gwits –</text:span> o salvador morreu pela vida de vocês</text:p>
      <text:p text:style-name="P11"/>
      <text:p text:style-name="P11"><text:span text:style-name="T1">Prod {prod} –</text:span> adiante, à frente</text:p>
      <text:p text:style-name="P20"><text:span text:style-name="T1">Noster chef semper ghanct prod nies grupp –</text:span> nosso chefe anda sempre à frente do nosso grupo</text:p>
      <text:p text:style-name="P11"/>
      <text:p text:style-name="P11"><text:span text:style-name="T1">Prokwe(m) {prOkwë(m)}–</text:span> perto, próximo</text:p>
      <text:p text:style-name="P20"><text:span text:style-name="T1">El animal est prokwe me –</text:span> o animal está próximo de mim</text:p>
      <text:p text:style-name="P11"/>
      <text:p text:style-name="P11"><text:span text:style-name="T1">Prosch {proc} –</text:span> perto de, próximo <text:span text:style-name="T8">(com a ideia de movimento!)</text:span></text:p>
      <text:p text:style-name="P20"><text:span text:style-name="T1">Id wogho gwehmt prosch me –</text:span> o carro está de aproximando de mim</text:p>
      <text:p text:style-name="P11"/>
      <text:p text:style-name="P11"><text:span text:style-name="T1">Protie {protI:} –</text:span> contra. O mesmo que “contra”</text:p>
      <text:p text:style-name="P20"><text:span text:style-name="T1">I katueer protiev nos –</text:span> eles lutaram contra nós</text:p>
      <text:p text:style-name="P11"/>
      <text:p text:style-name="P11"><text:span text:style-name="T1">Protiev {protyEv} = </text:span>Protie</text:p>
      <text:p text:style-name="P11"/>
      <text:p text:style-name="P11"><text:span text:style-name="T1">Samt {samt} –</text:span> com (denota circunstância, descrição)</text:p>
      <text:p text:style-name="P20"><text:span text:style-name="T1">Un wir samt blou okwi –</text:span> um homem com olhos azuis</text:p>
      <text:p text:style-name="P20"><text:span text:style-name="T1">Cid familia gwivt samt maungo noroc –</text:span> aquela família vive com muita alegria</text:p>
      <text:p text:style-name="P20"><text:span text:style-name="T1">Cheuso mien werds samt kaur –</text:span> escolho minhas palavras com cuidado</text:p>
      <text:p text:style-name="P11"/>
      <text:p text:style-name="P11"><text:span text:style-name="T1">Sekwos {sEkwos} –</text:span> seguinte, depois</text:p>
      <text:p text:style-name="P20"><text:span text:style-name="T1">Sekwos id swodetermination referendum os 1sto Jul 1962, Algeria proclamet sien independence –</text:span> na sequência do referendo de autodeterminação do 01 de julho de 1962, a Argélia proclamou sua independência</text:p>
      <text:p text:style-name="P11"/>
      <text:p text:style-name="P11"><text:span text:style-name="T1">Speit {speyt} –</text:span> apesar de <text:span text:style-name="T8">(passa uma ideia de desapontamento)(pode ser usado como substantivo também)</text:span></text:p>
      <text:p text:style-name="P20"><text:span text:style-name="T1">Id tank, speit gwaur leusa, tadrijan upertrehsit eyso squadron –</text:span> o tanque, apesar de pesadas perdas, esmagou seu esquadrão pouco a pouco</text:p>
      <text:p text:style-name="P11"/>
      <text:p text:style-name="P11"><text:span text:style-name="T1">Sub {sub} –</text:span> logo embaixo, debaixo <text:span text:style-name="T8">(geralmente implica contato)</text:span></text:p>
      <text:p text:style-name="P20"><text:span text:style-name="T1">Ter est un arank sub id meja –</text:span> há uma aranha debaixo da mesa</text:p>
      <text:p text:style-name="P20"><text:span text:style-name="T1">Sub un peruca est un calv cap –</text:span> debaixo de uma peruca tem uma cabeça careca</text:p>
      <text:p text:style-name="P11"/>
      <text:p text:style-name="P11"><text:span text:style-name="T1">Subpoena {subpOyna} –</text:span> sob medo de <text:span text:style-name="T8">(penalidade)</text:span></text:p>
      <text:p text:style-name="P20"><text:span text:style-name="T1">Uno mukhla al est tun dahn kay linkwes id land subpoena expulsion –</text:span> um prazo é então dado a ele para deixar o país sob a ameaça de expulsão</text:p>
      <text:p text:style-name="P11"/>
      <text:p text:style-name="P11"><text:span text:style-name="T1">Suisraen {swisrAyn} –</text:span> não obstante</text:p>
      <text:p text:style-name="P20"><text:soft-page-break/><text:span text:style-name="T1">Diplomatia ghehdeiht ia Stats suisraen ia differences iren constitutional ed social systemes, do mutual comprehension –</text:span> diplomacia permite que os Estados, não obstante as diferenças de seus sistemas constitucionais e sociais, alcancem a compreensão mútua</text:p>
      <text:p text:style-name="P11"/>
      <text:p text:style-name="P11"><text:span text:style-name="T1">Suppose {supOzë} –</text:span> vamos supor</text:p>
      <text:p text:style-name="P20"><text:span text:style-name="T1">Suppose mathalan yu subscripte un contract bi un pharmaceutic firma kay behrge vos ud diabetes –</text:span> vamos supor, por exemplo, que você assine um contrato com uma empresa farmacêutica para mantê-lo da diabetes</text:p>
      <text:p text:style-name="P11"/>
      <text:p text:style-name="P11"><text:span text:style-name="T1">Swod {swod} –</text:span> no caminho de, na forma de</text:p>
      <text:p text:style-name="P11"><text:span text:style-name="T9">Swod iens atavs (salaf) sokwis ios Prophet –</text:span><text:span text:style-name="T8"> seguindo os costumes dos seguidores antepassados (salafis) do Profeta</text:span></text:p>
      <text:p text:style-name="P11"/>
      <text:p text:style-name="P11"><text:span text:style-name="T1">Tiel {tyel}–</text:span> até. Mas antes de um verbo nós usamos “hin(a)”.</text:p>
      <text:p text:style-name="P20"><text:span text:style-name="T1">Id verdia start ex id urb ed continuet tiel id mar –</text:span> a estrada começa da cidade e continua até o mar</text:p>
      <text:p text:style-name="P20"><text:span text:style-name="T1">Cursim tiel mien dom –</text:span> corri até minha casa</text:p>
      <text:p text:style-name="P11"/>
      <text:p text:style-name="P11"><text:span text:style-name="T1">Trans {trans} –</text:span> do outro lado</text:p>
      <text:p text:style-name="P20"><text:span text:style-name="T1">Trans tod fluv –</text:span> do outro lado do rio</text:p>
      <text:p text:style-name="P11"/>
      <text:p text:style-name="P11"><text:span text:style-name="T1">Ud {ud} –</text:span> de</text:p>
      <text:p text:style-name="P20"><text:span text:style-name="T1">Un brev ud Clara –</text:span> uma carta de Clara</text:p>
      <text:p text:style-name="P20"><text:span text:style-name="T1">Ia kieupit un dom med denars ud ays pater –</text:span> ela comprou uma casa com o dinheiro do pai dela</text:p>
      <text:p text:style-name="P11"/>
      <text:p text:style-name="P11"><text:span text:style-name="T1">Ulter {Ultër} –</text:span> em adição, além da</text:p>
      <text:p text:style-name="P20"><text:span text:style-name="T1">Ulter id marche wehlen ios roy Huan, is conservit precieus-ye id royal titule yeji quod is poiss mutalbe id noble nam Vasconcelos –</text:span> além da ordem do rei Huan, ele conservou preciosamente o título real, segundo a qual ele poderia reivindicar o nome nobre de Vasconcelos</text:p>
      <text:p text:style-name="P11"/>
      <text:p text:style-name="P11"><text:span text:style-name="T1">Uper {Üpër} –</text:span> acima <text:span text:style-name="T8">(não toca o objeto no qual ele está em cima)</text:span></text:p>
      <text:p text:style-name="P20"><text:span text:style-name="T1">Un plav pleuct uper id tor –</text:span> um avião voa sobre a torre</text:p>
      <text:p text:style-name="P11"/>
      <text:p text:style-name="P11"><text:span text:style-name="T1">Unte {Untë} –</text:span> durante, através<text:span text:style-name="T8"> (tempo ou espaço)</text:span></text:p>
      <text:p text:style-name="P20"><text:span text:style-name="T1">Unte id wer –</text:span> durante a primavera</text:p>
      <text:p text:style-name="P20"><text:span text:style-name="T1">Unte id hall – </text:span>através do corredor</text:p>
      <text:p text:style-name="P20"><text:span text:style-name="T1">I construgeer id tor unte ia yars –</text:span> Eles construíram a torre ao longo dos anos</text:p>
      <text:p text:style-name="P11"><text:span text:style-name="T9">Unte tod wakt, in Washington –</text:span><text:span text:style-name="T8"> enquanto isso, em Washington</text:span></text:p>
      <text:p text:style-name="P20"><text:span text:style-name="T1">Sub id schock, is Waktprince remien aunmov unte un khvil –</text:span> Sob o choque, o Príncipe do Tempo permaneceu imóvel por um tempo</text:p>
      <text:p text:style-name="P11"/>
      <text:p text:style-name="P11"><text:span text:style-name="T1">Vice {vits} –</text:span> ao invés de; no lugar de</text:p>
      <text:p text:style-name="P20"><text:span text:style-name="T1">Henrique ne hat ghohden dake ia buks. Vice to, Olivier hat ei yist ia odt-documents –</text:span> Henrique não teve como receber os livros. Ao invés disso, Olivier enviou para ele os documentos .odt.</text:p>
      <text:p text:style-name="P11"><text:soft-page-break/></text:p>
      <text:p text:style-name="P11"><text:span text:style-name="T1">Witerom {witërOm} –</text:span> contra, em frente de, diante de, em face de <text:span text:style-name="T8">(raramente usado como preposição)</text:span></text:p>
      <text:p text:style-name="P20"><text:span text:style-name="T1">Witerom id dikhliz, is daskal skohpt me –</text:span> Na <text:span text:style-name="T13">(extremidade oposta do)</text:span> corredor, o professor estava esperando por mim</text:p>
      <text:p text:style-name="P11"/>
      <text:p text:style-name="P11"><text:span text:style-name="T1">Yant {yant} –</text:span> assim que, tão logo</text:p>
      <text:p text:style-name="P20"><text:span text:style-name="T1">Yant ho denars, kaupo un leuyk tib –</text:span> assim que eu tiver dinheiro eu compro um brinquedo para você</text:p>
      <text:p text:style-name="P11"/>
      <text:p text:style-name="P11"><text:span text:style-name="T1">Ye {ye} –</text:span> não tem significado definido, expressa uma circunstância ou condição, você usa essa preposição quando nenhuma outra mais serve, é a nossa preposição coringa.</text:p>
      <text:p text:style-name="P20"><text:span text:style-name="T1">Ye mien surprise –</text:span> para minha surpresa</text:p>
      <text:p text:style-name="P20"><text:span text:style-name="T1">Ye mieno mayn –</text:span> na minha opinião</text:p>
      <text:p text:style-name="P20"><text:span text:style-name="T1">Io arrive do dom ye noct–</text:span> eu chego em casa à noite</text:p>
      <text:p text:style-name="P11"/>
      <text:p text:style-name="P11"><text:span text:style-name="T1">Za {dza} –</text:span> na parte de trás</text:p>
      <text:p text:style-name="P20"><text:span text:style-name="T1">Za te! –</text:span> atrás de você!</text:p>
      <text:p text:style-name="P11"/>
      <text:h text:style-name="P3" text:outline-level="2">SOME DOUBTS THAT CAN APPEAR</text:h>
      <text:p text:style-name="P11"/>
      <text:p text:style-name="P11"><text:tab/>I tried to explain well the prepositions in the examples, I even used very similar examples I order to evidence the differences, but some doubts can remain. In this subchapter I try to predict some of them and I try to answer them.</text:p>
      <text:p text:style-name="P11"/>
      <text:h text:style-name="P50" text:outline-level="3">DIFFERENCE BETWEEN “MED” AND “PER”</text:h>
      <text:p text:style-name="P11"/>
      <text:p text:style-name="P11"><text:tab/>What's the difference between the twho sentences below?</text:p>
      <text:p text:style-name="P11"/>
      <text:p text:style-name="P11"><text:span text:style-name="T1">Is magician hat construgen un castell med sien magia –</text:span> the magician have built a castle with his magic</text:p>
      <text:p text:style-name="P11"><text:span text:style-name="T1">Is magician hat construgen un castell per sien magia – </text:span><text:span text:style-name="T5">the magician have built a castle through his magic</text:span></text:p>
      <text:p text:style-name="P11"/>
      <text:p text:style-name="P11"><text:tab/>The second sentence is gramatically correct, but it gives the impression that the magician have build the castle with he in other dimension or distant place, while in the first sentence the magician have build the castle in the place where he was. Look whether with the example below you can understand:</text:p>
      <text:p text:style-name="P11"/>
      <text:p text:style-name="P12">Glego per id fenster med mien durbin iam bikini-vehsend gwenak </text:p>
      <text:p text:style-name="P11">I ogle through the window with my binoculars the bikini-weared young woman</text:p>
      <text:p text:style-name="P11"/>
      <text:p text:style-name="P11"><text:tab/>Did you notice why my second example <text:span text:style-name="T8">(the one of the magician who have built the castle “per” his magic)</text:span> was strange?</text:p>
      <text:p text:style-name="P11"/>
      <text:h text:style-name="P50" text:outline-level="3"><text:soft-page-break/>DIFFERENCE BETWEEN “POS” AND “TRANS”</text:h>
      <text:p text:style-name="P11"/>
      <text:p text:style-name="P11"><text:tab/>“Pos” is initially an adverb, in other words, if you say a sentence like the one below:</text:p>
      <text:p text:style-name="P11"/>
      <text:p text:style-name="P20"><text:span text:style-name="T1">Id urb est pos id forest –</text:span><text:span text:style-name="T5"> the city is after the forest</text:span></text:p>
      <text:p text:style-name="P14"/>
      <text:p text:style-name="P14"><text:tab/>The sentece above means something like: first it's necessary cross the forest before reaching<text:tab/>the city.</text:p>
      <text:p text:style-name="P14"/>
      <text:h text:style-name="P50" text:outline-level="3">DIFFERENCE BETWEEN “EX” AND “UD”</text:h>
      <text:p text:style-name="P14"/>
      <text:p text:style-name="P14"><text:tab/>Let's see three examples:</text:p>
      <text:p text:style-name="P14"/>
      <text:p text:style-name="P20"><text:span text:style-name="T1">Som ex Uniet Stats –</text:span> I am from United States</text:p>
      <text:p text:style-name="P20"><text:span text:style-name="T1">Un helm ex stal –</text:span> a helmet of steel</text:p>
      <text:p text:style-name="P20"><text:span text:style-name="T1">Un brev ud Klara –</text:span> a letter carta from Klara</text:p>
      <text:p text:style-name="P14"/>
      <text:p text:style-name="P14"><text:tab/>The “ex”, when not in the sense of “out”, is used for something made from the mencioned object or came from it, like a helmet of steel or a person from a country. The “ud” is used for things that didn't come from within the mencioned object, like we don't expect that the letter was made from the body of Klara, so we use “ud” instead “ex”.</text:p>
      <text:p text:style-name="P11"/>
      <text:h text:style-name="P50" text:outline-level="3">DIFFERENCE BETWEEN “VICE” AND “INSTET”</text:h>
      <text:p text:style-name="P11"/>
      <text:p text:style-name="P11"><text:tab/>As prepositions both means the same thing, but “intet” can be also a adverb while “vice” also can be a preffix, like in “vice-president”.</text:p>
      <text:p text:style-name="P11"/>
      <text:p text:style-name="P11">Henrique ne hat ghohden dake ia buks. <text:span text:style-name="T2">Instet</text:span>, Olivier hat ei yist ia odt-documents</text:p>
      <text:p text:style-name="P11">Henrique ne hat ghohden dake ia buks. <text:span text:style-name="T2">Vice to</text:span>, Olivier hat ei yist ia odt-documents</text:p>
      <text:p text:style-name="P11"/>
      <text:h text:style-name="P48" text:outline-level="1">“GE”, “NU”, “TAR”, “TUN”</text:h>
      <text:p text:style-name="P11"/>
      <text:p text:style-name="P11"><text:tab/>They're not simple words to be translated, but this chapter will teach you how to use them.</text:p>
      <text:p text:style-name="P11"/>
      <text:p text:style-name="P11"><text:tab/>The word “tun” is the demonstrative of “kun” or “quando”.</text:p>
      <text:p text:style-name="P11"/>
      <text:p text:style-name="P11"><text:span text:style-name="T1">Herodotos extendt tod nam do id continental hinterland, beuwend it Asia id trit part ios gnoht mundios tun <text:s/>–</text:span> <text:span text:style-name="T13">Herodot extends this name to the continental hinterland, making thus of Asia the third part of the known world then</text:span><text:span text:style-name="T8"> (at that time)</text:span></text:p>
      <text:p text:style-name="P11"/>
      <text:p text:style-name="P11"><text:tab/>“nu” can work in opposition to “de”. Basically it means “namely”.</text:p>
      <text:p text:style-name="P11"/>
      <text:p text:style-name="P11"><text:span text:style-name="T1">Un public wesnum est un contracto conclus ab un contragend magh, </text:span><text:soft-page-break/><text:span text:style-name="T1">nu id Stat, ia regional au local autoritats –</text:span> a public procurement is a contract concluded by a contracting authority, namely/that is to say the State, the regional or local authorities (etc …)</text:p>
      <text:p text:style-name="P11"/>
      <text:p text:style-name="P11"><text:tab/>“ge” and “tar” are like “ghi”, but as, sometimes, the repetition of the particle “ghi” occurs very repeatedly, it's used these two particles. “ge” emphasizes personal pronouns and articles, while “tar” emphasize interrogative pronouns.</text:p>
      <text:p text:style-name="P11"/>
      <text:p text:style-name="P11"><text:tab/>An excelent example with “nu” and “tar”:</text:p>
      <text:p text:style-name="P11"/>
      <text:p text:style-name="P11"><text:span text:style-name="T1">Sei nu id luce quod est in te est temos, kam tar megil sessiet tod temos! –</text:span> if, therefore, the light that is in thee there are, how large are such darkness!</text:p>
      <text:p text:style-name="P11"/>
      <text:h text:style-name="P48" text:outline-level="1">USEFUL AFFIXES</text:h>
      <text:p text:style-name="P11"/>
      <text:p text:style-name="P11"><text:tab/>Differently of other auxiliary languages, sambahsa rely more on borrowed words than composed words. Sambahsa has so many languages as sources that is impossible to have a regular system of derivation, but some useful affixes can be listed.</text:p>
      <text:p text:style-name="P11"/>
      <text:p text:style-name="P11"><text:tab/>Some basic rules can be considered in forms derived from the romance languages, an important characteristic of theirs is that they're based on the “perfect stem”, which is predicted in the following ways:</text:p>
      <text:p text:style-name="P11"/>
      <text:p text:style-name="P11"><text:tab/>For verbs ending with unstressed “e”, it's used -at- instead. </text:p>
      <text:p text:style-name="P11"><text:tab/><text:tab/>form<text:span text:style-name="T8">e</text:span> → form<text:span text:style-name="T8">at</text:span>- → formation </text:p>
      <text:p text:style-name="P11"><text:tab/>For verbs ending with “ie”, it's used -icat- instead. </text:p>
      <text:p text:style-name="P11"><text:tab/><text:tab/>publ<text:span text:style-name="T8">ie</text:span> → publ<text:span text:style-name="T8">icat-</text:span> → publication </text:p>
      <text:p text:style-name="P11"><text:tab/>For verbs ending with “ue”, it's used -ut- instead. It also is applied to verbs whose past participles in “t” ends with -wt.</text:p>
      <text:p text:style-name="P11"><text:tab/><text:tab/>constit<text:span text:style-name="T8">ue</text:span> → constitut<text:span text:style-name="T8">ut-</text:span> → constitution </text:p>
      <text:p text:style-name="P11"><text:tab/>For verbs ending with “eih”, it's used -it- instead. </text:p>
      <text:p text:style-name="P11"><text:tab/><text:tab/>add<text:span text:style-name="T8">eih</text:span> → add<text:span text:style-name="T8">it-</text:span> → addition</text:p>
      <text:p text:style-name="P11"><text:tab/>The perfect stem of other verbs corresponds to their participles in “t”.</text:p>
      <text:p text:style-name="P11"/>
      <text:h text:style-name="P3" text:outline-level="2">PREFFIXES</text:h>
      <text:p text:style-name="P11"/>
      <text:p text:style-name="P11"><text:span text:style-name="T1">ab- –</text:span> away</text:p>
      <text:p text:style-name="P20"><text:span text:style-name="T1">Abcurr –</text:span> to run away</text:p>
      <text:p text:style-name="P11"/>
      <text:p text:style-name="P11"><text:span text:style-name="T1">apo- – </text:span><text:span text:style-name="T8">indicates the fourth generation</text:span></text:p>
      <text:p text:style-name="P20"><text:span text:style-name="T1">Apopater –</text:span><text:span text:style-name="T5"> great-grandfather</text:span></text:p>
      <text:p text:style-name="P11"/>
      <text:p text:style-name="P11"><text:span text:style-name="T1">be- –</text:span> <text:span text:style-name="T8">makes transitive verbs as be- in english</text:span></text:p>
      <text:p text:style-name="P11"/>
      <text:p text:style-name="P11"><text:span text:style-name="T1">begh(i)s- –</text:span> deprived of</text:p>
      <text:p text:style-name="P11"/>
      <text:p text:style-name="P11"><text:soft-page-break/><text:span text:style-name="T1">bfu- –</text:span> <text:span text:style-name="T8">negative prefix before words of Sinitic origin.</text:span></text:p>
      <text:p text:style-name="P11"/>
      <text:p text:style-name="P11"><text:span text:style-name="T1">cum- –</text:span> <text:span text:style-name="T8">similar to words with the prefix god-</text:span></text:p>
      <text:p text:style-name="P20"><text:span text:style-name="T1">Cumpater –</text:span> godfather</text:p>
      <text:p text:style-name="P20"><text:span text:style-name="T1">Cummater –</text:span> godmother</text:p>
      <text:p text:style-name="P11"/>
      <text:p text:style-name="P11"><text:span text:style-name="T1">dus- –</text:span> ill-, bad</text:p>
      <text:p text:style-name="P20"><text:span text:style-name="T1">Dusmenos –</text:span> ill-disposed</text:p>
      <text:p text:style-name="P11"/>
      <text:p text:style-name="P11"><text:span text:style-name="T1">en- –</text:span> to put into</text:p>
      <text:p text:style-name="P20"><text:span text:style-name="T1">Enquestion –</text:span> to put in question, to question</text:p>
      <text:p text:style-name="P11"/>
      <text:p text:style-name="P11"><text:span text:style-name="T1">ender- –</text:span> <text:span text:style-name="T8">diminutive of action</text:span></text:p>
      <text:p text:style-name="P20"><text:span text:style-name="T1">Endervid –</text:span> to catch a glimpse of</text:p>
      <text:p text:style-name="P20"><text:span text:style-name="T1">Enderghyan –</text:span> to half-open</text:p>
      <text:p text:style-name="P11"/>
      <text:p text:style-name="P11"><text:span text:style-name="T1">eti- – </text:span>Indicates the fifth generation</text:p>
      <text:p text:style-name="P11"/>
      <text:p text:style-name="P11"><text:span text:style-name="T1">for- – </text:span><text:span text:style-name="T5">corresponds to the adverb astray</text:span></text:p>
      <text:p text:style-name="P11"/>
      <text:p text:style-name="P11"><text:span text:style-name="T1">ga- –</text:span> before a verb with apophony: indicates the result of an action; if it has the suffix -os it indicates something pejorative. Before a substantive it indicates sum<text:span text:style-name="T8">.</text:span></text:p>
      <text:p text:style-name="P11"><text:span text:style-name="T9">Gabehrg –</text:span><text:span text:style-name="T8"> mountain range</text:span> (behrg = cliff)</text:p>
      <text:p text:style-name="P11"/>
      <text:p text:style-name="P11"><text:span text:style-name="T1">ken- –</text:span> empty of</text:p>
      <text:p text:style-name="P11"/>
      <text:p text:style-name="P11"><text:span text:style-name="T1">mu- –</text:span> <text:span text:style-name="T8">may be used to indicate the executer of an action when preffixed to a word of “muslim” origin</text:span></text:p>
      <text:p text:style-name="P11"><text:span text:style-name="T9">Mussafer –</text:span><text:span text:style-name="T8"> traveller</text:span> (safer = to travel)</text:p>
      <text:p text:style-name="P11"/>
      <text:p text:style-name="P11"><text:span text:style-name="T1">muta- –</text:span> to change</text:p>
      <text:p text:style-name="P20"><text:span text:style-name="T1">Mutamayn –</text:span> to change opinion</text:p>
      <text:p text:style-name="P11"/>
      <text:p text:style-name="P11"><text:span text:style-name="T1">Ni- –</text:span> <text:span text:style-name="T8">means “down” in a figurative sense</text:span></text:p>
      <text:p text:style-name="P11"><text:span text:style-name="T9">Niklad –</text:span><text:span text:style-name="T8"> to download</text:span> (klad = load)</text:p>
      <text:p text:style-name="P11"/>
      <text:p text:style-name="P11"><text:span text:style-name="T1">(oi)s-</text:span> – the opposite of en-, it means “to put off/out”</text:p>
      <text:p text:style-name="P11"><text:span text:style-name="T1">oischalt –</text:span> to switch off</text:p>
      <text:p text:style-name="P11"><text:span text:style-name="T1">(en)schalt –</text:span> to switch on</text:p>
      <text:p text:style-name="P11"/>
      <text:p text:style-name="P11"><text:span text:style-name="T1">or- –</text:span> original, primeval, primitive</text:p>
      <text:p text:style-name="P20"><text:span text:style-name="T1">Oraryo – </text:span>pre-arian<text:span text:style-name="T13"> or </text:span>proto indo-european <text:span text:style-name="T13">(aryo = arian)</text:span></text:p>
      <text:p text:style-name="P11"/>
      <text:p text:style-name="P11"><text:span text:style-name="T1">par- –</text:span> completion or fullfilled action</text:p>
      <text:p text:style-name="P11"><text:span text:style-name="T9">parkwehr –</text:span><text:span text:style-name="T8"> to archive</text:span> (wehr = to do)</text:p>
      <text:p text:style-name="P11"/>
      <text:p text:style-name="P11"><text:span text:style-name="T1">peri- –</text:span> through</text:p>
      <text:p text:style-name="P11"><text:span text:style-name="T1">Perigumt –</text:span><text:span text:style-name="T5"> throughfare </text:span>(gumt = coming)</text:p>
      <text:p text:style-name="P11"><text:soft-page-break/></text:p>
      <text:p text:style-name="P11"><text:span text:style-name="T1">pro- –</text:span> indicates the third generation<text:span text:style-name="T8">. Before a verb it means “in front of” or “preceding” and triggers the dative.</text:span></text:p>
      <text:p text:style-name="P20"><text:span text:style-name="T1">Pronepot –</text:span> grandnephew</text:p>
      <text:p text:style-name="P20"><text:span text:style-name="T1">Is mi proghieng –</text:span> he was walking in front of me</text:p>
      <text:p text:style-name="P11"/>
      <text:p text:style-name="P11"><text:span text:style-name="T1">rhayr –</text:span> negative preffix used before words of arab origin, but often is used as a indepentent adverb</text:p>
      <text:p text:style-name="P20"><text:span text:style-name="T1">Rhayr yakin –</text:span> unsure</text:p>
      <text:p text:style-name="P11"/>
      <text:p text:style-name="P11"><text:span text:style-name="T1">step- –</text:span> <text:span text:style-name="T8">family after a second marriage)</text:span></text:p>
      <text:p text:style-name="P20"><text:span text:style-name="T1">Steppater –</text:span> stepfather</text:p>
      <text:p text:style-name="P20"><text:span text:style-name="T1">Stepmater –</text:span> stepmother</text:p>
      <text:p text:style-name="P20"><text:span text:style-name="T1">Steppurt –</text:span> stepson, stepdaughter</text:p>
      <text:p text:style-name="P11"/>
      <text:p text:style-name="P11"><text:span text:style-name="T1">sua- –</text:span> well</text:p>
      <text:p text:style-name="P11"><text:span text:style-name="T9">Suakwohrt – </text:span><text:span text:style-name="T12">well done (kwohrt = past tense of “kwohr”, which means “done”)</text:span></text:p>
      <text:p text:style-name="P11"/>
      <text:p text:style-name="P11"><text:span text:style-name="T1">ud- –</text:span> capacity of doing better than others</text:p>
      <text:p text:style-name="P20"><text:span text:style-name="T1">Ho udsnaht iom –</text:span> I've outswum him</text:p>
      <text:p text:style-name="P11">With the reflexive pronoun “sib”, it indicates the way of getting something.</text:p>
      <text:p text:style-name="P11"><text:span text:style-name="T1">Id mafia sib udtehrct id silence schahiden –</text:span> The Mafia gets the silence of witnesses by threatening them</text:p>
      <text:p text:style-name="P11"/>
      <text:h text:style-name="P3" text:outline-level="2">SUFFIXES</text:h>
      <text:p text:style-name="P11"/>
      <text:h text:style-name="P50" text:outline-level="3">EXPRESSING QUALITY OR STATE</text:h>
      <text:p text:style-name="P11"/>
      <text:p text:style-name="P11"><text:tab/>In some cases it's added the suffix -e and it's submited to apophony.</text:p>
      <text:p text:style-name="P11"/>
      <text:p text:style-name="P11"><text:span text:style-name="T1">Long [long] (length) –</text:span> longe [londj] (lengthness)</text:p>
      <text:p text:style-name="P11"><text:span text:style-name="T1">Deub [döb] (deep) –</text:span> dube [düb] (deepness)</text:p>
      <text:p text:style-name="P11"><text:span text:style-name="T1">Slab [slab] (weak) –</text:span> sliebe [slyeb] (eakness)</text:p>
      <text:p text:style-name="P11"/>
      <text:p text:style-name="P11"><text:tab/>This systen only works if there is a phonetics differenc between the adjective and the derived form. For other adjectives is used the suffix -(e)t.</text:p>
      <text:p text:style-name="P11"/>
      <text:p text:style-name="P11"><text:span text:style-name="T1">Mild [mild] (mild) –</text:span> mildet [mildEt] (pity)</text:p>
      <text:p text:style-name="P11"><text:span text:style-name="T1">Mynder [mÜndër] (proud) –</text:span> Myndert [mündErt] (pride)</text:p>
      <text:p text:style-name="P11"/>
      <text:p text:style-name="P11"><text:tab/>It's possible the use of others affixes like -os and -ia. For words of romanic origin it's used -or and (i)tat.</text:p>
      <text:p text:style-name="P11"/>
      <text:h text:style-name="P50" text:outline-level="3">EXPRESSING AN ACTION</text:h>
      <text:p text:style-name="P11"/>
      <text:p text:style-name="P11"><text:tab/>Se o próprio radical verbal não é o suficiente, a terminação -(e)n pode ser adicionada <text:span text:style-name="T8">(ou -sa para verbos terminados em som de vogal acentuada tonicamente)</text:span>. Verbos de origem românica adiciona-se -(t)ion ao radical verbal.</text:p>
      <text:p text:style-name="P11"><text:soft-page-break/></text:p>
      <text:h text:style-name="P50" text:outline-level="3">INDICATING THE EXECUTOR OF AN ACTION</text:h>
      <text:p text:style-name="P11"/>
      <text:p text:style-name="P11"><text:tab/>The most used is -er, very similar to english. A pratical set is -ant for who makes the action, -eit for who suffers this action and -at to indicate the result or object of this action.</text:p>
      <text:p text:style-name="P11"/>
      <text:p text:style-name="P12">Is telephonant kwehrt un telephonat pro iom telephoneit</text:p>
      <text:p text:style-name="P11">The caller makes a phone call to the called</text:p>
      <text:p text:style-name="P11"/>
      <text:h text:style-name="P50" text:outline-level="3">OTHER SUFFIXES</text:h>
      <text:p text:style-name="P11"/>
      <text:p text:style-name="P11"><text:span text:style-name="T1">-ar –</text:span> colection. <text:span text:style-name="T13">For names of profession it means “maker of”</text:span></text:p>
      <text:p text:style-name="P11"/>
      <text:p text:style-name="P11"><text:span text:style-name="T1">-asc –</text:span> to become</text:p>
      <text:p text:style-name="P11"/>
      <text:p text:style-name="P11"><text:span text:style-name="T1">-at –</text:span> years old</text:p>
      <text:p text:style-name="P11"/>
      <text:p text:style-name="P11"><text:span text:style-name="T1">-av –</text:span> <text:span text:style-name="T13">in a verbal stem it means “inclined to” (the verbs are modified because of nasal infix and other reasons)</text:span></text:p>
      <text:p text:style-name="P11"/>
      <text:p text:style-name="P11"><text:span text:style-name="T1">-ber –</text:span> berry, fruit</text:p>
      <text:p text:style-name="P11"><text:span text:style-name="T9">Vinber –</text:span><text:span text:style-name="T12"> grape</text:span> (vin = vin)</text:p>
      <text:p text:style-name="P11"/>
      <text:p text:style-name="P11"><text:span text:style-name="T1">-ble –</text:span> possibility.<text:span text:style-name="T13"> Very similar to the english -ble. If there is a risk of confusion </text:span><text:span text:style-name="T13">with other conjugated form, then use -et (or -im if the -t is not possible)</text:span></text:p>
      <text:p text:style-name="P11"><text:span text:style-name="T9">Dyehrcet –</text:span><text:span text:style-name="T8"> glimpsable </text:span>(dyehrc = to glimpse)</text:p>
      <text:p text:style-name="P11"/>
      <text:p text:style-name="P11"><text:span text:style-name="T1">-dem –</text:span> region. <text:span text:style-name="T13">Very similar to english -dom.</text:span></text:p>
      <text:p text:style-name="P11"><text:span text:style-name="T9">Roydem –</text:span><text:span text:style-name="T8"> kingdom</text:span> (roy = king)</text:p>
      <text:p text:style-name="P11"/>
      <text:p text:style-name="P11"><text:span text:style-name="T1">-eus –</text:span> <text:span text:style-name="T13">adjetive of quality.</text:span><text:span text:style-name="T8"> </text:span><text:span text:style-name="T13">It corresponds to the -ous from english</text:span></text:p>
      <text:p text:style-name="P11"><text:span text:style-name="T9">Bulbeus –</text:span><text:span text:style-name="T8"> bulbous </text:span><text:span text:style-name="T13">(bulbe = bulb)</text:span></text:p>
      <text:p text:style-name="P11"/>
      <text:p text:style-name="P11"><text:span text:style-name="T1">-en –</text:span> <text:span text:style-name="T13">adjective of substance</text:span></text:p>
      <text:p text:style-name="P11"><text:span text:style-name="T9">Golden –</text:span><text:span text:style-name="T8"> golden </text:span>(gold = gold)</text:p>
      <text:p text:style-name="P11"/>
      <text:p text:style-name="P11"><text:span text:style-name="T1">-fred –</text:span> free from</text:p>
      <text:p text:style-name="P11"/>
      <text:p text:style-name="P11"><text:span text:style-name="T1">-ia –</text:span> quality, science, country</text:p>
      <text:p text:style-name="P11"/>
      <text:p text:style-name="P11"><text:span text:style-name="T1">-ic –</text:span> <text:span text:style-name="T13">forms adjectives</text:span><text:span text:style-name="T8">. </text:span><text:span text:style-name="T13">It corresponds to adjectives that ends in -ic</text:span></text:p>
      <text:p text:style-name="P11"><text:span text:style-name="T9">Cubic –</text:span><text:span text:style-name="T8"> cubic</text:span> (cube = cube)</text:p>
      <text:p text:style-name="P11"/>
      <text:p text:style-name="P11"><text:span text:style-name="T1">-iev –</text:span> fruit, grain</text:p>
      <text:p text:style-name="P11"/>
      <text:p text:style-name="P11"><text:span text:style-name="T1">-ika –</text:span> young <text:span text:style-name="T8">(female) </text:span></text:p>
      <text:p text:style-name="P11"><text:span text:style-name="T9">Potnika –</text:span><text:span text:style-name="T8"> miss</text:span> <text:span text:style-name="T13">(potnia = lady)</text:span></text:p>
      <text:p text:style-name="P11"/>
      <text:p text:style-name="P11"><text:soft-page-break/><text:span text:style-name="T1">-iko –</text:span> young <text:span text:style-name="T8">(male) </text:span></text:p>
      <text:p text:style-name="P11"><text:span text:style-name="T9">Potiko –</text:span><text:span text:style-name="T8"> galant</text:span> <text:span text:style-name="T13">(poti = sir)</text:span></text:p>
      <text:p text:style-name="P11"/>
      <text:p text:style-name="P11"><text:span text:style-name="T1">-il – </text:span>susceptible to, open to.</text:p>
      <text:p text:style-name="P11"/>
      <text:p text:style-name="P11"><text:span text:style-name="T1">-in –</text:span> feminin suffix <text:span text:style-name="T8">or</text:span> “forest of”</text:p>
      <text:p text:style-name="P11"/>
      <text:p text:style-name="P11"><text:span text:style-name="T1">-(i)sk – </text:span><text:span text:style-name="T5">adjective of origin</text:span></text:p>
      <text:p text:style-name="P11"><text:span text:style-name="T9">Coschmarisk –</text:span><text:span text:style-name="T8"> nightmarish</text:span> <text:span text:style-name="T13">(coschmar = nightmare)</text:span></text:p>
      <text:p text:style-name="P11"/>
      <text:p text:style-name="P11"><text:span text:style-name="T1">-isme –</text:span> study of something, theory, ideology</text:p>
      <text:p text:style-name="P11"/>
      <text:p text:style-name="P11"><text:span text:style-name="T1">-iste –</text:span> <text:span text:style-name="T13">participants or supporters of a study of something, theory or ideology</text:span></text:p>
      <text:p text:style-name="P11"/>
      <text:p text:style-name="P11"><text:span text:style-name="T1">-ka –</text:span> <text:span text:style-name="T13">makes the feminine diminutuve in a stressed syllable</text:span></text:p>
      <text:p text:style-name="P20"><text:span text:style-name="T1">Ritka &amp; Hanko –</text:span> Hansel &amp; Gretel</text:p>
      <text:p text:style-name="P11"/>
      <text:p text:style-name="P11"><text:span text:style-name="T1">-ko –</text:span><text:span text:style-name="T9"> </text:span><text:span text:style-name="T15">makes the masculine diminutuve in a stressed syllable</text:span></text:p>
      <text:p text:style-name="P20"><text:span text:style-name="T1">Ritka &amp; Hanko –</text:span> Hansel &amp; Gretel</text:p>
      <text:p text:style-name="P11"/>
      <text:p text:style-name="P4"><text:span text:style-name="T1">-lik –</text:span> -like</text:p>
      <text:p text:style-name="P20"><text:span text:style-name="T1">Ays face est cavallik –</text:span> her face is horselike</text:p>
      <text:p text:style-name="P11"/>
      <text:p text:style-name="P11"><text:span text:style-name="T1">-log –</text:span> -logist</text:p>
      <text:p text:style-name="P20"><text:span text:style-name="T1">Astrolog –</text:span> astrologer</text:p>
      <text:p text:style-name="P20"><text:span text:style-name="T1">Cardiolog –</text:span> cardiologist</text:p>
      <text:p text:style-name="P11"/>
      <text:p text:style-name="P11"><text:span text:style-name="T1">-ment –</text:span> corresponds to no-adverb borrowed words that ends in -ment. For matter of accentuation, this suffix counts as apart substantive within of a compounded word</text:p>
      <text:p text:style-name="P11"/>
      <text:p text:style-name="P11"><text:span text:style-name="T1">-mon –</text:span> <text:span text:style-name="T13">who can</text:span></text:p>
      <text:p text:style-name="P11"/>
      <text:p text:style-name="P11"><text:span text:style-name="T1">-ner –</text:span> masculine suffix</text:p>
      <text:p text:style-name="P11"><text:span text:style-name="T9">Eireanner –</text:span><text:span text:style-name="T8"> irishman</text:span> (eirean = pessoa ou coisa da irlanda)</text:p>
      <text:p text:style-name="P11"/>
      <text:p text:style-name="P11"><text:span text:style-name="T1">-nic – </text:span>pejorative <text:span text:style-name="T8">(masculine)</text:span></text:p>
      <text:p text:style-name="P20"><text:span text:style-name="T1">Drehnknic –</text:span> drunkard</text:p>
      <text:p text:style-name="P11"/>
      <text:p text:style-name="P11"><text:span text:style-name="T1">-nica –</text:span> pejorative <text:span text:style-name="T8">(feminine)</text:span></text:p>
      <text:p text:style-name="P11"/>
      <text:p text:style-name="P11"><text:span text:style-name="T14">-os –</text:span><text:span text:style-name="T8"> </text:span><text:span text:style-name="T13">on a verb it means “game of”</text:span></text:p>
      <text:p text:style-name="P20"><text:span text:style-name="T1">Skeulkos –</text:span> esconde-esconde</text:p>
      <text:p text:style-name="P11"/>
      <text:p text:style-name="P24"><text:span text:style-name="T1">-smee –</text:span> <text:span text:style-name="T13">always on personal pronouns to emphasize oppositions</text:span></text:p>
      <text:p text:style-name="P20"><text:span text:style-name="T1">Weysmee habmos naiwo likwno nies parents –</text:span> We <text:span text:style-name="T13">(not you)</text:span> have never left our parents</text:p>
      <text:p text:style-name="P11"/>
      <text:p text:style-name="P11"><text:span text:style-name="T1">-ster –</text:span> feminine suffix. <text:span text:style-name="T13">Use this only there are no problems with change of </text:span><text:soft-page-break/><text:span text:style-name="T13">accentation</text:span></text:p>
      <text:p text:style-name="P11"/>
      <text:p text:style-name="P11"><text:span text:style-name="T1">-ure –</text:span> on the perfect stem it means “result” or “quality”</text:p>
      <text:p text:style-name="P11"/>
      <text:p text:style-name="P11"><text:span text:style-name="T1">-went –</text:span> maks adjectives, corresponds to the english -ful. For matter of accentuation, this suffix counts as apart substantive within of a compounded word. </text:p>
      <text:p text:style-name="P11"><text:span text:style-name="T9">Dakruwent –</text:span><text:span text:style-name="T8"> tearful (dakru = tear)</text:span></text:p>
      <text:p text:style-name="P11"/>
      <text:h text:style-name="P48" text:outline-level="1">STYLE</text:h>
      <text:p text:style-name="P11"/>
      <text:p text:style-name="P11"><text:tab/>Do you know what is idiotism? It's is a linguistic term used to describe terms that are only used in a determined language, if they were directly translated to other language, they wont have any sense. I'll show you some examples from the french language:</text:p>
      <text:p text:style-name="P11"/>
      <text:p text:style-name="P11"><text:span text:style-name="T1">Cherchez la femme –</text:span> police slang for situations when there is a complication and nobody knows who was the responsible. In a literal translation it is “look for the woman”</text:p>
      <text:p text:style-name="P11"><text:span text:style-name="T1">Pourboire –</text:span> it's our tip <text:span text:style-name="T8">(the extra money that we give to the waiter)</text:span>. In direct translation it is “for drinking”.</text:p>
      <text:p text:style-name="P11"/>
      <text:p text:style-name="P11"><text:tab/>It's not like the idiotisms are untranslable, it's their direct translation that is unfeasible. Are understanding what I am trying to say?</text:p>
      <text:p text:style-name="P11"/>
      <text:p text:style-name="P11"><text:tab/>Different of the national languages, which have native speakers inserted in a determined social context, sambahsa is to be spoken between people of different backgrounds. An mongolian will find difficulties in understanding a person who speaks in the german way.</text:p>
      <text:p text:style-name="P11"/>
      <text:p text:style-name="P11"><text:tab/>I am not saying that you have to speak a poor and personalityless sambahsa! But you have to be aware in avoiding idiotisms and other forms of speaking that are proper of americans or british.</text:p>
      <text:p text:style-name="P11"/>
      <text:p text:style-name="P11"><text:span text:style-name="T1"><text:tab/>What I am trying to say is:</text:span> talk in a simple way, but without lose the personality that the language allows us to have and the richness that it offer us.</text:p>
      <text:p text:style-name="P11"/>
      <text:h text:style-name="P48" text:outline-level="1">CHOOSING NEW WORDS</text:h>
      <text:p text:style-name="P11"/>
      <text:p text:style-name="P11"><text:tab/>The primary source is, surely, what was reconstructed from the ancestor indo-european. As not all words were reconstructed, many of them can be obtained from indo-european ancient languages like sanskrit, ancient greek and latin.</text:p>
      <text:p text:style-name="P11"/>
      <text:p text:style-name="P11"><text:tab/>Other sources are borrowed words of, at least, two linguistic branchs, from West Europe until East Asia.</text:p>
      <text:p text:style-name="P11"/>
      <text:p text:style-name="P11"><text:tab/>There is no reason to worry about new words, sambahsa already have a <text:soft-page-break/>great lexicon and new words will come from the absortion of neologisms. If it's not possible a translation from the existent lexicon in sambahsa, can be used the word in its original form, the terms from the computer science area are a good example of this. Words that imply a specific cultural item, like a martial arts of a people or a typical dish, will be used the own word. It's similar what would happen in english, for example, the word 武術 <text:span text:style-name="T8">(wushu)</text:span> was translated in the nearest way to what is pronounced in the original, respecting the limits of the english language that doesn't have the intonations of chinese and other different sounds.</text:p>
      <text:p text:style-name="P11"/>
      <text:p text:style-name="P11"><text:tab/>As you can see, naturally that the new words have to be adapted to the orthography of sambahsa, which due its flexibility tries at best maintain the words in their form and original pronounce.</text:p>
      <text:p text:style-name="P11"/>
      <text:h text:style-name="P48" text:outline-level="1">COMMON MISTAKES AND DOUBTS</text:h>
      <text:p text:style-name="P11"/>
      <text:p text:style-name="P11"><text:tab/>In all this grammar I tried <text:s/>to explain all the details of the language, but always may exist something that someone have not understood. So I've created this chapter for listing all the mistakes and doubts I had throughout my learning of sambahsa, I hope that this chapter be useful for you.</text:p>
      <text:p text:style-name="P11"/>
      <text:p text:style-name="P11"><text:tab/>Obviously that will be added here, in future versions of this grammar, doubts of other people.</text:p>
      <text:p text:style-name="P11"/>
      <text:h text:style-name="P3" text:outline-level="2">WHAT REALLY MEANS THE VERB “LEIT”</text:h>
      <text:p text:style-name="P11"/>
      <text:p text:style-name="P11"><text:tab/>It means “to go, to run” in the figurative sense.</text:p>
      <text:p text:style-name="P11"/>
      <text:p text:style-name="P11"><text:span text:style-name="T1">Is vohs un armur quod baygh duslit ei –</text:span> he wore an armor that wasn't good in him</text:p>
      <text:p text:style-name="P20"><text:span text:style-name="T1">duslit = </text:span>dus (preffix for “bad” or “ill-”) + lit (past tense of “leit”)</text:p>
      <text:p text:style-name="P11"/>
      <text:p text:style-name="P11"><text:span text:style-name="T1">In ielg poesis, lit meis au minter dayir pisk –</text:span> In each poetry, the matter was more or less about fish</text:p>
      <text:p text:style-name="P11"/>
      <text:p text:style-name="P11"><text:span text:style-name="T1">Kam leitte yu? –</text:span> How are you? <text:span text:style-name="T8">(</text:span><text:span text:style-name="T13">or</text:span><text:span text:style-name="T8"> “how are you going?”)</text:span></text:p>
      <text:p text:style-name="P11"/>
      <text:p text:style-name="P11"><text:span text:style-name="T1">Bet tod conversation leit lyt pior oku –</text:span> but this conversation is going a bit very quickly</text:p>
      <text:p text:style-name="P11"/>
      <text:p text:style-name="P11"><text:span text:style-name="T1">Id grance leit engwn id Rhen –</text:span> the boundaries goes along the Rhine</text:p>
      <text:p text:style-name="P11"/>
      <text:h text:style-name="P3" text:outline-level="2">HOW ASK SOMETHING TO SOMEONE</text:h>
      <text:p text:style-name="P11"/>
      <text:p text:style-name="P11"><text:tab/>How translate “I asked my father for money”. The most correct translation is <text:span text:style-name="T2">not</text:span> “prohgim denars ad mien pater”, let's see the problems of this sentence. The sentence in its passive form:</text:p>
      <text:p text:style-name="P11"/>
      <text:p text:style-name="P11"><text:span text:style-name="T1">* Denars buir prohgen ab me ud mien pater –</text:span> money was prayed to me by <text:soft-page-break/>my father</text:p>
      <text:p text:style-name="P11"/>
      <text:p text:style-name="P11"><text:tab/>Remember that the verb “prehg”, in the sense of “ask something to someone” is used with the word “ke(m)” and in this case should be used the “ud” instead “ad”. Let's see how would be the translation of this absurd sentence.</text:p>
      <text:p text:style-name="P11"/>
      <text:p text:style-name="P11"><text:span text:style-name="T1">* Prohgim denars ad mien pater –</text:span> I prayed to money for my father</text:p>
      <text:p text:style-name="P11"/>
      <text:p text:style-name="P11"><text:tab/>Now see the sentence how it should be translated:</text:p>
      <text:p text:style-name="P11"/>
      <text:p text:style-name="P11"><text:span text:style-name="T1">I asked my father for money –</text:span> prohgim mien pater ke mi daht denars <text:span text:style-name="T8">(</text:span><text:span text:style-name="T9">literally:</text:span><text:span text:style-name="T8"> I asked my father that he dive me money)</text:span></text:p>
      <text:p text:style-name="P20">Notice that “mi” is in the dative case</text:p>
      <text:p text:style-name="P11"/>
      <text:h text:style-name="P3" text:outline-level="2">HOW TO SAY WHETHER SOMETHING WILL BE DELAYED OR BE LATE?</text:h>
      <text:p text:style-name="P11"/>
      <text:p text:style-name="P11"><text:tab/>Let's start with the verb “chitay”. You can make sentences like:</text:p>
      <text:p text:style-name="P11"/>
      <text:p text:style-name="P11"><text:span text:style-name="T1">Tod saat chitayt –</text:span> this clock is late</text:p>
      <text:p text:style-name="P11"><text:span text:style-name="T1">Id machine chitayt pre schalte –</text:span> the machine is delaying to start <text:span text:style-name="T8">(</text:span><text:span text:style-name="T9">in direct translation:</text:span><text:span text:style-name="T8"> “the machine delays before starting”. You mustn't use “kay” here)</text:span></text:p>
      <text:p text:style-name="P11"/>
      <text:p text:style-name="P11"><text:tab/>How the transitive verb “chitay” may be used with persons:</text:p>
      <text:p text:style-name="P11"/>
      <text:p text:style-name="P11"><text:span text:style-name="T1">Id seuy hat chitayt mien prient –</text:span> the rain has delayed my friend</text:p>
      <text:p text:style-name="P11"/>
      <text:p text:style-name="P11"><text:tab/>You can use the adjective “skept”.</text:p>
      <text:p text:style-name="P11"/>
      <text:p text:style-name="P11"><text:span text:style-name="T1">Mien prient est skept ob id seuy –</text:span> my friend is late due the rain</text:p>
      <text:p text:style-name="P11"/>
      <text:p text:style-name="P11"><text:tab/>There are several forms of expressing an idea:</text:p>
      <text:p text:style-name="P11"/>
      <text:p text:style-name="P11"><text:span text:style-name="T1">Id machine tehrpt wakt pre biwehrge –</text:span><text:span text:style-name="T5"> the machine needs time before it start to work</text:span></text:p>
      <text:p text:style-name="P11"/>
      <text:h text:style-name="P3" text:outline-level="2">VERBS OF DIRECTION LIKE “GWAH”</text:h>
      <text:p text:style-name="P11"/>
      <text:p text:style-name="P11"><text:tab/>Verbs like “gwah” (to go to) dispense prepositions, because their direct objects already informate that they are the direction of movement. The preposition may serve to informe something more, like in the examples below:</text:p>
      <text:p text:style-name="P11"/>
      <text:p text:style-name="P11"><text:span text:style-name="T1">Vahm gwahe kye mien dom –</text:span> I am going to my house <text:span text:style-name="T8">(I am going to the house, but I don't plain to enter into it)</text:span></text:p>
      <text:p text:style-name="P11"><text:span text:style-name="T1">Vahm gwahe mien dom –</text:span> I am going to my house <text:span text:style-name="T8">(I enter into the houseentro na casa)</text:span></text:p>
      <text:p text:style-name="P11"/>
      <text:h text:style-name="P3" text:outline-level="2"><text:soft-page-break/>WHAT'S THE DIFFERENCE BETWEEN “YAKIN” AND “WEIDWOS”?</text:h>
      <text:p text:style-name="P11"/>
      <text:p text:style-name="P11"><text:tab/>While “yakin” is an adjective, “weidwos” is an adverb.</text:p>
      <text:p text:style-name="P11"/>
      <text:p text:style-name="P11"><text:tab/>Always pay attention in the dictionary to the gramatical classification<text:tab/>of the words.</text:p>
      <text:p text:style-name="P11"/>
      <text:h text:style-name="P48" text:outline-level="1">VOCABULARY</text:h>
      <text:p text:style-name="P11"/>
      <text:p text:style-name="P11"><text:tab/>You've learned much of what you need for using this beautiful language called sambahsa. I'll not be unmodest in affirm that I've passed all that can be taught, even the auxiliary languages requires volumes and more volumes if they were taught deeply, but I hope that this grammar had taught you to use the language in at least 99,90% of the situations.</text:p>
      <text:p text:style-name="P11"/>
      <text:p text:style-name="P11"><text:tab/>This last chapter has as goal expand a bit more your vocabulary, it's obvious that I'll not teach all words, because this book would have to be also a dictionay for this task be possible, but I want that you finish this book with a reasonable vocabulary, in order to you can initiate the reading of the texts with a bit of comfort.</text:p>
      <text:p text:style-name="P11"/>
      <text:p text:style-name="P11"><text:tab/>There are several subchapters that treats several areas, like human body and computers, but it will be just basic concepts, there is no a pretence here in to list the names in sambahsa of all muscles and bones of the human body, similarly that all names of Information Technology; you'll have to search the words in a dictionary or, in the case of very specific terms, in dictionaries about a specific area like dicionaries of medical terms.</text:p>
      <text:p text:style-name="P11"/>
      <text:p text:style-name="P11"><text:tab/>Also is important pay attention in which subchapter the words are found in order to you don't have unnecessary doubts about the actual meaning of the words. I wanna avoid situations like you see the word “musch”, whose translation is “fly”, and you think that it means the verb “to fly”; if this word is in the subchapter ANIMALS, probably it refers to an insect of the order Diptera instead of that action that airplanes do. Resumming: through the subchapter where the word is found you can deduce in what context this word can be used.</text:p>
      <text:p text:style-name="P11"/>
      <text:p text:style-name="P11"><text:tab/>Actually for you expand your vocabulary – and consolidate your knowledges of grammar – it's essential that you read, listen and practise the language.</text:p>
      <text:p text:style-name="P11"/>
      <text:h text:style-name="P3" text:outline-level="2">VERBS</text:h>
      <text:p text:style-name="P11"/>
      <text:p text:style-name="P44"><text:span text:style-name="T8">Although the english words are in the infinitive form, the presented sambahsa words are in their stem form. Exemple: the </text:span><text:span text:style-name="T9">infinitive</text:span><text:span text:style-name="T8"> verb “to add” is “addihes” in sambahsa, not “addeih”. Are we understood?</text:span></text:p>
      <text:p text:style-name="P11"/>
      <text:p text:style-name="P11"><text:span text:style-name="T1">Acquiseih {akizE:y} –</text:span> to acquire <text:span text:style-name="T8">(like, for example, in a legal sense)</text:span></text:p>
      <text:p text:style-name="P11"><text:soft-page-break/><text:span text:style-name="T1">Addeih {adE:y} –</text:span> to add</text:p>
      <text:p text:style-name="P11"><text:span text:style-name="T1">Adore {adOr} –</text:span> to like, to love; to worship</text:p>
      <text:p text:style-name="P11"><text:span text:style-name="T1">Annem {Anëm} –</text:span> to breath</text:p>
      <text:p text:style-name="P11"><text:span text:style-name="T1">Antwehrd {antwE:rd}–</text:span> to answer</text:p>
      <text:p text:style-name="P11"><text:span text:style-name="T1">Appareih {aparE:y} –</text:span> to appear, to make evident <text:s/><text:span text:style-name="T8">(this verb is rarely used, don't confuse with “prehp”)</text:span></text:p>
      <text:p text:style-name="P11"><text:span text:style-name="T1">Arrive {arIv} –</text:span> to arrive</text:p>
      <text:p text:style-name="P11"><text:span text:style-name="T1">Au {Ao} –</text:span> to be without</text:p>
      <text:p text:style-name="P11"><text:span text:style-name="T1">Aur {Aor} –</text:span> to hear</text:p>
      <text:p text:style-name="P11"><text:span text:style-name="T1">Ay {ay} –</text:span> to consider <text:span text:style-name="T8">(</text:span><text:span text:style-name="T9">me ays tien prient</text:span><text:span text:style-name="T8"> = you consider me as your friend)</text:span>; to say, to tell <text:span text:style-name="T8">(“…” </text:span><text:span text:style-name="T9">iey is =</text:span><text:span text:style-name="T8"> “…” said he)</text:span></text:p>
      <text:p text:style-name="P11"><text:span text:style-name="T14">Aygve {aygv} –</text:span><text:span text:style-name="T13"> to feel ashamed of</text:span></text:p>
      <text:p text:style-name="P11"><text:span text:style-name="T1">Bah {ba:} –</text:span> to say, to speak</text:p>
      <text:p text:style-name="P11"><text:span text:style-name="T1">Balbel {bAlbël} –</text:span> to chat</text:p>
      <text:p text:style-name="P11"><text:span text:style-name="T1">Balnye {bAlnyë} –</text:span> to bathe</text:p>
      <text:p text:style-name="P11"><text:span text:style-name="T1">Bay {bay} –</text:span> to fear</text:p>
      <text:p text:style-name="P11"><text:span text:style-name="T1">Behrg {be:rg} –</text:span><text:span text:style-name="T13"> to save, to put out of danger</text:span></text:p>
      <text:p text:style-name="P11"><text:span text:style-name="T1">Beud {böd} –</text:span> to <text:span text:style-name="T13">appeal to </text:span><text:span text:style-name="T8">(someone)</text:span>, to <text:span text:style-name="T13">make</text:span><text:span text:style-name="T8"> (someone) </text:span><text:span text:style-name="T13">pay attention</text:span><text:span text:style-name="T8"> (to = dative)</text:span>, to <text:span text:style-name="T13">demand</text:span><text:span text:style-name="T8"> (something)</text:span></text:p>
      <text:p text:style-name="P11"><text:span text:style-name="T1">Bih {bi:} –</text:span> to become</text:p>
      <text:p text:style-name="P11"><text:span text:style-name="T1">Brinegh {brInëg} –</text:span> to bring</text:p>
      <text:p text:style-name="P11"><text:span text:style-name="T1">Bruneg {brÜnëg} –</text:span> to enjoy, to profit</text:p>
      <text:p text:style-name="P11"><text:span text:style-name="T1">Cheid {tceyd} –</text:span> to quarrel</text:p>
      <text:p text:style-name="P11"><text:span text:style-name="T1">Cheus {tcös} –</text:span> to choose</text:p>
      <text:p text:style-name="P11"><text:span text:style-name="T1">Chitay {tcitAy} – </text:span><text:span text:style-name="T5">to delay</text:span> <text:span text:style-name="T8">(for machines and things)</text:span></text:p>
      <text:p text:style-name="P11"><text:span text:style-name="T1">Clud {klud} –</text:span> to close</text:p>
      <text:p text:style-name="P11"><text:span text:style-name="T1">Comprehend {komprEhënd} –</text:span> to comprehend</text:p>
      <text:p text:style-name="P11"><text:span text:style-name="T1">Credeih {krëdE:y} –</text:span> to believe</text:p>
      <text:p text:style-name="P11"><text:span text:style-name="T1">Curr {kur} –</text:span> to run</text:p>
      <text:p text:style-name="P11"><text:span text:style-name="T1">Dagh {dag} – </text:span><text:span text:style-name="T5">to switch on, to light</text:span></text:p>
      <text:p text:style-name="P11"><text:span text:style-name="T1">Dah {da:} –</text:span> to give</text:p>
      <text:p text:style-name="P11"><text:span text:style-name="T1">Dak {dak} – </text:span><text:span text:style-name="T5">to receive, to get</text:span></text:p>
      <text:p text:style-name="P11"><text:span text:style-name="T1">Daum {dAom} –</text:span><text:span text:style-name="T5"> to wonder</text:span></text:p>
      <text:p text:style-name="P11"><text:span text:style-name="T1">Deh {de:} –</text:span> to put</text:p>
      <text:p text:style-name="P11"><text:span text:style-name="T1">Dehbh {de:b} –</text:span> to suit, to fit in</text:p>
      <text:p text:style-name="P11"><text:span text:style-name="T1">Dehlg {de:lg} –</text:span> <text:span text:style-name="T13">must</text:span></text:p>
      <text:p text:style-name="P14"><text:span text:style-name="T1">Dehm {de:m} –</text:span> to put ub; to train <text:span text:style-name="T8">(an animal)</text:span></text:p>
      <text:p text:style-name="P11"><text:span text:style-name="T14">Deik {deyk} –</text:span><text:span text:style-name="T13"> to show, to indicate</text:span></text:p>
      <text:p text:style-name="P11"><text:span text:style-name="T14">Desire {dezIr} –</text:span><text:span text:style-name="T13"> desejar, cobiçar</text:span></text:p>
      <text:p text:style-name="P11"><text:span text:style-name="T14">Destrug {dëstrUg} –</text:span><text:span text:style-name="T13"> to destroy </text:span></text:p>
      <text:p text:style-name="P11"><text:span text:style-name="T1">Deulg {dölg} –</text:span> <text:span text:style-name="T13">to owe</text:span></text:p>
      <text:p text:style-name="P11"><text:span text:style-name="T14">Drehnk {dre:nk} –</text:span><text:span text:style-name="T15"> to drink</text:span><text:span text:style-name="T12"> (alcohol)</text:span></text:p>
      <text:p text:style-name="P14"><text:span text:style-name="T1">Edd {ed} –</text:span> eat</text:p>
      <text:p text:style-name="P11"><text:span text:style-name="T1">Eih {E:y} –</text:span> to go</text:p>
      <text:p text:style-name="P11"><text:span text:style-name="T1">Eiskw {Eyskw} –</text:span> to seek, to intend, to want</text:p>
      <text:p text:style-name="P11"><text:span text:style-name="T1">Em {em} –</text:span> to take <text:span text:style-name="T8">(in the sense of “take a train” or “take a decision”)</text:span></text:p>
      <text:p text:style-name="P11"><text:span text:style-name="T14">(En)schalt {(en)cAlt} –</text:span><text:span text:style-name="T13"> to switch </text:span><text:span text:style-name="T8">(a machine)</text:span></text:p>
      <text:p text:style-name="P11"><text:span text:style-name="T1">Entre {Entrë} –</text:span> to enter</text:p>
      <text:p text:style-name="P11"><text:span text:style-name="T1">Euc {ök} –</text:span> to study</text:p>
      <text:p text:style-name="P11"><text:soft-page-break/><text:span text:style-name="T1">Exporte {ekspOrt} –</text:span> to export</text:p>
      <text:p text:style-name="P11"><text:span text:style-name="T1">Fall {fal} –</text:span> to fall</text:p>
      <text:p text:style-name="P11"><text:span text:style-name="T14">Faungmoen {faongmOyn} –</text:span><text:span text:style-name="T13"> to pay a visit to</text:span></text:p>
      <text:p text:style-name="P11"><text:span text:style-name="T14">Feug {fög} –</text:span><text:span text:style-name="T13"> flee</text:span></text:p>
      <text:p text:style-name="P11"><text:span text:style-name="T14">Fineih {finE:y} –</text:span><text:span text:style-name="T13"> to finish</text:span></text:p>
      <text:p text:style-name="P11"><text:span text:style-name="T14">Fleurt {flört} –</text:span><text:span text:style-name="T13"> to flirt</text:span></text:p>
      <text:p text:style-name="P11"><text:span text:style-name="T1">Folossie {folosI:} –</text:span> to use, to capitalize on</text:p>
      <text:p text:style-name="P11"><text:span text:style-name="T1">Fortrehc {fortrE:k} –</text:span> <text:span text:style-name="T13">to depart, to go off </text:span><text:span text:style-name="T8">(for a travel)</text:span></text:p>
      <text:p text:style-name="P11"><text:span text:style-name="T14">Gahab {gahAb} –</text:span><text:span text:style-name="T13"> spare </text:span><text:span text:style-name="T8">(an enemy)</text:span></text:p>
      <text:p text:style-name="P11"><text:span text:style-name="T14">Gehn {dje:n} (+ acc) –</text:span><text:span text:style-name="T13"> to father, to create </text:span><text:span text:style-name="T8">(for literary purposes you can say “bringhes do luce”)</text:span></text:p>
      <text:p text:style-name="P11"><text:span text:style-name="T14">Ghab {gab} –</text:span><text:span text:style-name="T13"> to understand </text:span><text:span text:style-name="T8">(a fact or situation)</text:span></text:p>
      <text:p text:style-name="P11"><text:span text:style-name="T14">Gham {gam} –</text:span><text:span text:style-name="T13"> to marry</text:span></text:p>
      <text:p text:style-name="P11"><text:span text:style-name="T14">Ghang {gang} – </text:span><text:span text:style-name="T15">to walk</text:span></text:p>
      <text:p text:style-name="P11"><text:span text:style-name="T14">Ghat {gat} –</text:span><text:span text:style-name="T13"> to meet</text:span></text:p>
      <text:p text:style-name="P11"><text:span text:style-name="T1">Ghehd {ge:d} –</text:span> to be able to, can</text:p>
      <text:p text:style-name="P11"><text:span text:style-name="T1">Ghend {gend} –</text:span> to take <text:span text:style-name="T8">(a thing literally with the hands)</text:span></text:p>
      <text:p text:style-name="P11"><text:span text:style-name="T14">Ghohd {go:d} –</text:span><text:span text:style-name="T13"> </text:span><text:span text:style-name="T8">past tense of “ghehd”</text:span></text:p>
      <text:p text:style-name="P11"><text:span text:style-name="T14">Ghyan {gyan} –</text:span><text:span text:style-name="T13"> to open</text:span></text:p>
      <text:p text:style-name="P11"><text:span text:style-name="T14">Gnah {nya:} –</text:span><text:span text:style-name="T13"> to be born</text:span></text:p>
      <text:p text:style-name="P11"><text:span text:style-name="T14">Gugheir {gugEyr} –</text:span><text:span text:style-name="T13"> to mess up, to spoil something</text:span></text:p>
      <text:p text:style-name="P11"><text:span text:style-name="T14">Gvaedd {gvayd} –</text:span><text:span text:style-name="T13"> to guess</text:span></text:p>
      <text:p text:style-name="P11"><text:span text:style-name="T14">Gvehd </text:span><text:span text:style-name="T9">&lt;something&gt; &lt;from someone&gt;</text:span><text:span text:style-name="T14">{gve:d} –</text:span><text:span text:style-name="T13"> to pray </text:span><text:span text:style-name="T8">(for something from someon, like in “I nowngmins gvehde seuy ud Div”, which means “the peasants pray for rain from God”)</text:span></text:p>
      <text:p text:style-name="P11"><text:span text:style-name="T1">Gwah {gwa:} –</text:span> to go to</text:p>
      <text:p text:style-name="P11"><text:span text:style-name="T1">Gwehm {gwe:m} –</text:span> to come</text:p>
      <text:p text:style-name="P11"><text:span text:style-name="T1">Gweup {gwöp} –</text:span> to keep, to conserve</text:p>
      <text:p text:style-name="P11"><text:span text:style-name="T1">Gwiv {gwiv} –</text:span> to live</text:p>
      <text:p text:style-name="P11"><text:span text:style-name="T1">Gwohm {gwo:m} – </text:span><text:span text:style-name="T8">past tense of “gwehm”</text:span></text:p>
      <text:p text:style-name="P11"><text:span text:style-name="T14">Heih {he:y} –</text:span><text:span text:style-name="T13"> to reach </text:span><text:span text:style-name="T8">(a precise point)</text:span><text:span text:style-name="T13">, to hit</text:span></text:p>
      <text:p text:style-name="P11"><text:span text:style-name="T14">Hock {hok} –</text:span><text:span text:style-name="T13"> to crouch</text:span></text:p>
      <text:p text:style-name="P11"><text:span text:style-name="T14">Iey {yey} –</text:span><text:span text:style-name="T13"> </text:span><text:span text:style-name="T8">past tense of “ay”</text:span></text:p>
      <text:p text:style-name="P11"><text:span text:style-name="T1">Ih {i:} –</text:span> <text:span text:style-name="T8">past tense of “eih”</text:span></text:p>
      <text:p text:style-name="P11"><text:span text:style-name="T14">Importe {impOrt} –</text:span><text:span text:style-name="T13"> to import </text:span><text:span text:style-name="T8">(a product)</text:span></text:p>
      <text:p text:style-name="P11"><text:span text:style-name="T1">Istifsar {istifsAr} –</text:span> to ask <text:span text:style-name="T8">(an information)</text:span></text:p>
      <text:p text:style-name="P14"><text:span text:style-name="T1">Jinkdou {jinkdU:} –</text:span> to take place, to go on <text:span text:style-name="T8">(in the sense of “the second movie takes place in China”)</text:span></text:p>
      <text:p text:style-name="P11"><text:span text:style-name="T1">Jlampoh {jlampO:} –</text:span> to drink <text:span text:style-name="T8">(water)</text:span></text:p>
      <text:p text:style-name="P11"><text:span text:style-name="T1">Kam {kam} –</text:span> to like</text:p>
      <text:p text:style-name="P11"><text:span text:style-name="T1">Kamyab {kamyAb} –</text:span> to succeed in</text:p>
      <text:p text:style-name="P11"><text:span text:style-name="T1">Kan {kan} –</text:span> to play <text:span text:style-name="T8">(an instrument)</text:span></text:p>
      <text:p text:style-name="P14"><text:span text:style-name="T1">Kau {kAo} –</text:span> to notice, to take note of </text:p>
      <text:p text:style-name="P11"><text:span text:style-name="T1">Kaup {kAop} –</text:span> to buy</text:p>
      <text:p text:style-name="P11"><text:span text:style-name="T1">Kaur {kAor} –</text:span> to care</text:p>
      <text:p text:style-name="P11"><text:span text:style-name="T1">Keung {köng} –</text:span> to hesitate, to delay</text:p>
      <text:p text:style-name="P11"><text:span text:style-name="T1">Keup {köp} –</text:span> to demand, to require</text:p>
      <text:p text:style-name="P11"><text:span text:style-name="T1">Khak {qak} –</text:span> cannot. <text:span text:style-name="T8">This word also means “bad”.</text:span></text:p>
      <text:p text:style-name="P14"><text:span text:style-name="T1">Kheiss {qeys} –</text:span> to feel</text:p>
      <text:p text:style-name="P11"><text:soft-page-break/><text:span text:style-name="T1">Kieup {kyöp} –</text:span> <text:span text:style-name="T8">past tense of “kaup”</text:span></text:p>
      <text:p text:style-name="P14"><text:span text:style-name="T1">Klehpt {kle:pt} –</text:span> to steal</text:p>
      <text:p text:style-name="P11"><text:span text:style-name="T1">Kleu {klö} –</text:span> to listen to</text:p>
      <text:p text:style-name="P11"><text:span text:style-name="T1">Kleuster {klÖstër} –</text:span> to listen to <text:span text:style-name="T8">(more carefully)</text:span></text:p>
      <text:p text:style-name="P11"><text:span text:style-name="T1">Klu {klu} –</text:span> <text:span text:style-name="T8">past tense of “kleu”</text:span></text:p>
      <text:p text:style-name="P11"><text:span text:style-name="T14">Kurihen {kurIhën} –</text:span><text:span text:style-name="T13"> accquire </text:span><text:span text:style-name="T8">(by buying)</text:span></text:p>
      <text:p text:style-name="P11"><text:span text:style-name="T14">Kussen {kUsën} –</text:span><text:span text:style-name="T13"> to kiss</text:span></text:p>
      <text:p text:style-name="P11"><text:span text:style-name="T14">Kwah {kwa:} –</text:span><text:span text:style-name="T13"> to take in, to gather; to succeed in (doing)</text:span></text:p>
      <text:p text:style-name="P11"><text:span text:style-name="T1">Kwehk {kwe:k} –</text:span> <text:span text:style-name="T13">to seem</text:span></text:p>
      <text:p text:style-name="P11"><text:span text:style-name="T1">Kwehr {kwe:r} –</text:span> to do</text:p>
      <text:p text:style-name="P11"><text:span text:style-name="T1">Lass {las} –</text:span> let</text:p>
      <text:p text:style-name="P11"><text:span text:style-name="T1">Leik {leyk} –</text:span> to play <text:span text:style-name="T8">(a game)</text:span></text:p>
      <text:p text:style-name="P11"><text:span text:style-name="T1">Leis {leys} –</text:span><text:span text:style-name="T5"> to read</text:span></text:p>
      <text:p text:style-name="P11"><text:span text:style-name="T1">Leips {leypz} –</text:span> to miss <text:span text:style-name="T8">(a deadline)</text:span></text:p>
      <text:p text:style-name="P11"><text:span text:style-name="T1">Leit {leyt} –</text:span> to go, to run <text:span text:style-name="T8">(figurative sense)</text:span></text:p>
      <text:p text:style-name="P11"><text:span text:style-name="T14">Lever {lEvër} –</text:span><text:span text:style-name="T13"> to deliver</text:span></text:p>
      <text:p text:style-name="P11"><text:span text:style-name="T14">Lieubh {lyÖb} –</text:span><text:span text:style-name="T13"> to love</text:span></text:p>
      <text:p text:style-name="P11"><text:span text:style-name="T9">Se en</text:span><text:span text:style-name="T14">lieubh </text:span><text:span text:style-name="T9">in/med/in/… </text:span><text:span text:style-name="T14"><text:s/>{lyÖb} –</text:span><text:span text:style-name="T15"> to fall in love</text:span></text:p>
      <text:p text:style-name="P11"><text:span text:style-name="T1">Linekw {lInëkw} –</text:span> to leave</text:p>
      <text:p text:style-name="P11"><text:span text:style-name="T1">Lis {lis} –</text:span> <text:span text:style-name="T8">past tense of “leis”</text:span></text:p>
      <text:p text:style-name="P11"><text:span text:style-name="T14">Lites {litz} –</text:span><text:span text:style-name="T13"> </text:span><text:span text:style-name="T8">infinitive form of “leit”</text:span></text:p>
      <text:p text:style-name="P11"><text:span text:style-name="T14">Localise {lokaliz} –</text:span><text:span text:style-name="T13"> to locate</text:span></text:p>
      <text:p text:style-name="P11"><text:span text:style-name="T1">Magh {mag} –</text:span> can, may</text:p>
      <text:p text:style-name="P11"><text:span text:style-name="T1">Maghses {mAgsës} –</text:span> may be</text:p>
      <text:p text:style-name="P11"><text:span text:style-name="T1">Man {man} –</text:span> to stay</text:p>
      <text:p text:style-name="P11"><text:span text:style-name="T1">Manage {manAdj} –</text:span> to manage</text:p>
      <text:p text:style-name="P11"><text:span text:style-name="T1">Mank {mank} –</text:span> to lack, to be lacking</text:p>
      <text:p text:style-name="P11"><text:span text:style-name="T1">Maximise {maksimIz} –</text:span> to maximize</text:p>
      <text:p text:style-name="P11"><text:span text:style-name="T1">Mayn {mayn} –</text:span><text:span text:style-name="T5"> to mean</text:span></text:p>
      <text:p text:style-name="P11"><text:span text:style-name="T1">Mehld {me:ld} –</text:span> to point ou, to signal, announce <text:span text:style-name="T8">(like in “John signals to his son that the dictionary has errors”);</text:span> to pray</text:p>
      <text:p text:style-name="P11"><text:span text:style-name="T1">Mehm {me:m} –</text:span> to remember</text:p>
      <text:p text:style-name="P11"><text:span text:style-name="T1">Mehn {me:n} –</text:span> to think</text:p>
      <text:p text:style-name="P11"><text:span text:style-name="T1">Meil {meyl} –</text:span> to prefer</text:p>
      <text:p text:style-name="P11"><text:span text:style-name="T1">Meuk {mök} –</text:span> to release</text:p>
      <text:p text:style-name="P11"><text:span text:style-name="T1">Miegh {myeg} –</text:span> <text:span text:style-name="T8">past tense of “magh”</text:span></text:p>
      <text:p text:style-name="P11"><text:span text:style-name="T14">Minimise {minimIz} –</text:span><text:span text:style-name="T13"> to minimize</text:span></text:p>
      <text:p text:style-name="P11"><text:span text:style-name="T1">Miss {mis} –</text:span> to miss <text:span text:style-name="T8">(someone)</text:span></text:p>
      <text:p text:style-name="P14"><text:span text:style-name="T1">Myehrs {mye:rz} –</text:span> to forget</text:p>
      <text:p text:style-name="P14"><text:span text:style-name="T1">Mohn {mo:n} –</text:span> <text:span text:style-name="T8">past tense of “mehn”</text:span></text:p>
      <text:p text:style-name="P11"><text:span text:style-name="T1">Mutt {mut}</text:span> – to take place, to have grounds to <text:span text:style-name="T8">(in the figurative sense, like in “I hope that the events take place in this direction”)</text:span>, to go <text:span text:style-name="T8">(in the figurative sense of “how things are going?”)</text:span>; to have reasons to</text:p>
      <text:p text:style-name="P11"><text:span text:style-name="T1">Nak {nak} –</text:span> to <text:span text:style-name="T13">reach</text:span></text:p>
      <text:p text:style-name="P11"><text:span text:style-name="T14">Namor {namOr} –</text:span><text:span text:style-name="T13"> to date </text:span><text:span text:style-name="T8">(like in “John and Mary are dating”)</text:span></text:p>
      <text:p text:style-name="P11"><text:span text:style-name="T1">Naudh {nAod} –</text:span> to need</text:p>
      <text:p text:style-name="P11"><text:span text:style-name="T1">Nayd {nayd} –</text:span> to scoff at</text:p>
      <text:p text:style-name="P14"><text:span text:style-name="T1">Neic {neyk} –</text:span> to kill</text:p>
      <text:p text:style-name="P14"><text:span text:style-name="T1">Niklad {niklAd} – </text:span><text:span text:style-name="T5">to download</text:span> <text:span text:style-name="T8">(a file)</text:span></text:p>
      <text:p text:style-name="P11"><text:soft-page-break/><text:span text:style-name="T1">Neud {nöd} –</text:span> <text:span text:style-name="T13">to use</text:span></text:p>
      <text:p text:style-name="P14"><text:span text:style-name="T1">Nieudh {nyöd} –</text:span> <text:span text:style-name="T8">past tense of “naudh”</text:span></text:p>
      <text:p text:style-name="P14"><text:span text:style-name="T1">Obsok {obsOk} –</text:span> to search <text:span text:style-name="T8">(investigation)</text:span>, to rumage <text:span text:style-name="T8">(investigation)</text:span></text:p>
      <text:p text:style-name="P14"><text:span text:style-name="T1">Oisschalt {oyscAlt} –</text:span> to switch off <text:span text:style-name="T8">(a machine)</text:span></text:p>
      <text:p text:style-name="P14"><text:span text:style-name="T1">Orbat {orbAt} –</text:span> to work, to labour</text:p>
      <text:p text:style-name="P11"><text:span text:style-name="T1">Paursk {pAorzk} –</text:span> to search, to look for</text:p>
      <text:p text:style-name="P11"><text:span text:style-name="T1">Pehrd {pe:rd} –</text:span> to fart <text:span text:style-name="T8">(with noise)</text:span></text:p>
      <text:p text:style-name="P11"><text:span text:style-name="T1">Pehrn {pe:rn} –</text:span> to sell</text:p>
      <text:p text:style-name="P11"><text:span text:style-name="T1">Pehzd {pe:zd} –</text:span> to fart <text:span text:style-name="T8">(with bad smell)</text:span></text:p>
      <text:p text:style-name="P11"><text:span text:style-name="T1">Peit {peyt} –</text:span> to try</text:p>
      <text:p text:style-name="P11"><text:span text:style-name="T1">Permitt {përmIt} –</text:span> to allow</text:p>
      <text:p text:style-name="P11"><text:span text:style-name="T1">Permiss {përmIs} –</text:span> <text:span text:style-name="T8">past tense of “permitt”</text:span></text:p>
      <text:p text:style-name="P11"><text:span text:style-name="T14">Phone ad {fon ad} –</text:span><text:span text:style-name="T13"> to ring, make a call for </text:span><text:span text:style-name="T8">(phone call)</text:span></text:p>
      <text:p text:style-name="P11"><text:span text:style-name="T14">Plan {plan} –</text:span><text:span text:style-name="T13"> to plan</text:span></text:p>
      <text:p text:style-name="P11"><text:span text:style-name="T14">Pleuk {plök} –</text:span><text:span text:style-name="T13"> to fly</text:span></text:p>
      <text:p text:style-name="P11"><text:span text:style-name="T1">Poh {po:} –</text:span> <text:span text:style-name="T13">to drink</text:span></text:p>
      <text:p text:style-name="P11"><text:span text:style-name="T1">Poitt {poyt} –</text:span> to have the right to, to be entitled to</text:p>
      <text:p text:style-name="P11"><text:span text:style-name="T1">Prehg {pre:g} –</text:span> to pray</text:p>
      <text:p text:style-name="P11"><text:span text:style-name="T1">Prehg </text:span><text:span text:style-name="T9">&lt;someone&gt;</text:span><text:span text:style-name="T1"> ke(m) {pre:g &lt;&gt; ke(m)} –</text:span> to ask <text:span text:style-name="T8">(like in “Henrique prehct Olivier kem (is) ei antwehrdt”, which means “Henrique asks Olivier for an answer”)</text:span><text:span text:style-name="T13">, to talk </text:span><text:span text:style-name="T8">(in the sense of “to talk with someone about a matter”)</text:span></text:p>
      <text:p text:style-name="P11"><text:span text:style-name="T14">Prehp {pre:p} –</text:span><text:span text:style-name="T13"> to appear </text:span><text:span text:style-name="T8">(in the sense of become visible)</text:span><text:span text:style-name="T13">, to come into sight</text:span></text:p>
      <text:p text:style-name="P11"><text:span text:style-name="T1">Preim {preym} –</text:span> to receive <text:span text:style-name="T8">(intentional reception, like in “to receive some friends”)</text:span></text:p>
      <text:p text:style-name="P11"><text:span text:style-name="T1">Prete {pret} –</text:span> to understand <text:span text:style-name="T8">(a language or what was said)</text:span></text:p>
      <text:p text:style-name="P11"><text:span text:style-name="T14">Prodah {prodA:} –</text:span><text:span text:style-name="T13"> to hand over </text:span><text:span text:style-name="T8">(a criminal)</text:span></text:p>
      <text:p text:style-name="P14"><text:span text:style-name="T1">Puwen {pÜwën} –</text:span> to clean</text:p>
      <text:p text:style-name="P14"><text:span text:style-name="T1">Raubh {rAob} –</text:span> to steal, to rob</text:p>
      <text:p text:style-name="P14"><text:span text:style-name="T1">Recep {rëtsEp} –</text:span> to receive <text:span text:style-name="T8">(normally in a more technical sense like in: here in my village we receive the TV signal from Germany)</text:span></text:p>
      <text:p text:style-name="P11"><text:span text:style-name="T1">Reik {reyk} –</text:span> to return to, get back to</text:p>
      <text:p text:style-name="P11"><text:span text:style-name="T1">Reiss {reys} –</text:span><text:span text:style-name="T5"> to draw</text:span></text:p>
      <text:p text:style-name="P11"><text:span text:style-name="T1">Resid {rëzId} –</text:span> to reside, to live</text:p>
      <text:p text:style-name="P11"><text:span text:style-name="T1">Sagv {sagv} –</text:span> to know how to</text:p>
      <text:p text:style-name="P11"><text:span text:style-name="T1">Salg {salg} –</text:span> to go / get out of</text:p>
      <text:p text:style-name="P11"><text:span text:style-name="T1">Salg con {salg kon} –</text:span> to get together, to go out with <text:span text:style-name="T8">(it can have a sense of dating)</text:span></text:p>
      <text:p text:style-name="P11"><text:span text:style-name="T1">Sayg {sayg} –</text:span> to say</text:p>
      <text:p text:style-name="P11"><text:span text:style-name="T1">Schehnk {ce:nk} –</text:span><text:span text:style-name="T5"> to </text:span><text:span text:style-name="T15">give, to pour, to pay </text:span><text:span text:style-name="T12">(it may refer to a present)</text:span></text:p>
      <text:p text:style-name="P14"><text:span text:style-name="T1">Schikay {cikAy} –</text:span> to complain</text:p>
      <text:p text:style-name="P11"><text:span text:style-name="T1">Scrib {skrib} –</text:span><text:span text:style-name="T5"> to write</text:span></text:p>
      <text:p text:style-name="P11"><text:span text:style-name="T14">Sedd {sed} –</text:span><text:span text:style-name="T15"> to sit</text:span></text:p>
      <text:p text:style-name="P11"><text:span text:style-name="T14">Sgwesen {sgwEzën} –</text:span><text:span text:style-name="T13"> to turn/switch off, to extinguish</text:span></text:p>
      <text:p text:style-name="P11"><text:span text:style-name="T14">Skand {skand} –</text:span><text:span text:style-name="T13"> to jump</text:span></text:p>
      <text:p text:style-name="P11"><text:span text:style-name="T1">Skap {skap} –</text:span> to escape, to depart from</text:p>
      <text:p text:style-name="P11"><text:span text:style-name="T1">Skeul {sköl} –</text:span> to be obliged to, ought to</text:p>
      <text:p text:style-name="P11"><text:span text:style-name="T14">Skehpt {ske:pt} –</text:span><text:span text:style-name="T13"> to wait for</text:span></text:p>
      <text:p text:style-name="P14"><text:span text:style-name="T1">Sleu {slö} –</text:span> to release</text:p>
      <text:p text:style-name="P11"><text:span text:style-name="T1">Sisen {sIzën} –</text:span> to let to + infinitive verb<text:span text:style-name="T8"> (like in “he let me to use the </text:span><text:soft-page-break/><text:span text:style-name="T8">emblem of his house”)</text:span></text:p>
      <text:p text:style-name="P11"><text:span text:style-name="T14">Smauter {smAwtër} –</text:span><text:span text:style-name="T13"> to watch</text:span></text:p>
      <text:p text:style-name="P11"><text:span text:style-name="T14">Snumeb {snÜmëb} –</text:span><text:span text:style-name="T13"> ro marry (a man)</text:span></text:p>
      <text:p text:style-name="P14"><text:span text:style-name="T1">Sok {sok} –</text:span> to investigate</text:p>
      <text:p text:style-name="P14"><text:span text:style-name="T1">Solle {sol} –</text:span> must <text:span text:style-name="T8">(probability)</text:span></text:p>
      <text:p text:style-name="P14"><text:span text:style-name="T1">Spar {spar} –</text:span> to spare, to save <text:span text:style-name="T8">(like in “save money”)</text:span></text:p>
      <text:p text:style-name="P14"><text:span text:style-name="T1">Speh {spe:} –</text:span><text:span text:style-name="T5"> to hope</text:span></text:p>
      <text:p text:style-name="P11"><text:span text:style-name="T14">Spehc {spe:k} –</text:span><text:span text:style-name="T13"> to look at</text:span></text:p>
      <text:p text:style-name="P11"><text:span text:style-name="T14">Spend {spend} –</text:span><text:span text:style-name="T13"> to spend</text:span></text:p>
      <text:p text:style-name="P11"><text:span text:style-name="T1">(oi)Sprehg </text:span><text:span text:style-name="T9">&lt;asked person&gt; &lt;question&gt;</text:span><text:span text:style-name="T1"> {(oy)sprE:g &lt;&gt;&lt;&gt;} –</text:span> to ask <text:span text:style-name="T8">(someone about a question. Like in “Smith sprehct Lee quer is weict in Brasilu”, que significa “Smith asks Lee where he lives in Brazil”)</text:span></text:p>
      <text:p text:style-name="P11"><text:span text:style-name="T14">Sprehng {spre:ng} –</text:span><text:span text:style-name="T13"> to spring, to explode, to burst</text:span></text:p>
      <text:p text:style-name="P11"><text:span text:style-name="T14">Stehm {ste:m} –</text:span><text:span text:style-name="T13"> to support </text:span><text:span text:style-name="T8">(a person or an idea)</text:span></text:p>
      <text:p text:style-name="P11"><text:span text:style-name="T14">Stehnk {ste:nk} –</text:span><text:span text:style-name="T13"> to stink</text:span></text:p>
      <text:p text:style-name="P11"><text:span text:style-name="T1">Studye {stUdye} –</text:span><text:span text:style-name="T5"> to study</text:span></text:p>
      <text:p text:style-name="P11"><text:span text:style-name="T1">Substitue {substitÜ:} –</text:span> to substitute</text:p>
      <text:p text:style-name="P11"><text:span text:style-name="T1">Suicide {switsId} –</text:span> to suicide</text:p>
      <text:p text:style-name="P11"><text:span text:style-name="T1">Swehk {swe:k} –</text:span><text:span text:style-name="T5"> to smell</text:span></text:p>
      <text:p text:style-name="P11"><text:span text:style-name="T1">Tarjem {tArjëm} –</text:span> to translate</text:p>
      <text:p text:style-name="P11"><text:span text:style-name="T1">Tehl –</text:span> support, bear <text:span text:style-name="T8">(both words refer to the idea of support something like a roof)</text:span><text:span text:style-name="T13">; to tolerate</text:span></text:p>
      <text:p text:style-name="P14"><text:span text:style-name="T1">Tehr {te:r} –</text:span> to cross</text:p>
      <text:p text:style-name="P11"><text:span text:style-name="T1">Tehrb {te:rb} –</text:span> to have to <text:span text:style-name="T8">(in the sense of “I have to do the dinner” or “I have to work”)</text:span></text:p>
      <text:p text:style-name="P11"><text:span text:style-name="T14">Tengie {tëndjI:} –</text:span><text:span text:style-name="T13"> to look like</text:span></text:p>
      <text:p text:style-name="P11"><text:span text:style-name="T14">Teup {töp} –</text:span><text:span text:style-name="T13"> to hide (oneself)</text:span></text:p>
      <text:p text:style-name="P11"><text:span text:style-name="T14">Tohrb –</text:span><text:span text:style-name="T13"> </text:span><text:span text:style-name="T8">past tense of “tehrb”</text:span></text:p>
      <text:p text:style-name="P11"><text:span text:style-name="T1">Tolk {tolk} –</text:span> to talk; to explain, to interpret; to perform </text:p>
      <text:p text:style-name="P11"><text:span text:style-name="T1">Trehc {tre:k} –</text:span> to displace (oneself)</text:p>
      <text:p text:style-name="P11"><text:span text:style-name="T14">Trehv {tre:v} –</text:span><text:span text:style-name="T13"> to find, to find</text:span></text:p>
      <text:p text:style-name="P11"><text:span text:style-name="T1">Ubklad {ubklAd} –</text:span> to upload <text:span text:style-name="T8">(a file)</text:span></text:p>
      <text:p text:style-name="P11"><text:span text:style-name="T1">Uc {uk} –</text:span> <text:span text:style-name="T8">past tense of “euc”</text:span></text:p>
      <text:p text:style-name="P11"><text:span text:style-name="T1">Use {Üz} –</text:span> to use</text:p>
      <text:p text:style-name="P11"><text:span text:style-name="T1">Van {van} –</text:span> to fetch</text:p>
      <text:p text:style-name="P11"><text:span text:style-name="T1">Vansch {vanc} –</text:span> to wish, to desire</text:p>
      <text:p text:style-name="P11"><text:span text:style-name="T1">Vid {vid} –</text:span> to see</text:p>
      <text:p text:style-name="P11"><text:span text:style-name="T1">Vol {vol} –</text:span> to want</text:p>
      <text:p text:style-name="P11"><text:span text:style-name="T1">Wan {wan} –</text:span> to need <text:span text:style-name="T8">(something that is missing)</text:span>, to request <text:span text:style-name="T8">(something that is missing)</text:span></text:p>
      <text:p text:style-name="P11"><text:span text:style-name="T14">Wehd {we:d} –</text:span><text:span text:style-name="T13"> to marry (a woman)</text:span></text:p>
      <text:p text:style-name="P11"><text:span text:style-name="T1">Wehkw {wE:kw} –</text:span> to talk to, to express (oneself)</text:p>
      <text:p text:style-name="P11"><text:span text:style-name="T1">Wehl {we:l} –</text:span> to want/order someone to</text:p>
      <text:p text:style-name="P11"><text:span text:style-name="T1">Wehn {we:n} –</text:span> to desire, to feel like doing</text:p>
      <text:p text:style-name="P11"><text:span text:style-name="T1">Wehrg {we:rg} –</text:span> <text:span text:style-name="T13">to work</text:span></text:p>
      <text:p text:style-name="P11"><text:span text:style-name="T14">Wehs {we:s} –</text:span><text:span text:style-name="T13"> to find (oneself), to be </text:span><text:span text:style-name="T8">(this “be” is in the sense of location)</text:span><text:span text:style-name="T13"> </text:span></text:p>
      <text:p text:style-name="P11"><text:span text:style-name="T1">Weik {weyk} –</text:span> to inhabit, to dwell</text:p>
      <text:p text:style-name="P11"><text:span text:style-name="T1">Yeis {yeys} –</text:span> to send</text:p>
      <text:p text:style-name="P11"><text:span text:style-name="T1">Yis {yis} –</text:span> <text:span text:style-name="T8">past tense of “yeis”</text:span></text:p>
      <text:p text:style-name="P11"><text:soft-page-break/></text:p>
      <text:h text:style-name="P3" text:outline-level="2">ADJECTIVES</text:h>
      <text:p text:style-name="P11"/>
      <text:p text:style-name="P11"><text:span text:style-name="T1">Akster {Akstër} –</text:span> lively, strong <text:span text:style-name="T8">(figurative sense: colors; sense, link in “strong alcohol”)</text:span> </text:p>
      <text:p text:style-name="P11"><text:span text:style-name="T1">Bell {bel} –</text:span> beautiful</text:p>
      <text:p text:style-name="P11"><text:span text:style-name="T1">Bert {bert} –</text:span> brighty</text:p>
      <text:p text:style-name="P11"><text:span text:style-name="T1">Biaur {byAor} –</text:span> ugly</text:p>
      <text:p text:style-name="P11"><text:span text:style-name="T1">Biedan {biedAn} –</text:span> unhappy</text:p>
      <text:p text:style-name="P11"><text:span text:style-name="T1">Bridek {brIdëk} –</text:span> ugly <text:span text:style-name="T8">(like in “bad condition” because of a cloudy day)</text:span> </text:p>
      <text:p text:style-name="P11"><text:span text:style-name="T1">Buland {bulAnd} –</text:span> tall</text:p>
      <text:p text:style-name="P11"><text:span text:style-name="T1">Chald {tcald} –</text:span> hot</text:p>
      <text:p text:style-name="P11"><text:span text:style-name="T1">Cherkin {tcërkIn} –</text:span> ugly, naughty <text:span text:style-name="T8">(it pass an idea of sordidness)</text:span> </text:p>
      <text:p text:style-name="P11"><text:span text:style-name="T1">Clever {klEvër} –</text:span><text:span text:style-name="T5"> clever</text:span></text:p>
      <text:p text:style-name="P11"><text:span text:style-name="T1">Clus/cluden {klus / klÜdën} –</text:span> closed</text:p>
      <text:p text:style-name="P11"><text:span text:style-name="T1">Cort {kort} –</text:span> short</text:p>
      <text:p text:style-name="P11"><text:span text:style-name="T1">Deusk {dösk} –</text:span> dark</text:p>
      <text:p text:style-name="P11"><text:span text:style-name="T1">Difficil {difItsil} –</text:span> difficult</text:p>
      <text:p text:style-name="P11"><text:span text:style-name="T1">Dorgv {dorgv} –</text:span> dear; expensive</text:p>
      <text:p text:style-name="P11"><text:span text:style-name="T1">Facil {fAtsil} –</text:span> easy</text:p>
      <text:p text:style-name="P11"><text:span text:style-name="T1">Ghem {gem} –</text:span> low, inferior</text:p>
      <text:p text:style-name="P11"><text:span text:style-name="T1">Ghyan(t/en) {gyAn(t/ën)} –</text:span> open</text:p>
      <text:p text:style-name="P11"><text:span text:style-name="T1">Gohd {go:d} –</text:span> good, successful <text:span text:style-name="T8">(by contrast about something of bad quality)</text:span></text:p>
      <text:p text:style-name="P11"><text:span text:style-name="T1">Hog {hog} –</text:span> high, superior</text:p>
      <text:p text:style-name="P11"><text:span text:style-name="T1">Ieftin {yeftIn} –</text:span> cheap</text:p>
      <text:p text:style-name="P11"><text:span text:style-name="T1">Jadide {jadId} –</text:span> new, not worn out</text:p>
      <text:p text:style-name="P11"><text:span text:style-name="T1">Jamile {jamIl} – </text:span><text:span text:style-name="T5">nice, pretty</text:span></text:p>
      <text:p text:style-name="P11"><text:span text:style-name="T1">Kaurd {kAord} –</text:span> hard</text:p>
      <text:p text:style-name="P11"><text:span text:style-name="T1">Kiest {kyest} –</text:span> clean <text:span text:style-name="T8">(pure)</text:span></text:p>
      <text:p text:style-name="P11"><text:span text:style-name="T1">Latif {lAtif} –</text:span> pure</text:p>
      <text:p text:style-name="P11"><text:span text:style-name="T1">Lent {lent} –</text:span> slow</text:p>
      <text:p text:style-name="P11"><text:span text:style-name="T1">Leur {lör} –</text:span> free</text:p>
      <text:p text:style-name="P11"><text:span text:style-name="T1">Long {long} –</text:span> long</text:p>
      <text:p text:style-name="P11"><text:span text:style-name="T1">Madh {mad} –</text:span> wet</text:p>
      <text:p text:style-name="P11"><text:span text:style-name="T1">Maschkhoul {macqU:l} –</text:span> engaged <text:span text:style-name="T8">( borrowed , used)</text:span></text:p>
      <text:p text:style-name="P11"><text:span text:style-name="T1">Mliak {mlyak} –</text:span> meek, sweet</text:p>
      <text:p text:style-name="P11"><text:span text:style-name="T1">Murdar {murdAr} –</text:span> dirty</text:p>
      <text:p text:style-name="P11"><text:span text:style-name="T1">Muzlim {mUdzlim} –</text:span> low, feeble <text:span text:style-name="T8">(figurative sense: intensity)</text:span> <text:s/></text:p>
      <text:p text:style-name="P11"><text:span text:style-name="T1">Nert {nert} –</text:span> strong <text:span text:style-name="T8">(fisically)</text:span></text:p>
      <text:p text:style-name="P11"><text:span text:style-name="T1">Noroct {norOkt} –</text:span> happy</text:p>
      <text:p text:style-name="P11"><text:span text:style-name="T1">Nov {nov} –</text:span> new</text:p>
      <text:p text:style-name="P11"><text:span text:style-name="T1">Oku {Oku} –</text:span> fast</text:p>
      <text:p text:style-name="P11"><text:span text:style-name="T1">Orm {orm} –</text:span> poor</text:p>
      <text:p text:style-name="P11"><text:span text:style-name="T1">Peigher {pEygër} –</text:span> nasty, wicked</text:p>
      <text:p text:style-name="P11"><text:span text:style-name="T1">Prev {prev} –</text:span> past</text:p>
      <text:p text:style-name="P11"><text:span text:style-name="T1">Riche {ritc} –</text:span> rich</text:p>
      <text:p text:style-name="P11"><text:span text:style-name="T1">Saluber {salÜbër} –</text:span> healthy, salubrious</text:p>
      <text:p text:style-name="P11"><text:span text:style-name="T1">Sell {sel} –</text:span> good <text:span text:style-name="T8">(contra-evil)</text:span>, blest</text:p>
      <text:p text:style-name="P11"><text:span text:style-name="T1">Siuk {syuk} –</text:span> dry</text:p>
      <text:p text:style-name="P11"><text:soft-page-break/><text:span text:style-name="T1">Slab {slab} –</text:span> weak (fisically)</text:p>
      <text:p text:style-name="P11"><text:span text:style-name="T1">Smulk {smulk} –</text:span><text:span text:style-name="T5"> small</text:span></text:p>
      <text:p text:style-name="P11"><text:span text:style-name="T1">Srig {srig} –</text:span> cold</text:p>
      <text:p text:style-name="P11"><text:span text:style-name="T1">Staur {stAor} –</text:span> powerful</text:p>
      <text:p text:style-name="P11"><text:span text:style-name="T1">Stupid {stUpid} –</text:span> stupid</text:p>
      <text:p text:style-name="P11"><text:span text:style-name="T1">Swad {swad} –</text:span> sweet</text:p>
      <text:p text:style-name="P11"><text:span text:style-name="T1">Trauric {trAorik} –</text:span> sad, mourning</text:p>
      <text:p text:style-name="P11"><text:span text:style-name="T1">Trist {trist} –</text:span> sad thing</text:p>
      <text:p text:style-name="P11"><text:span text:style-name="T1">Dussaun {dusAon} –</text:span> unhealthy</text:p>
      <text:p text:style-name="P11"><text:span text:style-name="T1">Veut {vöt} –</text:span> old</text:p>
      <text:p text:style-name="P11"><text:span text:style-name="T1">Walik {wAlik} –</text:span> strong, powerful</text:p>
      <text:p text:style-name="P11"><text:span text:style-name="T1">Yui {yuI} –</text:span> sad</text:p>
      <text:p text:style-name="P11"><text:span text:style-name="T1">Yun {yun} –</text:span> young</text:p>
      <text:p text:style-name="P11"/>
      <text:h text:style-name="P3" text:outline-level="2">BODY</text:h>
      <text:p text:style-name="P11"/>
      <text:p text:style-name="P11"><text:span text:style-name="T1">Anus {Anus} –</text:span> anus</text:p>
      <text:p text:style-name="P11"><text:span text:style-name="T1">Aur {Aor} –</text:span> ear</text:p>
      <text:p text:style-name="P11"><text:span text:style-name="T1">Badan {badAn} –</text:span> organism</text:p>
      <text:p text:style-name="P11"><text:span text:style-name="T1">Bagu {bAgu} –</text:span> forearm</text:p>
      <text:p text:style-name="P11"><text:span text:style-name="T1">Bemern {bEmërn} –</text:span> thigh</text:p>
      <text:p text:style-name="P11"><text:span text:style-name="T1">Berd {berd} –</text:span> beard</text:p>
      <text:p text:style-name="P11"><text:span text:style-name="T1">Brakh {braq} –</text:span> arm</text:p>
      <text:p text:style-name="P11"><text:span text:style-name="T1">Brov {brov} –</text:span> eyebrown</text:p>
      <text:p text:style-name="P11"><text:span text:style-name="T1">Cap {kap} –</text:span> head</text:p>
      <text:p text:style-name="P11"><text:span text:style-name="T1">Chol {tcol} –</text:span> forehead</text:p>
      <text:p text:style-name="P11"><text:span text:style-name="T1">Cloin {kloyn} –</text:span> buttock</text:p>
      <text:p text:style-name="P11"><text:span text:style-name="T1">Coll {kol} –</text:span> pescoço</text:p>
      <text:p text:style-name="P11"><text:span text:style-name="T1">Corpos {kOrpos} –</text:span> neck</text:p>
      <text:p text:style-name="P11"><text:span text:style-name="T1">Dent {dent} –</text:span> tooth</text:p>
      <text:p text:style-name="P11"><text:span text:style-name="T1">Dingv {dingv} –</text:span> tongue</text:p>
      <text:p text:style-name="P11"><text:span text:style-name="T1">Fingher {fIngër} –</text:span> finger</text:p>
      <text:p text:style-name="P11"><text:span text:style-name="T1">Genu {djEnu} –</text:span> knee</text:p>
      <text:p text:style-name="P11"><text:span text:style-name="T1">Gharn(a) {gArn(a)} –</text:span> gut</text:p>
      <text:p text:style-name="P11"><text:span text:style-name="T1">Gian {djyan} –</text:span><text:span text:style-name="T5"> cheeck</text:span></text:p>
      <text:p text:style-name="P11"><text:span text:style-name="T1">Glesen {glEzën} –</text:span> ankle</text:p>
      <text:p text:style-name="P11"><text:span text:style-name="T1">Gumos {gUmos} –</text:span> body secretion</text:p>
      <text:p text:style-name="P11"><text:span text:style-name="T1">Gurgule {gUrgül} –</text:span> throat</text:p>
      <text:p text:style-name="P11"><text:span text:style-name="T1">Gventer {gvEntër} –</text:span> belly</text:p>
      <text:p text:style-name="P11"><text:span text:style-name="T1">Hand {hand} –</text:span> hand</text:p>
      <text:p text:style-name="P11"><text:span text:style-name="T1">Hank {hank} –</text:span> hip</text:p>
      <text:p text:style-name="P11"><text:span text:style-name="T1">Jamb {jamb} –</text:span> leg</text:p>
      <text:p text:style-name="P11"><text:span text:style-name="T1">Kays {kays} –</text:span> hair</text:p>
      <text:p text:style-name="P11"><text:span text:style-name="T1">Kers {kers} –</text:span> brain</text:p>
      <text:p text:style-name="P11"><text:span text:style-name="T1">Kert {kert} –</text:span> heart</text:p>
      <text:p text:style-name="P11"><text:span text:style-name="T1">Krew(os) {krEw(os)} –</text:span> flesh</text:p>
      <text:p text:style-name="P11"><text:span text:style-name="T1">Lid {lid} –</text:span> eyelid</text:p>
      <text:p text:style-name="P11"><text:span text:style-name="T1">Lige {lidj} –</text:span> face</text:p>
      <text:p text:style-name="P11"><text:span text:style-name="T1">Lip {lip} –</text:span> lip</text:p>
      <text:p text:style-name="P11"><text:soft-page-break/><text:span text:style-name="T1">Lyekwrnt {lyEkurnt} –</text:span> liver</text:p>
      <text:p text:style-name="P11"><text:span text:style-name="T1">Mant(u) {mAnt(u)} –</text:span> chin</text:p>
      <text:p text:style-name="P11"><text:span text:style-name="T1">Mems {mems} –</text:span> limb</text:p>
      <text:p text:style-name="P11"><text:span text:style-name="T1">Moustache – </text:span><text:span text:style-name="T5">mustache</text:span></text:p>
      <text:p text:style-name="P11"><text:span text:style-name="T1">Muscle {muskl} –</text:span> muscle</text:p>
      <text:p text:style-name="P11"><text:span text:style-name="T1">Nabh {nab} –</text:span> navel</text:p>
      <text:p text:style-name="P11"><text:span text:style-name="T1">Nas {nas} –</text:span> nose</text:p>
      <text:p text:style-name="P11"><text:span text:style-name="T1">Naster {nAstër} –</text:span> muzzle</text:p>
      <text:p text:style-name="P11"><text:span text:style-name="T1">Nayv {nayv} –</text:span> dead body</text:p>
      <text:p text:style-name="P11"><text:span text:style-name="T1">Nugver {nUgvër} –</text:span> kidney</text:p>
      <text:p text:style-name="P11"><text:span text:style-name="T1">Ok {ok} –</text:span> eye</text:p>
      <text:p text:style-name="P11"><text:span text:style-name="T1">Oklid {Oklid} –</text:span> eyelid</text:p>
      <text:p text:style-name="P11"><text:span text:style-name="T1">Okwi {Okwi} –</text:span> eyes</text:p>
      <text:p text:style-name="P11"><text:span text:style-name="T1">Olan {olAn} –</text:span> elbow</text:p>
      <text:p text:style-name="P11"><text:span text:style-name="T1">Oms {oms} –</text:span> shoulder</text:p>
      <text:p text:style-name="P11"><text:span text:style-name="T1">Onkh {onk} –</text:span> nail <text:span text:style-name="T8">(on a finger)</text:span></text:p>
      <text:p text:style-name="P11"><text:span text:style-name="T1">Ors {ors} –</text:span> ass</text:p>
      <text:p text:style-name="P11"><text:span text:style-name="T1">Ost {ost} –</text:span> bone</text:p>
      <text:p text:style-name="P11"><text:span text:style-name="T1">Papil {pApil} –</text:span> nipple</text:p>
      <text:p text:style-name="P11"><text:span text:style-name="T1">Ped {ped} –</text:span> foot</text:p>
      <text:p text:style-name="P11"><text:span text:style-name="T1">Penis {pEnis} –</text:span> penis</text:p>
      <text:p text:style-name="P11"><text:span text:style-name="T1">Pizdan {pizdAn} –</text:span> <text:span text:style-name="T13">woman's chest</text:span></text:p>
      <text:p text:style-name="P11"><text:span text:style-name="T14">Pod {pod} –</text:span><text:span text:style-name="T13"> paw</text:span></text:p>
      <text:p text:style-name="P11"><text:span text:style-name="T14">Poimen {pOymën} –</text:span><text:span text:style-name="T13"> mother's milk</text:span></text:p>
      <text:p text:style-name="P11"><text:span text:style-name="T1">Pulmon {pulmOn} –</text:span> lung</text:p>
      <text:p text:style-name="P11"><text:span text:style-name="T1">Regv {regv} –</text:span> back <text:span text:style-name="T8">(spine)</text:span></text:p>
      <text:p text:style-name="P11"><text:span text:style-name="T1">Runc {runk} –</text:span> wrist</text:p>
      <text:p text:style-name="P11"><text:span text:style-name="T1">Sehrg {se:rg} –</text:span> blood</text:p>
      <text:p text:style-name="P11"><text:span text:style-name="T1">Skeletum {skëlEtum} –</text:span> skeleton</text:p>
      <text:p text:style-name="P11"><text:span text:style-name="T1">Smokru {smOkru} –</text:span> goatee</text:p>
      <text:p text:style-name="P11"><text:span text:style-name="T1">Snap {snap} –</text:span> beak</text:p>
      <text:p text:style-name="P11"><text:span text:style-name="T1">Stohm {sto:m} –</text:span> mouth</text:p>
      <text:p text:style-name="P11"><text:span text:style-name="T1">Stomak {stomAk} –</text:span> stomach</text:p>
      <text:p text:style-name="P11"><text:span text:style-name="T1">Veine {veyn} –</text:span> vein</text:p>
      <text:p text:style-name="P11"><text:span text:style-name="T1">Wagin {wadjIn} –</text:span> vagina</text:p>
      <text:p text:style-name="P11"><text:span text:style-name="T1">Xiongbu {ksyOngbu} –</text:span> chest</text:p>
      <text:p text:style-name="P11"><text:span text:style-name="T1">Yowkjitia {yowkjItya} –</text:span> body (of a living being)</text:p>
      <text:p text:style-name="P11"/>
      <text:h text:style-name="P3" text:outline-level="2">COLORS</text:h>
      <text:p text:style-name="P11"/>
      <text:p text:style-name="P11"><text:span text:style-name="T1">Albh {alb} –</text:span> white</text:p>
      <text:p text:style-name="P11"><text:span text:style-name="T1">Argavan {argavAn} –</text:span> lilac</text:p>
      <text:p text:style-name="P11"><text:span text:style-name="T1">Blou {blu:} –</text:span> blue</text:p>
      <text:p text:style-name="P11"><text:span text:style-name="T1">Brun {brun} –</text:span> brown</text:p>
      <text:p text:style-name="P11"><text:span text:style-name="T1">Gehlb {dje:lb} –</text:span> yellow</text:p>
      <text:p text:style-name="P11"><text:span text:style-name="T1">Glend {glend} –</text:span> green</text:p>
      <text:p text:style-name="P11"><text:span text:style-name="T1">Greis {greys} –</text:span> gray</text:p>
      <text:p text:style-name="P11"><text:span text:style-name="T1">Kenek {kEnëk} –</text:span> golden yellow</text:p>
      <text:p text:style-name="P11"><text:span text:style-name="T1">Kwit {kwit} –</text:span> white. As<text:span text:style-name="T8"> “albh” as “kwit” means the same thing, “white”, but </text:span><text:soft-page-break/><text:span text:style-name="T8">as “kwit” comes from “kweit” (purify), “kwit” might pass a feeling of something more brighty, but both words have the same meaning.</text:span></text:p>
      <text:p text:style-name="P11"><text:span text:style-name="T1">Orange {orAndj} –</text:span> orange</text:p>
      <text:p text:style-name="P11"><text:span text:style-name="T1">Pemb {pemb} –</text:span> pink</text:p>
      <text:p text:style-name="P11"><text:span text:style-name="T1">Rudh {rud} –</text:span> red</text:p>
      <text:p text:style-name="P11"><text:span text:style-name="T1">Sword {sword} –</text:span> black</text:p>
      <text:p text:style-name="P11"><text:span text:style-name="T1">Violett {violEt} –</text:span> purple</text:p>
      <text:p text:style-name="P11"/>
      <text:h text:style-name="P3" text:outline-level="2">COMPUTING</text:h>
      <text:p text:style-name="P11"/>
      <text:p text:style-name="P11"><text:tab/>As certain terms, especially acronyms, from the english language have wide acceptation in the world, maybe it's more convenient to use the original terms, like VGA, which in sambahsa is VGT. Well, do what you think that is the better.</text:p>
      <text:p text:style-name="P11"/>
      <text:p text:style-name="P11"><text:tab/>Do you remember what I told about the verbs in the infinitive form? If not, please go back to the subchapter VERBS in this chapter VOCABULARY.</text:p>
      <text:p text:style-name="P11"><text:tab/>If you want to translate a software to sambahsa and don't know whether you should translate the commands to the infinitive form or imperative form, see here the explanation of how it must be made:</text:p>
      <text:list xml:id="list2171069730401393864" text:style-name="L7">
        <text:list-item>
          <text:p text:style-name="P58">Commands given to the computer by the user are translated in the infinitive form. <text:span text:style-name="T9">Example:</text:span><text:span text:style-name="T8"> abonne in id forum </text:span><text:span text:style-name="T13">(subscribe in the forum)</text:span><text:span text:style-name="T8">; rename archive </text:span><text:span text:style-name="T13">(rename file)</text:span><text:span text:style-name="T8">; yises blixbrev </text:span><text:span text:style-name="T13">(send email)</text:span></text:p>
        </text:list-item>
        <text:list-item>
          <text:p text:style-name="P58">Commands given to the user by the computer are translated in the imperative form. <text:span text:style-name="T9">Example:</text:span><text:span text:style-name="T8"> contact nos </text:span><text:span text:style-name="T13">(contact us)</text:span><text:span text:style-name="T8">; click her </text:span><text:span text:style-name="T13">(click here)</text:span><text:span text:style-name="T8">; yeis nos un blixbrev </text:span><text:span text:style-name="T13">(send us an email)</text:span></text:p>
        </text:list-item>
      </text:list>
      <text:p text:style-name="P11"/>
      <text:p text:style-name="P4"><text:bookmark-start text:name="__DdeLink__35583_1870019565"/><text:span text:style-name="T1">Abonn {abOn} –</text:span> <text:bookmark-end text:name="__DdeLink__35583_1870019565"/>to subscribe</text:p>
      <text:p text:style-name="P11"><text:span text:style-name="T1">Abonnent {abOnënt} –</text:span> subscriber</text:p>
      <text:p text:style-name="P4"><text:span text:style-name="T1">Abonnment {abOnmënt} –</text:span> subscription</text:p>
      <text:p text:style-name="P11"><text:span text:style-name="T1">Adresse bar {adrEs bar} –</text:span> adress bar</text:p>
      <text:p text:style-name="P11"><text:span text:style-name="T1">AI (Artificial Inteligence) {artifitsiAl intëlidjEnts} –</text:span> AI (<text:span text:style-name="T8">Artificial Inteligence</text:span>)</text:p>
      <text:p text:style-name="P11"><text:span text:style-name="T1">Alat bar {alAt bar} –</text:span> toolbar</text:p>
      <text:p text:style-name="P11"><text:span text:style-name="T1">Alatengjia {alAtëngjya} –</text:span> toolbar</text:p>
      <text:p text:style-name="P11"><text:span text:style-name="T1">Algorithme {algorI§m(ë)} –</text:span> algorithm</text:p>
      <text:p text:style-name="P11"><text:span text:style-name="T1">Alveycomputing {alveykompUting} –</text:span> cloud computing</text:p>
      <text:p text:style-name="P11"><text:span text:style-name="T1">Analogic {analOdjik} –</text:span> analogic</text:p>
      <text:p text:style-name="P11"><text:span text:style-name="T1">Antivirus {antivIrus} –</text:span> antivírus</text:p>
      <text:p text:style-name="P11"><text:span text:style-name="T1">Anyow {anyOw} –</text:span> password</text:p>
      <text:p text:style-name="P11"><text:span text:style-name="T1">Application {aplikatyOn} –</text:span><text:span text:style-name="T5"> application</text:span></text:p>
      <text:p text:style-name="P11"><text:span text:style-name="T1">Archive {artcIv} –</text:span><text:span text:style-name="T5"> file</text:span></text:p>
      <text:p text:style-name="P11"><text:span text:style-name="T1">Arrange {arAndj} – </text:span><text:span text:style-name="T5">to format (a text)</text:span></text:p>
      <text:p text:style-name="P11"><text:span text:style-name="T1">Attache {atAtc} –</text:span> to attach (a file)</text:p>
      <text:p text:style-name="P11"><text:span text:style-name="T1">Aunviel {aonvyEl} –</text:span> wireless</text:p>
      <text:p text:style-name="P11"><text:span text:style-name="T1">Aunkabel {aonkAbël} –</text:span> wireless</text:p>
      <text:p text:style-name="P11"><text:span text:style-name="T1">Aurphone {aorfOn} –</text:span> headset, headphone</text:p>
      <text:p text:style-name="P11"><text:span text:style-name="T1">BD </text:span><text:span text:style-name="T9">(Blou-rai)</text:span><text:span text:style-name="T1"> {blu:-rä} –</text:span> BD <text:span text:style-name="T8">(Blue-ray)</text:span><text:span text:style-name="T13"> </text:span></text:p>
      <text:p text:style-name="P14"><text:span text:style-name="T1">Bichoun {bitcU:n} –</text:span> layout</text:p>
      <text:p text:style-name="P11"><text:soft-page-break/><text:span text:style-name="T14">Binar {binAr} –</text:span><text:span text:style-name="T13"> binary</text:span></text:p>
      <text:p text:style-name="P11"><text:span text:style-name="T14">Blixbrev {blIksbrëv} –</text:span><text:span text:style-name="T13"> e-mail</text:span></text:p>
      <text:p text:style-name="P11"><text:span text:style-name="T14">Blog {blog} –</text:span><text:span text:style-name="T13"> Blog</text:span></text:p>
      <text:p text:style-name="P11"><text:span text:style-name="T14">Bluetooth {blu:tU§} –</text:span><text:span text:style-name="T13"> bluetooth</text:span></text:p>
      <text:p text:style-name="P11"><text:span text:style-name="T14">Browser {brOwzër} –</text:span><text:span text:style-name="T13"> web browser</text:span></text:p>
      <text:p text:style-name="P11"><text:span text:style-name="T14">Bukmark {bukmArk} –</text:span><text:span text:style-name="T13"> bookmark (of the web browser or page of document)</text:span></text:p>
      <text:p text:style-name="P11"><text:span text:style-name="T14">Cadre per secunde {kAdr per sekÜnd} –</text:span><text:span text:style-name="T13"> frame per second </text:span></text:p>
      <text:p text:style-name="P11"><text:span text:style-name="T14">CD </text:span><text:span text:style-name="T9">(compacto disk)</text:span><text:span text:style-name="T14"> {kompAkto disk} –</text:span><text:span text:style-name="T13"> CD </text:span><text:span text:style-name="T8">(compact disk)</text:span><text:span text:style-name="T13"> </text:span></text:p>
      <text:p text:style-name="P11"><text:span text:style-name="T14">Cell(ule) {tsEl(ül)} –</text:span><text:span text:style-name="T13"> cell of a spreadsheet</text:span></text:p>
      <text:p text:style-name="P11"><text:span text:style-name="T14">(Central) processor {(tsentrAl) protsesOr} –</text:span><text:span text:style-name="T13"> CPU </text:span><text:span text:style-name="T8">(Central Processing Unit)</text:span><text:span text:style-name="T13"> </text:span></text:p>
      <text:p text:style-name="P11"><text:span text:style-name="T14">Channel {tcAnël} –</text:span><text:span text:style-name="T13"> channel (of radio, television, etc)</text:span></text:p>
      <text:p text:style-name="P11"><text:span text:style-name="T14">Chip {tcip} –</text:span><text:span text:style-name="T13"> electronic chip</text:span></text:p>
      <text:p text:style-name="P11"><text:span text:style-name="T14">Claviatolk {klavyatOlk} –</text:span><text:span text:style-name="T13"> CHAT</text:span></text:p>
      <text:p text:style-name="P11"><text:span text:style-name="T14">Claviature {klaviatÜr} –</text:span><text:span text:style-name="T13"> keyboard</text:span></text:p>
      <text:p text:style-name="P11"><text:span text:style-name="T14">Cleichwerd {klEytcwërd} –</text:span><text:span text:style-name="T13"> key-word</text:span></text:p>
      <text:p text:style-name="P11"><text:span text:style-name="T14">Click {klik} –</text:span><text:span text:style-name="T13"> click</text:span></text:p>
      <text:p text:style-name="P11"><text:span text:style-name="T14">Codec {kOdëk} –</text:span><text:span text:style-name="T13"> codec</text:span></text:p>
      <text:p text:style-name="P11"><text:span text:style-name="T14">Colunn {kolUn} –</text:span><text:span text:style-name="T13"> column</text:span></text:p>
      <text:p text:style-name="P11"><text:span text:style-name="T14">Compiler {kompIlër} –</text:span><text:span text:style-name="T13"> compiler</text:span></text:p>
      <text:p text:style-name="P11"><text:span text:style-name="T14">Computer {kompÜtër} –</text:span><text:span text:style-name="T13"> computer</text:span></text:p>
      <text:p text:style-name="P11"><text:span text:style-name="T14">Computerdorak {kompütërdorAk} –</text:span><text:span text:style-name="T13"> computer case, computer chassis, tower, system unit, cabinet, base unit</text:span></text:p>
      <text:p text:style-name="P11"><text:span text:style-name="T14">Configuration {konfiguratyOn} –</text:span><text:span text:style-name="T13"> configuration</text:span></text:p>
      <text:p text:style-name="P11"><text:span text:style-name="T14">Connect {konEkt} –</text:span><text:span text:style-name="T13"> connect</text:span></text:p>
      <text:p text:style-name="P11"><text:span text:style-name="T14">Cont(o) {kOnt(o)} –</text:span><text:span text:style-name="T13"> account</text:span></text:p>
      <text:p text:style-name="P11"><text:span text:style-name="T14">Converter {konvErtër} –</text:span><text:span text:style-name="T13"> converter</text:span></text:p>
      <text:p text:style-name="P11"><text:span text:style-name="T14">Converte {konvErt} –</text:span><text:span text:style-name="T13"> to convert</text:span></text:p>
      <text:p text:style-name="P11"><text:span text:style-name="T14">Copie {kopI:} –</text:span><text:span text:style-name="T13"> copy</text:span></text:p>
      <text:p text:style-name="P11"><text:span text:style-name="T14">Cursive texte {kursIv text} –</text:span><text:span text:style-name="T13"> italic text</text:span></text:p>
      <text:p text:style-name="P11"><text:span text:style-name="T14">Daftarnukta {daftarnUkta} –</text:span><text:span text:style-name="T15"> bullet </text:span><text:span text:style-name="T8">(graphic symbol like •, ◦, ‣)</text:span></text:p>
      <text:p text:style-name="P11"><text:span text:style-name="T14">Dakhelpage {dakhëlpAdj} –</text:span><text:span text:style-name="T13"> home page</text:span></text:p>
      <text:p text:style-name="P11"><text:span text:style-name="T14">Data {dAta} –</text:span><text:span text:style-name="T13"> dada</text:span></text:p>
      <text:p text:style-name="P11"><text:span text:style-name="T1">Databank {databAnk} –</text:span> databank</text:p>
      <text:p text:style-name="P11"><text:span text:style-name="T1">Database {databAz} –</text:span> database</text:p>
      <text:p text:style-name="P11"><text:span text:style-name="T1">Datenbank {datënbAnk} –</text:span><text:span text:style-name="T5"> data bank</text:span></text:p>
      <text:p text:style-name="P11"><text:span text:style-name="T1">Datensklad {datënsklAd} –</text:span> DRIVE <text:span text:style-name="T8">(Data storage device)</text:span> </text:p>
      <text:p text:style-name="P11"><text:span text:style-name="T1">Datia {dAtya} –</text:span> file</text:p>
      <text:p text:style-name="P11"><text:span text:style-name="T1">Datum {dAtum} –</text:span> datum</text:p>
      <text:p text:style-name="P11"><text:span text:style-name="T1">DD - darm disk {darm disk} –</text:span> HD - disco rígido <text:span text:style-name="T8">(Hard Disk Drive)</text:span> </text:p>
      <text:p text:style-name="P11"><text:span text:style-name="T1">Defect {dëfEkt} – </text:span>BUG</text:p>
      <text:p text:style-name="P11"><text:span text:style-name="T1">Desinstalle {dësinstAl} –</text:span> to uninstall</text:p>
      <text:p text:style-name="P11"><text:span text:style-name="T1">Desfragmente {desfragmEnt} –</text:span> to defragment (a partition)</text:p>
      <text:p text:style-name="P11"><text:span text:style-name="T1">Desktop {desktOp} –</text:span> desktop</text:p>
      <text:p text:style-name="P11"><text:span text:style-name="T1">Diaporama {dyaporAma} –</text:span> apresentação de slides</text:p>
      <text:p text:style-name="P11"><text:span text:style-name="T1">Digital {didjitAl} –</text:span> digital</text:p>
      <text:p text:style-name="P11"><text:span text:style-name="T1">Disayn {dizAyn} –</text:span> design</text:p>
      <text:p text:style-name="P11"><text:span text:style-name="T1">Disayner {dizAynër} –</text:span> designer</text:p>
      <text:p text:style-name="P11"><text:span text:style-name="T1">Diskette {diskEt} –</text:span> disquete</text:p>
      <text:p text:style-name="P11"><text:soft-page-break/><text:span text:style-name="T1">Diskwehr {diskwE:r} –</text:span> to undo</text:p>
      <text:p text:style-name="P11"><text:span text:style-name="T1">DM </text:span><text:span text:style-name="T9">(darmo memoria)</text:span><text:span text:style-name="T1"> {dArmo memOrya} –</text:span> ROM <text:span text:style-name="T8">(Read-Only Memory)</text:span> </text:p>
      <text:p text:style-name="P11"><text:span text:style-name="T1">Document {dokÜmënt} –</text:span> document</text:p>
      <text:p text:style-name="P11"><text:span text:style-name="T1">Documentation {dokumëntatyOn} –</text:span> documentation</text:p>
      <text:p text:style-name="P11"><text:span text:style-name="T1">Dossier {dosyEr} –</text:span> folder</text:p>
      <text:p text:style-name="P11"><text:span text:style-name="T1">Drucken {drUkën} –</text:span> print</text:p>
      <text:p text:style-name="P11"><text:span text:style-name="T1">Ducer {dÜtsër} –</text:span> driver</text:p>
      <text:p text:style-name="P11"><text:span text:style-name="T1">DVD (</text:span><text:span text:style-name="T9">Digital Video Disc</text:span><text:span text:style-name="T1">) {didjitAl vidEo disk} –</text:span> DVD <text:span text:style-name="T8">(Digital Video Disc)</text:span> </text:p>
      <text:p text:style-name="P11"><text:span text:style-name="T1">E-buk {ebUk} –</text:span> e-book</text:p>
      <text:p text:style-name="P11"><text:span text:style-name="T1">Ekran {ekrAn} –</text:span> screen</text:p>
      <text:p text:style-name="P11"><text:span text:style-name="T1">(Ecran)decor {(ekran)dëkOr} –</text:span> wallpaper</text:p>
      <text:p text:style-name="P11"><text:span text:style-name="T1">Ecransparer {ekranspArër} –</text:span> screensaver</text:p>
      <text:p text:style-name="P11"><text:span text:style-name="T1">Edeih {edE:y} –</text:span> to edit</text:p>
      <text:p text:style-name="P11"><text:span text:style-name="T1">Editor {editOr} –</text:span> editor</text:p>
      <text:p text:style-name="P11"><text:span text:style-name="T1">Emulator {emulatOr} –</text:span> emulator</text:p>
      <text:p text:style-name="P11"><text:span text:style-name="T1">Enmercatnotes {enmErkatnots} –</text:span> release notes</text:p>
      <text:p text:style-name="P11"><text:span text:style-name="T1">error {erOr} –</text:span> error</text:p>
      <text:p text:style-name="P11"><text:span text:style-name="T1">Extension {ekstënsyOn} –</text:span> complement, extention, add-on</text:p>
      <text:p text:style-name="P11"><text:span text:style-name="T1">Exter ligne {ekstër lInye} –</text:span> offline</text:p>
      <text:p text:style-name="P11"><text:span text:style-name="T1">Extrag {ekstrAg} –</text:span> to cut</text:p>
      <text:p text:style-name="P11"><text:span text:style-name="T1">Fenster {fEnstër} –</text:span> window</text:p>
      <text:p text:style-name="P11"><text:span text:style-name="T1">Format {formAt} –</text:span> to format (a hard disc or text)</text:p>
      <text:p text:style-name="P11"><text:span text:style-name="T1">Formulire {formulIr} –</text:span> form</text:p>
      <text:p text:style-name="P11"><text:span text:style-name="T1">Forum {fOrum} –</text:span> forum</text:p>
      <text:p text:style-name="P11"><text:span text:style-name="T1">Fraumbar {fraombAr} –</text:span> scroll bar</text:p>
      <text:p text:style-name="P11"><text:span text:style-name="T1">Frequent-ye Anacta Questions (F.A.Q.) {frekwEnt-ye anAkta kestyOns} –</text:span> Frequently Asked Questions (F.A.Q.)</text:p>
      <text:p text:style-name="P11"><text:span text:style-name="T1">Funed {fÜnëd} –</text:span> to merge (table cells)</text:p>
      <text:p text:style-name="P11"><text:span text:style-name="T1">Gadabeih {gadabE:y} –</text:span> to format (a text)</text:p>
      <text:p text:style-name="P11"><text:span text:style-name="T1">Gadget {gAdjët}–</text:span> gadget</text:p>
      <text:p text:style-name="P11"><text:span text:style-name="T1">Galerie {galerI:} – </text:span>galery</text:p>
      <text:p text:style-name="P11"><text:span text:style-name="T1">Ghyanen code {gyAnën kod} –</text:span> open source</text:p>
      <text:p text:style-name="P11"><text:span text:style-name="T1">Gleim {gleym} –</text:span> to paste</text:p>
      <text:p text:style-name="P11"><text:span text:style-name="T1">GNI </text:span><text:span text:style-name="T9">(graphic (neuder) interface)</text:span><text:span text:style-name="T1"> {grAfik (nÖdër) intërfAts} –</text:span> GUI <text:span text:style-name="T8">(Graphical User Interface)</text:span> </text:p>
      <text:p text:style-name="P11"><text:span text:style-name="T1">Graphic {grAfik} –</text:span> graphic <text:span text:style-name="T8">(adjective)</text:span><text:span text:style-name="T13"> </text:span></text:p>
      <text:p text:style-name="P11"><text:span text:style-name="T1">Graphic ambient {grAfik ambyEnt} –</text:span> graphical environment</text:p>
      <text:p text:style-name="P11"><text:span text:style-name="T1">Graphic pianji {grAfik pyAnji} –</text:span> drawing tablet</text:p>
      <text:p text:style-name="P11"><text:span text:style-name="T1">Graphique {grafIk} –</text:span> graphic <text:span text:style-name="T8">(substantive)</text:span> </text:p>
      <text:p text:style-name="P11"><text:span text:style-name="T1">Hacker {hAkër} –</text:span> hacker</text:p>
      <text:p text:style-name="P11"><text:span text:style-name="T1">Hardware {hardwAr} –</text:span> hardware</text:p>
      <text:p text:style-name="P11"><text:span text:style-name="T1">Hissabpianji {hisabpyAnji} –</text:span> spreadsheet</text:p>
      <text:p text:style-name="P11"><text:span text:style-name="T1">HDMI </text:span><text:span text:style-name="T9">(Hog-definition multimedia interface)</text:span><text:span text:style-name="T1"> {hog dëfinityOn multimEdya intërfAts} –</text:span> HDMI <text:span text:style-name="T8">(High-Definition Multimedia Interface)</text:span> </text:p>
      <text:p text:style-name="P11"><text:span text:style-name="T1">Hol ecran {hol ekrAn} –</text:span> full screen</text:p>
      <text:p text:style-name="P11"><text:span text:style-name="T1">Hyperlink {hüpërlInk} –</text:span> hiperlink</text:p>
      <text:p text:style-name="P11"><text:span text:style-name="T1">IA (integren antplehcensambient) {intEgrën antple:tsënsambyEnt} –</text:span> IDE <text:span text:style-name="T8">(Integrated Development Environment)</text:span> </text:p>
      <text:p text:style-name="P11"><text:span text:style-name="T1">Icon {ikOn} –</text:span> icon</text:p>
      <text:p text:style-name="P11"><text:soft-page-break/><text:span text:style-name="T1">Indentation {indëntatyOn} –</text:span> indentation</text:p>
      <text:p text:style-name="P11"><text:span text:style-name="T1">Informatique {informatIk} –</text:span> computing</text:p>
      <text:p text:style-name="P11"><text:span text:style-name="T1">Infrarudh {infrarUd} –</text:span> infrared</text:p>
      <text:p text:style-name="P11"><text:span text:style-name="T1">In ligne {in lInye} –</text:span> online</text:p>
      <text:p text:style-name="P11"><text:span text:style-name="T1">Installe {instAl} –</text:span> to install</text:p>
      <text:p text:style-name="P11"><text:span text:style-name="T1">Internet {intërnEt} –</text:span> internet</text:p>
      <text:p text:style-name="P11"><text:span text:style-name="T1">Interpreter {intërprEtër} –</text:span><text:span text:style-name="T5"> interpreter </text:span><text:span text:style-name="T12">(like a Java or Python interpreter)</text:span><text:span text:style-name="T5"> </text:span></text:p>
      <text:p text:style-name="P11"><text:span text:style-name="T1">(Computer) joystick {(compÜtër) joystIk} –</text:span><text:span text:style-name="T5"> joystick</text:span></text:p>
      <text:p text:style-name="P11"><text:span text:style-name="T1">Kabel {kAbël} –</text:span> cable</text:p>
      <text:p text:style-name="P11"><text:span text:style-name="T1">Khatem {qAtëm} –</text:span> Game Over</text:p>
      <text:p text:style-name="P11"><text:span text:style-name="T1">Klad {klad} –</text:span> to load</text:p>
      <text:p text:style-name="P11"><text:span text:style-name="T1">Klink {klink} –</text:span> tab (of a window, like the tabs of Mozilla Firefox)</text:p>
      <text:p text:style-name="P11"><text:span text:style-name="T1">Knop {knop} –</text:span> button</text:p>
      <text:p text:style-name="P11"><text:span text:style-name="T1">Laptop {laptOp} –</text:span> laptop</text:p>
      <text:p text:style-name="P11"><text:span text:style-name="T1">Leikstyr {lEykstür} –</text:span> game controller</text:p>
      <text:p text:style-name="P11"><text:span text:style-name="T1">Leiser {lEyzër} –</text:span> reader</text:p>
      <text:p text:style-name="P11"><text:span text:style-name="T1">Leur software {lör softwAr} –</text:span> free software</text:p>
      <text:p text:style-name="P11"><text:span text:style-name="T1">Ligne {lInye} –</text:span> line</text:p>
      <text:p text:style-name="P11"><text:span text:style-name="T1">Log in {log in} –</text:span> login, logon</text:p>
      <text:p text:style-name="P11"><text:span text:style-name="T1">Log ex {log eks} –</text:span> logout, logoff</text:p>
      <text:p text:style-name="P11"><text:span text:style-name="T1">Materplack {matërplAk} –</text:span> motherboard</text:p>
      <text:p text:style-name="P11"><text:span text:style-name="T1">Mediatolker {medyatOlkër} –</text:span> media player</text:p>
      <text:p text:style-name="P11"><text:span text:style-name="T1">Memoria carte {memOrya kart} –</text:span> memory card</text:p>
      <text:p text:style-name="P11"><text:span text:style-name="T1">Metadata {metadAta} –</text:span> metadada</text:p>
      <text:p text:style-name="P11"><text:span text:style-name="T1">Metadatum {metadAtum} –</text:span> metadatum</text:p>
      <text:p text:style-name="P11"><text:span text:style-name="T1">Microphone {mikrofOn} –</text:span> microphone</text:p>
      <text:p text:style-name="P11"><text:span text:style-name="T1">Miniature {miniatÜr} –</text:span> thumbnail</text:p>
      <text:p text:style-name="P11"><text:span text:style-name="T1">Mobilphone {mobilfOn} –</text:span> cell phone</text:p>
      <text:p text:style-name="P11"><text:span text:style-name="T1">Modem {mOdëm} –</text:span> modem</text:p>
      <text:p text:style-name="P11"><text:span text:style-name="T1">Monitor {monitOr} –</text:span> monitor</text:p>
      <text:p text:style-name="P11"><text:span text:style-name="T1">Mus {mus} –</text:span> mouse</text:p>
      <text:p text:style-name="P11"><text:span text:style-name="T1">Musictolker {muziktOlkër} –</text:span> music player</text:p>
      <text:p text:style-name="P11"><text:span text:style-name="T1">Muspad {muspAd} –</text:span> mousepad</text:p>
      <text:p text:style-name="P11"><text:span text:style-name="T1">Mov {mov} –</text:span> to move</text:p>
      <text:p text:style-name="P11"><text:span text:style-name="T1">Netwehrg {netwE:rg} –</text:span> network</text:p>
      <text:p text:style-name="P11"><text:span text:style-name="T1">Niklad {niklAd} –</text:span> to download</text:p>
      <text:p text:style-name="P11"><text:span text:style-name="T1">Ogwnschirm {oguncIrm} –</text:span> firewall</text:p>
      <text:p text:style-name="P11"><text:span text:style-name="T1">Oisschalt {oiscAlt} –</text:span> turn off</text:p>
      <text:p text:style-name="P11"><text:span text:style-name="T1">Operationsysteme {opëratyonsüstEm} –</text:span> operating system</text:p>
      <text:p text:style-name="P11"><text:span text:style-name="T1">Operative systeme {opëratIv süstEm} –</text:span> operating system</text:p>
      <text:p text:style-name="P11"><text:span text:style-name="T1">Pack {pak} –</text:span> pack <text:span text:style-name="T8">(set of softwares)</text:span><text:span text:style-name="T13"> </text:span></text:p>
      <text:p text:style-name="P11"><text:span text:style-name="T14">Panell {panEl} –</text:span><text:span text:style-name="T13"> panel</text:span></text:p>
      <text:p text:style-name="P11"><text:span text:style-name="T14">Partition {partityOn} –</text:span><text:span text:style-name="T13"> partition of a hard disk)</text:span></text:p>
      <text:p text:style-name="P11"><text:span text:style-name="T14">Personalise {personalIz} –</text:span><text:span text:style-name="T13"> to customize, to personalize</text:span></text:p>
      <text:p text:style-name="P11"><text:span text:style-name="T14">Pfehrster {pfE:rstër} –</text:span><text:span text:style-name="T13"> cursor, ponteiro do mouse</text:span></text:p>
      <text:p text:style-name="P11"><text:span text:style-name="T14">(Computer) pianji {(kompÜtër) pyAnji} –</text:span><text:span text:style-name="T13"> tablet</text:span></text:p>
      <text:p text:style-name="P11"><text:span text:style-name="T14">Piwer texte {pIwër text} –</text:span><text:span text:style-name="T13"> bold text</text:span></text:p>
      <text:p text:style-name="P11"><text:span text:style-name="T14">Plug-in {plug-In} –</text:span><text:span text:style-name="T13"> plugin</text:span></text:p>
      <text:p text:style-name="P11"><text:span text:style-name="T14">Podcast {podkAst} –</text:span><text:span text:style-name="T13"> podcast</text:span></text:p>
      <text:p text:style-name="P11"><text:soft-page-break/><text:span text:style-name="T14">Post {post} –</text:span><text:span text:style-name="T13"> post </text:span><text:span text:style-name="T8">(substantive)</text:span></text:p>
      <text:p text:style-name="P11"><text:span text:style-name="T1">Primark lurhat {primArk lurhAt} –</text:span> markup language</text:p>
      <text:p text:style-name="P12">Printer {prIntër} –<text:span text:style-name="T5"> printer</text:span></text:p>
      <text:p text:style-name="P12">Processor {protsësOr} –<text:span text:style-name="T5"> processor</text:span></text:p>
      <text:p text:style-name="P12">Profile {profIl} –<text:span text:style-name="T5"> profile</text:span></text:p>
      <text:p text:style-name="P12">Programmation lurhat {programatyOn lurhAt} –<text:span text:style-name="T5"> programing language</text:span></text:p>
      <text:p text:style-name="P12">Programme {progrAm} –<text:span text:style-name="T5"> to program, to code</text:span></text:p>
      <text:p text:style-name="P11"><text:span text:style-name="T1">Pung {pung} –</text:span> button</text:p>
      <text:p text:style-name="P11"><text:span text:style-name="T1">Puwen {pÜwën} –</text:span> to debug</text:p>
      <text:p text:style-name="P11"><text:span text:style-name="T1">RAM </text:span><text:span text:style-name="T9">(random access memoria)</text:span><text:span text:style-name="T1"> {randOm ak(t)sEs mëmOrya} –</text:span> RAM <text:span text:style-name="T8">(Random Access Memory)</text:span> </text:p>
      <text:p text:style-name="P11"><text:span text:style-name="T1">Reclame {rëklAm} –</text:span> advertisement</text:p>
      <text:p text:style-name="P11"><text:span text:style-name="T1">Recorde {rekOrd} –</text:span> to save (a document or process of a software)</text:p>
      <text:p text:style-name="P11"><text:span text:style-name="T1">Recorder {rekOrdër} –</text:span> recorder</text:p>
      <text:p text:style-name="P11"><text:span text:style-name="T1">Renam {renAm} –</text:span> to rename</text:p>
      <text:p text:style-name="P11"><text:span text:style-name="T1">Retrovert {retrovErt} –</text:span> to downgrade <text:span text:style-name="T8">(to bring back an old version or state)</text:span><text:span text:style-name="T13"> </text:span></text:p>
      <text:p text:style-name="P11"><text:span text:style-name="T14">Rekwehr {rekwE:r} –</text:span><text:span text:style-name="T13"> to redo</text:span></text:p>
      <text:p text:style-name="P11"><text:span text:style-name="T1">Rewos bar {rEwos bar} –</text:span> space bar</text:p>
      <text:p text:style-name="P11"><text:span text:style-name="T1">Rinkap {rinkAp} –</text:span> to reset</text:p>
      <text:p text:style-name="P11"><text:span text:style-name="T1">Roig {royg} – </text:span>line <text:span text:style-name="T8">(spreadsheet)</text:span></text:p>
      <text:p text:style-name="P11"><text:span text:style-name="T1">Router {rU:tër} –</text:span> router</text:p>
      <text:p text:style-name="P11"><text:span text:style-name="T1">Salvguarde {salvgwArd} –</text:span> backup</text:p>
      <text:p text:style-name="P11"><text:span text:style-name="T1">Scanner {skAnër} –</text:span> scanner</text:p>
      <text:p text:style-name="P11"><text:span text:style-name="T1">Schalter {cAltër} –</text:span> on-off switch</text:p>
      <text:p text:style-name="P11"><text:span text:style-name="T1">Schrift {crift} –</text:span> font <text:span text:style-name="T8">(typeface)</text:span> </text:p>
      <text:p text:style-name="P11"><text:span text:style-name="T1">Server {sErvër} –</text:span> server</text:p>
      <text:p text:style-name="P11"><text:span text:style-name="T1">Smartphone {smartfOn} –</text:span> <text:s/>smartphone</text:p>
      <text:p text:style-name="P11"><text:span text:style-name="T1">Smauter {smAotër} –</text:span><text:span text:style-name="T5"> to view</text:span></text:p>
      <text:p text:style-name="P11"><text:span text:style-name="T1">Social netwehrg {sotsiAl netwE:rg} –</text:span> social network</text:p>
      <text:p text:style-name="P11"><text:span text:style-name="T1">Software {softwAr} –</text:span> software</text:p>
      <text:p text:style-name="P11"><text:span text:style-name="T1">Sokmotor {sokmotOr} –</text:span> search <text:s/>engine</text:p>
      <text:p text:style-name="P11"><text:span text:style-name="T1">SPAM –</text:span> SPAM</text:p>
      <text:p text:style-name="P11"><text:span text:style-name="T1">Sroviswor {srovizwOr} –</text:span> power supply</text:p>
      <text:p text:style-name="P11"><text:span text:style-name="T1">Stahgjia {stA:gjya} –</text:span> sidebar</text:p>
      <text:p text:style-name="P11"><text:span text:style-name="T1">Strehmen {strE:mën} –</text:span> streaming</text:p>
      <text:p text:style-name="P11"><text:span text:style-name="T1">Substrichen texte {substrItcën tekst} –</text:span> underlined text</text:p>
      <text:p text:style-name="P11"><text:span text:style-name="T1">Suppressem {suprEsëm} –</text:span> to delete</text:p>
      <text:p text:style-name="P11"><text:span text:style-name="T1">Surce code {surts kod} –</text:span> source code</text:p>
      <text:p text:style-name="P11"><text:span text:style-name="T1">Swoglehmber {swoglE:mbër} –</text:span> booting</text:p>
      <text:p text:style-name="P11"><text:span text:style-name="T1">Swoncarte {swonkArt} –</text:span> sound card</text:p>
      <text:p text:style-name="P11"><text:span text:style-name="T1">Swonkwatel {swonkwAtël} –</text:span> speaker</text:p>
      <text:p text:style-name="P11"><text:span text:style-name="T1">Synchronise {sünkronIz} –</text:span> to sync</text:p>
      <text:p text:style-name="P11"><text:span text:style-name="T1">Tab(ulation) {tab(ulatyOn)} –</text:span> tabulation</text:p>
      <text:p text:style-name="P11"><text:span text:style-name="T1">Texte futliar {text futlyAr} –</text:span> text box</text:p>
      <text:p text:style-name="P11"><text:span text:style-name="T1">Textenbeorbater {tekstënbeorbAtër} –</text:span><text:span text:style-name="T5"> text processor</text:span></text:p>
      <text:p text:style-name="P11"><text:span text:style-name="T1">Topic {tOpik} –</text:span> topic, thread (of a forum)</text:p>
      <text:p text:style-name="P11"><text:span text:style-name="T1">Touche {tu:tc} –</text:span> key (of a keyboard)</text:p>
      <text:p text:style-name="P11"><text:span text:style-name="T1">Touchecran {tu:tcekrAn} –</text:span> touchscreen</text:p>
      <text:p text:style-name="P11"><text:span text:style-name="T1">Trackliste {traklIst} –</text:span> playlist</text:p>
      <text:p text:style-name="P11"><text:soft-page-break/><text:span text:style-name="T1">Transistor {transistOr} –</text:span> transistor </text:p>
      <text:p text:style-name="P11"><text:span text:style-name="T1">TV carte {TV kart} –</text:span> capture card</text:p>
      <text:p text:style-name="P11"><text:span text:style-name="T1">Ubklad {ubklAd} –</text:span> to upload</text:p>
      <text:p text:style-name="P11"><text:span text:style-name="T1">Ubnuw {ubnUw} –</text:span> to update</text:p>
      <text:p text:style-name="P11"><text:span text:style-name="T1">Ubstiumep {ubstyÜmëp} –</text:span> to upgrade</text:p>
      <text:p text:style-name="P11"><text:span text:style-name="T1">Uperswehp {üpërswE:p} –</text:span> to hibernate</text:p>
      <text:p text:style-name="P11"><text:span text:style-name="T1">Utilitat {utilitAt} –</text:span> utility</text:p>
      <text:p text:style-name="P11"><text:span text:style-name="T1">USB (</text:span><text:span text:style-name="T9">Universal Serial Bus</text:span><text:span text:style-name="T1">) {universAl seriAl bus} –</text:span> USB <text:span text:style-name="T8">(Universal Serial Bus)</text:span> </text:p>
      <text:p text:style-name="P11"><text:span text:style-name="T1">USB cleich {USB kleytc}–</text:span> pendrive</text:p>
      <text:p text:style-name="P11"><text:span text:style-name="T1">Vector image {vëktOr imAdj} –</text:span> vector image</text:p>
      <text:p text:style-name="P11"><text:span text:style-name="T1">Vectorial image {vëktoryAl imAdj} –</text:span> vector image</text:p>
      <text:p text:style-name="P11"><text:span text:style-name="T1">VGT </text:span><text:span text:style-name="T9">(Video Graphique Tehxen)</text:span><text:span text:style-name="T1"> {vidEo grafIk tE:ksën} –</text:span> VGA <text:span text:style-name="T8">(Video Graphics Array)</text:span> </text:p>
      <text:p text:style-name="P11"><text:span text:style-name="T1">Video {vidEo} –</text:span> video </text:p>
      <text:p text:style-name="P11"><text:span text:style-name="T1">Videogame {videogAm} –</text:span> video game console</text:p>
      <text:p text:style-name="P11"><text:span text:style-name="T1">Videocarte {videokArt} –</text:span> video card</text:p>
      <text:p text:style-name="P11"><text:span text:style-name="T1">Videoleik {videolEyk} –</text:span> video game console</text:p>
      <text:p text:style-name="P11"><text:span text:style-name="T1">Videotolker {videotOlkër} –</text:span> video player</text:p>
      <text:p text:style-name="P11"><text:span text:style-name="T1">Wi-fi {wi-fi} –</text:span> wi-fi</text:p>
      <text:p text:style-name="P11"><text:span text:style-name="T1">Virtual {virtuAl} –</text:span> virtual</text:p>
      <text:p text:style-name="P11"><text:span text:style-name="T1">Virus {vIrus} –</text:span> virus</text:p>
      <text:p text:style-name="P11"><text:span text:style-name="T1">Viel {vyel} –</text:span> thread, wire</text:p>
      <text:p text:style-name="P11"><text:span text:style-name="T1">Voltage-tuler {voltAdj tÜlër} –</text:span><text:span text:style-name="T5"> power strip, surge protector</text:span></text:p>
      <text:p text:style-name="P11"><text:span text:style-name="T1">Volume {volÜm} –</text:span><text:span text:style-name="T5"> volum</text:span></text:p>
      <text:p text:style-name="P11"><text:span text:style-name="T1">Web {web} –</text:span> web</text:p>
      <text:p text:style-name="P11"><text:span text:style-name="T1">Webcam {webkAm} –</text:span> webcam</text:p>
      <text:p text:style-name="P11"><text:span text:style-name="T1">Website {websAyt} –</text:span> website</text:p>
      <text:p text:style-name="P11"><text:span text:style-name="T1">Webtyohc {webtyO:k} –</text:span> feed <text:span text:style-name="T8">(substantive)</text:span></text:p>
      <text:p text:style-name="P14"><text:span text:style-name="T1">Wehrgeih {we:rdjE:i} –</text:span> play, run</text:p>
      <text:p text:style-name="P11"><text:span text:style-name="T1">Windows portfeuyl {windOws portfÖyl} –</text:span><text:span text:style-name="T5"> Briefcase</text:span> <text:span text:style-name="T8">(from Microsoft Windows)</text:span> </text:p>
      <text:p text:style-name="P11"><text:span text:style-name="T1">Zoum apo {zu:m Apo} –</text:span> Zoom out</text:p>
      <text:p text:style-name="P11"><text:span text:style-name="T1">Zoum prosch {zu:m proc} –</text:span> Zoom in</text:p>
      <text:p text:style-name="P11"/>
      <text:h text:style-name="P3" text:outline-level="2">ANIMALS</text:h>
      <text:p text:style-name="P11"/>
      <text:p text:style-name="P11"><text:span text:style-name="T1">Arank {arAnk} –</text:span> spider</text:p>
      <text:p text:style-name="P11"><text:span text:style-name="T1">Aux(an) {Aoks / aoksAn} –</text:span> ox</text:p>
      <text:p text:style-name="P11"><text:span text:style-name="T1">Av {av} –</text:span> bird</text:p>
      <text:p text:style-name="P11"><text:span text:style-name="T1">Ayg {ayg} –</text:span> female goat</text:p>
      <text:p text:style-name="P11"><text:span text:style-name="T1">Aygur {aygUr} –</text:span> stallion</text:p>
      <text:p text:style-name="P11"><text:span text:style-name="T1">Baleina {balEyna} –</text:span> whale</text:p>
      <text:p text:style-name="P11"><text:span text:style-name="T1">Baul {bawl} –</text:span> bat</text:p>
      <text:p text:style-name="P11"><text:span text:style-name="T1">Bei {bey} –</text:span> bee</text:p>
      <text:p text:style-name="P11"><text:span text:style-name="T1">Bock {bok} –</text:span> male goat</text:p>
      <text:p text:style-name="P11"><text:span text:style-name="T1">Brank {brank} –</text:span> beetle</text:p>
      <text:p text:style-name="P11"><text:span text:style-name="T1">Cat {kat} –</text:span> cat</text:p>
      <text:p text:style-name="P11"><text:span text:style-name="T1">Cavall {kavAl} –</text:span> horse</text:p>
      <text:p text:style-name="P11"><text:soft-page-break/><text:span text:style-name="T1">Cuincule {kwInkül} –</text:span> rabbit</text:p>
      <text:p text:style-name="P11"><text:span text:style-name="T1">Delphin {dëlfIn} –</text:span> dolphin</text:p>
      <text:p text:style-name="P11"><text:span text:style-name="T1">Gall {gal} –</text:span> rooster, cock</text:p>
      <text:p text:style-name="P11"><text:span text:style-name="T1">Gaydh {gayd} –</text:span> goat <text:span text:style-name="T8">(it can be used as adjective)</text:span> </text:p>
      <text:p text:style-name="P11"><text:span text:style-name="T1">Ghelon {gëlOn} –</text:span> turtle</text:p>
      <text:p text:style-name="P11"><text:span text:style-name="T1">Ghimer {gImër} –</text:span> young animal <text:span text:style-name="T8">(one winter-old)</text:span> </text:p>
      <text:p text:style-name="P11"><text:span text:style-name="T1">Gwow {gwow} –</text:span> cow, bovine animal</text:p>
      <text:p text:style-name="P11"><text:span text:style-name="T1">Katelsqual {katëlskwAl} –</text:span> killer whale</text:p>
      <text:p text:style-name="P11"><text:span text:style-name="T1">Kiep {kyep} –</text:span> monkey</text:p>
      <text:p text:style-name="P11"><text:span text:style-name="T1">Kierk {kyErk} –</text:span> chicken</text:p>
      <text:p text:style-name="P11"><text:span text:style-name="T1">Kunia {kUnya} –</text:span> she-dog, bitch</text:p>
      <text:p text:style-name="P11"><text:span text:style-name="T1">Kwaun {kwAon} –</text:span> dog</text:p>
      <text:p text:style-name="P11"><text:span text:style-name="T1">Leopard {leopArd} –</text:span> leopard</text:p>
      <text:p text:style-name="P11"><text:span text:style-name="T1">Lion {lyon} –</text:span> lion</text:p>
      <text:p text:style-name="P11"><text:span text:style-name="T1">Maymoun {maymU:n} – </text:span><text:span text:style-name="T5">mico</text:span></text:p>
      <text:p text:style-name="P11"><text:span text:style-name="T1">Murm {murm} –</text:span> ant</text:p>
      <text:p text:style-name="P11"><text:span text:style-name="T1">Mus {mus} –</text:span> mouse</text:p>
      <text:p text:style-name="P11"><text:span text:style-name="T1">Musch {muc} –</text:span> fly</text:p>
      <text:p text:style-name="P11"><text:span text:style-name="T1">Ornd {ornd} –</text:span> eagle</text:p>
      <text:p text:style-name="P11"><text:span text:style-name="T1">Ow {ow} –</text:span> sheep</text:p>
      <text:p text:style-name="P11"><text:span text:style-name="T1">Pelpel {pElpël} –</text:span> butterfly</text:p>
      <text:p text:style-name="P11"><text:span text:style-name="T1">Pinguin {pingwIn} –</text:span> penguin</text:p>
      <text:p text:style-name="P11"><text:span text:style-name="T1">Pisk {pisk} –</text:span> fish</text:p>
      <text:p text:style-name="P11"><text:span text:style-name="T1">Pork {pork} –</text:span> pig</text:p>
      <text:p text:style-name="P11"><text:span text:style-name="T1">Rat {rat} –</text:span> rat</text:p>
      <text:p text:style-name="P11"><text:span text:style-name="T1">Schebeck {cëbEk} –</text:span> femal emonkey</text:p>
      <text:p text:style-name="P11"><text:span text:style-name="T1">Scorpion {skorpyOn} –</text:span> scorpion</text:p>
      <text:p text:style-name="P11"><text:span text:style-name="T1">Serpent {sErpënt} –</text:span> serpent, snake</text:p>
      <text:p text:style-name="P11"><text:span text:style-name="T1">Shamyu {xAmyu} –</text:span> shark</text:p>
      <text:p text:style-name="P11"><text:span text:style-name="T1">Sill {sil} –</text:span> seal</text:p>
      <text:p text:style-name="P11"><text:span text:style-name="T1">Taur {tAor} –</text:span> bull</text:p>
      <text:p text:style-name="P11"><text:span text:style-name="T1">Tigher {tIgër} –</text:span> tiger</text:p>
      <text:p text:style-name="P11"><text:span text:style-name="T1">Urx {urks} –</text:span> bear</text:p>
      <text:p text:style-name="P11"><text:span text:style-name="T1">Vulp(ek) {vUlp(ëk)} –</text:span> fox</text:p>
      <text:p text:style-name="P11"><text:span text:style-name="T1">Wersi {wErsi} –</text:span> young animal <text:span text:style-name="T8">(one spring old)</text:span> </text:p>
      <text:p text:style-name="P11"><text:span text:style-name="T1">Wolf {wolf} –</text:span> wolf</text:p>
      <text:p text:style-name="P11"/>
      <text:h text:style-name="P3" text:outline-level="2">MEASURES</text:h>
      <text:p text:style-name="P11"/>
      <text:p text:style-name="P11"><text:span text:style-name="T1">Absorpt energia dose {absOrpt enErdjya doz} –</text:span> absorbed dosis <text:span text:style-name="T8">(total ionizing dose)</text:span></text:p>
      <text:p text:style-name="P11"><text:span text:style-name="T1">Ampere {ampEr} (A) –</text:span> ampere</text:p>
      <text:p text:style-name="P11"><text:span text:style-name="T1">Becquerel {bëkErël} (Bq</text:span>) – becquerel</text:p>
      <text:p text:style-name="P11"><text:span text:style-name="T1">Candela {kandEla} (cd) –</text:span> candela</text:p>
      <text:p text:style-name="P11"><text:span text:style-name="T1">Catalytic activitat {katalÜtik aktivitAt} –</text:span> catalytic activity</text:p>
      <text:p text:style-name="P11"><text:span text:style-name="T1">Celsius grade {tsElsyus grAd} (°C) –</text:span> <text:s/>Celsius grade</text:p>
      <text:p text:style-name="P11"><text:span text:style-name="T1">Dwinegh {dwInëg} –</text:span> force <text:span text:style-name="T8">(in context of pressure)</text:span><text:span text:style-name="T13"> </text:span></text:p>
      <text:p text:style-name="P11"><text:span text:style-name="T14">Electric capacitat {elEktrik kapatsitAt} –</text:span><text:span text:style-name="T13"> electric capacity</text:span></text:p>
      <text:p text:style-name="P11"><text:span text:style-name="T14">Electric charge {elEktrik tcardj} –</text:span><text:span text:style-name="T13"> electric charge</text:span></text:p>
      <text:p text:style-name="P11"><text:soft-page-break/><text:span text:style-name="T14">Electric conductance {elEktrik konduktAnts} –</text:span><text:span text:style-name="T13"> electric conductance</text:span></text:p>
      <text:p text:style-name="P11"><text:span text:style-name="T14">Electric inductance {elEktrik induktAnts} –</text:span><text:span text:style-name="T13"> electric inductance</text:span></text:p>
      <text:p text:style-name="P11"><text:span text:style-name="T14">Electric resistence {elEktrik rezistEnts} –</text:span><text:span text:style-name="T13"> electric resistence</text:span></text:p>
      <text:p text:style-name="P11"><text:span text:style-name="T14">Electromot force {elëktromot forts} –</text:span><text:span text:style-name="T13"> electromotive force</text:span></text:p>
      <text:p text:style-name="P11"><text:span text:style-name="T14">Energia {enErdjya} –</text:span><text:span text:style-name="T13"> energy</text:span></text:p>
      <text:p text:style-name="P11"><text:span text:style-name="T14">Equivalent dose {ekivAlënt doz} –</text:span><text:span text:style-name="T13"> equivalent dose</text:span></text:p>
      <text:p text:style-name="P11"><text:span text:style-name="T1">Farad {farAd} (F) –</text:span> farad</text:p>
      <text:p text:style-name="P11"><text:span text:style-name="T1">Force {forts} –</text:span> force</text:p>
      <text:p text:style-name="P11"><text:span text:style-name="T1">Frequence {frëkEnts} –</text:span><text:span text:style-name="T5"> frequence</text:span></text:p>
      <text:p text:style-name="P11"><text:span text:style-name="T1">Gray {gray} (Gy) –</text:span> gray</text:p>
      <text:p text:style-name="P11"><text:span text:style-name="T1">Gwayder flux {gwAydër fluks} –</text:span> luminous flux</text:p>
      <text:p text:style-name="P11"><text:span text:style-name="T1">Gwayder intensitat {gwAydër intënsitAt} –</text:span> luminous intensity</text:p>
      <text:p text:style-name="P11"><text:span text:style-name="T1">Henry {hEnri} (H) –</text:span> henry</text:p>
      <text:p text:style-name="P11"><text:span text:style-name="T1">Hertz {hertz} (Hz) –</text:span> hertz</text:p>
      <text:p text:style-name="P11"><text:span text:style-name="T1">Joule {ju:l} (J) –</text:span> joule</text:p>
      <text:p text:style-name="P11"><text:span text:style-name="T1">Katal {katAl} (kat) –</text:span> katal</text:p>
      <text:p text:style-name="P11"><text:span text:style-name="T1">Kelvin {kelvIn} (k) –</text:span> kelvin</text:p>
      <text:p text:style-name="P11"><text:span text:style-name="T1">Kilogramme {kilogrAm} (kg) –</text:span> kilogram</text:p>
      <text:p text:style-name="P11"><text:span text:style-name="T1">Kweitergwis {kwEytërgwis} –</text:span> illuminance</text:p>
      <text:p text:style-name="P11"><text:span text:style-name="T1">Longe {londj} –</text:span> length</text:p>
      <text:p text:style-name="P11"><text:span text:style-name="T1">Lumen {lÜmën} (lm) –</text:span> lumen</text:p>
      <text:p text:style-name="P11"><text:span text:style-name="T1">Lux {luks} (lx) –</text:span> lux</text:p>
      <text:p text:style-name="P11"><text:span text:style-name="T1">Magnetic induction {manyEtik induktyOn} –</text:span> magnetic induction</text:p>
      <text:p text:style-name="P11"><text:span text:style-name="T1">Magnetic induction flux {manyEtik induktyOn fluks} –</text:span> Magnetic induction flux</text:p>
      <text:p text:style-name="P11"><text:span text:style-name="T1">Masse {mas} –</text:span> mass</text:p>
      <text:p text:style-name="P11"><text:span text:style-name="T1">Meter {mEtër} (m)–</text:span> meter</text:p>
      <text:p text:style-name="P11"><text:span text:style-name="T1">Mole {mol} (mol) –</text:span> mol</text:p>
      <text:p text:style-name="P11"><text:span text:style-name="T1">Newton {newtOn} (N) –</text:span> newton</text:p>
      <text:p text:style-name="P11"><text:span text:style-name="T1">Ohm {o:m} (Ω) –</text:span> ohm</text:p>
      <text:p text:style-name="P11"><text:span text:style-name="T1">Pascal {paskAl} (Pa) –</text:span> pascal</text:p>
      <text:p text:style-name="P11"><text:span text:style-name="T1">Plane angule {plan Angül} –</text:span> plane angle</text:p>
      <text:p text:style-name="P11"><text:span text:style-name="T1">Pressem {prEsëm} –</text:span> pressure</text:p>
      <text:p text:style-name="P11"><text:span text:style-name="T1">Radian {radyAn} (rad) –</text:span> radian</text:p>
      <text:p text:style-name="P11"><text:span text:style-name="T1">Radioactivitat {radyoaktivitAt} –</text:span> radioactivity</text:p>
      <text:p text:style-name="P11"><text:span text:style-name="T1">Secunde {sekUnd} (s) –</text:span> second</text:p>
      <text:p text:style-name="P11"><text:span text:style-name="T1">Siemens {syEmëns} (S) –</text:span> siemens</text:p>
      <text:p text:style-name="P11"><text:span text:style-name="T1">Sievert {syEvërt} (Sv) –</text:span> sievert</text:p>
      <text:p text:style-name="P11"><text:span text:style-name="T1">Solid angule {sOlid Angül} –</text:span><text:span text:style-name="T5"> solid angle</text:span></text:p>
      <text:p text:style-name="P11"><text:span text:style-name="T1">Srov {srov} –</text:span> electric power</text:p>
      <text:p text:style-name="P11"><text:span text:style-name="T1">Steradian {steradyAn} (sr) – </text:span><text:span text:style-name="T5">steradian</text:span></text:p>
      <text:p text:style-name="P11"><text:span text:style-name="T1">Stieure {styÖr} –</text:span> power</text:p>
      <text:p text:style-name="P11"><text:span text:style-name="T1">Temperature {temperatÜr} –</text:span> temperature</text:p>
      <text:p text:style-name="P11"><text:span text:style-name="T1">Tesla {tEsla} (T) –</text:span> tesla</text:p>
      <text:p text:style-name="P11"><text:span text:style-name="T1">Volt {volt} (V) –</text:span> volt</text:p>
      <text:p text:style-name="P11"><text:span text:style-name="T1">Wakel {wAkël} –</text:span> batch, quantity</text:p>
      <text:p text:style-name="P11"><text:span text:style-name="T1">Wakt {wakt} –</text:span> time <text:span text:style-name="T8">(duration)</text:span></text:p>
      <text:p text:style-name="P11"><text:span text:style-name="T1">Weber {wEbër} (Wb) –</text:span> weber</text:p>
      <text:p text:style-name="P11"><text:span text:style-name="T1">Wehrg {we:rg} –</text:span> work</text:p>
      <text:p text:style-name="P11"><text:soft-page-break/><text:span text:style-name="T1">Watt {wat} (W) –</text:span> watt</text:p>
      <text:p text:style-name="P11"/>
      <text:h text:style-name="P3" text:outline-level="2">FAMILY</text:h>
      <text:p text:style-name="P11"/>
      <text:p text:style-name="P11"><text:span text:style-name="T1">Aja {Aja} –</text:span> granny, grandma</text:p>
      <text:p text:style-name="P11"><text:span text:style-name="T1">Amma {Ama} –</text:span> adoptive mother</text:p>
      <text:p text:style-name="P11"><text:span text:style-name="T1">Atta {Ata} –</text:span> stepfather</text:p>
      <text:p text:style-name="P11"><text:span text:style-name="T1">Bint {bint} –</text:span> girl</text:p>
      <text:p text:style-name="P11"><text:span text:style-name="T1">Brater {brAtër} –</text:span> brother</text:p>
      <text:p text:style-name="P11"><text:span text:style-name="T1">Cousin {ku:zIn} –</text:span> cousin</text:p>
      <text:p text:style-name="P11"><text:span text:style-name="T1">Cummater {kummAtër} –</text:span> godmother</text:p>
      <text:p text:style-name="P11"><text:span text:style-name="T1">Cumpater {kumpAtër} –</text:span> godfather</text:p>
      <text:p text:style-name="P11"><text:span text:style-name="T1">Daiwer {dÄwër} –</text:span> brother-in-law</text:p>
      <text:p text:style-name="P11"><text:span text:style-name="T1">Dugter {dUgtër} –</text:span> daughter</text:p>
      <text:p text:style-name="P11"><text:span text:style-name="T1">Eln {eln} –</text:span><text:span text:style-name="T5"> child, puppy</text:span></text:p>
      <text:p text:style-name="P11"><text:span text:style-name="T1">Esor {ezOr} –</text:span> wife</text:p>
      <text:p text:style-name="P11"><text:span text:style-name="T1">Ewo {Ewo} –</text:span> grandpa, grandad</text:p>
      <text:p text:style-name="P11"><text:span text:style-name="T1">Familia {famIlya} –</text:span> family</text:p>
      <text:p text:style-name="P11"><text:span text:style-name="T1">Fiancee {fyantsEë} –</text:span> fiancee </text:p>
      <text:p text:style-name="P11"><text:span text:style-name="T1">Fianceo {fyantsEo} –</text:span> fiancé </text:p>
      <text:p text:style-name="P11"><text:span text:style-name="T1">Gelou {djëlU:} –</text:span> sister-in-law</text:p>
      <text:p text:style-name="P11"><text:span text:style-name="T1">Gemer {djEmër} –</text:span><text:span text:style-name="T5"> sister’s husband</text:span></text:p>
      <text:p text:style-name="P11"><text:span text:style-name="T1">Genealogic dru {djënealOdjik dru} –</text:span> family tree </text:p>
      <text:p text:style-name="P11"><text:span text:style-name="T1">Grandmater {grandmAtër} –</text:span> grandmother</text:p>
      <text:p text:style-name="P11"><text:span text:style-name="T1">Grandpater {grandpAtër} –</text:span> grandfather</text:p>
      <text:p text:style-name="P11"><text:span text:style-name="T1">Gvibh {gvib} –</text:span> wife</text:p>
      <text:p text:style-name="P11"><text:span text:style-name="T1">Ienter {yEntër} –</text:span> husband’s brother’s wife</text:p>
      <text:p text:style-name="P11"><text:span text:style-name="T1">Kerab {kërAb} –</text:span> relative</text:p>
      <text:p text:style-name="P11"><text:span text:style-name="T1">Kerdprient {kërdpryEnt} –</text:span> boyfriend</text:p>
      <text:p text:style-name="P11"><text:span text:style-name="T1">Kerdprientin {kërdpryentIn} –</text:span> girlfriend</text:p>
      <text:p text:style-name="P11"><text:span text:style-name="T1">Kweil {kweyl} –</text:span> girl</text:p>
      <text:p text:style-name="P11"><text:span text:style-name="T1">Mann {man} –</text:span> husband</text:p>
      <text:p text:style-name="P11"><text:span text:style-name="T1">Mater {mAtër} –</text:span> mother</text:p>
      <text:p text:style-name="P11"><text:span text:style-name="T1">Matruw {matrUw} –</text:span> maternal uncle</text:p>
      <text:p text:style-name="P11"><text:span text:style-name="T1">Nanander {nanAndër} –</text:span> husband’s sister</text:p>
      <text:p text:style-name="P11"><text:span text:style-name="T1">Nepot {nepOt} –</text:span> nephew</text:p>
      <text:p text:style-name="P11"><text:span text:style-name="T1">Neptia {nEptya} –</text:span> niece</text:p>
      <text:p text:style-name="P11"><text:span text:style-name="T1">Nitia {nItya} –</text:span> <text:span text:style-name="T8">circle of family and close friends</text:span></text:p>
      <text:p text:style-name="P11"><text:span text:style-name="T1">Novsta {nOvsta} –</text:span> bride </text:p>
      <text:p text:style-name="P11"><text:span text:style-name="T1">Novsto {nOvsto} –</text:span> groom</text:p>
      <text:p text:style-name="P11"><text:span text:style-name="T1">Oncle {onkl} –</text:span> uncle</text:p>
      <text:p text:style-name="P11"><text:span text:style-name="T1">Parent {pArënt} –</text:span> parent</text:p>
      <text:p text:style-name="P11"><text:span text:style-name="T1">Pater {pAtër} –</text:span> father</text:p>
      <text:p text:style-name="P11"><text:span text:style-name="T1">Prient {pryent} –</text:span> friend</text:p>
      <text:p text:style-name="P11"><text:span text:style-name="T1">Samgwelbh –</text:span> <text:span text:style-name="T8">born of the same mother</text:span> </text:p>
      <text:p text:style-name="P11"><text:span text:style-name="T1">Siour {syu:r} –</text:span> wife’s brother</text:p>
      <text:p text:style-name="P11"><text:span text:style-name="T1">Son {son} –</text:span> son</text:p>
      <text:p text:style-name="P11"><text:span text:style-name="T1">Swelion {swelyOn} –</text:span> wife’s sister’s husband</text:p>
      <text:p text:style-name="P11"><text:span text:style-name="T1">Swesgen {swEsdjën} –</text:span> sibling</text:p>
      <text:p text:style-name="P11"><text:soft-page-break/><text:span text:style-name="T1">Swes(ter) {swEs(tër)} –</text:span> sister</text:p>
      <text:p text:style-name="P11"><text:span text:style-name="T1">Swoker {swOkër} –</text:span> father-in-law</text:p>
      <text:p text:style-name="P11"><text:span text:style-name="T1">Swokru {swOkru} –</text:span> mother-in-law</text:p>
      <text:p text:style-name="P11"><text:span text:style-name="T1">Tante {tant} –</text:span> aunt</text:p>
      <text:p text:style-name="P11"><text:span text:style-name="T1">Vidva {vIdva} –</text:span> widow</text:p>
      <text:p text:style-name="P11"><text:span text:style-name="T1">Vidvo(s) {vIdvo(s)} –</text:span> widower</text:p>
      <text:p text:style-name="P11"><text:span text:style-name="T1">Wehdmen {wE:dmën} –</text:span> <text:span text:style-name="T8">purchase price of the bride</text:span></text:p>
      <text:p text:style-name="P11"/>
      <text:h text:style-name="P3" text:outline-level="2">VARIOUS</text:h>
      <text:p text:style-name="P11"/>
      <text:p text:style-name="P11"><text:span text:style-name="T1">Alphabet {alfAbd} – </text:span>alphabet</text:p>
      <text:p text:style-name="P11"><text:span text:style-name="T1">Anua {Anwa} –</text:span> old woman</text:p>
      <text:p text:style-name="P11"><text:span text:style-name="T1">Aunfin {aonfIn} –</text:span> endless, infinite</text:p>
      <text:p text:style-name="P11"><text:span text:style-name="T1">Buk {buk} –</text:span> book</text:p>
      <text:p text:style-name="P11"><text:span text:style-name="T1">Dienkia {dyEnkya} –</text:span> domestic electric appliances</text:p>
      <text:p text:style-name="P11"><text:span text:style-name="T1">Distance-control {distAnts kontrOl} –</text:span> remote-control</text:p>
      <text:p text:style-name="P11"><text:span text:style-name="T1">Dru {dru} –</text:span> tree</text:p>
      <text:p text:style-name="P11"><text:span text:style-name="T1">Fall {fal} –</text:span> case <text:span text:style-name="T8">(situation)</text:span></text:p>
      <text:p text:style-name="P11"><text:span text:style-name="T1">Forest {forEst} –</text:span> forest</text:p>
      <text:p text:style-name="P11"><text:span text:style-name="T1">Future {futür} –</text:span> future</text:p>
      <text:p text:style-name="P11"><text:span text:style-name="T1">Geront {djërOnt} –</text:span> old man</text:p>
      <text:p text:style-name="P11"><text:span text:style-name="T1">Grammatic {gramAtik} –</text:span> grammar</text:p>
      <text:p text:style-name="P11"><text:span text:style-name="T1">Gwen {gwen} –</text:span> woman</text:p>
      <text:p text:style-name="P11"><text:span text:style-name="T1">Gwenak {gwënAk} –</text:span> young woman</text:p>
      <text:p text:style-name="P11"><text:span text:style-name="T1">Ject {jekt} –</text:span> thing</text:p>
      <text:p text:style-name="P11"><text:span text:style-name="T1">Ker {ker} –</text:span> time, occasion</text:p>
      <text:p text:style-name="P11"><text:span text:style-name="T1">Kindergarten {kindërgArtën} –</text:span> kindergarten</text:p>
      <text:p text:style-name="P11"><text:span text:style-name="T1">Kwehrmen {kwE:mën} –</text:span> way <text:span text:style-name="T8">(of doing something)</text:span></text:p>
      <text:p text:style-name="P11"><text:span text:style-name="T1">Majoritat {majoritAt} –</text:span> majority</text:p>
      <text:p text:style-name="P11"><text:span text:style-name="T1">Memoria {memOrya}</text:span><text:span text:style-name="T5"> – memory</text:span></text:p>
      <text:p text:style-name="P11"><text:span text:style-name="T1">Mensc {mensk} – </text:span>human, man <text:span text:style-name="T8">(“man” in the sense of specie)</text:span></text:p>
      <text:p text:style-name="P11"><text:span text:style-name="T1">Menue {mënÜ:} – </text:span><text:span text:style-name="T5">menu</text:span></text:p>
      <text:p text:style-name="P11"><text:span text:style-name="T1">Message {mesAdj} –</text:span><text:span text:style-name="T5"> menssage</text:span></text:p>
      <text:p text:style-name="P11"><text:span text:style-name="T1">Minoritat {minoritAt} –</text:span> minority</text:p>
      <text:p text:style-name="P11"><text:span text:style-name="T1">Pieg {pyeg} –</text:span> girl</text:p>
      <text:p text:style-name="P11"><text:span text:style-name="T1">Present {prEzënt} –</text:span> present</text:p>
      <text:p text:style-name="P11"><text:span text:style-name="T1">Prev {prev} –</text:span> past</text:p>
      <text:p text:style-name="P11"><text:span text:style-name="T1">Primar talim {primAr tAlim} –</text:span><text:span text:style-name="T5"> </text:span><text:span text:style-name="T12">stage when the children learns the basic, like reading <text:s/>and very basic calculation</text:span></text:p>
      <text:p text:style-name="P11"><text:span text:style-name="T1">Pwarn {pwarn} –</text:span><text:span text:style-name="T5"> boy</text:span></text:p>
      <text:p text:style-name="P11"><text:span text:style-name="T1">Secundar talim {sekundAr tAlim} –</text:span> <text:span text:style-name="T8">stage when teenagers learns the fundamental</text:span></text:p>
      <text:p text:style-name="P11"><text:span text:style-name="T1">Suedos {sÜ:dos} –</text:span> property <text:span text:style-name="T8">(quality)</text:span> </text:p>
      <text:p text:style-name="P11"><text:span text:style-name="T1">Television {televizyOn} – </text:span>television</text:p>
      <text:p text:style-name="P11"><text:span text:style-name="T1">Veneg {vEnëg} –</text:span> seller</text:p>
      <text:p text:style-name="P11"><text:span text:style-name="T1">Videocassette {videokasEt} –</text:span><text:span text:style-name="T5"> videocassette</text:span></text:p>
      <text:p text:style-name="P11"><text:span text:style-name="T1">Videoteip {videotEyp} –</text:span> <text:span text:style-name="T5">videocassette</text:span></text:p>
      <text:p text:style-name="P11"><text:span text:style-name="T1">Wakt {wakt} –</text:span> time <text:span text:style-name="T8">(duration)</text:span> </text:p>
      <text:p text:style-name="P11"><text:span text:style-name="T1">Wir {wir} –</text:span> man</text:p>
      <text:p text:style-name="P11"><text:soft-page-break/><text:span text:style-name="T1">Yeudmo {yÖdmo} –</text:span> man <text:span text:style-name="T8">(as combatent)</text:span> </text:p>
      <text:p text:style-name="P11"><text:span text:style-name="T1">Yuwen {yÜwën} –</text:span> young man</text:p>
      <text:p text:style-name="P11"><text:span text:style-name="T1">Zaman {dzamAn} –</text:span> epoch, time</text:p>
      <text:p text:style-name="P11"/>
      <text:h text:style-name="P3" text:outline-level="2">INTERJECTIONS</text:h>
      <text:p text:style-name="P11"/>
      <text:p text:style-name="P11"><text:span text:style-name="T1">Ajaban! {ajabAn} –</text:span> gosh!</text:p>
      <text:p text:style-name="P11"><text:span text:style-name="T1">Al-hamdulillah! {al hamdulilA:} –</text:span> thank you God!</text:p>
      <text:p text:style-name="P11"><text:span text:style-name="T1">Aman! {amAn} –</text:span> have mercy!</text:p>
      <text:p text:style-name="P11"><text:span text:style-name="T1">Anchoa! {antcOa} –</text:span> <text:span text:style-name="T13">not possible!</text:span></text:p>
      <text:p text:style-name="P11"><text:span text:style-name="T1">Asafa! {azAfa} –</text:span> how awful!</text:p>
      <text:p text:style-name="P11"><text:span text:style-name="T1">Bast(a)! {bAst(a)} –</text:span> it's enough!</text:p>
      <text:p text:style-name="P11"><text:span text:style-name="T1">Bravo! {brAvo} –</text:span> bravo!</text:p>
      <text:p text:style-name="P11"><text:span text:style-name="T1">Bre! {bre} –</text:span> whoa!</text:p>
      <text:p text:style-name="P11"><text:span text:style-name="T1">Chao! {tcAo} –</text:span> goodbye!</text:p>
      <text:p text:style-name="P11"><text:span text:style-name="T1">Chiba! {tcIba} –</text:span> <text:span text:style-name="T8">word used to drive a dog</text:span> </text:p>
      <text:p text:style-name="P11"><text:span text:style-name="T1">Chinchay! –</text:span> nothing!</text:p>
      <text:p text:style-name="P11"><text:span text:style-name="T1">Coul! {ku:l} –</text:span> cool!</text:p>
      <text:p text:style-name="P11"><text:span text:style-name="T1">Dank! {dank} –</text:span> Thanks!</text:p>
      <text:p text:style-name="P11"><text:span text:style-name="T1">E? {ë} –</text:span> hein?</text:p>
      <text:p text:style-name="P11"><text:span text:style-name="T1">Ehh {e:} –</text:span> err <text:span text:style-name="T8">(doubt)</text:span> </text:p>
      <text:p text:style-name="P11"><text:span text:style-name="T1">Gwivtu! / Gwive! {gw} –</text:span> hurray!</text:p>
      <text:p text:style-name="P11"><text:span text:style-name="T1">Ha ha ha! {ha ha ha} –</text:span> Ha ha ha!</text:p>
      <text:p text:style-name="P11"><text:span text:style-name="T1">Hay(te)! {hay(t)} –</text:span> go! <text:span text:style-name="T8">(encouragement)</text:span> </text:p>
      <text:p text:style-name="P11"><text:span text:style-name="T1">Hue! {hü:} –</text:span> Gee up! <text:span text:style-name="T8">for a horse</text:span></text:p>
      <text:p text:style-name="P11"><text:span text:style-name="T1">Hurrah! {hurA:} –</text:span> hooray!</text:p>
      <text:p text:style-name="P11"><text:span text:style-name="T1">Iblis! {Iblis} –</text:span> deuce! devil!</text:p>
      <text:p text:style-name="P11"><text:span text:style-name="T1">Ihali {ihAli} –</text:span> <text:span text:style-name="T8">divine will</text:span></text:p>
      <text:p text:style-name="P20"><text:span text:style-name="T1">Interjection {intërjëktyOn} –</text:span> interjection</text:p>
      <text:p text:style-name="P11"><text:span text:style-name="T1">Lassamahallah {lasamahalA:} –</text:span> God help us!</text:p>
      <text:p text:style-name="P11"><text:span text:style-name="T1">Lutfan {lutfAn} –</text:span> be nice!</text:p>
      <text:p text:style-name="P11"><text:span text:style-name="T1">Maideh {maydE:} –</text:span> help! mayday!</text:p>
      <text:p text:style-name="P11"><text:span text:style-name="T1">Marba {mArba} –</text:span> please to meet you!</text:p>
      <text:p text:style-name="P11"><text:span text:style-name="T1">Mersie! {mërsI:} –</text:span> thank you!</text:p>
      <text:p text:style-name="P11"><text:span text:style-name="T1">O Deiwes! {o dEywës} </text:span>– great Gods!</text:p>
      <text:p text:style-name="P11"><text:span text:style-name="T1">Pawiropeku! {pawiropEku} –</text:span> goodbye! farewell!</text:p>
      <text:p text:style-name="P11"><text:span text:style-name="T1">Sayang! {sayAng} –</text:span> what a pity!</text:p>
      <text:p text:style-name="P11"><text:span text:style-name="T1">Servus! {sErvus} –</text:span> at your service!</text:p>
      <text:p text:style-name="P11"><text:span text:style-name="T1">Scha! {ca} –</text:span> hush!</text:p>
      <text:p text:style-name="P11"><text:span text:style-name="T1">Sieune {syön} –</text:span> Bless You ! <text:span text:style-name="T8">(to someone who has just sneezed)</text:span></text:p>
      <text:p text:style-name="P11"><text:span text:style-name="T1">Sikhtir {sIqtir} –</text:span> out!</text:p>
      <text:p text:style-name="P11"><text:span text:style-name="T1">Stop! {stop} –</text:span> stop!</text:p>
      <text:p text:style-name="P11"><text:span text:style-name="T1">Toi! {toy} –</text:span> <text:span text:style-name="T8">deception</text:span></text:p>
      <text:p text:style-name="P11"><text:span text:style-name="T1">Uff! {uf} –</text:span> uff!</text:p>
      <text:p text:style-name="P11"><text:span text:style-name="T1">Ups! {ups} –</text:span> ops!</text:p>
      <text:p text:style-name="P11"><text:span text:style-name="T1">Vedim! {vEdim} –</text:span> let's see! <text:span text:style-name="T8">(to bring a counter-argument)</text:span> </text:p>
      <text:p text:style-name="P11"><text:span text:style-name="T1">Yallah! {yalA:} –</text:span> my God!</text:p>
      <text:p text:style-name="P11"><text:span text:style-name="T1">Way! {way} –</text:span> ai! ui!</text:p>
      <text:p text:style-name="P11"><text:span text:style-name="T1">Zinhaar! {dzinhaAr} –</text:span> beware! caution!</text:p>
      <text:p text:style-name="P11"><text:soft-page-break/></text:p>
      <text:h text:style-name="P48" text:outline-level="1">REFERENCES</text:h>
      <text:p text:style-name="P11"/>
      <text:p text:style-name="P11">SIMON, Olivier. RICE, Stephen L (ed.). <text:span text:style-name="T1">The Grammar Of Sambahsa-Mundialect In English</text:span>. 7 ed. Maio 2012.</text:p>
      <text:p text:style-name="P11"/>
      <text:p text:style-name="P12">A Starter to Sambahsa</text:p>
      <text:p text:style-name="P11"/>
      <text:p text:style-name="P11">RICE, Stephen L. <text:span text:style-name="T1">Sambahsa_Phrasebook</text:span></text:p>
      <text:p text:style-name="P11"/>
      <text:p text:style-name="P11">WINTER, Robert. <text:span text:style-name="T1">Sambahsa: Guide to Pronouns and Articles</text:span>.</text:p>
      <text:p text:style-name="P11"/>
      <text:p text:style-name="P11">OFFICIAL DAKHELPAGE OS SAMBAHSA-MUNDIALECT. <text:span text:style-name="T1">FrontPage</text:span>. Available in: &lt;http://sambahsa.pbworks.com/w/page/10183084/FrontPage&gt;. Acesso em: jul. 2016.</text:p>
      <text:p text:style-name="P11"/>
      <text:p text:style-name="P11">OFFICIAL DAKHELPAGE OS SAMBAHSA-MUNDIALECT. <text:span text:style-name="T1">IPA Sambahsa phonetics</text:span>. Available in: &lt;http://sambahsa.pbworks.com/w/page/10183089/IPA%20Sambahsa%20phonetics&gt;. Access in: jul. 2016.</text:p>
      <text:p text:style-name="P11"/>
      <text:p text:style-name="P11">YEAHBITCHMAGNETSOH. <text:span text:style-name="T1">Flag of Indo-European Speakers</text:span>. Reddit. Disponível em: &lt;https://www.reddit.com/r/vexillology/comments/3jlf0k/flag_of_indoeuropean_speakers/&gt;. Access in: jul 2016.</text:p>
      <text:p text:style-name="P11"/>
      <text:p text:style-name="P11">DIARIO DOS CAMPOS. <text:span text:style-name="T1">Idiotismos da Língua Portuguesa</text:span>. 01 set. 2012. Disponível em: &lt;http://www.diariodoscampos.com.br/variedades/2009/05/idiotismos-da-lingua-portuguesa/1123815/&gt;. Access in: jul. 2016.</text:p>
      <text:p text:style-name="P11"/>
      <text:p text:style-name="P11">RACHEL. Youtube channel of Rachel's English. &lt;https://www.youtube.com/user/rachelsenglish&gt;. Access in: jan. 201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StarSymbol" svg:font-family="StarSymbol" style:font-charset="x-symbol"/>
    <style:font-face style:name="Mangal1" svg:font-family="Mangal"/>
    <style:font-face style:name="OpenSymbol" svg:font-family="OpenSymbol"/>
    <style:font-face style:name="Liberation Serif3" svg:font-family="'Liberation Serif'" style:font-adornments="Itálico" style:font-pitch="variable"/>
    <style:font-face style:name="Liberation Serif1" svg:font-family="'Liberation Serif'" style:font-adornments="Itálico Negrito" style:font-pitch="variable"/>
    <style:font-face style:name="Liberation Serif" svg:font-family="'Liberation Serif'" style:font-adornments="Negrito" style:font-pitch="variable"/>
    <style:font-face style:name="Liberation Serif2" svg:font-family="'Liberation Serif'" style:font-adornments="Regular" style:font-pitch="variable"/>
    <style:font-face style:name="URW Chancery L" svg:font-family="'URW Chancery L'" style:font-pitch="variable"/>
    <style:font-face style:name="DejaVu Serif" svg:font-family="'DejaVu Serif'" style:font-family-generic="roman" style:font-pitch="variable"/>
    <style:font-face style:name="FreeSerif" svg:font-family="FreeSerif" style:font-family-generic="roman" style:font-pitch="variable"/>
    <style:font-face style:name="FreeSerif2" svg:font-family="FreeSerif" style:font-adornments="Negrito" style:font-family-generic="roman" style:font-pitch="variable"/>
    <style:font-face style:name="FreeSerif1" svg:font-family="FreeSerif" style:font-adornments="Regular" style:font-family-generic="roman" style:font-pitch="variable"/>
    <style:font-face style:name="Times New Roman" svg:font-family="'Times New Roman'" style:font-family-generic="roman" style:font-pitch="variable"/>
    <style:font-face style:name="Lucida Calligraphy" svg:font-family="'Lucida Calligraphy'" style:font-family-generic="script" style:font-pitch="variable"/>
    <style:font-face style:name="Mangal" svg:font-family="Mangal" style:font-family-generic="system" style:font-pitch="variable"/>
    <style:font-face style:name="SimSun" svg:font-family="SimSun" style:font-family-generic="system" style:font-pitch="variable"/>
  </office:font-face-decls>
  <office:styles>
    <draw:fill-image draw:name="Bitmape_20_1" draw:display-name="Bitmape 1" xlink:href="Pictures/100000000000028C0000038360FC9357.png" xlink:type="simple" xlink:show="embed" xlink:actuate="onLoad"/>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loext:contextual-spacing="false" fo:margin-top="0.423cm" fo:margin-bottom="0.212cm" fo:keep-with-next="always"/>
      <style:text-properties style:font-name="FreeSerif1" fo:font-size="14pt" style:font-name-asian="FreeSerif1"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FreeSerif1" style:font-name-asian="FreeSerif1" style:font-name-complex="Mangal1"/>
    </style:style>
    <style:style style:name="Contents_20_Heading" style:display-name="Contents Heading" style:family="paragraph" style:parent-style-name="Title" style:class="index" style:master-page-name="">
      <style:paragraph-properties loext:contextual-spacing="false" fo:margin="100%" fo:margin-left="0cm" fo:margin-right="0cm" fo:margin-top="0cm" fo:margin-bottom="0cm" fo:line-height="200%" fo:text-align="center" style:justify-single-word="false" fo:text-indent="0cm" style:auto-text-indent="false" style:page-number="auto" text:number-lines="false" text:line-number="0" style:writing-mode="page">
        <style:tab-stops/>
      </style:paragraph-properties>
      <style:text-properties fo:font-variant="small-caps" style:font-name="Liberation Serif" fo:font-size="16pt" style:text-underline-style="solid" style:text-underline-type="double" style:text-underline-width="auto" style:text-underline-color="font-color" fo:font-weight="bold" style:font-name-asian="FreeSerif2" style:font-size-asian="16pt" style:font-weight-asian="bold" style:font-size-complex="16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1" style:display-name="Contents 1" style:family="paragraph" style:parent-style-name="Index" style:class="index">
      <style:paragraph-properties loext:contextual-spacing="false" fo:margin="100%" fo:margin-left="0cm" fo:margin-right="0cm" fo:margin-top="0cm" fo:margin-bottom="0cm" fo:text-indent="0cm" style:auto-text-indent="false" style:writing-mode="page">
        <style:tab-stops>
          <style:tab-stop style:position="17cm" style:type="right" style:leader-style="dotted" style:leader-text="."/>
        </style:tab-stops>
      </style:paragraph-properties>
      <style:text-properties style:font-name="Liberation Serif" fo:font-weight="bold" style:font-name-asian="FreeSerif1"/>
    </style:style>
    <style:style style:name="Contents_20_2" style:display-name="Contents 2" style:family="paragraph" style:parent-style-name="Index" style:class="index">
      <style:paragraph-properties loext:contextual-spacing="false" fo:margin="100%" fo:margin-left="0.499cm" fo:margin-right="0cm" fo:margin-top="0cm" fo:margin-bottom="0cm" fo:text-indent="0cm" style:auto-text-indent="false" style:writing-mode="page">
        <style:tab-stops>
          <style:tab-stop style:position="16.501cm" style:type="right" style:leader-style="dotted" style:leader-text="."/>
        </style:tab-stops>
      </style:paragraph-properties>
      <style:text-properties style:font-name="Liberation Serif1" fo:font-style="italic" fo:font-weight="bold" style:font-name-asian="FreeSerif1"/>
    </style:style>
    <style:style style:name="Contents_20_3" style:display-name="Contents 3" style:family="paragraph" style:parent-style-name="Index" style:class="index" style:master-page-name="">
      <style:paragraph-properties loext:contextual-spacing="false" fo:margin="100%" fo:margin-left="0.998cm" fo:margin-right="0cm" fo:margin-top="0cm" fo:margin-bottom="0cm" fo:text-indent="0cm" style:auto-text-indent="false" style:page-number="auto" style:writing-mode="page">
        <style:tab-stops>
          <style:tab-stop style:position="16.002cm" style:type="right" style:leader-style="dotted" style:leader-text="."/>
        </style:tab-stops>
      </style:paragraph-properties>
      <style:text-properties fo:font-variant="small-caps" style:font-name="Liberation Serif2" fo:font-style="normal" fo:font-weight="normal" style:font-name-asian="FreeSerif1"/>
    </style:style>
    <style:style style:name="Contents_20_4" style:display-name="Contents 4" style:family="paragraph" style:parent-style-name="Index" style:class="index">
      <style:paragraph-properties loext:contextual-spacing="false" fo:margin="100%" fo:margin-left="1.498cm" fo:margin-right="0cm" fo:margin-top="0cm" fo:margin-bottom="0cm" fo:text-indent="0cm" style:auto-text-indent="false" style:writing-mode="page">
        <style:tab-stops>
          <style:tab-stop style:position="15.503cm" style:type="right" style:leader-style="dotted" style:leader-text="."/>
        </style:tab-stops>
      </style:paragraph-properties>
      <style:text-properties style:font-name="Liberation Serif3" fo:font-style="italic" style:font-name-asian="FreeSerif1"/>
    </style:style>
    <style:style style:name="Heading_20_2" style:display-name="Heading 2" style:family="paragraph" style:parent-style-name="Title" style:next-style-name="Text_20_body" style:default-outline-level="2" style:list-style-name="" style:class="text">
      <style:paragraph-properties loext:contextual-spacing="false" fo:margin-top="0cm" fo:margin-bottom="0cm" style:writing-mode="page"/>
      <style:text-properties style:font-name="Liberation Serif" fo:font-size="14pt" fo:font-weight="bold" style:font-name-asian="FreeSerif2" style:font-size-asian="18pt" style:font-weight-asian="bold" style:font-name-complex="Mangal" style:font-size-complex="18pt" style:font-weight-complex="bold"/>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Title" style:next-style-name="Text_20_body" style:default-outline-level="1" style:class="text" style:master-page-name="">
      <style:paragraph-properties loext:contextual-spacing="false" fo:margin="100%" fo:margin-left="0cm" fo:margin-right="0cm" fo:margin-top="0cm" fo:margin-bottom="0cm" fo:text-indent="0cm" style:auto-text-indent="false" style:page-number="auto" fo:background-color="transparent" style:writing-mode="page">
        <style:background-image/>
      </style:paragraph-properties>
      <style:text-properties style:font-name="Liberation Serif" fo:font-size="16pt" fo:font-weight="bold" style:font-name-asian="FreeSerif2" style:font-size-asian="115%" style:font-weight-asian="bold" style:font-size-complex="115%" style:font-weight-complex="bold"/>
    </style:style>
    <style:style style:name="Heading_20_3" style:display-name="Heading 3" style:family="paragraph" style:parent-style-name="Title" style:next-style-name="Text_20_body" style:default-outline-level="3" style:class="text">
      <style:paragraph-properties loext:contextual-spacing="false" fo:margin="100%" fo:margin-left="0cm" fo:margin-right="0cm" fo:margin-top="0cm" fo:margin-bottom="0cm" fo:text-indent="0cm" style:auto-text-indent="false" style:writing-mode="page"/>
      <style:text-properties style:font-name="Liberation Serif" fo:font-size="12pt" fo:font-weight="bold" style:font-name-asian="FreeSerif2" style:font-size-asian="14pt" style:font-weight-asian="bold" style:font-size-complex="14pt" style:font-weight-complex="bold"/>
    </style:style>
    <style:style style:name="Heading_20_4" style:display-name="Heading 4" style:family="paragraph" style:parent-style-name="Title" style:next-style-name="Text_20_body" style:default-outline-level="4" style:class="text">
      <style:paragraph-properties loext:contextual-spacing="false" fo:margin-top="0.212cm" fo:margin-bottom="0.212cm"/>
      <style:text-properties fo:font-size="95%" fo:font-style="italic" fo:font-weight="bold" style:font-size-asian="95%" style:font-style-asian="italic" style:font-weight-asian="bold" style:font-size-complex="95%"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style:font-name="Lucida Calligraphy"/>
    </style:style>
    <style:page-layout style:name="Mpm1">
      <style:page-layout-properties fo:page-width="21.001cm" fo:page-height="29.7cm" style:num-format="1" style:print-orientation="portrait" fo:margin-top="0cm" fo:margin-bottom="0cm" fo:margin-left="0cm" fo:margin-right="0cm" fo:background-color="transparent" style:writing-mode="lr-tb" style:footnote-max-height="0cm">
        <style:background-image xlink:href="Pictures/100000000000028C00000383B97ABFFB.png" xlink:type="simple" xlink:actuate="onLoad" style:repeat="stretch"/>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1.988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style:dynamic-spacing="false"/>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next-style-name="covehr"/>
    <style:master-page style:name="NovStyle" style:page-layout-name="Mpm2">
      <style:header>
        <text:p text:style-name="MP1"><text:page-number text:select-page="current">3</text:page-number></text:p>
      </style:header>
    </style:master-page>
    <style:master-page style:name="covehr"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01T09:49:03.15</meta:creation-date>
    <dc:date>2017-03-19T14:13:16</dc:date>
    <meta:editing-duration>P14DT17H48M35S</meta:editing-duration>
    <meta:editing-cycles>5856</meta:editing-cycles>
    <meta:generator>OpenOffice.org/3.4.1$Unix OpenOffice.org_project/341m1$Build-9593</meta:generator>
    <meta:keyword>Sambahsa</meta:keyword>
    <meta:keyword>Sambahsa Mundialec</meta:keyword>
    <meta:keyword>Olivier Simon</meta:keyword>
    <meta:keyword>Henrique Matheus da Silva Lima</meta:keyword>
    <dc:subject>Grammar of the Sambahsa Mundialect</dc:subject>
    <dc:title>Sambahsa Mundialect - Complete Grammar</dc:title>
    <dc:description>This grammar is licensed under the Creative Commons CC-BY 4.0 license</dc:description>
    <meta:document-statistic meta:table-count="0" meta:image-count="2" meta:object-count="0" meta:page-count="131" meta:paragraph-count="3676" meta:word-count="39749" meta:character-count="221482"/>
    <meta:user-defined meta:name="w2e_MetaAuthor">Henrique Matheus da Silva Lima</meta:user-defined>
    <meta:user-defined meta:name="w2e_MetaBackgroundColor">000000</meta:user-defined>
    <meta:user-defined meta:name="w2e_MetaCoverPath">file:///media/sda5/Meus%20Documentos/Meus%20Projetos/Sambahsa%20-%20Grammatic/images/covehr-en.jpg</meta:user-defined>
    <meta:user-defined meta:name="w2e_MetaCoverType">File</meta:user-defined>
    <meta:user-defined meta:name="w2e_MetaDescription" meta:value-type="string">Grammar for Sambahsa Mundialect written in english

The grammar is under the Creative Commons CC-BY 4.0 license, you may distribute, remix, adapt and create derivative works, even for commercial purposes; your only obligation is to attribute the due credit for the original creation.</meta:user-defined>
    <meta:user-defined meta:name="w2e_MetaLanguage" meta:value-type="string">en</meta:user-defined>
    <meta:user-defined meta:name="w2e_MetaOriginalTitle" meta:value-type="string">Sambahsa Mundialect - Gramática Completa</meta:user-defined>
    <meta:user-defined meta:name="w2e_MetaTags" meta:value-type="string">sambahsa, mundialect, henrique matheus, olivier simon</meta:user-defined>
    <meta:user-defined meta:name="w2e_MetaTitle" meta:value-type="string">Sambahsa Mundialect - Complete Grammar</meta:user-defined>
    <meta:user-defined meta:name="w2e_PrefAddIndex" meta:value-type="string">0</meta:user-defined>
    <meta:user-defined meta:name="w2e_PrefBaseFontDimension" meta:value-type="string">100 %</meta:user-defined>
    <meta:user-defined meta:name="w2e_PrefBlackWhite" meta:value-type="string">0</meta:user-defined>
    <meta:user-defined meta:name="w2e_PrefImageQuality" meta:value-type="string">80 %</meta:user-defined>
    <meta:user-defined meta:name="w2e_PrefIndexTitle" meta:value-type="string">Index</meta:user-defined>
    <meta:user-defined meta:name="w2e_PrefOrphans" meta:value-type="string">2</meta:user-defined>
    <meta:user-defined meta:name="w2e_PrefRetainOriginalImages" meta:value-type="string">0</meta:user-defined>
    <meta:user-defined meta:name="w2e_PrefSplitFilesBeforeH1" meta:value-type="string">1</meta:user-defined>
    <meta:user-defined meta:name="w2e_PrefSplitFilesBeforeH2" meta:value-type="string">1</meta:user-defined>
    <meta:user-defined meta:name="w2e_PrefSplitFilesBeforeH3" meta:value-type="string">0</meta:user-defined>
    <meta:user-defined meta:name="w2e_PrefSplitFilesEvery" meta:value-type="string">150</meta:user-defined>
    <meta:user-defined meta:name="w2e_PrefWidows" meta:value-type="string">2</meta:user-defined>
  </office:meta>
</office:document-meta>
</file>